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taT Graphs" table:style-name="ta1">
        <table:shapes>
          <draw:frame draw:z-index="0" draw:style-name="gr1" draw:text-style-name="P1" svg:width="266.07mm" svg:height="142.11mm" svg:x="-0.22mm" svg:y="0mm">
            <draw:object draw:notify-on-update-of-ranges="'DeltaT Graphs'.M2:'DeltaT Graphs'.M102 'DeltaT Graphs'.N1:'DeltaT Graphs'.N1 'DeltaT Graphs'.N2:'DeltaT Graphs'.N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0.71mm" svg:height="101.13mm" svg:x="0mm" svg:y="142.71mm">
            <draw:object draw:notify-on-update-of-ranges="'DeltaT Graphs'.M2:'DeltaT Graphs'.M102 'DeltaT Graphs'.O1:'DeltaT Graphs'.O1 'DeltaT Graphs'.O2:'DeltaT Graphs'.O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36.33mm" svg:height="100.81mm" svg:x="130.04mm" svg:y="143.03mm">
            <draw:object draw:notify-on-update-of-ranges="'DeltaT Graphs'.M2:'DeltaT Graphs'.M102 'DeltaT Graphs'.P1:'DeltaT Graphs'.P1 'DeltaT Graphs'.P2:'DeltaT Graphs'.P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ce2"/>
        <table:table-column table:style-name="co3" table:default-cell-style-name="ce4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ltaT</text:p>
          </table:table-cell>
          <table:table-cell table:style-name="ce3" office:value-type="string" calcext:value-type="string">
            <text:p>DeltaT’</text:p>
          </table:table-cell>
          <table:table-cell table:style-name="ce3" office:value-type="string" calcext:value-type="string">
            <text:p>DeltaT’’</text:p>
          </table:table-cell>
          <table:table-cell table:style-name="ce1" table:number-columns-repeated="1005"/>
        </table:table-row>
        <table:table-row table:style-name="ro1">
          <table:table-cell table:number-columns-repeated="12"/>
          <table:table-cell office:value-type="float" office:value="1972" calcext:value-type="float">
            <text:p>1972</text:p>
          </table:table-cell>
          <table:table-cell office:value-type="float" office:value="42.2262975" calcext:value-type="float">
            <text:p>42.2262975</text:p>
          </table:table-cell>
          <table:table-cell table:formula="of:=[.N3]-[.N2]" office:value-type="float" office:value="1.1461041" calcext:value-type="float">
            <text:p>1.1461041</text:p>
          </table:table-cell>
          <table:table-cell table:formula="of:=[.O3]-[.O2]" office:value-type="float" office:value="-0.034449500000008" calcext:value-type="float">
            <text:p>-0.034449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3" calcext:value-type="float">
            <text:p>1973</text:p>
          </table:table-cell>
          <table:table-cell office:value-type="float" office:value="43.3724016" calcext:value-type="float">
            <text:p>43.3724016</text:p>
          </table:table-cell>
          <table:table-cell table:formula="of:=[.N4]-[.N3]" office:value-type="float" office:value="1.11165459999999" calcext:value-type="float">
            <text:p>1.1116546</text:p>
          </table:table-cell>
          <table:table-cell table:formula="of:=[.O4]-[.O3]" office:value-type="float" office:value="-0.119572799999993" calcext:value-type="float">
            <text:p>-0.119572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4" calcext:value-type="float">
            <text:p>1974</text:p>
          </table:table-cell>
          <table:table-cell office:value-type="float" office:value="44.4840562" calcext:value-type="float">
            <text:p>44.4840562</text:p>
          </table:table-cell>
          <table:table-cell table:formula="of:=[.N5]-[.N4]" office:value-type="float" office:value="0.992081800000001" calcext:value-type="float">
            <text:p>0.9920818</text:p>
          </table:table-cell>
          <table:table-cell table:formula="of:=[.O5]-[.O4]" office:value-type="float" office:value="-0.0114991000000018" calcext:value-type="float">
            <text:p>-0.011499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5" calcext:value-type="float">
            <text:p>1975</text:p>
          </table:table-cell>
          <table:table-cell office:value-type="float" office:value="45.476138" calcext:value-type="float">
            <text:p>45.4761380</text:p>
          </table:table-cell>
          <table:table-cell table:formula="of:=[.N6]-[.N5]" office:value-type="float" office:value="0.980582699999999" calcext:value-type="float">
            <text:p>0.9805827</text:p>
          </table:table-cell>
          <table:table-cell table:formula="of:=[.O6]-[.O5]" office:value-type="float" office:value="0.0840780999999993" calcext:value-type="float">
            <text:p>0.084078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6" calcext:value-type="float">
            <text:p>1976</text:p>
          </table:table-cell>
          <table:table-cell office:value-type="float" office:value="46.4567207" calcext:value-type="float">
            <text:p>46.4567207</text:p>
          </table:table-cell>
          <table:table-cell table:formula="of:=[.N7]-[.N6]" office:value-type="float" office:value="1.0646608" calcext:value-type="float">
            <text:p>1.0646608</text:p>
          </table:table-cell>
          <table:table-cell table:formula="of:=[.O7]-[.O6]" office:value-type="float" office:value="-0.0516259999999988" calcext:value-type="float">
            <text:p>-0.051626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7" calcext:value-type="float">
            <text:p>1977</text:p>
          </table:table-cell>
          <table:table-cell office:value-type="float" office:value="47.5213815" calcext:value-type="float">
            <text:p>47.5213815</text:p>
          </table:table-cell>
          <table:table-cell table:formula="of:=[.N8]-[.N7]" office:value-type="float" office:value="1.0130348" calcext:value-type="float">
            <text:p>1.0130348</text:p>
          </table:table-cell>
          <table:table-cell table:formula="of:=[.O8]-[.O7]" office:value-type="float" office:value="0.0386984000000012" calcext:value-type="float">
            <text:p>0.038698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8" calcext:value-type="float">
            <text:p>1978</text:p>
          </table:table-cell>
          <table:table-cell office:value-type="float" office:value="48.5344163" calcext:value-type="float">
            <text:p>48.5344163</text:p>
          </table:table-cell>
          <table:table-cell table:formula="of:=[.N9]-[.N8]" office:value-type="float" office:value="1.0517332" calcext:value-type="float">
            <text:p>1.0517332</text:p>
          </table:table-cell>
          <table:table-cell table:formula="of:=[.O9]-[.O8]" office:value-type="float" office:value="-0.0991758999999988" calcext:value-type="float">
            <text:p>-0.099175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9" calcext:value-type="float">
            <text:p>1979</text:p>
          </table:table-cell>
          <table:table-cell office:value-type="float" office:value="49.5861495" calcext:value-type="float">
            <text:p>49.5861495</text:p>
          </table:table-cell>
          <table:table-cell table:formula="of:=[.N10]-[.N9]" office:value-type="float" office:value="0.952557300000002" calcext:value-type="float">
            <text:p>0.9525573</text:p>
          </table:table-cell>
          <table:table-cell table:formula="of:=[.O10]-[.O9]" office:value-type="float" office:value="-0.1104792" calcext:value-type="float">
            <text:p>-0.110479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0" calcext:value-type="float">
            <text:p>1980</text:p>
          </table:table-cell>
          <table:table-cell office:value-type="float" office:value="50.5387068" calcext:value-type="float">
            <text:p>50.5387068</text:p>
          </table:table-cell>
          <table:table-cell table:formula="of:=[.N11]-[.N10]" office:value-type="float" office:value="0.842078100000002" calcext:value-type="float">
            <text:p>0.8420781</text:p>
          </table:table-cell>
          <table:table-cell table:formula="of:=[.O11]-[.O10]" office:value-type="float" office:value="-0.0560804000000061" calcext:value-type="float">
            <text:p>-0.05608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1" calcext:value-type="float">
            <text:p>1981</text:p>
          </table:table-cell>
          <table:table-cell office:value-type="float" office:value="51.3807849" calcext:value-type="float">
            <text:p>51.3807849</text:p>
          </table:table-cell>
          <table:table-cell table:formula="of:=[.N12]-[.N11]" office:value-type="float" office:value="0.785997699999996" calcext:value-type="float">
            <text:p>0.7859977</text:p>
          </table:table-cell>
          <table:table-cell table:formula="of:=[.O12]-[.O11]" office:value-type="float" office:value="0.00370350000000741" calcext:value-type="float">
            <text:p>0.003703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2" calcext:value-type="float">
            <text:p>1982</text:p>
          </table:table-cell>
          <table:table-cell office:value-type="float" office:value="52.1667826" calcext:value-type="float">
            <text:p>52.1667826</text:p>
          </table:table-cell>
          <table:table-cell table:formula="of:=[.N13]-[.N12]" office:value-type="float" office:value="0.789701200000003" calcext:value-type="float">
            <text:p>0.7897012</text:p>
          </table:table-cell>
          <table:table-cell table:formula="of:=[.O13]-[.O12]" office:value-type="float" office:value="0.0420567999999975" calcext:value-type="float">
            <text:p>0.042056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3" calcext:value-type="float">
            <text:p>1983</text:p>
          </table:table-cell>
          <table:table-cell office:value-type="float" office:value="52.9564838" calcext:value-type="float">
            <text:p>52.9564838</text:p>
          </table:table-cell>
          <table:table-cell table:formula="of:=[.N14]-[.N13]" office:value-type="float" office:value="0.831758000000001" calcext:value-type="float">
            <text:p>0.8317580</text:p>
          </table:table-cell>
          <table:table-cell table:formula="of:=[.O14]-[.O13]" office:value-type="float" office:value="-0.277297400000002" calcext:value-type="float">
            <text:p>-0.277297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4" calcext:value-type="float">
            <text:p>1984</text:p>
          </table:table-cell>
          <table:table-cell office:value-type="float" office:value="53.7882418" calcext:value-type="float">
            <text:p>53.7882418</text:p>
          </table:table-cell>
          <table:table-cell table:formula="of:=[.N15]-[.N14]" office:value-type="float" office:value="0.554460599999999" calcext:value-type="float">
            <text:p>0.5544606</text:p>
          </table:table-cell>
          <table:table-cell table:formula="of:=[.O15]-[.O14]" office:value-type="float" office:value="-0.0259117999999958" calcext:value-type="float">
            <text:p>-0.025911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5" calcext:value-type="float">
            <text:p>1985</text:p>
          </table:table-cell>
          <table:table-cell office:value-type="float" office:value="54.3427024" calcext:value-type="float">
            <text:p>54.3427024</text:p>
          </table:table-cell>
          <table:table-cell table:formula="of:=[.N16]-[.N15]" office:value-type="float" office:value="0.528548800000003" calcext:value-type="float">
            <text:p>0.5285488</text:p>
          </table:table-cell>
          <table:table-cell table:formula="of:=[.O16]-[.O15]" office:value-type="float" office:value="-0.0775895000000091" calcext:value-type="float">
            <text:p>-0.077589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6" calcext:value-type="float">
            <text:p>1986</text:p>
          </table:table-cell>
          <table:table-cell office:value-type="float" office:value="54.8712512" calcext:value-type="float">
            <text:p>54.8712512</text:p>
          </table:table-cell>
          <table:table-cell table:formula="of:=[.N17]-[.N16]" office:value-type="float" office:value="0.450959299999994" calcext:value-type="float">
            <text:p>0.4509593</text:p>
          </table:table-cell>
          <table:table-cell table:formula="of:=[.O17]-[.O16]" office:value-type="float" office:value="0.0464911000000114" calcext:value-type="float">
            <text:p>0.046491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7" calcext:value-type="float">
            <text:p>1987</text:p>
          </table:table-cell>
          <table:table-cell office:value-type="float" office:value="55.3222105" calcext:value-type="float">
            <text:p>55.3222105</text:p>
          </table:table-cell>
          <table:table-cell table:formula="of:=[.N18]-[.N17]" office:value-type="float" office:value="0.497450400000005" calcext:value-type="float">
            <text:p>0.4974504</text:p>
          </table:table-cell>
          <table:table-cell table:formula="of:=[.O18]-[.O17]" office:value-type="float" office:value="-0.0170764000000077" calcext:value-type="float">
            <text:p>-0.017076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8" calcext:value-type="float">
            <text:p>1988</text:p>
          </table:table-cell>
          <table:table-cell office:value-type="float" office:value="55.8196609" calcext:value-type="float">
            <text:p>55.8196609</text:p>
          </table:table-cell>
          <table:table-cell table:formula="of:=[.N19]-[.N18]" office:value-type="float" office:value="0.480373999999998" calcext:value-type="float">
            <text:p>0.4803740</text:p>
          </table:table-cell>
          <table:table-cell table:formula="of:=[.O19]-[.O18]" office:value-type="float" office:value="0.0748612000000009" calcext:value-type="float">
            <text:p>0.074861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9" calcext:value-type="float">
            <text:p>1989</text:p>
          </table:table-cell>
          <table:table-cell office:value-type="float" office:value="56.3000349" calcext:value-type="float">
            <text:p>56.3000349</text:p>
          </table:table-cell>
          <table:table-cell table:formula="of:=[.N20]-[.N19]" office:value-type="float" office:value="0.555235199999999" calcext:value-type="float">
            <text:p>0.5552352</text:p>
          </table:table-cell>
          <table:table-cell table:formula="of:=[.O20]-[.O19]" office:value-type="float" office:value="0.154807400000003" calcext:value-type="float">
            <text:p>0.154807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0" calcext:value-type="float">
            <text:p>1990</text:p>
          </table:table-cell>
          <table:table-cell office:value-type="float" office:value="56.8552701" calcext:value-type="float">
            <text:p>56.8552701</text:p>
          </table:table-cell>
          <table:table-cell table:formula="of:=[.N21]-[.N20]" office:value-type="float" office:value="0.710042600000001" calcext:value-type="float">
            <text:p>0.7100426</text:p>
          </table:table-cell>
          <table:table-cell table:formula="of:=[.O21]-[.O20]" office:value-type="float" office:value="0.0338105999999954" calcext:value-type="float">
            <text:p>0.033810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1" calcext:value-type="float">
            <text:p>1991</text:p>
          </table:table-cell>
          <table:table-cell office:value-type="float" office:value="57.5653127" calcext:value-type="float">
            <text:p>57.5653127</text:p>
          </table:table-cell>
          <table:table-cell table:formula="of:=[.N22]-[.N21]" office:value-type="float" office:value="0.743853199999997" calcext:value-type="float">
            <text:p>0.7438532</text:p>
          </table:table-cell>
          <table:table-cell table:formula="of:=[.O22]-[.O21]" office:value-type="float" office:value="0.0688223000000079" calcext:value-type="float">
            <text:p>0.068822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2" calcext:value-type="float">
            <text:p>1992</text:p>
          </table:table-cell>
          <table:table-cell office:value-type="float" office:value="58.3091659" calcext:value-type="float">
            <text:p>58.3091659</text:p>
          </table:table-cell>
          <table:table-cell table:formula="of:=[.N23]-[.N22]" office:value-type="float" office:value="0.812675500000005" calcext:value-type="float">
            <text:p>0.8126755</text:p>
          </table:table-cell>
          <table:table-cell table:formula="of:=[.O23]-[.O22]" office:value-type="float" office:value="0.0499367999999976" calcext:value-type="float">
            <text:p>0.049936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3" calcext:value-type="float">
            <text:p>1993</text:p>
          </table:table-cell>
          <table:table-cell office:value-type="float" office:value="59.1218414" calcext:value-type="float">
            <text:p>59.1218414</text:p>
          </table:table-cell>
          <table:table-cell table:formula="of:=[.N24]-[.N23]" office:value-type="float" office:value="0.862612300000002" calcext:value-type="float">
            <text:p>0.8626123</text:p>
          </table:table-cell>
          <table:table-cell table:formula="of:=[.O24]-[.O23]" office:value-type="float" office:value="-0.0617178000000038" calcext:value-type="float">
            <text:p>-0.061717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4" calcext:value-type="float">
            <text:p>1994</text:p>
          </table:table-cell>
          <table:table-cell office:value-type="float" office:value="59.9844537" calcext:value-type="float">
            <text:p>59.9844537</text:p>
          </table:table-cell>
          <table:table-cell table:formula="of:=[.N25]-[.N24]" office:value-type="float" office:value="0.800894499999998" calcext:value-type="float">
            <text:p>0.8008945</text:p>
          </table:table-cell>
          <table:table-cell table:formula="of:=[.O25]-[.O24]" office:value-type="float" office:value="0.0424166000000028" calcext:value-type="float">
            <text:p>0.042416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5" calcext:value-type="float">
            <text:p>1995</text:p>
          </table:table-cell>
          <table:table-cell office:value-type="float" office:value="60.7853482" calcext:value-type="float">
            <text:p>60.7853482</text:p>
          </table:table-cell>
          <table:table-cell table:formula="of:=[.N26]-[.N25]" office:value-type="float" office:value="0.843311100000001" calcext:value-type="float">
            <text:p>0.8433111</text:p>
          </table:table-cell>
          <table:table-cell table:formula="of:=[.O26]-[.O25]" office:value-type="float" office:value="-0.176921800000002" calcext:value-type="float">
            <text:p>-0.176921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6" calcext:value-type="float">
            <text:p>1996</text:p>
          </table:table-cell>
          <table:table-cell office:value-type="float" office:value="61.6286593" calcext:value-type="float">
            <text:p>61.6286593</text:p>
          </table:table-cell>
          <table:table-cell table:formula="of:=[.N27]-[.N26]" office:value-type="float" office:value="0.666389299999999" calcext:value-type="float">
            <text:p>0.6663893</text:p>
          </table:table-cell>
          <table:table-cell table:formula="of:=[.O27]-[.O26]" office:value-type="float" office:value="0.00443099999999674" calcext:value-type="float">
            <text:p>0.004431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7" calcext:value-type="float">
            <text:p>1997</text:p>
          </table:table-cell>
          <table:table-cell office:value-type="float" office:value="62.2950486" calcext:value-type="float">
            <text:p>62.2950486</text:p>
          </table:table-cell>
          <table:table-cell table:formula="of:=[.N28]-[.N27]" office:value-type="float" office:value="0.670820299999996" calcext:value-type="float">
            <text:p>0.6708203</text:p>
          </table:table-cell>
          <table:table-cell table:formula="of:=[.O28]-[.O27]" office:value-type="float" office:value="-0.169352299999993" calcext:value-type="float">
            <text:p>-0.169352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8" calcext:value-type="float">
            <text:p>1998</text:p>
          </table:table-cell>
          <table:table-cell office:value-type="float" office:value="62.9658689" calcext:value-type="float">
            <text:p>62.9658689</text:p>
          </table:table-cell>
          <table:table-cell table:formula="of:=[.N29]-[.N28]" office:value-type="float" office:value="0.501468000000003" calcext:value-type="float">
            <text:p>0.5014680</text:p>
          </table:table-cell>
          <table:table-cell table:formula="of:=[.O29]-[.O28]" office:value-type="float" office:value="-0.140282800000001" calcext:value-type="float">
            <text:p>-0.140282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9" calcext:value-type="float">
            <text:p>1999</text:p>
          </table:table-cell>
          <table:table-cell office:value-type="float" office:value="63.4673369" calcext:value-type="float">
            <text:p>63.4673369</text:p>
          </table:table-cell>
          <table:table-cell table:formula="of:=[.N30]-[.N29]" office:value-type="float" office:value="0.361185200000001" calcext:value-type="float">
            <text:p>0.3611852</text:p>
          </table:table-cell>
          <table:table-cell table:formula="of:=[.O30]-[.O29]" office:value-type="float" office:value="-0.0989192000000045" calcext:value-type="float">
            <text:p>-0.098919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0" calcext:value-type="float">
            <text:p>2000</text:p>
          </table:table-cell>
          <table:table-cell office:value-type="float" office:value="63.8285221" calcext:value-type="float">
            <text:p>63.8285221</text:p>
          </table:table-cell>
          <table:table-cell table:formula="of:=[.N31]-[.N30]" office:value-type="float" office:value="0.262265999999997" calcext:value-type="float">
            <text:p>0.2622660</text:p>
          </table:table-cell>
          <table:table-cell table:formula="of:=[.O31]-[.O30]" office:value-type="float" office:value="-0.053250399999996" calcext:value-type="float">
            <text:p>-0.05325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1" calcext:value-type="float">
            <text:p>2001</text:p>
          </table:table-cell>
          <table:table-cell office:value-type="float" office:value="64.0907881" calcext:value-type="float">
            <text:p>64.0907881</text:p>
          </table:table-cell>
          <table:table-cell table:formula="of:=[.N32]-[.N31]" office:value-type="float" office:value="0.209015600000001" calcext:value-type="float">
            <text:p>0.2090156</text:p>
          </table:table-cell>
          <table:table-cell table:formula="of:=[.O32]-[.O31]" office:value-type="float" office:value="-0.0353917000000052" calcext:value-type="float">
            <text:p>-0.0353917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2" calcext:value-type="float">
            <text:p>2002</text:p>
          </table:table-cell>
          <table:table-cell office:value-type="float" office:value="64.2998037" calcext:value-type="float">
            <text:p>64.2998037</text:p>
          </table:table-cell>
          <table:table-cell table:formula="of:=[.N33]-[.N32]" office:value-type="float" office:value="0.173623899999996" calcext:value-type="float">
            <text:p>0.1736239</text:p>
          </table:table-cell>
          <table:table-cell table:formula="of:=[.O33]-[.O32]" office:value-type="float" office:value="-0.0734403999999955" calcext:value-type="float">
            <text:p>-0.07344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3" calcext:value-type="float">
            <text:p>2003</text:p>
          </table:table-cell>
          <table:table-cell office:value-type="float" office:value="64.4734276" calcext:value-type="float">
            <text:p>64.4734276</text:p>
          </table:table-cell>
          <table:table-cell table:formula="of:=[.N34]-[.N33]" office:value-type="float" office:value="0.1001835" calcext:value-type="float">
            <text:p>0.1001835</text:p>
          </table:table-cell>
          <table:table-cell table:formula="of:=[.O34]-[.O33]" office:value-type="float" office:value="0.0138365000000107" calcext:value-type="float">
            <text:p>0.013836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4" calcext:value-type="float">
            <text:p>2004</text:p>
          </table:table-cell>
          <table:table-cell office:value-type="float" office:value="64.5736111" calcext:value-type="float">
            <text:p>64.5736111</text:p>
          </table:table-cell>
          <table:table-cell table:formula="of:=[.N35]-[.N34]" office:value-type="float" office:value="0.114020000000011" calcext:value-type="float">
            <text:p>0.1140200</text:p>
          </table:table-cell>
          <table:table-cell table:formula="of:=[.O35]-[.O34]" office:value-type="float" office:value="0.0435314999999861" calcext:value-type="float">
            <text:p>0.043531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5" calcext:value-type="float">
            <text:p>2005</text:p>
          </table:table-cell>
          <table:table-cell office:value-type="float" office:value="64.6876311" calcext:value-type="float">
            <text:p>64.6876311</text:p>
          </table:table-cell>
          <table:table-cell table:formula="of:=[.N36]-[.N35]" office:value-type="float" office:value="0.157551499999997" calcext:value-type="float">
            <text:p>0.1575515</text:p>
          </table:table-cell>
          <table:table-cell table:formula="of:=[.O36]-[.O35]" office:value-type="float" office:value="0.143669299999999" calcext:value-type="float">
            <text:p>0.143669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6" calcext:value-type="float">
            <text:p>2006</text:p>
          </table:table-cell>
          <table:table-cell office:value-type="float" office:value="64.8451826" calcext:value-type="float">
            <text:p>64.8451826</text:p>
          </table:table-cell>
          <table:table-cell table:formula="of:=[.N37]-[.N36]" office:value-type="float" office:value="0.301220799999996" calcext:value-type="float">
            <text:p>0.3012208</text:p>
          </table:table-cell>
          <table:table-cell table:formula="of:=[.O37]-[.O36]" office:value-type="float" office:value="0.00972450000000435" calcext:value-type="float">
            <text:p>0.009724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7" calcext:value-type="float">
            <text:p>2007</text:p>
          </table:table-cell>
          <table:table-cell office:value-type="float" office:value="65.1464034" calcext:value-type="float">
            <text:p>65.1464034</text:p>
          </table:table-cell>
          <table:table-cell table:formula="of:=[.N38]-[.N37]" office:value-type="float" office:value="0.3109453" calcext:value-type="float">
            <text:p>0.3109453</text:p>
          </table:table-cell>
          <table:table-cell table:formula="of:=[.O38]-[.O37]" office:value-type="float" office:value="0.00854220000000794" calcext:value-type="float">
            <text:p>0.008542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8" calcext:value-type="float">
            <text:p>2008</text:p>
          </table:table-cell>
          <table:table-cell office:value-type="float" office:value="65.4573487" calcext:value-type="float">
            <text:p>65.4573487</text:p>
          </table:table-cell>
          <table:table-cell table:formula="of:=[.N39]-[.N38]" office:value-type="float" office:value="0.319487500000008" calcext:value-type="float">
            <text:p>0.3194875</text:p>
          </table:table-cell>
          <table:table-cell table:formula="of:=[.O39]-[.O38]" office:value-type="float" office:value="-0.0264020000000187" calcext:value-type="float">
            <text:p>-0.026402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9" calcext:value-type="float">
            <text:p>2009</text:p>
          </table:table-cell>
          <table:table-cell office:value-type="float" office:value="65.7768362" calcext:value-type="float">
            <text:p>65.7768362</text:p>
          </table:table-cell>
          <table:table-cell table:formula="of:=[.N40]-[.N39]" office:value-type="float" office:value="0.293085499999989" calcext:value-type="float">
            <text:p>0.2930855</text:p>
          </table:table-cell>
          <table:table-cell table:formula="of:=[.O40]-[.O39]" office:value-type="float" office:value="-0.0384503999999879" calcext:value-type="float">
            <text:p>-0.03845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0" calcext:value-type="float">
            <text:p>2010</text:p>
          </table:table-cell>
          <table:table-cell office:value-type="float" office:value="66.0699217" calcext:value-type="float">
            <text:p>66.0699217</text:p>
          </table:table-cell>
          <table:table-cell table:formula="of:=[.N41]-[.N40]" office:value-type="float" office:value="0.254635100000002" calcext:value-type="float">
            <text:p>0.2546351</text:p>
          </table:table-cell>
          <table:table-cell table:formula="of:=[.O41]-[.O40]" office:value-type="float" office:value="0.0238279000000006" calcext:value-type="float">
            <text:p>0.023827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1" calcext:value-type="float">
            <text:p>2011</text:p>
          </table:table-cell>
          <table:table-cell office:value-type="float" office:value="66.3245568" calcext:value-type="float">
            <text:p>66.3245568</text:p>
          </table:table-cell>
          <table:table-cell table:formula="of:=[.N42]-[.N41]" office:value-type="float" office:value="0.278463000000002" calcext:value-type="float">
            <text:p>0.2784630</text:p>
          </table:table-cell>
          <table:table-cell table:formula="of:=[.O42]-[.O41]" office:value-type="float" office:value="0.0254262999999924" calcext:value-type="float">
            <text:p>0.025426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2" calcext:value-type="float">
            <text:p>2012</text:p>
          </table:table-cell>
          <table:table-cell office:value-type="float" office:value="66.6030198" calcext:value-type="float">
            <text:p>66.6030198</text:p>
          </table:table-cell>
          <table:table-cell table:formula="of:=[.N43]-[.N42]" office:value-type="float" office:value="0.303889299999994" calcext:value-type="float">
            <text:p>0.3038893</text:p>
          </table:table-cell>
          <table:table-cell table:formula="of:=[.O43]-[.O42]" office:value-type="float" office:value="0.0702399000000185" calcext:value-type="float">
            <text:p>0.070239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3" calcext:value-type="float">
            <text:p>2013</text:p>
          </table:table-cell>
          <table:table-cell office:value-type="float" office:value="66.9069091" calcext:value-type="float">
            <text:p>66.9069091</text:p>
          </table:table-cell>
          <table:table-cell table:formula="of:=[.N44]-[.N43]" office:value-type="float" office:value="0.374129200000013" calcext:value-type="float">
            <text:p>0.3741292</text:p>
          </table:table-cell>
          <table:table-cell table:formula="of:=[.O44]-[.O43]" office:value-type="float" office:value="-0.0112508000000133" calcext:value-type="float">
            <text:p>-0.011250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4" calcext:value-type="float">
            <text:p>2014</text:p>
          </table:table-cell>
          <table:table-cell office:value-type="float" office:value="67.2810383" calcext:value-type="float">
            <text:p>67.2810383</text:p>
          </table:table-cell>
          <table:table-cell table:formula="of:=[.N45]-[.N44]" office:value-type="float" office:value="0.3628784" calcext:value-type="float">
            <text:p>0.3628784</text:p>
          </table:table-cell>
          <table:table-cell table:formula="of:=[.O45]-[.O44]" office:value-type="float" office:value="0.0956253999999888" calcext:value-type="float">
            <text:p>0.095625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5" calcext:value-type="float">
            <text:p>2015</text:p>
          </table:table-cell>
          <table:table-cell office:value-type="float" office:value="67.6439167" calcext:value-type="float">
            <text:p>67.6439167</text:p>
          </table:table-cell>
          <table:table-cell table:formula="of:=[.N46]-[.N45]" office:value-type="float" office:value="0.458503799999988" calcext:value-type="float">
            <text:p>0.4585038</text:p>
          </table:table-cell>
          <table:table-cell table:formula="of:=[.O46]-[.O45]" office:value-type="float" office:value="0.0317936000000145" calcext:value-type="float">
            <text:p>0.031793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6" calcext:value-type="float">
            <text:p>2016</text:p>
          </table:table-cell>
          <table:table-cell office:value-type="float" office:value="68.1024205" calcext:value-type="float">
            <text:p>68.1024205</text:p>
          </table:table-cell>
          <table:table-cell table:formula="of:=[.N47]-[.N46]" office:value-type="float" office:value="0.490297400000003" calcext:value-type="float">
            <text:p>0.4902974</text:p>
          </table:table-cell>
          <table:table-cell table:formula="of:=[.O47]-[.O46]" office:value-type="float" office:value="-0.115373000000005" calcext:value-type="float">
            <text:p>-0.115373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7" calcext:value-type="float">
            <text:p>2017</text:p>
          </table:table-cell>
          <table:table-cell office:value-type="float" office:value="68.5927179" calcext:value-type="float">
            <text:p>68.5927179</text:p>
          </table:table-cell>
          <table:table-cell table:formula="of:=[.N48]-[.N47]" office:value-type="float" office:value="0.374924399999998" calcext:value-type="float">
            <text:p>0.3749244</text:p>
          </table:table-cell>
          <table:table-cell table:formula="of:=[.O48]-[.O47]" office:value-type="float" office:value="-0.12240349999999" calcext:value-type="float">
            <text:p>-0.122403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8" calcext:value-type="float">
            <text:p>2018</text:p>
          </table:table-cell>
          <table:table-cell office:value-type="float" office:value="68.9676423" calcext:value-type="float">
            <text:p>68.9676423</text:p>
          </table:table-cell>
          <table:table-cell table:formula="of:=[.N49]-[.N48]" office:value-type="float" office:value="0.252520900000007" calcext:value-type="float">
            <text:p>0.2525209</text:p>
          </table:table-cell>
          <table:table-cell table:formula="of:=[.O49]-[.O48]" office:value-type="float" office:value="-0.111525100000009" calcext:value-type="float">
            <text:p>-0.111525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9" calcext:value-type="float">
            <text:p>2019</text:p>
          </table:table-cell>
          <table:table-cell office:value-type="float" office:value="69.2201632" calcext:value-type="float">
            <text:p>69.2201632</text:p>
          </table:table-cell>
          <table:table-cell table:formula="of:=[.N50]-[.N49]" office:value-type="float" office:value="0.140995799999999" calcext:value-type="float">
            <text:p>0.1409958</text:p>
          </table:table-cell>
          <table:table-cell table:formula="of:=[.O50]-[.O49]" office:value-type="float" office:value="-0.0341806999999932" calcext:value-type="float">
            <text:p>-0.0341807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0" calcext:value-type="float">
            <text:p>2020</text:p>
          </table:table-cell>
          <table:table-cell office:value-type="float" office:value="69.361159" calcext:value-type="float">
            <text:p>69.3611590</text:p>
          </table:table-cell>
          <table:table-cell table:formula="of:=[.N51]-[.N50]" office:value-type="float" office:value="0.106815100000006" calcext:value-type="float">
            <text:p>0.1068151</text:p>
          </table:table-cell>
          <table:table-cell table:formula="of:=[.O51]-[.O50]" office:value-type="float" office:value="0.0187163999999882" calcext:value-type="float">
            <text:p>0.018716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1" calcext:value-type="float">
            <text:p>2021</text:p>
          </table:table-cell>
          <table:table-cell office:value-type="float" office:value="69.4679741" calcext:value-type="float">
            <text:p>69.4679741</text:p>
          </table:table-cell>
          <table:table-cell table:formula="of:=[.N52]-[.N51]" office:value-type="float" office:value="0.125531499999994" calcext:value-type="float">
            <text:p>0.1255315</text:p>
          </table:table-cell>
          <table:table-cell table:formula="of:=[.O52]-[.O51]" office:value-type="float" office:value="0.997972900000008" calcext:value-type="float">
            <text:p>0.997972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2" calcext:value-type="float">
            <text:p>2022</text:p>
          </table:table-cell>
          <table:table-cell office:value-type="float" office:value="69.5935056" calcext:value-type="float">
            <text:p>69.5935056</text:p>
          </table:table-cell>
          <table:table-cell table:formula="of:=[.N53]-[.N52]" office:value-type="float" office:value="1.1235044" calcext:value-type="float">
            <text:p>1.1235044</text:p>
          </table:table-cell>
          <table:table-cell table:formula="of:=[.O53]-[.O52]" office:value-type="float" office:value="0.0703755999999913" calcext:value-type="float">
            <text:p>0.070375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3" calcext:value-type="float">
            <text:p>2023</text:p>
          </table:table-cell>
          <table:table-cell office:value-type="float" office:value="70.71701" calcext:value-type="float">
            <text:p>70.7170100</text:p>
          </table:table-cell>
          <table:table-cell table:formula="of:=[.N54]-[.N53]" office:value-type="float" office:value="1.19387999999999" calcext:value-type="float">
            <text:p>1.1938800</text:p>
          </table:table-cell>
          <table:table-cell table:formula="of:=[.O54]-[.O53]" office:value-type="float" office:value="0.0124510000000129" calcext:value-type="float">
            <text:p>0.012451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4" calcext:value-type="float">
            <text:p>2024</text:p>
          </table:table-cell>
          <table:table-cell office:value-type="float" office:value="71.91089" calcext:value-type="float">
            <text:p>71.9108900</text:p>
          </table:table-cell>
          <table:table-cell table:formula="of:=[.N55]-[.N54]" office:value-type="float" office:value="1.20633100000001" calcext:value-type="float">
            <text:p>1.2063310</text:p>
          </table:table-cell>
          <table:table-cell table:formula="of:=[.O55]-[.O54]" office:value-type="float" office:value="0.00585799999998926" calcext:value-type="float">
            <text:p>0.005858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5" calcext:value-type="float">
            <text:p>2025</text:p>
          </table:table-cell>
          <table:table-cell office:value-type="float" office:value="73.117221" calcext:value-type="float">
            <text:p>73.1172210</text:p>
          </table:table-cell>
          <table:table-cell table:formula="of:=[.N56]-[.N55]" office:value-type="float" office:value="1.212189" calcext:value-type="float">
            <text:p>1.2121890</text:p>
          </table:table-cell>
          <table:table-cell table:formula="of:=[.O56]-[.O55]" office:value-type="float" office:value="0.00914300000000878" calcext:value-type="float">
            <text:p>0.009143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6" calcext:value-type="float">
            <text:p>2026</text:p>
          </table:table-cell>
          <table:table-cell office:value-type="float" office:value="74.32941" calcext:value-type="float">
            <text:p>74.3294100</text:p>
          </table:table-cell>
          <table:table-cell table:formula="of:=[.N57]-[.N56]" office:value-type="float" office:value="1.221332" calcext:value-type="float">
            <text:p>1.2213320</text:p>
          </table:table-cell>
          <table:table-cell table:formula="of:=[.O57]-[.O56]" office:value-type="float" office:value="0.00914299999999457" calcext:value-type="float">
            <text:p>0.009143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7" calcext:value-type="float">
            <text:p>2027</text:p>
          </table:table-cell>
          <table:table-cell office:value-type="float" office:value="75.550742" calcext:value-type="float">
            <text:p>75.5507420</text:p>
          </table:table-cell>
          <table:table-cell table:formula="of:=[.N58]-[.N57]" office:value-type="float" office:value="1.230475" calcext:value-type="float">
            <text:p>1.2304750</text:p>
          </table:table-cell>
          <table:table-cell table:formula="of:=[.O58]-[.O57]" office:value-type="float" office:value="0.012551000000002" calcext:value-type="float">
            <text:p>0.012551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8" calcext:value-type="float">
            <text:p>2028</text:p>
          </table:table-cell>
          <table:table-cell office:value-type="float" office:value="76.781217" calcext:value-type="float">
            <text:p>76.7812170</text:p>
          </table:table-cell>
          <table:table-cell table:formula="of:=[.N59]-[.N58]" office:value-type="float" office:value="1.243026" calcext:value-type="float">
            <text:p>1.2430260</text:p>
          </table:table-cell>
          <table:table-cell table:formula="of:=[.O59]-[.O58]" office:value-type="float" office:value="0.00575800000000015" calcext:value-type="float">
            <text:p>0.005758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9" calcext:value-type="float">
            <text:p>2029</text:p>
          </table:table-cell>
          <table:table-cell office:value-type="float" office:value="78.024243" calcext:value-type="float">
            <text:p>78.0242430</text:p>
          </table:table-cell>
          <table:table-cell table:formula="of:=[.N60]-[.N59]" office:value-type="float" office:value="1.248784" calcext:value-type="float">
            <text:p>1.2487840</text:p>
          </table:table-cell>
          <table:table-cell table:formula="of:=[.O60]-[.O59]" office:value-type="float" office:value="0.00913900000000467" calcext:value-type="float">
            <text:p>0.009139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0" calcext:value-type="float">
            <text:p>2030</text:p>
          </table:table-cell>
          <table:table-cell office:value-type="float" office:value="79.273027" calcext:value-type="float">
            <text:p>79.2730270</text:p>
          </table:table-cell>
          <table:table-cell table:formula="of:=[.N61]-[.N60]" office:value-type="float" office:value="1.25792300000001" calcext:value-type="float">
            <text:p>1.2579230</text:p>
          </table:table-cell>
          <table:table-cell table:formula="of:=[.O61]-[.O60]" office:value-type="float" office:value="0.00914699999998447" calcext:value-type="float">
            <text:p>0.009147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1" calcext:value-type="float">
            <text:p>2031</text:p>
          </table:table-cell>
          <table:table-cell office:value-type="float" office:value="80.53095" calcext:value-type="float">
            <text:p>80.5309500</text:p>
          </table:table-cell>
          <table:table-cell table:formula="of:=[.N62]-[.N61]" office:value-type="float" office:value="1.26706999999999" calcext:value-type="float">
            <text:p>1.2670700</text:p>
          </table:table-cell>
          <table:table-cell table:formula="of:=[.O62]-[.O61]" office:value-type="float" office:value="0.012650000000022" calcext:value-type="float">
            <text:p>0.0126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2" calcext:value-type="float">
            <text:p>2032</text:p>
          </table:table-cell>
          <table:table-cell office:value-type="float" office:value="81.79802" calcext:value-type="float">
            <text:p>81.7980200</text:p>
          </table:table-cell>
          <table:table-cell table:formula="of:=[.N63]-[.N62]" office:value-type="float" office:value="1.27972000000001" calcext:value-type="float">
            <text:p>1.2797200</text:p>
          </table:table-cell>
          <table:table-cell table:formula="of:=[.O63]-[.O62]" office:value-type="float" office:value="0.00565999999997757" calcext:value-type="float">
            <text:p>0.00566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3" calcext:value-type="float">
            <text:p>2033</text:p>
          </table:table-cell>
          <table:table-cell office:value-type="float" office:value="83.07774" calcext:value-type="float">
            <text:p>83.0777400</text:p>
          </table:table-cell>
          <table:table-cell table:formula="of:=[.N64]-[.N63]" office:value-type="float" office:value="1.28537999999999" calcext:value-type="float">
            <text:p>1.2853800</text:p>
          </table:table-cell>
          <table:table-cell table:formula="of:=[.O64]-[.O63]" office:value-type="float" office:value="0.00914000000001636" calcext:value-type="float">
            <text:p>0.00914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4" calcext:value-type="float">
            <text:p>2034</text:p>
          </table:table-cell>
          <table:table-cell office:value-type="float" office:value="84.36312" calcext:value-type="float">
            <text:p>84.3631200</text:p>
          </table:table-cell>
          <table:table-cell table:formula="of:=[.N65]-[.N64]" office:value-type="float" office:value="1.29452000000001" calcext:value-type="float">
            <text:p>1.2945200</text:p>
          </table:table-cell>
          <table:table-cell table:formula="of:=[.O65]-[.O64]" office:value-type="float" office:value="0.00914999999999111" calcext:value-type="float">
            <text:p>0.0091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5" calcext:value-type="float">
            <text:p>2035</text:p>
          </table:table-cell>
          <table:table-cell office:value-type="float" office:value="85.65764" calcext:value-type="float">
            <text:p>85.6576400</text:p>
          </table:table-cell>
          <table:table-cell table:formula="of:=[.N66]-[.N65]" office:value-type="float" office:value="1.30367" calcext:value-type="float">
            <text:p>1.3036700</text:p>
          </table:table-cell>
          <table:table-cell table:formula="of:=[.O66]-[.O65]" office:value-type="float" office:value="0.012740000000008" calcext:value-type="float">
            <text:p>0.01274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6" calcext:value-type="float">
            <text:p>2036</text:p>
          </table:table-cell>
          <table:table-cell office:value-type="float" office:value="86.96131" calcext:value-type="float">
            <text:p>86.9613100</text:p>
          </table:table-cell>
          <table:table-cell table:formula="of:=[.N67]-[.N66]" office:value-type="float" office:value="1.31641" calcext:value-type="float">
            <text:p>1.3164100</text:p>
          </table:table-cell>
          <table:table-cell table:formula="of:=[.O67]-[.O66]" office:value-type="float" office:value="0.00556999999999164" calcext:value-type="float">
            <text:p>0.00557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7" calcext:value-type="float">
            <text:p>2037</text:p>
          </table:table-cell>
          <table:table-cell office:value-type="float" office:value="88.27772" calcext:value-type="float">
            <text:p>88.2777200</text:p>
          </table:table-cell>
          <table:table-cell table:formula="of:=[.N68]-[.N67]" office:value-type="float" office:value="1.32198" calcext:value-type="float">
            <text:p>1.3219800</text:p>
          </table:table-cell>
          <table:table-cell table:formula="of:=[.O68]-[.O67]" office:value-type="float" office:value="0.00912999999999897" calcext:value-type="float">
            <text:p>0.00913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8" calcext:value-type="float">
            <text:p>2038</text:p>
          </table:table-cell>
          <table:table-cell office:value-type="float" office:value="89.5997" calcext:value-type="float">
            <text:p>89.5997000</text:p>
          </table:table-cell>
          <table:table-cell table:formula="of:=[.N69]-[.N68]" office:value-type="float" office:value="1.33111" calcext:value-type="float">
            <text:p>1.3311100</text:p>
          </table:table-cell>
          <table:table-cell table:formula="of:=[.O69]-[.O68]" office:value-type="float" office:value="0.00915000000000532" calcext:value-type="float">
            <text:p>0.0091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39" calcext:value-type="float">
            <text:p>2039</text:p>
          </table:table-cell>
          <table:table-cell office:value-type="float" office:value="90.93081" calcext:value-type="float">
            <text:p>90.9308100</text:p>
          </table:table-cell>
          <table:table-cell table:formula="of:=[.N70]-[.N69]" office:value-type="float" office:value="1.34026" calcext:value-type="float">
            <text:p>1.3402600</text:p>
          </table:table-cell>
          <table:table-cell table:formula="of:=[.O70]-[.O69]" office:value-type="float" office:value="0.0128500000000003" calcext:value-type="float">
            <text:p>0.0128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0" calcext:value-type="float">
            <text:p>2040</text:p>
          </table:table-cell>
          <table:table-cell office:value-type="float" office:value="92.27107" calcext:value-type="float">
            <text:p>92.2710700</text:p>
          </table:table-cell>
          <table:table-cell table:formula="of:=[.N71]-[.N70]" office:value-type="float" office:value="1.35311" calcext:value-type="float">
            <text:p>1.3531100</text:p>
          </table:table-cell>
          <table:table-cell table:formula="of:=[.O71]-[.O70]" office:value-type="float" office:value="0.00545999999999935" calcext:value-type="float">
            <text:p>0.00546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1" calcext:value-type="float">
            <text:p>2041</text:p>
          </table:table-cell>
          <table:table-cell office:value-type="float" office:value="93.62418" calcext:value-type="float">
            <text:p>93.6241800</text:p>
          </table:table-cell>
          <table:table-cell table:formula="of:=[.N72]-[.N71]" office:value-type="float" office:value="1.35857" calcext:value-type="float">
            <text:p>1.3585700</text:p>
          </table:table-cell>
          <table:table-cell table:formula="of:=[.O72]-[.O71]" office:value-type="float" office:value="0.00914000000000215" calcext:value-type="float">
            <text:p>0.00914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2" calcext:value-type="float">
            <text:p>2042</text:p>
          </table:table-cell>
          <table:table-cell office:value-type="float" office:value="94.98275" calcext:value-type="float">
            <text:p>94.9827500</text:p>
          </table:table-cell>
          <table:table-cell table:formula="of:=[.N73]-[.N72]" office:value-type="float" office:value="1.36771" calcext:value-type="float">
            <text:p>1.3677100</text:p>
          </table:table-cell>
          <table:table-cell table:formula="of:=[.O73]-[.O72]" office:value-type="float" office:value="0.00914000000000215" calcext:value-type="float">
            <text:p>0.00914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3" calcext:value-type="float">
            <text:p>2043</text:p>
          </table:table-cell>
          <table:table-cell office:value-type="float" office:value="96.35046" calcext:value-type="float">
            <text:p>96.3504600</text:p>
          </table:table-cell>
          <table:table-cell table:formula="of:=[.N74]-[.N73]" office:value-type="float" office:value="1.37685" calcext:value-type="float">
            <text:p>1.3768500</text:p>
          </table:table-cell>
          <table:table-cell table:formula="of:=[.O74]-[.O73]" office:value-type="float" office:value="0.0129599999999925" calcext:value-type="float">
            <text:p>0.01296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4" calcext:value-type="float">
            <text:p>2044</text:p>
          </table:table-cell>
          <table:table-cell office:value-type="float" office:value="97.72731" calcext:value-type="float">
            <text:p>97.7273100</text:p>
          </table:table-cell>
          <table:table-cell table:formula="of:=[.N75]-[.N74]" office:value-type="float" office:value="1.38981" calcext:value-type="float">
            <text:p>1.3898100</text:p>
          </table:table-cell>
          <table:table-cell table:formula="of:=[.O75]-[.O74]" office:value-type="float" office:value="0.00535000000000707" calcext:value-type="float">
            <text:p>0.0053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5" calcext:value-type="float">
            <text:p>2045</text:p>
          </table:table-cell>
          <table:table-cell office:value-type="float" office:value="99.11712" calcext:value-type="float">
            <text:p>99.1171200</text:p>
          </table:table-cell>
          <table:table-cell table:formula="of:=[.N76]-[.N75]" office:value-type="float" office:value="1.39516" calcext:value-type="float">
            <text:p>1.3951600</text:p>
          </table:table-cell>
          <table:table-cell table:formula="of:=[.O76]-[.O75]" office:value-type="float" office:value="0.00914999999999111" calcext:value-type="float">
            <text:p>0.00915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6" calcext:value-type="float">
            <text:p>2046</text:p>
          </table:table-cell>
          <table:table-cell office:value-type="float" office:value="100.51228" calcext:value-type="float">
            <text:p>100.5122800</text:p>
          </table:table-cell>
          <table:table-cell table:formula="of:=[.N77]-[.N76]" office:value-type="float" office:value="1.40431" calcext:value-type="float">
            <text:p>1.4043100</text:p>
          </table:table-cell>
          <table:table-cell table:formula="of:=[.O77]-[.O76]" office:value-type="float" office:value="0.00910000000000366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7" calcext:value-type="float">
            <text:p>2047</text:p>
          </table:table-cell>
          <table:table-cell office:value-type="float" office:value="101.91659" calcext:value-type="float">
            <text:p>101.9165900</text:p>
          </table:table-cell>
          <table:table-cell table:formula="of:=[.N78]-[.N77]" office:value-type="float" office:value="1.41341" calcext:value-type="float">
            <text:p>1.4134100</text:p>
          </table:table-cell>
          <table:table-cell table:formula="of:=[.O78]-[.O77]" office:value-type="float" office:value="0.0130900000000054" calcext:value-type="float">
            <text:p>0.01309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office:value-type="float" office:value="103.33" calcext:value-type="float">
            <text:p>103.3300000</text:p>
          </table:table-cell>
          <table:table-cell table:formula="of:=[.N79]-[.N78]" office:value-type="float" office:value="1.4265" calcext:value-type="float">
            <text:p>1.4265000</text:p>
          </table:table-cell>
          <table:table-cell table:formula="of:=[.O79]-[.O78]" office:value-type="float" office:value="0.0052999999999912" calcext:value-type="float">
            <text:p>0.0053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49" calcext:value-type="float">
            <text:p>2049</text:p>
          </table:table-cell>
          <table:table-cell office:value-type="float" office:value="104.7565" calcext:value-type="float">
            <text:p>104.7565000</text:p>
          </table:table-cell>
          <table:table-cell table:formula="of:=[.N80]-[.N79]" office:value-type="float" office:value="1.4318" calcext:value-type="float">
            <text:p>1.4318000</text:p>
          </table:table-cell>
          <table:table-cell table:formula="of:=[.O80]-[.O79]" office:value-type="float" office:value="0.00910000000000366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0" calcext:value-type="float">
            <text:p>2050</text:p>
          </table:table-cell>
          <table:table-cell office:value-type="float" office:value="106.1883" calcext:value-type="float">
            <text:p>106.1883000</text:p>
          </table:table-cell>
          <table:table-cell table:formula="of:=[.N81]-[.N80]" office:value-type="float" office:value="1.4409" calcext:value-type="float">
            <text:p>1.4409000</text:p>
          </table:table-cell>
          <table:table-cell table:formula="of:=[.O81]-[.O80]" office:value-type="float" office:value="0.00910000000000366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1" calcext:value-type="float">
            <text:p>2051</text:p>
          </table:table-cell>
          <table:table-cell office:value-type="float" office:value="107.6292" calcext:value-type="float">
            <text:p>107.6292000</text:p>
          </table:table-cell>
          <table:table-cell table:formula="of:=[.N82]-[.N81]" office:value-type="float" office:value="1.45" calcext:value-type="float">
            <text:p>1.4500000</text:p>
          </table:table-cell>
          <table:table-cell table:formula="of:=[.O82]-[.O81]" office:value-type="float" office:value="0.0131999999999977" calcext:value-type="float">
            <text:p>0.0132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2" calcext:value-type="float">
            <text:p>2052</text:p>
          </table:table-cell>
          <table:table-cell office:value-type="float" office:value="109.0792" calcext:value-type="float">
            <text:p>109.0792000</text:p>
          </table:table-cell>
          <table:table-cell table:formula="of:=[.N83]-[.N82]" office:value-type="float" office:value="1.4632" calcext:value-type="float">
            <text:p>1.4632000</text:p>
          </table:table-cell>
          <table:table-cell table:formula="of:=[.O83]-[.O82]" office:value-type="float" office:value="0.00520000000000209" calcext:value-type="float">
            <text:p>0.0052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3" calcext:value-type="float">
            <text:p>2053</text:p>
          </table:table-cell>
          <table:table-cell office:value-type="float" office:value="110.5424" calcext:value-type="float">
            <text:p>110.5424000</text:p>
          </table:table-cell>
          <table:table-cell table:formula="of:=[.N84]-[.N83]" office:value-type="float" office:value="1.4684" calcext:value-type="float">
            <text:p>1.4684000</text:p>
          </table:table-cell>
          <table:table-cell table:formula="of:=[.O84]-[.O83]" office:value-type="float" office:value="0.00909999999998945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4" calcext:value-type="float">
            <text:p>2054</text:p>
          </table:table-cell>
          <table:table-cell office:value-type="float" office:value="112.0108" calcext:value-type="float">
            <text:p>112.0108000</text:p>
          </table:table-cell>
          <table:table-cell table:formula="of:=[.N85]-[.N84]" office:value-type="float" office:value="1.47749999999999" calcext:value-type="float">
            <text:p>1.4775000</text:p>
          </table:table-cell>
          <table:table-cell table:formula="of:=[.O85]-[.O84]" office:value-type="float" office:value="0.00910000000001787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5" calcext:value-type="float">
            <text:p>2055</text:p>
          </table:table-cell>
          <table:table-cell office:value-type="float" office:value="113.4883" calcext:value-type="float">
            <text:p>113.4883000</text:p>
          </table:table-cell>
          <table:table-cell table:formula="of:=[.N86]-[.N85]" office:value-type="float" office:value="1.48660000000001" calcext:value-type="float">
            <text:p>1.4866000</text:p>
          </table:table-cell>
          <table:table-cell table:formula="of:=[.O86]-[.O85]" office:value-type="float" office:value="0.0132999999999868" calcext:value-type="float">
            <text:p>0.0133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6" calcext:value-type="float">
            <text:p>2056</text:p>
          </table:table-cell>
          <table:table-cell office:value-type="float" office:value="114.9749" calcext:value-type="float">
            <text:p>114.9749000</text:p>
          </table:table-cell>
          <table:table-cell table:formula="of:=[.N87]-[.N86]" office:value-type="float" office:value="1.4999" calcext:value-type="float">
            <text:p>1.4999000</text:p>
          </table:table-cell>
          <table:table-cell table:formula="of:=[.O87]-[.O86]" office:value-type="float" office:value="0.00499999999999545" calcext:value-type="float">
            <text:p>0.005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7" calcext:value-type="float">
            <text:p>2057</text:p>
          </table:table-cell>
          <table:table-cell office:value-type="float" office:value="116.4748" calcext:value-type="float">
            <text:p>116.4748000</text:p>
          </table:table-cell>
          <table:table-cell table:formula="of:=[.N88]-[.N87]" office:value-type="float" office:value="1.50489999999999" calcext:value-type="float">
            <text:p>1.5049000</text:p>
          </table:table-cell>
          <table:table-cell table:formula="of:=[.O88]-[.O87]" office:value-type="float" office:value="0.00920000000000698" calcext:value-type="float">
            <text:p>0.0092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8" calcext:value-type="float">
            <text:p>2058</text:p>
          </table:table-cell>
          <table:table-cell office:value-type="float" office:value="117.9797" calcext:value-type="float">
            <text:p>117.9797000</text:p>
          </table:table-cell>
          <table:table-cell table:formula="of:=[.N89]-[.N88]" office:value-type="float" office:value="1.5141" calcext:value-type="float">
            <text:p>1.5141000</text:p>
          </table:table-cell>
          <table:table-cell table:formula="of:=[.O89]-[.O88]" office:value-type="float" office:value="0.00920000000000698" calcext:value-type="float">
            <text:p>0.0092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59" calcext:value-type="float">
            <text:p>2059</text:p>
          </table:table-cell>
          <table:table-cell office:value-type="float" office:value="119.4938" calcext:value-type="float">
            <text:p>119.4938000</text:p>
          </table:table-cell>
          <table:table-cell table:formula="of:=[.N90]-[.N89]" office:value-type="float" office:value="1.52330000000001" calcext:value-type="float">
            <text:p>1.5233000</text:p>
          </table:table-cell>
          <table:table-cell table:formula="of:=[.O90]-[.O89]" office:value-type="float" office:value="0.0131999999999977" calcext:value-type="float">
            <text:p>0.0132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0" calcext:value-type="float">
            <text:p>2060</text:p>
          </table:table-cell>
          <table:table-cell office:value-type="float" office:value="121.0171" calcext:value-type="float">
            <text:p>121.0171000</text:p>
          </table:table-cell>
          <table:table-cell table:formula="of:=[.N91]-[.N90]" office:value-type="float" office:value="1.5365" calcext:value-type="float">
            <text:p>1.5365000</text:p>
          </table:table-cell>
          <table:table-cell table:formula="of:=[.O91]-[.O90]" office:value-type="float" office:value="0.00509999999999877" calcext:value-type="float">
            <text:p>0.005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1" calcext:value-type="float">
            <text:p>2061</text:p>
          </table:table-cell>
          <table:table-cell office:value-type="float" office:value="122.5536" calcext:value-type="float">
            <text:p>122.5536000</text:p>
          </table:table-cell>
          <table:table-cell table:formula="of:=[.N92]-[.N91]" office:value-type="float" office:value="1.5416" calcext:value-type="float">
            <text:p>1.5416000</text:p>
          </table:table-cell>
          <table:table-cell table:formula="of:=[.O92]-[.O91]" office:value-type="float" office:value="0.00909999999998945" calcext:value-type="float">
            <text:p>0.0091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2" calcext:value-type="float">
            <text:p>2062</text:p>
          </table:table-cell>
          <table:table-cell office:value-type="float" office:value="124.0952" calcext:value-type="float">
            <text:p>124.0952000</text:p>
          </table:table-cell>
          <table:table-cell table:formula="of:=[.N93]-[.N92]" office:value-type="float" office:value="1.55069999999999" calcext:value-type="float">
            <text:p>1.5507000</text:p>
          </table:table-cell>
          <table:table-cell table:formula="of:=[.O93]-[.O92]" office:value-type="float" office:value="0.00940000000001362" calcext:value-type="float">
            <text:p>0.0094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3" calcext:value-type="float">
            <text:p>2063</text:p>
          </table:table-cell>
          <table:table-cell office:value-type="float" office:value="125.6459" calcext:value-type="float">
            <text:p>125.6459000</text:p>
          </table:table-cell>
          <table:table-cell table:formula="of:=[.N94]-[.N93]" office:value-type="float" office:value="1.56010000000001" calcext:value-type="float">
            <text:p>1.5601000</text:p>
          </table:table-cell>
          <table:table-cell table:formula="of:=[.O94]-[.O93]" office:value-type="float" office:value="0.0128999999999877" calcext:value-type="float">
            <text:p>0.0129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4" calcext:value-type="float">
            <text:p>2064</text:p>
          </table:table-cell>
          <table:table-cell office:value-type="float" office:value="127.206" calcext:value-type="float">
            <text:p>127.2060000</text:p>
          </table:table-cell>
          <table:table-cell table:formula="of:=[.N95]-[.N94]" office:value-type="float" office:value="1.57299999999999" calcext:value-type="float">
            <text:p>1.5730000</text:p>
          </table:table-cell>
          <table:table-cell table:formula="of:=[.O95]-[.O94]" office:value-type="float" office:value="0.00500000000000966" calcext:value-type="float">
            <text:p>0.005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5" calcext:value-type="float">
            <text:p>2065</text:p>
          </table:table-cell>
          <table:table-cell office:value-type="float" office:value="128.779" calcext:value-type="float">
            <text:p>128.7790000</text:p>
          </table:table-cell>
          <table:table-cell table:formula="of:=[.N96]-[.N95]" office:value-type="float" office:value="1.578" calcext:value-type="float">
            <text:p>1.5780000</text:p>
          </table:table-cell>
          <table:table-cell table:formula="of:=[.O96]-[.O95]" office:value-type="float" office:value="0.00899999999998613" calcext:value-type="float">
            <text:p>0.009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6" calcext:value-type="float">
            <text:p>2066</text:p>
          </table:table-cell>
          <table:table-cell office:value-type="float" office:value="130.357" calcext:value-type="float">
            <text:p>130.3570000</text:p>
          </table:table-cell>
          <table:table-cell table:formula="of:=[.N97]-[.N96]" office:value-type="float" office:value="1.58699999999999" calcext:value-type="float">
            <text:p>1.5870000</text:p>
          </table:table-cell>
          <table:table-cell table:formula="of:=[.O97]-[.O96]" office:value-type="float" office:value="0.0100000000000193" calcext:value-type="float">
            <text:p>0.010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7" calcext:value-type="float">
            <text:p>2067</text:p>
          </table:table-cell>
          <table:table-cell office:value-type="float" office:value="131.944" calcext:value-type="float">
            <text:p>131.9440000</text:p>
          </table:table-cell>
          <table:table-cell table:formula="of:=[.N98]-[.N97]" office:value-type="float" office:value="1.59700000000001" calcext:value-type="float">
            <text:p>1.5970000</text:p>
          </table:table-cell>
          <table:table-cell table:formula="of:=[.O98]-[.O97]" office:value-type="float" office:value="0.0130000000000052" calcext:value-type="float">
            <text:p>0.013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8" calcext:value-type="float">
            <text:p>2068</text:p>
          </table:table-cell>
          <table:table-cell office:value-type="float" office:value="133.541" calcext:value-type="float">
            <text:p>133.5410000</text:p>
          </table:table-cell>
          <table:table-cell table:formula="of:=[.N99]-[.N98]" office:value-type="float" office:value="1.61000000000001" calcext:value-type="float">
            <text:p>1.6100000</text:p>
          </table:table-cell>
          <table:table-cell table:formula="of:=[.O99]-[.O98]" office:value-type="float" office:value="0.00499999999996703" calcext:value-type="float">
            <text:p>0.005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69" calcext:value-type="float">
            <text:p>2069</text:p>
          </table:table-cell>
          <table:table-cell office:value-type="float" office:value="135.151" calcext:value-type="float">
            <text:p>135.1510000</text:p>
          </table:table-cell>
          <table:table-cell table:formula="of:=[.N100]-[.N99]" office:value-type="float" office:value="1.61499999999998" calcext:value-type="float">
            <text:p>1.6150000</text:p>
          </table:table-cell>
          <table:table-cell table:formula="of:=[.O100]-[.O99]" office:value-type="float" office:value="0.0080000000000382" calcext:value-type="float">
            <text:p>0.008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70" calcext:value-type="float">
            <text:p>2070</text:p>
          </table:table-cell>
          <table:table-cell office:value-type="float" office:value="136.766" calcext:value-type="float">
            <text:p>136.7660000</text:p>
          </table:table-cell>
          <table:table-cell table:formula="of:=[.N101]-[.N100]" office:value-type="float" office:value="1.62300000000002" calcext:value-type="float">
            <text:p>1.6230000</text:p>
          </table:table-cell>
          <table:table-cell table:formula="of:=[.O101]-[.O100]" office:value-type="float" office:value="0.00999999999996248" calcext:value-type="float">
            <text:p>0.010000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71" calcext:value-type="float">
            <text:p>2071</text:p>
          </table:table-cell>
          <table:table-cell office:value-type="float" office:value="138.389" calcext:value-type="float">
            <text:p>138.3890000</text:p>
          </table:table-cell>
          <table:table-cell table:formula="of:=[.N102]-[.N101]" office:value-type="float" office:value="1.63299999999998" calcext:value-type="float">
            <text:p>1.6330000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2072" calcext:value-type="float">
            <text:p>2072</text:p>
          </table:table-cell>
          <table:table-cell office:value-type="float" office:value="140.022" calcext:value-type="float">
            <text:p>140.0220000</text:p>
          </table:table-cell>
          <table:table-cell table:number-columns-repeated="1007"/>
        </table:table-row>
        <table:table-row table:style-name="ro1" table:number-rows-repeated="104847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ERS Era" table:style-name="ta1">
        <table:shapes>
          <draw:frame draw:z-index="0" draw:style-name="gr1" draw:text-style-name="P1" svg:width="266.07mm" svg:height="142.11mm" svg:x="-0.22mm" svg:y="0mm">
            <draw:object draw:notify-on-update-of-ranges="'IERS Era'.M2:'IERS Era'.M51 'IERS Era'.N1:'IERS Era'.N1 'IERS Era'.N2:'IERS Era'.N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0.67mm" svg:height="134.14mm" svg:x="0mm" svg:y="144.77mm">
            <draw:object draw:notify-on-update-of-ranges="'IERS Era'.M2:'IERS Era'.M51 'IERS Era'.O1:'IERS Era'.O1 'IERS Era'.O2:'IERS Era'.O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36.17mm" svg:height="134.26mm" svg:x="131.12mm" svg:y="144.91mm">
            <draw:object draw:notify-on-update-of-ranges="'IERS Era'.M2:'IERS Era'.M51 'IERS Era'.P1:'IERS Era'.P1 'IERS Era'.P2:'IERS Era'.P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ce2"/>
        <table:table-column table:style-name="co3" table:default-cell-style-name="ce4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DeltaT</text:p>
          </table:table-cell>
          <table:table-cell table:style-name="ce3" office:value-type="string" calcext:value-type="string">
            <text:p>DeltaT’</text:p>
          </table:table-cell>
          <table:table-cell table:style-name="ce3" office:value-type="string" calcext:value-type="string">
            <text:p>DeltaT’’</text:p>
          </table:table-cell>
          <table:table-cell table:style-name="ce1" table:number-columns-repeated="1005"/>
        </table:table-row>
        <table:table-row table:style-name="ro1">
          <table:table-cell table:number-columns-repeated="12"/>
          <table:table-cell office:value-type="float" office:value="1972" calcext:value-type="float">
            <text:p>1972</text:p>
          </table:table-cell>
          <table:table-cell office:value-type="float" office:value="42.2262975" calcext:value-type="float">
            <text:p>42.2262975</text:p>
          </table:table-cell>
          <table:table-cell table:formula="of:=[.N3]-[.N2]" office:value-type="float" office:value="1.1461041" calcext:value-type="float">
            <text:p>1.1461041</text:p>
          </table:table-cell>
          <table:table-cell table:formula="of:=[.O3]-[.O2]" office:value-type="float" office:value="-0.034449500000008" calcext:value-type="float">
            <text:p>-0.034449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3" calcext:value-type="float">
            <text:p>1973</text:p>
          </table:table-cell>
          <table:table-cell office:value-type="float" office:value="43.3724016" calcext:value-type="float">
            <text:p>43.3724016</text:p>
          </table:table-cell>
          <table:table-cell table:formula="of:=[.N4]-[.N3]" office:value-type="float" office:value="1.11165459999999" calcext:value-type="float">
            <text:p>1.1116546</text:p>
          </table:table-cell>
          <table:table-cell table:formula="of:=[.O4]-[.O3]" office:value-type="float" office:value="-0.119572799999993" calcext:value-type="float">
            <text:p>-0.119572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4" calcext:value-type="float">
            <text:p>1974</text:p>
          </table:table-cell>
          <table:table-cell office:value-type="float" office:value="44.4840562" calcext:value-type="float">
            <text:p>44.4840562</text:p>
          </table:table-cell>
          <table:table-cell table:formula="of:=[.N5]-[.N4]" office:value-type="float" office:value="0.992081800000001" calcext:value-type="float">
            <text:p>0.9920818</text:p>
          </table:table-cell>
          <table:table-cell table:formula="of:=[.O5]-[.O4]" office:value-type="float" office:value="-0.0114991000000018" calcext:value-type="float">
            <text:p>-0.011499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5" calcext:value-type="float">
            <text:p>1975</text:p>
          </table:table-cell>
          <table:table-cell office:value-type="float" office:value="45.476138" calcext:value-type="float">
            <text:p>45.4761380</text:p>
          </table:table-cell>
          <table:table-cell table:formula="of:=[.N6]-[.N5]" office:value-type="float" office:value="0.980582699999999" calcext:value-type="float">
            <text:p>0.9805827</text:p>
          </table:table-cell>
          <table:table-cell table:formula="of:=[.O6]-[.O5]" office:value-type="float" office:value="0.0840780999999993" calcext:value-type="float">
            <text:p>0.084078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6" calcext:value-type="float">
            <text:p>1976</text:p>
          </table:table-cell>
          <table:table-cell office:value-type="float" office:value="46.4567207" calcext:value-type="float">
            <text:p>46.4567207</text:p>
          </table:table-cell>
          <table:table-cell table:formula="of:=[.N7]-[.N6]" office:value-type="float" office:value="1.0646608" calcext:value-type="float">
            <text:p>1.0646608</text:p>
          </table:table-cell>
          <table:table-cell table:formula="of:=[.O7]-[.O6]" office:value-type="float" office:value="-0.0516259999999988" calcext:value-type="float">
            <text:p>-0.051626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7" calcext:value-type="float">
            <text:p>1977</text:p>
          </table:table-cell>
          <table:table-cell office:value-type="float" office:value="47.5213815" calcext:value-type="float">
            <text:p>47.5213815</text:p>
          </table:table-cell>
          <table:table-cell table:formula="of:=[.N8]-[.N7]" office:value-type="float" office:value="1.0130348" calcext:value-type="float">
            <text:p>1.0130348</text:p>
          </table:table-cell>
          <table:table-cell table:formula="of:=[.O8]-[.O7]" office:value-type="float" office:value="0.0386984000000012" calcext:value-type="float">
            <text:p>0.038698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8" calcext:value-type="float">
            <text:p>1978</text:p>
          </table:table-cell>
          <table:table-cell office:value-type="float" office:value="48.5344163" calcext:value-type="float">
            <text:p>48.5344163</text:p>
          </table:table-cell>
          <table:table-cell table:formula="of:=[.N9]-[.N8]" office:value-type="float" office:value="1.0517332" calcext:value-type="float">
            <text:p>1.0517332</text:p>
          </table:table-cell>
          <table:table-cell table:formula="of:=[.O9]-[.O8]" office:value-type="float" office:value="-0.0991758999999988" calcext:value-type="float">
            <text:p>-0.099175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79" calcext:value-type="float">
            <text:p>1979</text:p>
          </table:table-cell>
          <table:table-cell office:value-type="float" office:value="49.5861495" calcext:value-type="float">
            <text:p>49.5861495</text:p>
          </table:table-cell>
          <table:table-cell table:formula="of:=[.N10]-[.N9]" office:value-type="float" office:value="0.952557300000002" calcext:value-type="float">
            <text:p>0.9525573</text:p>
          </table:table-cell>
          <table:table-cell table:formula="of:=[.O10]-[.O9]" office:value-type="float" office:value="-0.1104792" calcext:value-type="float">
            <text:p>-0.110479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0" calcext:value-type="float">
            <text:p>1980</text:p>
          </table:table-cell>
          <table:table-cell office:value-type="float" office:value="50.5387068" calcext:value-type="float">
            <text:p>50.5387068</text:p>
          </table:table-cell>
          <table:table-cell table:formula="of:=[.N11]-[.N10]" office:value-type="float" office:value="0.842078100000002" calcext:value-type="float">
            <text:p>0.8420781</text:p>
          </table:table-cell>
          <table:table-cell table:formula="of:=[.O11]-[.O10]" office:value-type="float" office:value="-0.0560804000000061" calcext:value-type="float">
            <text:p>-0.05608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1" calcext:value-type="float">
            <text:p>1981</text:p>
          </table:table-cell>
          <table:table-cell office:value-type="float" office:value="51.3807849" calcext:value-type="float">
            <text:p>51.3807849</text:p>
          </table:table-cell>
          <table:table-cell table:formula="of:=[.N12]-[.N11]" office:value-type="float" office:value="0.785997699999996" calcext:value-type="float">
            <text:p>0.7859977</text:p>
          </table:table-cell>
          <table:table-cell table:formula="of:=[.O12]-[.O11]" office:value-type="float" office:value="0.00370350000000741" calcext:value-type="float">
            <text:p>0.003703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2" calcext:value-type="float">
            <text:p>1982</text:p>
          </table:table-cell>
          <table:table-cell office:value-type="float" office:value="52.1667826" calcext:value-type="float">
            <text:p>52.1667826</text:p>
          </table:table-cell>
          <table:table-cell table:formula="of:=[.N13]-[.N12]" office:value-type="float" office:value="0.789701200000003" calcext:value-type="float">
            <text:p>0.7897012</text:p>
          </table:table-cell>
          <table:table-cell table:formula="of:=[.O13]-[.O12]" office:value-type="float" office:value="0.0420567999999975" calcext:value-type="float">
            <text:p>0.042056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3" calcext:value-type="float">
            <text:p>1983</text:p>
          </table:table-cell>
          <table:table-cell office:value-type="float" office:value="52.9564838" calcext:value-type="float">
            <text:p>52.9564838</text:p>
          </table:table-cell>
          <table:table-cell table:formula="of:=[.N14]-[.N13]" office:value-type="float" office:value="0.831758000000001" calcext:value-type="float">
            <text:p>0.8317580</text:p>
          </table:table-cell>
          <table:table-cell table:formula="of:=[.O14]-[.O13]" office:value-type="float" office:value="-0.277297400000002" calcext:value-type="float">
            <text:p>-0.277297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4" calcext:value-type="float">
            <text:p>1984</text:p>
          </table:table-cell>
          <table:table-cell office:value-type="float" office:value="53.7882418" calcext:value-type="float">
            <text:p>53.7882418</text:p>
          </table:table-cell>
          <table:table-cell table:formula="of:=[.N15]-[.N14]" office:value-type="float" office:value="0.554460599999999" calcext:value-type="float">
            <text:p>0.5544606</text:p>
          </table:table-cell>
          <table:table-cell table:formula="of:=[.O15]-[.O14]" office:value-type="float" office:value="-0.0259117999999958" calcext:value-type="float">
            <text:p>-0.025911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5" calcext:value-type="float">
            <text:p>1985</text:p>
          </table:table-cell>
          <table:table-cell office:value-type="float" office:value="54.3427024" calcext:value-type="float">
            <text:p>54.3427024</text:p>
          </table:table-cell>
          <table:table-cell table:formula="of:=[.N16]-[.N15]" office:value-type="float" office:value="0.528548800000003" calcext:value-type="float">
            <text:p>0.5285488</text:p>
          </table:table-cell>
          <table:table-cell table:formula="of:=[.O16]-[.O15]" office:value-type="float" office:value="-0.0775895000000091" calcext:value-type="float">
            <text:p>-0.077589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6" calcext:value-type="float">
            <text:p>1986</text:p>
          </table:table-cell>
          <table:table-cell office:value-type="float" office:value="54.8712512" calcext:value-type="float">
            <text:p>54.8712512</text:p>
          </table:table-cell>
          <table:table-cell table:formula="of:=[.N17]-[.N16]" office:value-type="float" office:value="0.450959299999994" calcext:value-type="float">
            <text:p>0.4509593</text:p>
          </table:table-cell>
          <table:table-cell table:formula="of:=[.O17]-[.O16]" office:value-type="float" office:value="0.0464911000000114" calcext:value-type="float">
            <text:p>0.046491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7" calcext:value-type="float">
            <text:p>1987</text:p>
          </table:table-cell>
          <table:table-cell office:value-type="float" office:value="55.3222105" calcext:value-type="float">
            <text:p>55.3222105</text:p>
          </table:table-cell>
          <table:table-cell table:formula="of:=[.N18]-[.N17]" office:value-type="float" office:value="0.497450400000005" calcext:value-type="float">
            <text:p>0.4974504</text:p>
          </table:table-cell>
          <table:table-cell table:formula="of:=[.O18]-[.O17]" office:value-type="float" office:value="-0.0170764000000077" calcext:value-type="float">
            <text:p>-0.017076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8" calcext:value-type="float">
            <text:p>1988</text:p>
          </table:table-cell>
          <table:table-cell office:value-type="float" office:value="55.8196609" calcext:value-type="float">
            <text:p>55.8196609</text:p>
          </table:table-cell>
          <table:table-cell table:formula="of:=[.N19]-[.N18]" office:value-type="float" office:value="0.480373999999998" calcext:value-type="float">
            <text:p>0.4803740</text:p>
          </table:table-cell>
          <table:table-cell table:formula="of:=[.O19]-[.O18]" office:value-type="float" office:value="0.0748612000000009" calcext:value-type="float">
            <text:p>0.074861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89" calcext:value-type="float">
            <text:p>1989</text:p>
          </table:table-cell>
          <table:table-cell office:value-type="float" office:value="56.3000349" calcext:value-type="float">
            <text:p>56.3000349</text:p>
          </table:table-cell>
          <table:table-cell table:formula="of:=[.N20]-[.N19]" office:value-type="float" office:value="0.555235199999999" calcext:value-type="float">
            <text:p>0.5552352</text:p>
          </table:table-cell>
          <table:table-cell table:formula="of:=[.O20]-[.O19]" office:value-type="float" office:value="0.154807400000003" calcext:value-type="float">
            <text:p>0.154807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0" calcext:value-type="float">
            <text:p>1990</text:p>
          </table:table-cell>
          <table:table-cell office:value-type="float" office:value="56.8552701" calcext:value-type="float">
            <text:p>56.8552701</text:p>
          </table:table-cell>
          <table:table-cell table:formula="of:=[.N21]-[.N20]" office:value-type="float" office:value="0.710042600000001" calcext:value-type="float">
            <text:p>0.7100426</text:p>
          </table:table-cell>
          <table:table-cell table:formula="of:=[.O21]-[.O20]" office:value-type="float" office:value="0.0338105999999954" calcext:value-type="float">
            <text:p>0.033810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1" calcext:value-type="float">
            <text:p>1991</text:p>
          </table:table-cell>
          <table:table-cell office:value-type="float" office:value="57.5653127" calcext:value-type="float">
            <text:p>57.5653127</text:p>
          </table:table-cell>
          <table:table-cell table:formula="of:=[.N22]-[.N21]" office:value-type="float" office:value="0.743853199999997" calcext:value-type="float">
            <text:p>0.7438532</text:p>
          </table:table-cell>
          <table:table-cell table:formula="of:=[.O22]-[.O21]" office:value-type="float" office:value="0.0688223000000079" calcext:value-type="float">
            <text:p>0.068822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2" calcext:value-type="float">
            <text:p>1992</text:p>
          </table:table-cell>
          <table:table-cell office:value-type="float" office:value="58.3091659" calcext:value-type="float">
            <text:p>58.3091659</text:p>
          </table:table-cell>
          <table:table-cell table:formula="of:=[.N23]-[.N22]" office:value-type="float" office:value="0.812675500000005" calcext:value-type="float">
            <text:p>0.8126755</text:p>
          </table:table-cell>
          <table:table-cell table:formula="of:=[.O23]-[.O22]" office:value-type="float" office:value="0.0499367999999976" calcext:value-type="float">
            <text:p>0.049936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3" calcext:value-type="float">
            <text:p>1993</text:p>
          </table:table-cell>
          <table:table-cell office:value-type="float" office:value="59.1218414" calcext:value-type="float">
            <text:p>59.1218414</text:p>
          </table:table-cell>
          <table:table-cell table:formula="of:=[.N24]-[.N23]" office:value-type="float" office:value="0.862612300000002" calcext:value-type="float">
            <text:p>0.8626123</text:p>
          </table:table-cell>
          <table:table-cell table:formula="of:=[.O24]-[.O23]" office:value-type="float" office:value="-0.0617178000000038" calcext:value-type="float">
            <text:p>-0.061717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4" calcext:value-type="float">
            <text:p>1994</text:p>
          </table:table-cell>
          <table:table-cell office:value-type="float" office:value="59.9844537" calcext:value-type="float">
            <text:p>59.9844537</text:p>
          </table:table-cell>
          <table:table-cell table:formula="of:=[.N25]-[.N24]" office:value-type="float" office:value="0.800894499999998" calcext:value-type="float">
            <text:p>0.8008945</text:p>
          </table:table-cell>
          <table:table-cell table:formula="of:=[.O25]-[.O24]" office:value-type="float" office:value="0.0424166000000028" calcext:value-type="float">
            <text:p>0.042416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5" calcext:value-type="float">
            <text:p>1995</text:p>
          </table:table-cell>
          <table:table-cell office:value-type="float" office:value="60.7853482" calcext:value-type="float">
            <text:p>60.7853482</text:p>
          </table:table-cell>
          <table:table-cell table:formula="of:=[.N26]-[.N25]" office:value-type="float" office:value="0.843311100000001" calcext:value-type="float">
            <text:p>0.8433111</text:p>
          </table:table-cell>
          <table:table-cell table:formula="of:=[.O26]-[.O25]" office:value-type="float" office:value="-0.176921800000002" calcext:value-type="float">
            <text:p>-0.176921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6" calcext:value-type="float">
            <text:p>1996</text:p>
          </table:table-cell>
          <table:table-cell office:value-type="float" office:value="61.6286593" calcext:value-type="float">
            <text:p>61.6286593</text:p>
          </table:table-cell>
          <table:table-cell table:formula="of:=[.N27]-[.N26]" office:value-type="float" office:value="0.666389299999999" calcext:value-type="float">
            <text:p>0.6663893</text:p>
          </table:table-cell>
          <table:table-cell table:formula="of:=[.O27]-[.O26]" office:value-type="float" office:value="0.00443099999999674" calcext:value-type="float">
            <text:p>0.004431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7" calcext:value-type="float">
            <text:p>1997</text:p>
          </table:table-cell>
          <table:table-cell office:value-type="float" office:value="62.2950486" calcext:value-type="float">
            <text:p>62.2950486</text:p>
          </table:table-cell>
          <table:table-cell table:formula="of:=[.N28]-[.N27]" office:value-type="float" office:value="0.670820299999996" calcext:value-type="float">
            <text:p>0.6708203</text:p>
          </table:table-cell>
          <table:table-cell table:formula="of:=[.O28]-[.O27]" office:value-type="float" office:value="-0.169352299999993" calcext:value-type="float">
            <text:p>-0.169352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8" calcext:value-type="float">
            <text:p>1998</text:p>
          </table:table-cell>
          <table:table-cell office:value-type="float" office:value="62.9658689" calcext:value-type="float">
            <text:p>62.9658689</text:p>
          </table:table-cell>
          <table:table-cell table:formula="of:=[.N29]-[.N28]" office:value-type="float" office:value="0.501468000000003" calcext:value-type="float">
            <text:p>0.5014680</text:p>
          </table:table-cell>
          <table:table-cell table:formula="of:=[.O29]-[.O28]" office:value-type="float" office:value="-0.140282800000001" calcext:value-type="float">
            <text:p>-0.140282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1999" calcext:value-type="float">
            <text:p>1999</text:p>
          </table:table-cell>
          <table:table-cell office:value-type="float" office:value="63.4673369" calcext:value-type="float">
            <text:p>63.4673369</text:p>
          </table:table-cell>
          <table:table-cell table:formula="of:=[.N30]-[.N29]" office:value-type="float" office:value="0.361185200000001" calcext:value-type="float">
            <text:p>0.3611852</text:p>
          </table:table-cell>
          <table:table-cell table:formula="of:=[.O30]-[.O29]" office:value-type="float" office:value="-0.0989192000000045" calcext:value-type="float">
            <text:p>-0.098919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0" calcext:value-type="float">
            <text:p>2000</text:p>
          </table:table-cell>
          <table:table-cell office:value-type="float" office:value="63.8285221" calcext:value-type="float">
            <text:p>63.8285221</text:p>
          </table:table-cell>
          <table:table-cell table:formula="of:=[.N31]-[.N30]" office:value-type="float" office:value="0.262265999999997" calcext:value-type="float">
            <text:p>0.2622660</text:p>
          </table:table-cell>
          <table:table-cell table:formula="of:=[.O31]-[.O30]" office:value-type="float" office:value="-0.053250399999996" calcext:value-type="float">
            <text:p>-0.05325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1" calcext:value-type="float">
            <text:p>2001</text:p>
          </table:table-cell>
          <table:table-cell office:value-type="float" office:value="64.0907881" calcext:value-type="float">
            <text:p>64.0907881</text:p>
          </table:table-cell>
          <table:table-cell table:formula="of:=[.N32]-[.N31]" office:value-type="float" office:value="0.209015600000001" calcext:value-type="float">
            <text:p>0.2090156</text:p>
          </table:table-cell>
          <table:table-cell table:formula="of:=[.O32]-[.O31]" office:value-type="float" office:value="-0.0353917000000052" calcext:value-type="float">
            <text:p>-0.0353917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2" calcext:value-type="float">
            <text:p>2002</text:p>
          </table:table-cell>
          <table:table-cell office:value-type="float" office:value="64.2998037" calcext:value-type="float">
            <text:p>64.2998037</text:p>
          </table:table-cell>
          <table:table-cell table:formula="of:=[.N33]-[.N32]" office:value-type="float" office:value="0.173623899999996" calcext:value-type="float">
            <text:p>0.1736239</text:p>
          </table:table-cell>
          <table:table-cell table:formula="of:=[.O33]-[.O32]" office:value-type="float" office:value="-0.0734403999999955" calcext:value-type="float">
            <text:p>-0.07344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3" calcext:value-type="float">
            <text:p>2003</text:p>
          </table:table-cell>
          <table:table-cell office:value-type="float" office:value="64.4734276" calcext:value-type="float">
            <text:p>64.4734276</text:p>
          </table:table-cell>
          <table:table-cell table:formula="of:=[.N34]-[.N33]" office:value-type="float" office:value="0.1001835" calcext:value-type="float">
            <text:p>0.1001835</text:p>
          </table:table-cell>
          <table:table-cell table:formula="of:=[.O34]-[.O33]" office:value-type="float" office:value="0.0138365000000107" calcext:value-type="float">
            <text:p>0.013836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4" calcext:value-type="float">
            <text:p>2004</text:p>
          </table:table-cell>
          <table:table-cell office:value-type="float" office:value="64.5736111" calcext:value-type="float">
            <text:p>64.5736111</text:p>
          </table:table-cell>
          <table:table-cell table:formula="of:=[.N35]-[.N34]" office:value-type="float" office:value="0.114020000000011" calcext:value-type="float">
            <text:p>0.1140200</text:p>
          </table:table-cell>
          <table:table-cell table:formula="of:=[.O35]-[.O34]" office:value-type="float" office:value="0.0435314999999861" calcext:value-type="float">
            <text:p>0.043531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5" calcext:value-type="float">
            <text:p>2005</text:p>
          </table:table-cell>
          <table:table-cell office:value-type="float" office:value="64.6876311" calcext:value-type="float">
            <text:p>64.6876311</text:p>
          </table:table-cell>
          <table:table-cell table:formula="of:=[.N36]-[.N35]" office:value-type="float" office:value="0.157551499999997" calcext:value-type="float">
            <text:p>0.1575515</text:p>
          </table:table-cell>
          <table:table-cell table:formula="of:=[.O36]-[.O35]" office:value-type="float" office:value="0.143669299999999" calcext:value-type="float">
            <text:p>0.143669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6" calcext:value-type="float">
            <text:p>2006</text:p>
          </table:table-cell>
          <table:table-cell office:value-type="float" office:value="64.8451826" calcext:value-type="float">
            <text:p>64.8451826</text:p>
          </table:table-cell>
          <table:table-cell table:formula="of:=[.N37]-[.N36]" office:value-type="float" office:value="0.301220799999996" calcext:value-type="float">
            <text:p>0.3012208</text:p>
          </table:table-cell>
          <table:table-cell table:formula="of:=[.O37]-[.O36]" office:value-type="float" office:value="0.00972450000000435" calcext:value-type="float">
            <text:p>0.009724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7" calcext:value-type="float">
            <text:p>2007</text:p>
          </table:table-cell>
          <table:table-cell office:value-type="float" office:value="65.1464034" calcext:value-type="float">
            <text:p>65.1464034</text:p>
          </table:table-cell>
          <table:table-cell table:formula="of:=[.N38]-[.N37]" office:value-type="float" office:value="0.3109453" calcext:value-type="float">
            <text:p>0.3109453</text:p>
          </table:table-cell>
          <table:table-cell table:formula="of:=[.O38]-[.O37]" office:value-type="float" office:value="0.00854220000000794" calcext:value-type="float">
            <text:p>0.008542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8" calcext:value-type="float">
            <text:p>2008</text:p>
          </table:table-cell>
          <table:table-cell office:value-type="float" office:value="65.4573487" calcext:value-type="float">
            <text:p>65.4573487</text:p>
          </table:table-cell>
          <table:table-cell table:formula="of:=[.N39]-[.N38]" office:value-type="float" office:value="0.319487500000008" calcext:value-type="float">
            <text:p>0.3194875</text:p>
          </table:table-cell>
          <table:table-cell table:formula="of:=[.O39]-[.O38]" office:value-type="float" office:value="-0.0264020000000187" calcext:value-type="float">
            <text:p>-0.026402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09" calcext:value-type="float">
            <text:p>2009</text:p>
          </table:table-cell>
          <table:table-cell office:value-type="float" office:value="65.7768362" calcext:value-type="float">
            <text:p>65.7768362</text:p>
          </table:table-cell>
          <table:table-cell table:formula="of:=[.N40]-[.N39]" office:value-type="float" office:value="0.293085499999989" calcext:value-type="float">
            <text:p>0.2930855</text:p>
          </table:table-cell>
          <table:table-cell table:formula="of:=[.O40]-[.O39]" office:value-type="float" office:value="-0.0384503999999879" calcext:value-type="float">
            <text:p>-0.038450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0" calcext:value-type="float">
            <text:p>2010</text:p>
          </table:table-cell>
          <table:table-cell office:value-type="float" office:value="66.0699217" calcext:value-type="float">
            <text:p>66.0699217</text:p>
          </table:table-cell>
          <table:table-cell table:formula="of:=[.N41]-[.N40]" office:value-type="float" office:value="0.254635100000002" calcext:value-type="float">
            <text:p>0.2546351</text:p>
          </table:table-cell>
          <table:table-cell table:formula="of:=[.O41]-[.O40]" office:value-type="float" office:value="0.0238279000000006" calcext:value-type="float">
            <text:p>0.023827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1" calcext:value-type="float">
            <text:p>2011</text:p>
          </table:table-cell>
          <table:table-cell office:value-type="float" office:value="66.3245568" calcext:value-type="float">
            <text:p>66.3245568</text:p>
          </table:table-cell>
          <table:table-cell table:formula="of:=[.N42]-[.N41]" office:value-type="float" office:value="0.278463000000002" calcext:value-type="float">
            <text:p>0.2784630</text:p>
          </table:table-cell>
          <table:table-cell table:formula="of:=[.O42]-[.O41]" office:value-type="float" office:value="0.0254262999999924" calcext:value-type="float">
            <text:p>0.025426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2" calcext:value-type="float">
            <text:p>2012</text:p>
          </table:table-cell>
          <table:table-cell office:value-type="float" office:value="66.6030198" calcext:value-type="float">
            <text:p>66.6030198</text:p>
          </table:table-cell>
          <table:table-cell table:formula="of:=[.N43]-[.N42]" office:value-type="float" office:value="0.303889299999994" calcext:value-type="float">
            <text:p>0.3038893</text:p>
          </table:table-cell>
          <table:table-cell table:formula="of:=[.O43]-[.O42]" office:value-type="float" office:value="0.0702399000000185" calcext:value-type="float">
            <text:p>0.0702399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3" calcext:value-type="float">
            <text:p>2013</text:p>
          </table:table-cell>
          <table:table-cell office:value-type="float" office:value="66.9069091" calcext:value-type="float">
            <text:p>66.9069091</text:p>
          </table:table-cell>
          <table:table-cell table:formula="of:=[.N44]-[.N43]" office:value-type="float" office:value="0.374129200000013" calcext:value-type="float">
            <text:p>0.3741292</text:p>
          </table:table-cell>
          <table:table-cell table:formula="of:=[.O44]-[.O43]" office:value-type="float" office:value="-0.0112508000000133" calcext:value-type="float">
            <text:p>-0.0112508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4" calcext:value-type="float">
            <text:p>2014</text:p>
          </table:table-cell>
          <table:table-cell office:value-type="float" office:value="67.2810383" calcext:value-type="float">
            <text:p>67.2810383</text:p>
          </table:table-cell>
          <table:table-cell table:formula="of:=[.N45]-[.N44]" office:value-type="float" office:value="0.3628784" calcext:value-type="float">
            <text:p>0.3628784</text:p>
          </table:table-cell>
          <table:table-cell table:formula="of:=[.O45]-[.O44]" office:value-type="float" office:value="0.0956253999999888" calcext:value-type="float">
            <text:p>0.0956254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5" calcext:value-type="float">
            <text:p>2015</text:p>
          </table:table-cell>
          <table:table-cell office:value-type="float" office:value="67.6439167" calcext:value-type="float">
            <text:p>67.6439167</text:p>
          </table:table-cell>
          <table:table-cell table:formula="of:=[.N46]-[.N45]" office:value-type="float" office:value="0.458503799999988" calcext:value-type="float">
            <text:p>0.4585038</text:p>
          </table:table-cell>
          <table:table-cell table:formula="of:=[.O46]-[.O45]" office:value-type="float" office:value="0.0317936000000145" calcext:value-type="float">
            <text:p>0.0317936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6" calcext:value-type="float">
            <text:p>2016</text:p>
          </table:table-cell>
          <table:table-cell office:value-type="float" office:value="68.1024205" calcext:value-type="float">
            <text:p>68.1024205</text:p>
          </table:table-cell>
          <table:table-cell table:formula="of:=[.N47]-[.N46]" office:value-type="float" office:value="0.490297400000003" calcext:value-type="float">
            <text:p>0.4902974</text:p>
          </table:table-cell>
          <table:table-cell table:formula="of:=[.O47]-[.O46]" office:value-type="float" office:value="-0.115373000000005" calcext:value-type="float">
            <text:p>-0.115373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7" calcext:value-type="float">
            <text:p>2017</text:p>
          </table:table-cell>
          <table:table-cell office:value-type="float" office:value="68.5927179" calcext:value-type="float">
            <text:p>68.5927179</text:p>
          </table:table-cell>
          <table:table-cell table:formula="of:=[.N48]-[.N47]" office:value-type="float" office:value="0.374924399999998" calcext:value-type="float">
            <text:p>0.3749244</text:p>
          </table:table-cell>
          <table:table-cell table:formula="of:=[.O48]-[.O47]" office:value-type="float" office:value="-0.12240349999999" calcext:value-type="float">
            <text:p>-0.1224035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8" calcext:value-type="float">
            <text:p>2018</text:p>
          </table:table-cell>
          <table:table-cell office:value-type="float" office:value="68.9676423" calcext:value-type="float">
            <text:p>68.9676423</text:p>
          </table:table-cell>
          <table:table-cell table:formula="of:=[.N49]-[.N48]" office:value-type="float" office:value="0.252520900000007" calcext:value-type="float">
            <text:p>0.2525209</text:p>
          </table:table-cell>
          <table:table-cell table:formula="of:=[.O49]-[.O48]" office:value-type="float" office:value="-0.111525100000009" calcext:value-type="float">
            <text:p>-0.111525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19" calcext:value-type="float">
            <text:p>2019</text:p>
          </table:table-cell>
          <table:table-cell office:value-type="float" office:value="69.2201632" calcext:value-type="float">
            <text:p>69.2201632</text:p>
          </table:table-cell>
          <table:table-cell table:formula="of:=[.N50]-[.N49]" office:value-type="float" office:value="0.140995799999999" calcext:value-type="float">
            <text:p>0.1409958</text:p>
          </table:table-cell>
          <table:table-cell table:formula="of:=[.O50]-[.O49]" office:value-type="float" office:value="-0.0341806999999932" calcext:value-type="float">
            <text:p>-0.0341807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020" calcext:value-type="float">
            <text:p>2020</text:p>
          </table:table-cell>
          <table:table-cell office:value-type="float" office:value="69.361159" calcext:value-type="float">
            <text:p>69.3611590</text:p>
          </table:table-cell>
          <table:table-cell table:formula="of:=[.N51]-[.N50]" office:value-type="float" office:value="0.106815100000006" calcext:value-type="float">
            <text:p>0.1068151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2021" calcext:value-type="float">
            <text:p>2021</text:p>
          </table:table-cell>
          <table:table-cell office:value-type="float" office:value="69.4679741" calcext:value-type="float">
            <text:p>69.4679741</text:p>
          </table:table-cell>
          <table:table-cell table:number-columns-repeated="1007"/>
        </table:table-row>
        <table:table-row table:style-name="ro1" table:number-rows-repeated="104852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om 1893" table:style-name="ta1">
        <table:shapes>
          <draw:frame draw:z-index="0" draw:style-name="gr1" draw:text-style-name="P1" svg:width="304.89mm" svg:height="171.49mm" svg:x="46.16mm" svg:y="1mm">
            <draw:object draw:notify-on-update-of-ranges="'From 1893'.A2:'From 1893'.A130 'From 1893'.B1:'From 1893'.B1 'From 1893'.B2:'From 1893'.B1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ΔT</text:p>
          </table:table-cell>
          <table:table-cell table:style-name="ce12" table:number-columns-repeated="102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1" office:value-type="float" office:value="-6.43752" calcext:value-type="float">
            <text:p>-6.43752</text:p>
          </table:table-cell>
          <table:table-cell table:number-columns-repeated="102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1" office:value-type="float" office:value="-6.51821" calcext:value-type="float">
            <text:p>-6.51821</text:p>
          </table:table-cell>
          <table:table-cell table:number-columns-repeated="102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1" office:value-type="float" office:value="-6.45073" calcext:value-type="float">
            <text:p>-6.45073</text:p>
          </table:table-cell>
          <table:table-cell table:number-columns-repeated="102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1" office:value-type="float" office:value="-6.16556" calcext:value-type="float">
            <text:p>-6.16556</text:p>
          </table:table-cell>
          <table:table-cell table:number-columns-repeated="102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1" office:value-type="float" office:value="-5.60802" calcext:value-type="float">
            <text:p>-5.60802</text:p>
          </table:table-cell>
          <table:table-cell table:number-columns-repeated="102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1" office:value-type="float" office:value="-4.76778" calcext:value-type="float">
            <text:p>-4.76778</text:p>
          </table:table-cell>
          <table:table-cell table:number-columns-repeated="102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1" office:value-type="float" office:value="-3.72446" calcext:value-type="float">
            <text:p>-3.72446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1" office:value-type="float" office:value="-2.71926" calcext:value-type="float">
            <text:p>-2.71926</text:p>
          </table:table-cell>
          <table:table-cell table:number-columns-repeated="102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1" office:value-type="float" office:value="-1.42037" calcext:value-type="float">
            <text:p>-1.42037</text:p>
          </table:table-cell>
          <table:table-cell table:number-columns-repeated="102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1" office:value-type="float" office:value="-0.10806" calcext:value-type="float">
            <text:p>-0.10806</text:p>
          </table:table-cell>
          <table:table-cell table:number-columns-repeated="102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1" office:value-type="float" office:value="1.20521" calcext:value-type="float">
            <text:p>1.20521</text:p>
          </table:table-cell>
          <table:table-cell table:number-columns-repeated="102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1" office:value-type="float" office:value="2.51907" calcext:value-type="float">
            <text:p>2.51907</text:p>
          </table:table-cell>
          <table:table-cell table:number-columns-repeated="102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1" office:value-type="float" office:value="3.83642" calcext:value-type="float">
            <text:p>3.83642</text:p>
          </table:table-cell>
          <table:table-cell table:number-columns-repeated="102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1" office:value-type="float" office:value="5.16079" calcext:value-type="float">
            <text:p>5.16079</text:p>
          </table:table-cell>
          <table:table-cell table:number-columns-repeated="102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1" office:value-type="float" office:value="6.49448" calcext:value-type="float">
            <text:p>6.49448</text:p>
          </table:table-cell>
          <table:table-cell table:number-columns-repeated="102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1" office:value-type="float" office:value="7.83749" calcext:value-type="float">
            <text:p>7.83749</text:p>
          </table:table-cell>
          <table:table-cell table:number-columns-repeated="102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1" office:value-type="float" office:value="9.18698" calcext:value-type="float">
            <text:p>9.18698</text:p>
          </table:table-cell>
          <table:table-cell table:number-columns-repeated="102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1" office:value-type="float" office:value="10.53717" calcext:value-type="float">
            <text:p>10.53717</text:p>
          </table:table-cell>
          <table:table-cell table:number-columns-repeated="102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1" office:value-type="float" office:value="11.87962" calcext:value-type="float">
            <text:p>11.87962</text:p>
          </table:table-cell>
          <table:table-cell table:number-columns-repeated="102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1" office:value-type="float" office:value="13.20362" calcext:value-type="float">
            <text:p>13.20362</text:p>
          </table:table-cell>
          <table:table-cell table:number-columns-repeated="102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1" office:value-type="float" office:value="14.49689" calcext:value-type="float">
            <text:p>14.49689</text:p>
          </table:table-cell>
          <table:table-cell table:number-columns-repeated="102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1" office:value-type="float" office:value="15.74622" calcext:value-type="float">
            <text:p>15.74622</text:p>
          </table:table-cell>
          <table:table-cell table:number-columns-repeated="102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1" office:value-type="float" office:value="16.93823" calcext:value-type="float">
            <text:p>16.93823</text:p>
          </table:table-cell>
          <table:table-cell table:number-columns-repeated="102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1" office:value-type="float" office:value="18.06001" calcext:value-type="float">
            <text:p>18.06001</text:p>
          </table:table-cell>
          <table:table-cell table:number-columns-repeated="102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1" office:value-type="float" office:value="19.09983" calcext:value-type="float">
            <text:p>19.09983</text:p>
          </table:table-cell>
          <table:table-cell table:number-columns-repeated="102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1" office:value-type="float" office:value="20.04764" calcext:value-type="float">
            <text:p>20.04764</text:p>
          </table:table-cell>
          <table:table-cell table:number-columns-repeated="102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1" office:value-type="float" office:value="20.89553" calcext:value-type="float">
            <text:p>20.89553</text:p>
          </table:table-cell>
          <table:table-cell table:number-columns-repeated="102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1" office:value-type="float" office:value="21.6381" calcext:value-type="float">
            <text:p>21.63810</text:p>
          </table:table-cell>
          <table:table-cell table:number-columns-repeated="102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1" office:value-type="float" office:value="22.27264" calcext:value-type="float">
            <text:p>22.27264</text:p>
          </table:table-cell>
          <table:table-cell table:number-columns-repeated="102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1" office:value-type="float" office:value="22.79925" calcext:value-type="float">
            <text:p>22.79925</text:p>
          </table:table-cell>
          <table:table-cell table:number-columns-repeated="102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1" office:value-type="float" office:value="23.2208" calcext:value-type="float">
            <text:p>23.22080</text:p>
          </table:table-cell>
          <table:table-cell table:number-columns-repeated="102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1" office:value-type="float" office:value="23.54283" calcext:value-type="float">
            <text:p>23.54283</text:p>
          </table:table-cell>
          <table:table-cell table:number-columns-repeated="102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1" office:value-type="float" office:value="23.77333" calcext:value-type="float">
            <text:p>23.77333</text:p>
          </table:table-cell>
          <table:table-cell table:number-columns-repeated="102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1" office:value-type="float" office:value="23.9224" calcext:value-type="float">
            <text:p>23.92240</text:p>
          </table:table-cell>
          <table:table-cell table:number-columns-repeated="102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1" office:value-type="float" office:value="24.00193" calcext:value-type="float">
            <text:p>24.00193</text:p>
          </table:table-cell>
          <table:table-cell table:number-columns-repeated="102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1" office:value-type="float" office:value="24.02514" calcext:value-type="float">
            <text:p>24.02514</text:p>
          </table:table-cell>
          <table:table-cell table:number-columns-repeated="102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1" office:value-type="float" office:value="24.00614" calcext:value-type="float">
            <text:p>24.00614</text:p>
          </table:table-cell>
          <table:table-cell table:number-columns-repeated="102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1" office:value-type="float" office:value="23.95947" calcext:value-type="float">
            <text:p>23.95947</text:p>
          </table:table-cell>
          <table:table-cell table:number-columns-repeated="102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1" office:value-type="float" office:value="23.89961" calcext:value-type="float">
            <text:p>23.89961</text:p>
          </table:table-cell>
          <table:table-cell table:number-columns-repeated="102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1" office:value-type="float" office:value="23.84051" calcext:value-type="float">
            <text:p>23.84051</text:p>
          </table:table-cell>
          <table:table-cell table:number-columns-repeated="102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1" office:value-type="float" office:value="23.79521" calcext:value-type="float">
            <text:p>23.79521</text:p>
          </table:table-cell>
          <table:table-cell table:number-columns-repeated="102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1" office:value-type="float" office:value="23.77542" calcext:value-type="float">
            <text:p>23.77542</text:p>
          </table:table-cell>
          <table:table-cell table:number-columns-repeated="102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1" office:value-type="float" office:value="23.79119" calcext:value-type="float">
            <text:p>23.79119</text:p>
          </table:table-cell>
          <table:table-cell table:number-columns-repeated="102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1" office:value-type="float" office:value="23.85068" calcext:value-type="float">
            <text:p>23.85068</text:p>
          </table:table-cell>
          <table:table-cell table:number-columns-repeated="102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1" office:value-type="float" office:value="23.95995" calcext:value-type="float">
            <text:p>23.95995</text:p>
          </table:table-cell>
          <table:table-cell table:number-columns-repeated="102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1" office:value-type="float" office:value="24.12282" calcext:value-type="float">
            <text:p>24.12282</text:p>
          </table:table-cell>
          <table:table-cell table:number-columns-repeated="102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1" office:value-type="float" office:value="24.3409" calcext:value-type="float">
            <text:p>24.34090</text:p>
          </table:table-cell>
          <table:table-cell table:number-columns-repeated="102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1" office:value-type="float" office:value="24.61359" calcext:value-type="float">
            <text:p>24.61359</text:p>
          </table:table-cell>
          <table:table-cell table:number-columns-repeated="102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1" office:value-type="float" office:value="24.93823" calcext:value-type="float">
            <text:p>24.93823</text:p>
          </table:table-cell>
          <table:table-cell table:number-columns-repeated="102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1" office:value-type="float" office:value="25.31028" calcext:value-type="float">
            <text:p>25.31028</text:p>
          </table:table-cell>
          <table:table-cell table:number-columns-repeated="102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1" office:value-type="float" office:value="25.72362" calcext:value-type="float">
            <text:p>25.72362</text:p>
          </table:table-cell>
          <table:table-cell table:number-columns-repeated="102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1" office:value-type="float" office:value="26.17086" calcext:value-type="float">
            <text:p>26.17086</text:p>
          </table:table-cell>
          <table:table-cell table:number-columns-repeated="102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1" office:value-type="float" office:value="26.64371" calcext:value-type="float">
            <text:p>26.64371</text:p>
          </table:table-cell>
          <table:table-cell table:number-columns-repeated="102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1" office:value-type="float" office:value="27.13341" calcext:value-type="float">
            <text:p>27.13341</text:p>
          </table:table-cell>
          <table:table-cell table:number-columns-repeated="102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1" office:value-type="float" office:value="27.63116" calcext:value-type="float">
            <text:p>27.63116</text:p>
          </table:table-cell>
          <table:table-cell table:number-columns-repeated="102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1" office:value-type="float" office:value="28.12854" calcext:value-type="float">
            <text:p>28.12854</text:p>
          </table:table-cell>
          <table:table-cell table:number-columns-repeated="102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1" office:value-type="float" office:value="28.61797" calcext:value-type="float">
            <text:p>28.61797</text:p>
          </table:table-cell>
          <table:table-cell table:number-columns-repeated="102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1" office:value-type="float" office:value="29.09307" calcext:value-type="float">
            <text:p>29.09307</text:p>
          </table:table-cell>
          <table:table-cell table:number-columns-repeated="102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1" office:value-type="float" office:value="29.54904" calcext:value-type="float">
            <text:p>29.54904</text:p>
          </table:table-cell>
          <table:table-cell table:number-columns-repeated="102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1" office:value-type="float" office:value="29.98297" calcext:value-type="float">
            <text:p>29.98297</text:p>
          </table:table-cell>
          <table:table-cell table:number-columns-repeated="102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1" office:value-type="float" office:value="30.39402" calcext:value-type="float">
            <text:p>30.39402</text:p>
          </table:table-cell>
          <table:table-cell table:number-columns-repeated="102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1" office:value-type="float" office:value="30.78358" calcext:value-type="float">
            <text:p>30.78358</text:p>
          </table:table-cell>
          <table:table-cell table:number-columns-repeated="102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1" office:value-type="float" office:value="31.07041" calcext:value-type="float">
            <text:p>31.07041</text:p>
          </table:table-cell>
          <table:table-cell table:number-columns-repeated="102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1" office:value-type="float" office:value="31.34453" calcext:value-type="float">
            <text:p>31.34453</text:p>
          </table:table-cell>
          <table:table-cell table:number-columns-repeated="102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1" office:value-type="float" office:value="31.69429" calcext:value-type="float">
            <text:p>31.69429</text:p>
          </table:table-cell>
          <table:table-cell table:number-columns-repeated="102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1" office:value-type="float" office:value="32.16418" calcext:value-type="float">
            <text:p>32.16418</text:p>
          </table:table-cell>
          <table:table-cell table:number-columns-repeated="102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1" office:value-type="float" office:value="32.67954" calcext:value-type="float">
            <text:p>32.67954</text:p>
          </table:table-cell>
          <table:table-cell table:number-columns-repeated="102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1" office:value-type="float" office:value="33.16138" calcext:value-type="float">
            <text:p>33.16138</text:p>
          </table:table-cell>
          <table:table-cell table:number-columns-repeated="102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1" office:value-type="float" office:value="33.58739" calcext:value-type="float">
            <text:p>33.58739</text:p>
          </table:table-cell>
          <table:table-cell table:number-columns-repeated="102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1" office:value-type="float" office:value="33.99732" calcext:value-type="float">
            <text:p>33.99732</text:p>
          </table:table-cell>
          <table:table-cell table:number-columns-repeated="102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1" office:value-type="float" office:value="34.46064" calcext:value-type="float">
            <text:p>34.46064</text:p>
          </table:table-cell>
          <table:table-cell table:number-columns-repeated="102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1" office:value-type="float" office:value="35.03474" calcext:value-type="float">
            <text:p>35.03474</text:p>
          </table:table-cell>
          <table:table-cell table:number-columns-repeated="102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1" office:value-type="float" office:value="35.73728" calcext:value-type="float">
            <text:p>35.73728</text:p>
          </table:table-cell>
          <table:table-cell table:number-columns-repeated="102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1" office:value-type="float" office:value="36.5435" calcext:value-type="float">
            <text:p>36.54350</text:p>
          </table:table-cell>
          <table:table-cell table:number-columns-repeated="102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1" office:value-type="float" office:value="37.40864" calcext:value-type="float">
            <text:p>37.40864</text:p>
          </table:table-cell>
          <table:table-cell table:number-columns-repeated="102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1" office:value-type="float" office:value="38.2987" calcext:value-type="float">
            <text:p>38.29870</text:p>
          </table:table-cell>
          <table:table-cell table:number-columns-repeated="102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1" office:value-type="float" office:value="39.21056" calcext:value-type="float">
            <text:p>39.21056</text:p>
          </table:table-cell>
          <table:table-cell table:number-columns-repeated="102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1" office:value-type="float" office:value="40.16551" calcext:value-type="float">
            <text:p>40.16551</text:p>
          </table:table-cell>
          <table:table-cell table:number-columns-repeated="102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1" office:value-type="float" office:value="41.1751" calcext:value-type="float">
            <text:p>41.17510</text:p>
          </table:table-cell>
          <table:table-cell table:number-columns-repeated="102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4" office:value-type="float" office:value="42.2262975" calcext:value-type="float">
            <text:p>42.2262975</text:p>
          </table:table-cell>
          <table:table-cell table:number-columns-repeated="102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4" office:value-type="float" office:value="43.3724016" calcext:value-type="float">
            <text:p>43.3724016</text:p>
          </table:table-cell>
          <table:table-cell table:number-columns-repeated="102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4" office:value-type="float" office:value="44.4840562" calcext:value-type="float">
            <text:p>44.4840562</text:p>
          </table:table-cell>
          <table:table-cell table:number-columns-repeated="102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4" office:value-type="float" office:value="45.476138" calcext:value-type="float">
            <text:p>45.4761380</text:p>
          </table:table-cell>
          <table:table-cell table:number-columns-repeated="102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4" office:value-type="float" office:value="46.4567207" calcext:value-type="float">
            <text:p>46.4567207</text:p>
          </table:table-cell>
          <table:table-cell table:number-columns-repeated="102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4" office:value-type="float" office:value="47.5213815" calcext:value-type="float">
            <text:p>47.5213815</text:p>
          </table:table-cell>
          <table:table-cell table:number-columns-repeated="102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4" office:value-type="float" office:value="48.5344163" calcext:value-type="float">
            <text:p>48.5344163</text:p>
          </table:table-cell>
          <table:table-cell table:number-columns-repeated="102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4" office:value-type="float" office:value="49.5861495" calcext:value-type="float">
            <text:p>49.5861495</text:p>
          </table:table-cell>
          <table:table-cell table:number-columns-repeated="102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4" office:value-type="float" office:value="50.5387068" calcext:value-type="float">
            <text:p>50.5387068</text:p>
          </table:table-cell>
          <table:table-cell table:number-columns-repeated="102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4" office:value-type="float" office:value="51.3807849" calcext:value-type="float">
            <text:p>51.3807849</text:p>
          </table:table-cell>
          <table:table-cell table:number-columns-repeated="102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4" office:value-type="float" office:value="52.1667826" calcext:value-type="float">
            <text:p>52.1667826</text:p>
          </table:table-cell>
          <table:table-cell table:number-columns-repeated="102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4" office:value-type="float" office:value="52.9564838" calcext:value-type="float">
            <text:p>52.9564838</text:p>
          </table:table-cell>
          <table:table-cell table:number-columns-repeated="102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4" office:value-type="float" office:value="53.7882418" calcext:value-type="float">
            <text:p>53.7882418</text:p>
          </table:table-cell>
          <table:table-cell table:number-columns-repeated="102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4" office:value-type="float" office:value="54.3427024" calcext:value-type="float">
            <text:p>54.3427024</text:p>
          </table:table-cell>
          <table:table-cell table:number-columns-repeated="102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4" office:value-type="float" office:value="54.8712512" calcext:value-type="float">
            <text:p>54.8712512</text:p>
          </table:table-cell>
          <table:table-cell table:number-columns-repeated="102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4" office:value-type="float" office:value="55.3222105" calcext:value-type="float">
            <text:p>55.3222105</text:p>
          </table:table-cell>
          <table:table-cell table:number-columns-repeated="102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4" office:value-type="float" office:value="55.8196609" calcext:value-type="float">
            <text:p>55.8196609</text:p>
          </table:table-cell>
          <table:table-cell table:number-columns-repeated="102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4" office:value-type="float" office:value="56.3000349" calcext:value-type="float">
            <text:p>56.3000349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4" office:value-type="float" office:value="56.8552701" calcext:value-type="float">
            <text:p>56.8552701</text:p>
          </table:table-cell>
          <table:table-cell table:number-columns-repeated="102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4" office:value-type="float" office:value="57.5653127" calcext:value-type="float">
            <text:p>57.5653127</text:p>
          </table:table-cell>
          <table:table-cell table:number-columns-repeated="102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4" office:value-type="float" office:value="58.3091659" calcext:value-type="float">
            <text:p>58.3091659</text:p>
          </table:table-cell>
          <table:table-cell table:number-columns-repeated="102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4" office:value-type="float" office:value="59.1218414" calcext:value-type="float">
            <text:p>59.1218414</text:p>
          </table:table-cell>
          <table:table-cell table:number-columns-repeated="102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4" office:value-type="float" office:value="59.9844537" calcext:value-type="float">
            <text:p>59.9844537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4" office:value-type="float" office:value="60.7853482" calcext:value-type="float">
            <text:p>60.7853482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4" office:value-type="float" office:value="61.6286593" calcext:value-type="float">
            <text:p>61.6286593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4" office:value-type="float" office:value="62.2950486" calcext:value-type="float">
            <text:p>62.2950486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" office:value-type="float" office:value="62.9658689" calcext:value-type="float">
            <text:p>62.9658689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4" office:value-type="float" office:value="63.4673369" calcext:value-type="float">
            <text:p>63.4673369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float" office:value="63.8285221" calcext:value-type="float">
            <text:p>63.8285221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4" office:value-type="float" office:value="64.0907881" calcext:value-type="float">
            <text:p>64.0907881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4" office:value-type="float" office:value="64.2998037" calcext:value-type="float">
            <text:p>64.2998037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4" office:value-type="float" office:value="64.4734276" calcext:value-type="float">
            <text:p>64.4734276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4" office:value-type="float" office:value="64.5736111" calcext:value-type="float">
            <text:p>64.5736111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4" office:value-type="float" office:value="64.6876311" calcext:value-type="float">
            <text:p>64.6876311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4" office:value-type="float" office:value="64.8451826" calcext:value-type="float">
            <text:p>64.8451826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4" office:value-type="float" office:value="65.1464034" calcext:value-type="float">
            <text:p>65.1464034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4" office:value-type="float" office:value="65.4573487" calcext:value-type="float">
            <text:p>65.4573487</text:p>
          </table:table-cell>
          <table:table-cell table:number-columns-repeated="102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4" office:value-type="float" office:value="65.7768362" calcext:value-type="float">
            <text:p>65.7768362</text:p>
          </table:table-cell>
          <table:table-cell table:number-columns-repeated="102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4" office:value-type="float" office:value="66.0699217" calcext:value-type="float">
            <text:p>66.0699217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4" office:value-type="float" office:value="66.3245568" calcext:value-type="float">
            <text:p>66.3245568</text:p>
          </table:table-cell>
          <table:table-cell table:number-columns-repeated="102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4" office:value-type="float" office:value="66.6030198" calcext:value-type="float">
            <text:p>66.6030198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4" office:value-type="float" office:value="66.9069091" calcext:value-type="float">
            <text:p>66.9069091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float" office:value="67.2810383" calcext:value-type="float">
            <text:p>67.2810383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float" office:value="67.6439167" calcext:value-type="float">
            <text:p>67.6439167</text:p>
          </table:table-cell>
          <table:table-cell table:number-columns-repeated="102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8.1024205" calcext:value-type="float">
            <text:p>68.1024205</text:p>
          </table:table-cell>
          <table:table-cell table:number-columns-repeated="102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68.5927179" calcext:value-type="float">
            <text:p>68.5927179</text:p>
          </table:table-cell>
          <table:table-cell table:number-columns-repeated="102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float" office:value="68.9676423" calcext:value-type="float">
            <text:p>68.9676423</text:p>
          </table:table-cell>
          <table:table-cell table:number-columns-repeated="102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float" office:value="69.2201632" calcext:value-type="float">
            <text:p>69.2201632</text:p>
          </table:table-cell>
          <table:table-cell table:number-columns-repeated="102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float" office:value="69.3611599" calcext:value-type="float">
            <text:p>69.3611599</text:p>
          </table:table-cell>
          <table:table-cell table:number-columns-repeated="102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" office:value-type="float" office:value="69.4704179" calcext:value-type="float">
            <text:p>69.4704179</text:p>
          </table:table-cell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scopic Era" table:style-name="ta1">
        <table:shapes>
          <draw:frame draw:z-index="0" draw:style-name="gr1" draw:text-style-name="P1" svg:width="304.89mm" svg:height="171.49mm" svg:x="46.16mm" svg:y="1mm">
            <draw:object draw:notify-on-update-of-ranges="'Telescopic Era'.A2:'Telescopic Era'.A403 'Telescopic Era'.B1:'Telescopic Era'.B1 'Telescopic Era'.B2:'Telescopic Era'.B40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ΔT</text:p>
          </table:table-cell>
          <table:table-cell table:style-name="ce12" table:number-columns-repeated="102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9" office:value-type="float" office:value="123.844" calcext:value-type="float">
            <text:p>123.844</text:p>
          </table:table-cell>
          <table:table-cell table:number-columns-repeated="102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9" office:value-type="float" office:value="119.133" calcext:value-type="float">
            <text:p>119.133</text:p>
          </table:table-cell>
          <table:table-cell table:number-columns-repeated="102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9" office:value-type="float" office:value="114.608" calcext:value-type="float">
            <text:p>114.608</text:p>
          </table:table-cell>
          <table:table-cell table:number-columns-repeated="102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9" office:value-type="float" office:value="110.268" calcext:value-type="float">
            <text:p>110.268</text:p>
          </table:table-cell>
          <table:table-cell table:number-columns-repeated="102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9" office:value-type="float" office:value="106.112" calcext:value-type="float">
            <text:p>106.112</text:p>
          </table:table-cell>
          <table:table-cell table:number-columns-repeated="102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9" office:value-type="float" office:value="102.138" calcext:value-type="float">
            <text:p>102.138</text:p>
          </table:table-cell>
          <table:table-cell table:number-columns-repeated="102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9" office:value-type="float" office:value="98.344" calcext:value-type="float">
            <text:p>98.344</text:p>
          </table:table-cell>
          <table:table-cell table:number-columns-repeated="102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9" office:value-type="float" office:value="94.727" calcext:value-type="float">
            <text:p>94.727</text:p>
          </table:table-cell>
          <table:table-cell table:number-columns-repeated="102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9" office:value-type="float" office:value="91.282" calcext:value-type="float">
            <text:p>91.282</text:p>
          </table:table-cell>
          <table:table-cell table:number-columns-repeated="102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9" office:value-type="float" office:value="88.006" calcext:value-type="float">
            <text:p>88.006</text:p>
          </table:table-cell>
          <table:table-cell table:number-columns-repeated="102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9" office:value-type="float" office:value="84.895" calcext:value-type="float">
            <text:p>84.895</text:p>
          </table:table-cell>
          <table:table-cell table:number-columns-repeated="102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9" office:value-type="float" office:value="81.944" calcext:value-type="float">
            <text:p>81.944</text:p>
          </table:table-cell>
          <table:table-cell table:number-columns-repeated="102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9" office:value-type="float" office:value="79.147" calcext:value-type="float">
            <text:p>79.147</text:p>
          </table:table-cell>
          <table:table-cell table:number-columns-repeated="102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9" office:value-type="float" office:value="76.5" calcext:value-type="float">
            <text:p>76.500</text:p>
          </table:table-cell>
          <table:table-cell table:number-columns-repeated="102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9" office:value-type="float" office:value="73.996" calcext:value-type="float">
            <text:p>73.996</text:p>
          </table:table-cell>
          <table:table-cell table:number-columns-repeated="102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9" office:value-type="float" office:value="71.629" calcext:value-type="float">
            <text:p>71.629</text:p>
          </table:table-cell>
          <table:table-cell table:number-columns-repeated="102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9" office:value-type="float" office:value="69.393" calcext:value-type="float">
            <text:p>69.393</text:p>
          </table:table-cell>
          <table:table-cell table:number-columns-repeated="102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9" office:value-type="float" office:value="67.282" calcext:value-type="float">
            <text:p>67.282</text:p>
          </table:table-cell>
          <table:table-cell table:number-columns-repeated="102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9" office:value-type="float" office:value="65.288" calcext:value-type="float">
            <text:p>65.288</text:p>
          </table:table-cell>
          <table:table-cell table:number-columns-repeated="102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9" office:value-type="float" office:value="63.406" calcext:value-type="float">
            <text:p>63.406</text:p>
          </table:table-cell>
          <table:table-cell table:number-columns-repeated="102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9" office:value-type="float" office:value="61.627" calcext:value-type="float">
            <text:p>61.627</text:p>
          </table:table-cell>
          <table:table-cell table:number-columns-repeated="102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9" office:value-type="float" office:value="59.946" calcext:value-type="float">
            <text:p>59.946</text:p>
          </table:table-cell>
          <table:table-cell table:number-columns-repeated="102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9" office:value-type="float" office:value="58.354" calcext:value-type="float">
            <text:p>58.354</text:p>
          </table:table-cell>
          <table:table-cell table:number-columns-repeated="102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9" office:value-type="float" office:value="56.845" calcext:value-type="float">
            <text:p>56.845</text:p>
          </table:table-cell>
          <table:table-cell table:number-columns-repeated="102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9" office:value-type="float" office:value="55.411" calcext:value-type="float">
            <text:p>55.411</text:p>
          </table:table-cell>
          <table:table-cell table:number-columns-repeated="102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9" office:value-type="float" office:value="54.047" calcext:value-type="float">
            <text:p>54.047</text:p>
          </table:table-cell>
          <table:table-cell table:number-columns-repeated="102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9" office:value-type="float" office:value="52.743" calcext:value-type="float">
            <text:p>52.743</text:p>
          </table:table-cell>
          <table:table-cell table:number-columns-repeated="102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9" office:value-type="float" office:value="51.494" calcext:value-type="float">
            <text:p>51.494</text:p>
          </table:table-cell>
          <table:table-cell table:number-columns-repeated="102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9" office:value-type="float" office:value="50.294" calcext:value-type="float">
            <text:p>50.294</text:p>
          </table:table-cell>
          <table:table-cell table:number-columns-repeated="102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9" office:value-type="float" office:value="49.134" calcext:value-type="float">
            <text:p>49.134</text:p>
          </table:table-cell>
          <table:table-cell table:number-columns-repeated="102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9" office:value-type="float" office:value="48.009" calcext:value-type="float">
            <text:p>48.009</text:p>
          </table:table-cell>
          <table:table-cell table:number-columns-repeated="102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9" office:value-type="float" office:value="46.913" calcext:value-type="float">
            <text:p>46.913</text:p>
          </table:table-cell>
          <table:table-cell table:number-columns-repeated="102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9" office:value-type="float" office:value="45.839" calcext:value-type="float">
            <text:p>45.839</text:p>
          </table:table-cell>
          <table:table-cell table:number-columns-repeated="102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9" office:value-type="float" office:value="44.782" calcext:value-type="float">
            <text:p>44.782</text:p>
          </table:table-cell>
          <table:table-cell table:number-columns-repeated="102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9" office:value-type="float" office:value="43.737" calcext:value-type="float">
            <text:p>43.737</text:p>
          </table:table-cell>
          <table:table-cell table:number-columns-repeated="102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9" office:value-type="float" office:value="42.698" calcext:value-type="float">
            <text:p>42.698</text:p>
          </table:table-cell>
          <table:table-cell table:number-columns-repeated="102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9" office:value-type="float" office:value="41.662" calcext:value-type="float">
            <text:p>41.662</text:p>
          </table:table-cell>
          <table:table-cell table:number-columns-repeated="102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9" office:value-type="float" office:value="40.623" calcext:value-type="float">
            <text:p>40.623</text:p>
          </table:table-cell>
          <table:table-cell table:number-columns-repeated="102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9" office:value-type="float" office:value="39.577" calcext:value-type="float">
            <text:p>39.577</text:p>
          </table:table-cell>
          <table:table-cell table:number-columns-repeated="102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9" office:value-type="float" office:value="38.523" calcext:value-type="float">
            <text:p>38.523</text:p>
          </table:table-cell>
          <table:table-cell table:number-columns-repeated="102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9" office:value-type="float" office:value="37.456" calcext:value-type="float">
            <text:p>37.456</text:p>
          </table:table-cell>
          <table:table-cell table:number-columns-repeated="102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9" office:value-type="float" office:value="36.375" calcext:value-type="float">
            <text:p>36.375</text:p>
          </table:table-cell>
          <table:table-cell table:number-columns-repeated="102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9" office:value-type="float" office:value="35.278" calcext:value-type="float">
            <text:p>35.278</text:p>
          </table:table-cell>
          <table:table-cell table:number-columns-repeated="102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9" office:value-type="float" office:value="34.163" calcext:value-type="float">
            <text:p>34.163</text:p>
          </table:table-cell>
          <table:table-cell table:number-columns-repeated="102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9" office:value-type="float" office:value="33.03" calcext:value-type="float">
            <text:p>33.030</text:p>
          </table:table-cell>
          <table:table-cell table:number-columns-repeated="102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9" office:value-type="float" office:value="31.88" calcext:value-type="float">
            <text:p>31.880</text:p>
          </table:table-cell>
          <table:table-cell table:number-columns-repeated="102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9" office:value-type="float" office:value="30.712" calcext:value-type="float">
            <text:p>30.712</text:p>
          </table:table-cell>
          <table:table-cell table:number-columns-repeated="102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9" office:value-type="float" office:value="29.53" calcext:value-type="float">
            <text:p>29.530</text:p>
          </table:table-cell>
          <table:table-cell table:number-columns-repeated="102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9" office:value-type="float" office:value="28.082" calcext:value-type="float">
            <text:p>28.082</text:p>
          </table:table-cell>
          <table:table-cell table:number-columns-repeated="102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9" office:value-type="float" office:value="27.077" calcext:value-type="float">
            <text:p>27.077</text:p>
          </table:table-cell>
          <table:table-cell table:number-columns-repeated="102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9" office:value-type="float" office:value="26.019" calcext:value-type="float">
            <text:p>26.019</text:p>
          </table:table-cell>
          <table:table-cell table:number-columns-repeated="102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9" office:value-type="float" office:value="25.147" calcext:value-type="float">
            <text:p>25.147</text:p>
          </table:table-cell>
          <table:table-cell table:number-columns-repeated="102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9" office:value-type="float" office:value="24.121" calcext:value-type="float">
            <text:p>24.121</text:p>
          </table:table-cell>
          <table:table-cell table:number-columns-repeated="102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9" office:value-type="float" office:value="23.065" calcext:value-type="float">
            <text:p>23.065</text:p>
          </table:table-cell>
          <table:table-cell table:number-columns-repeated="102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9" office:value-type="float" office:value="21.995" calcext:value-type="float">
            <text:p>21.995</text:p>
          </table:table-cell>
          <table:table-cell table:number-columns-repeated="102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9" office:value-type="float" office:value="20.927" calcext:value-type="float">
            <text:p>20.927</text:p>
          </table:table-cell>
          <table:table-cell table:number-columns-repeated="102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9" office:value-type="float" office:value="19.873" calcext:value-type="float">
            <text:p>19.873</text:p>
          </table:table-cell>
          <table:table-cell table:number-columns-repeated="102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9" office:value-type="float" office:value="18.843" calcext:value-type="float">
            <text:p>18.843</text:p>
          </table:table-cell>
          <table:table-cell table:number-columns-repeated="102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9" office:value-type="float" office:value="17.848" calcext:value-type="float">
            <text:p>17.848</text:p>
          </table:table-cell>
          <table:table-cell table:number-columns-repeated="102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9" office:value-type="float" office:value="16.894" calcext:value-type="float">
            <text:p>16.894</text:p>
          </table:table-cell>
          <table:table-cell table:number-columns-repeated="102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9" office:value-type="float" office:value="15.987" calcext:value-type="float">
            <text:p>15.987</text:p>
          </table:table-cell>
          <table:table-cell table:number-columns-repeated="102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9" office:value-type="float" office:value="15.132" calcext:value-type="float">
            <text:p>15.132</text:p>
          </table:table-cell>
          <table:table-cell table:number-columns-repeated="102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9" office:value-type="float" office:value="14.331" calcext:value-type="float">
            <text:p>14.331</text:p>
          </table:table-cell>
          <table:table-cell table:number-columns-repeated="102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9" office:value-type="float" office:value="13.589" calcext:value-type="float">
            <text:p>13.589</text:p>
          </table:table-cell>
          <table:table-cell table:number-columns-repeated="102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9" office:value-type="float" office:value="12.904" calcext:value-type="float">
            <text:p>12.904</text:p>
          </table:table-cell>
          <table:table-cell table:number-columns-repeated="102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9" office:value-type="float" office:value="12.28" calcext:value-type="float">
            <text:p>12.280</text:p>
          </table:table-cell>
          <table:table-cell table:number-columns-repeated="102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9" office:value-type="float" office:value="11.714" calcext:value-type="float">
            <text:p>11.714</text:p>
          </table:table-cell>
          <table:table-cell table:number-columns-repeated="102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9" office:value-type="float" office:value="11.206" calcext:value-type="float">
            <text:p>11.206</text:p>
          </table:table-cell>
          <table:table-cell table:number-columns-repeated="102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9" office:value-type="float" office:value="10.756" calcext:value-type="float">
            <text:p>10.756</text:p>
          </table:table-cell>
          <table:table-cell table:number-columns-repeated="102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9" office:value-type="float" office:value="10.36" calcext:value-type="float">
            <text:p>10.360</text:p>
          </table:table-cell>
          <table:table-cell table:number-columns-repeated="102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9" office:value-type="float" office:value="10.018" calcext:value-type="float">
            <text:p>10.018</text:p>
          </table:table-cell>
          <table:table-cell table:number-columns-repeated="102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9" office:value-type="float" office:value="9.725" calcext:value-type="float">
            <text:p>9.725</text:p>
          </table:table-cell>
          <table:table-cell table:number-columns-repeated="102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9" office:value-type="float" office:value="9.481" calcext:value-type="float">
            <text:p>9.481</text:p>
          </table:table-cell>
          <table:table-cell table:number-columns-repeated="102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9" office:value-type="float" office:value="9.28" calcext:value-type="float">
            <text:p>9.280</text:p>
          </table:table-cell>
          <table:table-cell table:number-columns-repeated="102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9" office:value-type="float" office:value="9.122" calcext:value-type="float">
            <text:p>9.122</text:p>
          </table:table-cell>
          <table:table-cell table:number-columns-repeated="102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9" office:value-type="float" office:value="9.002" calcext:value-type="float">
            <text:p>9.002</text:p>
          </table:table-cell>
          <table:table-cell table:number-columns-repeated="102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9" office:value-type="float" office:value="8.917" calcext:value-type="float">
            <text:p>8.917</text:p>
          </table:table-cell>
          <table:table-cell table:number-columns-repeated="102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9" office:value-type="float" office:value="8.864" calcext:value-type="float">
            <text:p>8.864</text:p>
          </table:table-cell>
          <table:table-cell table:number-columns-repeated="102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9" office:value-type="float" office:value="8.839" calcext:value-type="float">
            <text:p>8.839</text:p>
          </table:table-cell>
          <table:table-cell table:number-columns-repeated="102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9" office:value-type="float" office:value="8.84" calcext:value-type="float">
            <text:p>8.840</text:p>
          </table:table-cell>
          <table:table-cell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office:value-type="float" office:value="8.864" calcext:value-type="float">
            <text:p>8.864</text:p>
          </table:table-cell>
          <table:table-cell table:number-columns-repeated="102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9" office:value-type="float" office:value="8.907" calcext:value-type="float">
            <text:p>8.907</text:p>
          </table:table-cell>
          <table:table-cell table:number-columns-repeated="102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9" office:value-type="float" office:value="8.967" calcext:value-type="float">
            <text:p>8.967</text:p>
          </table:table-cell>
          <table:table-cell table:number-columns-repeated="102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9" office:value-type="float" office:value="9.042" calcext:value-type="float">
            <text:p>9.042</text:p>
          </table:table-cell>
          <table:table-cell table:number-columns-repeated="102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9" office:value-type="float" office:value="9.127" calcext:value-type="float">
            <text:p>9.127</text:p>
          </table:table-cell>
          <table:table-cell table:number-columns-repeated="102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9" office:value-type="float" office:value="9.223" calcext:value-type="float">
            <text:p>9.223</text:p>
          </table:table-cell>
          <table:table-cell table:number-columns-repeated="102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9" office:value-type="float" office:value="9.325" calcext:value-type="float">
            <text:p>9.325</text:p>
          </table:table-cell>
          <table:table-cell table:number-columns-repeated="102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9" office:value-type="float" office:value="9.432" calcext:value-type="float">
            <text:p>9.432</text:p>
          </table:table-cell>
          <table:table-cell table:number-columns-repeated="102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9" office:value-type="float" office:value="9.543" calcext:value-type="float">
            <text:p>9.543</text:p>
          </table:table-cell>
          <table:table-cell table:number-columns-repeated="102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9" office:value-type="float" office:value="9.656" calcext:value-type="float">
            <text:p>9.656</text:p>
          </table:table-cell>
          <table:table-cell table:number-columns-repeated="102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9" office:value-type="float" office:value="9.768" calcext:value-type="float">
            <text:p>9.768</text:p>
          </table:table-cell>
          <table:table-cell table:number-columns-repeated="102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9" office:value-type="float" office:value="9.881" calcext:value-type="float">
            <text:p>9.881</text:p>
          </table:table-cell>
          <table:table-cell table:number-columns-repeated="102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9" office:value-type="float" office:value="9.991" calcext:value-type="float">
            <text:p>9.991</text:p>
          </table:table-cell>
          <table:table-cell table:number-columns-repeated="102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9" office:value-type="float" office:value="10.098" calcext:value-type="float">
            <text:p>10.098</text:p>
          </table:table-cell>
          <table:table-cell table:number-columns-repeated="102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9" office:value-type="float" office:value="10.202" calcext:value-type="float">
            <text:p>10.202</text:p>
          </table:table-cell>
          <table:table-cell table:number-columns-repeated="102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9" office:value-type="float" office:value="10.302" calcext:value-type="float">
            <text:p>10.302</text:p>
          </table:table-cell>
          <table:table-cell table:number-columns-repeated="102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9" office:value-type="float" office:value="10.398" calcext:value-type="float">
            <text:p>10.398</text:p>
          </table:table-cell>
          <table:table-cell table:number-columns-repeated="102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9" office:value-type="float" office:value="10.489" calcext:value-type="float">
            <text:p>10.489</text:p>
          </table:table-cell>
          <table:table-cell table:number-columns-repeated="102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9" office:value-type="float" office:value="10.575" calcext:value-type="float">
            <text:p>10.575</text:p>
          </table:table-cell>
          <table:table-cell table:number-columns-repeated="102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9" office:value-type="float" office:value="10.657" calcext:value-type="float">
            <text:p>10.657</text:p>
          </table:table-cell>
          <table:table-cell table:number-columns-repeated="102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9" office:value-type="float" office:value="10.734" calcext:value-type="float">
            <text:p>10.734</text:p>
          </table:table-cell>
          <table:table-cell table:number-columns-repeated="102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9" office:value-type="float" office:value="10.808" calcext:value-type="float">
            <text:p>10.808</text:p>
          </table:table-cell>
          <table:table-cell table:number-columns-repeated="102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9" office:value-type="float" office:value="10.877" calcext:value-type="float">
            <text:p>10.877</text:p>
          </table:table-cell>
          <table:table-cell table:number-columns-repeated="102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9" office:value-type="float" office:value="10.942" calcext:value-type="float">
            <text:p>10.942</text:p>
          </table:table-cell>
          <table:table-cell table:number-columns-repeated="102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9" office:value-type="float" office:value="11.005" calcext:value-type="float">
            <text:p>11.005</text:p>
          </table:table-cell>
          <table:table-cell table:number-columns-repeated="102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9" office:value-type="float" office:value="11.065" calcext:value-type="float">
            <text:p>11.065</text:p>
          </table:table-cell>
          <table:table-cell table:number-columns-repeated="102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9" office:value-type="float" office:value="11.124" calcext:value-type="float">
            <text:p>11.124</text:p>
          </table:table-cell>
          <table:table-cell table:number-columns-repeated="102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9" office:value-type="float" office:value="11.181" calcext:value-type="float">
            <text:p>11.181</text:p>
          </table:table-cell>
          <table:table-cell table:number-columns-repeated="102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9" office:value-type="float" office:value="11.237" calcext:value-type="float">
            <text:p>11.237</text:p>
          </table:table-cell>
          <table:table-cell table:number-columns-repeated="102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9" office:value-type="float" office:value="11.294" calcext:value-type="float">
            <text:p>11.294</text:p>
          </table:table-cell>
          <table:table-cell table:number-columns-repeated="102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9" office:value-type="float" office:value="11.351" calcext:value-type="float">
            <text:p>11.351</text:p>
          </table:table-cell>
          <table:table-cell table:number-columns-repeated="102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9" office:value-type="float" office:value="11.409" calcext:value-type="float">
            <text:p>11.409</text:p>
          </table:table-cell>
          <table:table-cell table:number-columns-repeated="102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9" office:value-type="float" office:value="11.469" calcext:value-type="float">
            <text:p>11.469</text:p>
          </table:table-cell>
          <table:table-cell table:number-columns-repeated="102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9" office:value-type="float" office:value="11.532" calcext:value-type="float">
            <text:p>11.532</text:p>
          </table:table-cell>
          <table:table-cell table:number-columns-repeated="102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9" office:value-type="float" office:value="11.598" calcext:value-type="float">
            <text:p>11.598</text:p>
          </table:table-cell>
          <table:table-cell table:number-columns-repeated="102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9" office:value-type="float" office:value="11.667" calcext:value-type="float">
            <text:p>11.667</text:p>
          </table:table-cell>
          <table:table-cell table:number-columns-repeated="102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9" office:value-type="float" office:value="11.741" calcext:value-type="float">
            <text:p>11.741</text:p>
          </table:table-cell>
          <table:table-cell table:number-columns-repeated="102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9" office:value-type="float" office:value="11.819" calcext:value-type="float">
            <text:p>11.819</text:p>
          </table:table-cell>
          <table:table-cell table:number-columns-repeated="102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9" office:value-type="float" office:value="11.902" calcext:value-type="float">
            <text:p>11.902</text:p>
          </table:table-cell>
          <table:table-cell table:number-columns-repeated="102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9" office:value-type="float" office:value="11.99" calcext:value-type="float">
            <text:p>11.990</text:p>
          </table:table-cell>
          <table:table-cell table:number-columns-repeated="102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9" office:value-type="float" office:value="12.083" calcext:value-type="float">
            <text:p>12.083</text:p>
          </table:table-cell>
          <table:table-cell table:number-columns-repeated="102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9" office:value-type="float" office:value="12.182" calcext:value-type="float">
            <text:p>12.182</text:p>
          </table:table-cell>
          <table:table-cell table:number-columns-repeated="102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9" office:value-type="float" office:value="12.287" calcext:value-type="float">
            <text:p>12.287</text:p>
          </table:table-cell>
          <table:table-cell table:number-columns-repeated="102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9" office:value-type="float" office:value="12.397" calcext:value-type="float">
            <text:p>12.397</text:p>
          </table:table-cell>
          <table:table-cell table:number-columns-repeated="102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9" office:value-type="float" office:value="12.513" calcext:value-type="float">
            <text:p>12.513</text:p>
          </table:table-cell>
          <table:table-cell table:number-columns-repeated="102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9" office:value-type="float" office:value="12.635" calcext:value-type="float">
            <text:p>12.635</text:p>
          </table:table-cell>
          <table:table-cell table:number-columns-repeated="102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9" office:value-type="float" office:value="12.761" calcext:value-type="float">
            <text:p>12.761</text:p>
          </table:table-cell>
          <table:table-cell table:number-columns-repeated="102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9" office:value-type="float" office:value="12.893" calcext:value-type="float">
            <text:p>12.893</text:p>
          </table:table-cell>
          <table:table-cell table:number-columns-repeated="102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9" office:value-type="float" office:value="13.03" calcext:value-type="float">
            <text:p>13.030</text:p>
          </table:table-cell>
          <table:table-cell table:number-columns-repeated="102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9" office:value-type="float" office:value="13.172" calcext:value-type="float">
            <text:p>13.172</text:p>
          </table:table-cell>
          <table:table-cell table:number-columns-repeated="102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9" office:value-type="float" office:value="13.317" calcext:value-type="float">
            <text:p>13.317</text:p>
          </table:table-cell>
          <table:table-cell table:number-columns-repeated="102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9" office:value-type="float" office:value="13.466" calcext:value-type="float">
            <text:p>13.466</text:p>
          </table:table-cell>
          <table:table-cell table:number-columns-repeated="102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9" office:value-type="float" office:value="13.618" calcext:value-type="float">
            <text:p>13.618</text:p>
          </table:table-cell>
          <table:table-cell table:number-columns-repeated="102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9" office:value-type="float" office:value="13.772" calcext:value-type="float">
            <text:p>13.772</text:p>
          </table:table-cell>
          <table:table-cell table:number-columns-repeated="102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9" office:value-type="float" office:value="13.929" calcext:value-type="float">
            <text:p>13.929</text:p>
          </table:table-cell>
          <table:table-cell table:number-columns-repeated="102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9" office:value-type="float" office:value="14.087" calcext:value-type="float">
            <text:p>14.087</text:p>
          </table:table-cell>
          <table:table-cell table:number-columns-repeated="102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9" office:value-type="float" office:value="14.245" calcext:value-type="float">
            <text:p>14.245</text:p>
          </table:table-cell>
          <table:table-cell table:number-columns-repeated="102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9" office:value-type="float" office:value="14.404" calcext:value-type="float">
            <text:p>14.404</text:p>
          </table:table-cell>
          <table:table-cell table:number-columns-repeated="102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9" office:value-type="float" office:value="14.562" calcext:value-type="float">
            <text:p>14.562</text:p>
          </table:table-cell>
          <table:table-cell table:number-columns-repeated="102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9" office:value-type="float" office:value="14.719" calcext:value-type="float">
            <text:p>14.719</text:p>
          </table:table-cell>
          <table:table-cell table:number-columns-repeated="102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9" office:value-type="float" office:value="14.874" calcext:value-type="float">
            <text:p>14.874</text:p>
          </table:table-cell>
          <table:table-cell table:number-columns-repeated="102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9" office:value-type="float" office:value="15.027" calcext:value-type="float">
            <text:p>15.027</text:p>
          </table:table-cell>
          <table:table-cell table:number-columns-repeated="102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9" office:value-type="float" office:value="15.176" calcext:value-type="float">
            <text:p>15.176</text:p>
          </table:table-cell>
          <table:table-cell table:number-columns-repeated="102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9" office:value-type="float" office:value="15.322" calcext:value-type="float">
            <text:p>15.322</text:p>
          </table:table-cell>
          <table:table-cell table:number-columns-repeated="102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9" office:value-type="float" office:value="15.465" calcext:value-type="float">
            <text:p>15.465</text:p>
          </table:table-cell>
          <table:table-cell table:number-columns-repeated="102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9" office:value-type="float" office:value="15.602" calcext:value-type="float">
            <text:p>15.602</text:p>
          </table:table-cell>
          <table:table-cell table:number-columns-repeated="102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9" office:value-type="float" office:value="15.735" calcext:value-type="float">
            <text:p>15.735</text:p>
          </table:table-cell>
          <table:table-cell table:number-columns-repeated="102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9" office:value-type="float" office:value="15.862" calcext:value-type="float">
            <text:p>15.862</text:p>
          </table:table-cell>
          <table:table-cell table:number-columns-repeated="102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9" office:value-type="float" office:value="15.983" calcext:value-type="float">
            <text:p>15.983</text:p>
          </table:table-cell>
          <table:table-cell table:number-columns-repeated="102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9" office:value-type="float" office:value="16.098" calcext:value-type="float">
            <text:p>16.098</text:p>
          </table:table-cell>
          <table:table-cell table:number-columns-repeated="102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9" office:value-type="float" office:value="16.208" calcext:value-type="float">
            <text:p>16.208</text:p>
          </table:table-cell>
          <table:table-cell table:number-columns-repeated="102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9" office:value-type="float" office:value="16.31" calcext:value-type="float">
            <text:p>16.310</text:p>
          </table:table-cell>
          <table:table-cell table:number-columns-repeated="102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9" office:value-type="float" office:value="16.406" calcext:value-type="float">
            <text:p>16.406</text:p>
          </table:table-cell>
          <table:table-cell table:number-columns-repeated="102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9" office:value-type="float" office:value="16.495" calcext:value-type="float">
            <text:p>16.495</text:p>
          </table:table-cell>
          <table:table-cell table:number-columns-repeated="102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9" office:value-type="float" office:value="16.577" calcext:value-type="float">
            <text:p>16.577</text:p>
          </table:table-cell>
          <table:table-cell table:number-columns-repeated="102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9" office:value-type="float" office:value="16.652" calcext:value-type="float">
            <text:p>16.652</text:p>
          </table:table-cell>
          <table:table-cell table:number-columns-repeated="102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9" office:value-type="float" office:value="16.721" calcext:value-type="float">
            <text:p>16.721</text:p>
          </table:table-cell>
          <table:table-cell table:number-columns-repeated="102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9" office:value-type="float" office:value="16.782" calcext:value-type="float">
            <text:p>16.782</text:p>
          </table:table-cell>
          <table:table-cell table:number-columns-repeated="102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9" office:value-type="float" office:value="16.835" calcext:value-type="float">
            <text:p>16.835</text:p>
          </table:table-cell>
          <table:table-cell table:number-columns-repeated="102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9" office:value-type="float" office:value="16.882" calcext:value-type="float">
            <text:p>16.882</text:p>
          </table:table-cell>
          <table:table-cell table:number-columns-repeated="102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9" office:value-type="float" office:value="16.92" calcext:value-type="float">
            <text:p>16.920</text:p>
          </table:table-cell>
          <table:table-cell table:number-columns-repeated="102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9" office:value-type="float" office:value="16.951" calcext:value-type="float">
            <text:p>16.951</text:p>
          </table:table-cell>
          <table:table-cell table:number-columns-repeated="102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9" office:value-type="float" office:value="16.973" calcext:value-type="float">
            <text:p>16.973</text:p>
          </table:table-cell>
          <table:table-cell table:number-columns-repeated="102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9" office:value-type="float" office:value="16.986" calcext:value-type="float">
            <text:p>16.986</text:p>
          </table:table-cell>
          <table:table-cell table:number-columns-repeated="102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9" office:value-type="float" office:value="16.989" calcext:value-type="float">
            <text:p>16.989</text:p>
          </table:table-cell>
          <table:table-cell table:number-columns-repeated="102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9" office:value-type="float" office:value="16.982" calcext:value-type="float">
            <text:p>16.982</text:p>
          </table:table-cell>
          <table:table-cell table:number-columns-repeated="102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9" office:value-type="float" office:value="16.962" calcext:value-type="float">
            <text:p>16.962</text:p>
          </table:table-cell>
          <table:table-cell table:number-columns-repeated="102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9" office:value-type="float" office:value="16.927" calcext:value-type="float">
            <text:p>16.927</text:p>
          </table:table-cell>
          <table:table-cell table:number-columns-repeated="102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9" office:value-type="float" office:value="16.877" calcext:value-type="float">
            <text:p>16.877</text:p>
          </table:table-cell>
          <table:table-cell table:number-columns-repeated="102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9" office:value-type="float" office:value="16.808" calcext:value-type="float">
            <text:p>16.808</text:p>
          </table:table-cell>
          <table:table-cell table:number-columns-repeated="102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9" office:value-type="float" office:value="16.716" calcext:value-type="float">
            <text:p>16.716</text:p>
          </table:table-cell>
          <table:table-cell table:number-columns-repeated="102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9" office:value-type="float" office:value="16.599" calcext:value-type="float">
            <text:p>16.599</text:p>
          </table:table-cell>
          <table:table-cell table:number-columns-repeated="102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9" office:value-type="float" office:value="16.452" calcext:value-type="float">
            <text:p>16.452</text:p>
          </table:table-cell>
          <table:table-cell table:number-columns-repeated="102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9" office:value-type="float" office:value="16.27" calcext:value-type="float">
            <text:p>16.270</text:p>
          </table:table-cell>
          <table:table-cell table:number-columns-repeated="102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9" office:value-type="float" office:value="16.046" calcext:value-type="float">
            <text:p>16.046</text:p>
          </table:table-cell>
          <table:table-cell table:number-columns-repeated="102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9" office:value-type="float" office:value="15.774" calcext:value-type="float">
            <text:p>15.774</text:p>
          </table:table-cell>
          <table:table-cell table:number-columns-repeated="102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9" office:value-type="float" office:value="15.445" calcext:value-type="float">
            <text:p>15.445</text:p>
          </table:table-cell>
          <table:table-cell table:number-columns-repeated="102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9" office:value-type="float" office:value="15.051" calcext:value-type="float">
            <text:p>15.051</text:p>
          </table:table-cell>
          <table:table-cell table:number-columns-repeated="102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9" office:value-type="float" office:value="14.58" calcext:value-type="float">
            <text:p>14.580</text:p>
          </table:table-cell>
          <table:table-cell table:number-columns-repeated="102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9" office:value-type="float" office:value="14.02" calcext:value-type="float">
            <text:p>14.020</text:p>
          </table:table-cell>
          <table:table-cell table:number-columns-repeated="102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0" office:value-type="float" office:value="13.68878" calcext:value-type="float">
            <text:p>13.6888</text:p>
          </table:table-cell>
          <table:table-cell table:number-columns-repeated="102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0" office:value-type="float" office:value="13.42153" calcext:value-type="float">
            <text:p>13.4215</text:p>
          </table:table-cell>
          <table:table-cell table:number-columns-repeated="102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0" office:value-type="float" office:value="13.11666" calcext:value-type="float">
            <text:p>13.1167</text:p>
          </table:table-cell>
          <table:table-cell table:number-columns-repeated="102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0" office:value-type="float" office:value="12.8651" calcext:value-type="float">
            <text:p>12.8651</text:p>
          </table:table-cell>
          <table:table-cell table:number-columns-repeated="102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0" office:value-type="float" office:value="12.69115" calcext:value-type="float">
            <text:p>12.6912</text:p>
          </table:table-cell>
          <table:table-cell table:number-columns-repeated="102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0" office:value-type="float" office:value="12.58681" calcext:value-type="float">
            <text:p>12.5868</text:p>
          </table:table-cell>
          <table:table-cell table:number-columns-repeated="102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0" office:value-type="float" office:value="12.53253" calcext:value-type="float">
            <text:p>12.5325</text:p>
          </table:table-cell>
          <table:table-cell table:number-columns-repeated="102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0" office:value-type="float" office:value="12.50855" calcext:value-type="float">
            <text:p>12.5086</text:p>
          </table:table-cell>
          <table:table-cell table:number-columns-repeated="102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0" office:value-type="float" office:value="12.49988" calcext:value-type="float">
            <text:p>12.4999</text:p>
          </table:table-cell>
          <table:table-cell table:number-columns-repeated="102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0" office:value-type="float" office:value="12.4975" calcext:value-type="float">
            <text:p>12.4975</text:p>
          </table:table-cell>
          <table:table-cell table:number-columns-repeated="102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0" office:value-type="float" office:value="12.49734" calcext:value-type="float">
            <text:p>12.4973</text:p>
          </table:table-cell>
          <table:table-cell table:number-columns-repeated="102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0" office:value-type="float" office:value="12.49829" calcext:value-type="float">
            <text:p>12.4983</text:p>
          </table:table-cell>
          <table:table-cell table:number-columns-repeated="102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0" office:value-type="float" office:value="12.50017" calcext:value-type="float">
            <text:p>12.5002</text:p>
          </table:table-cell>
          <table:table-cell table:number-columns-repeated="102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0" office:value-type="float" office:value="12.50195" calcext:value-type="float">
            <text:p>12.5020</text:p>
          </table:table-cell>
          <table:table-cell table:number-columns-repeated="102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0" office:value-type="float" office:value="12.50061" calcext:value-type="float">
            <text:p>12.5006</text:p>
          </table:table-cell>
          <table:table-cell table:number-columns-repeated="102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0" office:value-type="float" office:value="12.49067" calcext:value-type="float">
            <text:p>12.4907</text:p>
          </table:table-cell>
          <table:table-cell table:number-columns-repeated="102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0" office:value-type="float" office:value="12.46425" calcext:value-type="float">
            <text:p>12.4643</text:p>
          </table:table-cell>
          <table:table-cell table:number-columns-repeated="102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0" office:value-type="float" office:value="12.41179" calcext:value-type="float">
            <text:p>12.4118</text:p>
          </table:table-cell>
          <table:table-cell table:number-columns-repeated="102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0" office:value-type="float" office:value="12.32295" calcext:value-type="float">
            <text:p>12.3230</text:p>
          </table:table-cell>
          <table:table-cell table:number-columns-repeated="102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0" office:value-type="float" office:value="12.18774" calcext:value-type="float">
            <text:p>12.1877</text:p>
          </table:table-cell>
          <table:table-cell table:number-columns-repeated="102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0" office:value-type="float" office:value="11.99771" calcext:value-type="float">
            <text:p>11.9977</text:p>
          </table:table-cell>
          <table:table-cell table:number-columns-repeated="102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0" office:value-type="float" office:value="11.74696" calcext:value-type="float">
            <text:p>11.7470</text:p>
          </table:table-cell>
          <table:table-cell table:number-columns-repeated="102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0" office:value-type="float" office:value="11.43288" calcext:value-type="float">
            <text:p>11.4329</text:p>
          </table:table-cell>
          <table:table-cell table:number-columns-repeated="102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0" office:value-type="float" office:value="11.05668" calcext:value-type="float">
            <text:p>11.0567</text:p>
          </table:table-cell>
          <table:table-cell table:number-columns-repeated="102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0" office:value-type="float" office:value="10.62351" calcext:value-type="float">
            <text:p>10.6235</text:p>
          </table:table-cell>
          <table:table-cell table:number-columns-repeated="102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0" office:value-type="float" office:value="10.14227" calcext:value-type="float">
            <text:p>10.1423</text:p>
          </table:table-cell>
          <table:table-cell table:number-columns-repeated="102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0" office:value-type="float" office:value="9.62508" calcext:value-type="float">
            <text:p>9.6251</text:p>
          </table:table-cell>
          <table:table-cell table:number-columns-repeated="102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0" office:value-type="float" office:value="9.08657" calcext:value-type="float">
            <text:p>9.0866</text:p>
          </table:table-cell>
          <table:table-cell table:number-columns-repeated="102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0" office:value-type="float" office:value="8.54287" calcext:value-type="float">
            <text:p>8.5429</text:p>
          </table:table-cell>
          <table:table-cell table:number-columns-repeated="102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0" office:value-type="float" office:value="8.01061" calcext:value-type="float">
            <text:p>8.0106</text:p>
          </table:table-cell>
          <table:table-cell table:number-columns-repeated="102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0" office:value-type="float" office:value="7.50583" calcext:value-type="float">
            <text:p>7.5058</text:p>
          </table:table-cell>
          <table:table-cell table:number-columns-repeated="102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0" office:value-type="float" office:value="7.04303" calcext:value-type="float">
            <text:p>7.0430</text:p>
          </table:table-cell>
          <table:table-cell table:number-columns-repeated="102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0" office:value-type="float" office:value="6.63429" calcext:value-type="float">
            <text:p>6.6343</text:p>
          </table:table-cell>
          <table:table-cell table:number-columns-repeated="102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0" office:value-type="float" office:value="6.28864" calcext:value-type="float">
            <text:p>6.2886</text:p>
          </table:table-cell>
          <table:table-cell table:number-columns-repeated="102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0" office:value-type="float" office:value="6.01166" calcext:value-type="float">
            <text:p>6.0117</text:p>
          </table:table-cell>
          <table:table-cell table:number-columns-repeated="102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0" office:value-type="float" office:value="5.80538" calcext:value-type="float">
            <text:p>5.8054</text:p>
          </table:table-cell>
          <table:table-cell table:number-columns-repeated="102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0" office:value-type="float" office:value="5.66835" calcext:value-type="float">
            <text:p>5.6684</text:p>
          </table:table-cell>
          <table:table-cell table:number-columns-repeated="102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0" office:value-type="float" office:value="5.5961" calcext:value-type="float">
            <text:p>5.5961</text:p>
          </table:table-cell>
          <table:table-cell table:number-columns-repeated="102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0" office:value-type="float" office:value="5.58168" calcext:value-type="float">
            <text:p>5.5817</text:p>
          </table:table-cell>
          <table:table-cell table:number-columns-repeated="102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0" office:value-type="float" office:value="5.6164" calcext:value-type="float">
            <text:p>5.6164</text:p>
          </table:table-cell>
          <table:table-cell table:number-columns-repeated="102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0" office:value-type="float" office:value="5.69065" calcext:value-type="float">
            <text:p>5.6907</text:p>
          </table:table-cell>
          <table:table-cell table:number-columns-repeated="102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0" office:value-type="float" office:value="5.79469" calcext:value-type="float">
            <text:p>5.7947</text:p>
          </table:table-cell>
          <table:table-cell table:number-columns-repeated="102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0" office:value-type="float" office:value="5.91943" calcext:value-type="float">
            <text:p>5.9194</text:p>
          </table:table-cell>
          <table:table-cell table:number-columns-repeated="102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0" office:value-type="float" office:value="6.05699" calcext:value-type="float">
            <text:p>6.0570</text:p>
          </table:table-cell>
          <table:table-cell table:number-columns-repeated="102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0" office:value-type="float" office:value="6.20112" calcext:value-type="float">
            <text:p>6.2011</text:p>
          </table:table-cell>
          <table:table-cell table:number-columns-repeated="102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0" office:value-type="float" office:value="6.34735" calcext:value-type="float">
            <text:p>6.3474</text:p>
          </table:table-cell>
          <table:table-cell table:number-columns-repeated="102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0" office:value-type="float" office:value="6.49292" calcext:value-type="float">
            <text:p>6.4929</text:p>
          </table:table-cell>
          <table:table-cell table:number-columns-repeated="102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0" office:value-type="float" office:value="6.63644" calcext:value-type="float">
            <text:p>6.6364</text:p>
          </table:table-cell>
          <table:table-cell table:number-columns-repeated="102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0" office:value-type="float" office:value="6.77743" calcext:value-type="float">
            <text:p>6.7774</text:p>
          </table:table-cell>
          <table:table-cell table:number-columns-repeated="102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0" office:value-type="float" office:value="6.91571" calcext:value-type="float">
            <text:p>6.9157</text:p>
          </table:table-cell>
          <table:table-cell table:number-columns-repeated="102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0" office:value-type="float" office:value="7.05078" calcext:value-type="float">
            <text:p>7.0508</text:p>
          </table:table-cell>
          <table:table-cell table:number-columns-repeated="102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0" office:value-type="float" office:value="7.18136" calcext:value-type="float">
            <text:p>7.1814</text:p>
          </table:table-cell>
          <table:table-cell table:number-columns-repeated="102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0" office:value-type="float" office:value="7.30518" calcext:value-type="float">
            <text:p>7.3052</text:p>
          </table:table-cell>
          <table:table-cell table:number-columns-repeated="102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0" office:value-type="float" office:value="7.41908" calcext:value-type="float">
            <text:p>7.4191</text:p>
          </table:table-cell>
          <table:table-cell table:number-columns-repeated="102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0" office:value-type="float" office:value="7.51961" calcext:value-type="float">
            <text:p>7.5196</text:p>
          </table:table-cell>
          <table:table-cell table:number-columns-repeated="102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0" office:value-type="float" office:value="7.60399" calcext:value-type="float">
            <text:p>7.6040</text:p>
          </table:table-cell>
          <table:table-cell table:number-columns-repeated="102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0" office:value-type="float" office:value="7.67142" calcext:value-type="float">
            <text:p>7.6714</text:p>
          </table:table-cell>
          <table:table-cell table:number-columns-repeated="102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0" office:value-type="float" office:value="7.72439" calcext:value-type="float">
            <text:p>7.7244</text:p>
          </table:table-cell>
          <table:table-cell table:number-columns-repeated="102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0" office:value-type="float" office:value="7.76941" calcext:value-type="float">
            <text:p>7.7694</text:p>
          </table:table-cell>
          <table:table-cell table:number-columns-repeated="102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0" office:value-type="float" office:value="7.81644" calcext:value-type="float">
            <text:p>7.8164</text:p>
          </table:table-cell>
          <table:table-cell table:number-columns-repeated="102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0" office:value-type="float" office:value="7.88554" calcext:value-type="float">
            <text:p>7.8855</text:p>
          </table:table-cell>
          <table:table-cell table:number-columns-repeated="102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1" office:value-type="float" office:value="7.77618" calcext:value-type="float">
            <text:p>7.77618</text:p>
          </table:table-cell>
          <table:table-cell table:number-columns-repeated="102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1" office:value-type="float" office:value="7.50237" calcext:value-type="float">
            <text:p>7.50237</text:p>
          </table:table-cell>
          <table:table-cell table:number-columns-repeated="102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1" office:value-type="float" office:value="7.0903" calcext:value-type="float">
            <text:p>7.09030</text:p>
          </table:table-cell>
          <table:table-cell table:number-columns-repeated="102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1" office:value-type="float" office:value="6.54341" calcext:value-type="float">
            <text:p>6.54341</text:p>
          </table:table-cell>
          <table:table-cell table:number-columns-repeated="102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1" office:value-type="float" office:value="5.8657" calcext:value-type="float">
            <text:p>5.86570</text:p>
          </table:table-cell>
          <table:table-cell table:number-columns-repeated="102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1" office:value-type="float" office:value="5.06797" calcext:value-type="float">
            <text:p>5.06797</text:p>
          </table:table-cell>
          <table:table-cell table:number-columns-repeated="102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1" office:value-type="float" office:value="4.16939" calcext:value-type="float">
            <text:p>4.16939</text:p>
          </table:table-cell>
          <table:table-cell table:number-columns-repeated="102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1" office:value-type="float" office:value="3.19633" calcext:value-type="float">
            <text:p>3.19633</text:p>
          </table:table-cell>
          <table:table-cell table:number-columns-repeated="102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1" office:value-type="float" office:value="2.17973" calcext:value-type="float">
            <text:p>2.17973</text:p>
          </table:table-cell>
          <table:table-cell table:number-columns-repeated="102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1" office:value-type="float" office:value="1.15202" calcext:value-type="float">
            <text:p>1.15202</text:p>
          </table:table-cell>
          <table:table-cell table:number-columns-repeated="102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1" office:value-type="float" office:value="0.14434" calcext:value-type="float">
            <text:p>0.14434</text:p>
          </table:table-cell>
          <table:table-cell table:number-columns-repeated="102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1" office:value-type="float" office:value="-0.81579" calcext:value-type="float">
            <text:p>-0.81579</text:p>
          </table:table-cell>
          <table:table-cell table:number-columns-repeated="102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1" office:value-type="float" office:value="-1.70589" calcext:value-type="float">
            <text:p>-1.70589</text:p>
          </table:table-cell>
          <table:table-cell table:number-columns-repeated="102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1" office:value-type="float" office:value="-2.50935" calcext:value-type="float">
            <text:p>-2.50935</text:p>
          </table:table-cell>
          <table:table-cell table:number-columns-repeated="102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1" office:value-type="float" office:value="-3.21551" calcext:value-type="float">
            <text:p>-3.21551</text:p>
          </table:table-cell>
          <table:table-cell table:number-columns-repeated="102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1" office:value-type="float" office:value="-3.81919" calcext:value-type="float">
            <text:p>-3.81919</text:p>
          </table:table-cell>
          <table:table-cell table:number-columns-repeated="102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1" office:value-type="float" office:value="-4.32005" calcext:value-type="float">
            <text:p>-4.32005</text:p>
          </table:table-cell>
          <table:table-cell table:number-columns-repeated="102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1" office:value-type="float" office:value="-4.72168" calcext:value-type="float">
            <text:p>-4.72168</text:p>
          </table:table-cell>
          <table:table-cell table:number-columns-repeated="102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1" office:value-type="float" office:value="-5.03079" calcext:value-type="float">
            <text:p>-5.03079</text:p>
          </table:table-cell>
          <table:table-cell table:number-columns-repeated="102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1" office:value-type="float" office:value="-5.2565" calcext:value-type="float">
            <text:p>-5.25650</text:p>
          </table:table-cell>
          <table:table-cell table:number-columns-repeated="102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1" office:value-type="float" office:value="-5.40985" calcext:value-type="float">
            <text:p>-5.40985</text:p>
          </table:table-cell>
          <table:table-cell table:number-columns-repeated="102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1" office:value-type="float" office:value="-5.5035" calcext:value-type="float">
            <text:p>-5.50350</text:p>
          </table:table-cell>
          <table:table-cell table:number-columns-repeated="102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1" office:value-type="float" office:value="-5.55154" calcext:value-type="float">
            <text:p>-5.55154</text:p>
          </table:table-cell>
          <table:table-cell table:number-columns-repeated="102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1" office:value-type="float" office:value="-5.56936" calcext:value-type="float">
            <text:p>-5.56936</text:p>
          </table:table-cell>
          <table:table-cell table:number-columns-repeated="102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1" office:value-type="float" office:value="-5.5733" calcext:value-type="float">
            <text:p>-5.57330</text:p>
          </table:table-cell>
          <table:table-cell table:number-columns-repeated="102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1" office:value-type="float" office:value="-5.58012" calcext:value-type="float">
            <text:p>-5.58012</text:p>
          </table:table-cell>
          <table:table-cell table:number-columns-repeated="102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1" office:value-type="float" office:value="-5.60589" calcext:value-type="float">
            <text:p>-5.60589</text:p>
          </table:table-cell>
          <table:table-cell table:number-columns-repeated="102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1" office:value-type="float" office:value="-5.66433" calcext:value-type="float">
            <text:p>-5.66433</text:p>
          </table:table-cell>
          <table:table-cell table:number-columns-repeated="102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1" office:value-type="float" office:value="-5.76455" calcext:value-type="float">
            <text:p>-5.76455</text:p>
          </table:table-cell>
          <table:table-cell table:number-columns-repeated="102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1" office:value-type="float" office:value="-5.90813" calcext:value-type="float">
            <text:p>-5.90813</text:p>
          </table:table-cell>
          <table:table-cell table:number-columns-repeated="102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1" office:value-type="float" office:value="-6.08598" calcext:value-type="float">
            <text:p>-6.08598</text:p>
          </table:table-cell>
          <table:table-cell table:number-columns-repeated="102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1" office:value-type="float" office:value="-6.27531" calcext:value-type="float">
            <text:p>-6.27531</text:p>
          </table:table-cell>
          <table:table-cell table:number-columns-repeated="102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1" office:value-type="float" office:value="-6.43752" calcext:value-type="float">
            <text:p>-6.43752</text:p>
          </table:table-cell>
          <table:table-cell table:number-columns-repeated="102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1" office:value-type="float" office:value="-6.51821" calcext:value-type="float">
            <text:p>-6.51821</text:p>
          </table:table-cell>
          <table:table-cell table:number-columns-repeated="102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1" office:value-type="float" office:value="-6.45073" calcext:value-type="float">
            <text:p>-6.45073</text:p>
          </table:table-cell>
          <table:table-cell table:number-columns-repeated="102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1" office:value-type="float" office:value="-6.16556" calcext:value-type="float">
            <text:p>-6.16556</text:p>
          </table:table-cell>
          <table:table-cell table:number-columns-repeated="102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1" office:value-type="float" office:value="-5.60802" calcext:value-type="float">
            <text:p>-5.60802</text:p>
          </table:table-cell>
          <table:table-cell table:number-columns-repeated="102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1" office:value-type="float" office:value="-4.76778" calcext:value-type="float">
            <text:p>-4.76778</text:p>
          </table:table-cell>
          <table:table-cell table:number-columns-repeated="102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1" office:value-type="float" office:value="-3.72446" calcext:value-type="float">
            <text:p>-3.72446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1" office:value-type="float" office:value="-2.71926" calcext:value-type="float">
            <text:p>-2.71926</text:p>
          </table:table-cell>
          <table:table-cell table:number-columns-repeated="102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1" office:value-type="float" office:value="-1.42037" calcext:value-type="float">
            <text:p>-1.42037</text:p>
          </table:table-cell>
          <table:table-cell table:number-columns-repeated="102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1" office:value-type="float" office:value="-0.10806" calcext:value-type="float">
            <text:p>-0.10806</text:p>
          </table:table-cell>
          <table:table-cell table:number-columns-repeated="102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1" office:value-type="float" office:value="1.20521" calcext:value-type="float">
            <text:p>1.20521</text:p>
          </table:table-cell>
          <table:table-cell table:number-columns-repeated="102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1" office:value-type="float" office:value="2.51907" calcext:value-type="float">
            <text:p>2.51907</text:p>
          </table:table-cell>
          <table:table-cell table:number-columns-repeated="102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1" office:value-type="float" office:value="3.83642" calcext:value-type="float">
            <text:p>3.83642</text:p>
          </table:table-cell>
          <table:table-cell table:number-columns-repeated="102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1" office:value-type="float" office:value="5.16079" calcext:value-type="float">
            <text:p>5.16079</text:p>
          </table:table-cell>
          <table:table-cell table:number-columns-repeated="102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1" office:value-type="float" office:value="6.49448" calcext:value-type="float">
            <text:p>6.49448</text:p>
          </table:table-cell>
          <table:table-cell table:number-columns-repeated="102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1" office:value-type="float" office:value="7.83749" calcext:value-type="float">
            <text:p>7.83749</text:p>
          </table:table-cell>
          <table:table-cell table:number-columns-repeated="102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1" office:value-type="float" office:value="9.18698" calcext:value-type="float">
            <text:p>9.18698</text:p>
          </table:table-cell>
          <table:table-cell table:number-columns-repeated="102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1" office:value-type="float" office:value="10.53717" calcext:value-type="float">
            <text:p>10.53717</text:p>
          </table:table-cell>
          <table:table-cell table:number-columns-repeated="102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1" office:value-type="float" office:value="11.87962" calcext:value-type="float">
            <text:p>11.87962</text:p>
          </table:table-cell>
          <table:table-cell table:number-columns-repeated="102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1" office:value-type="float" office:value="13.20362" calcext:value-type="float">
            <text:p>13.20362</text:p>
          </table:table-cell>
          <table:table-cell table:number-columns-repeated="102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1" office:value-type="float" office:value="14.49689" calcext:value-type="float">
            <text:p>14.49689</text:p>
          </table:table-cell>
          <table:table-cell table:number-columns-repeated="102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1" office:value-type="float" office:value="15.74622" calcext:value-type="float">
            <text:p>15.74622</text:p>
          </table:table-cell>
          <table:table-cell table:number-columns-repeated="102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1" office:value-type="float" office:value="16.93823" calcext:value-type="float">
            <text:p>16.93823</text:p>
          </table:table-cell>
          <table:table-cell table:number-columns-repeated="102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1" office:value-type="float" office:value="18.06001" calcext:value-type="float">
            <text:p>18.06001</text:p>
          </table:table-cell>
          <table:table-cell table:number-columns-repeated="102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1" office:value-type="float" office:value="19.09983" calcext:value-type="float">
            <text:p>19.09983</text:p>
          </table:table-cell>
          <table:table-cell table:number-columns-repeated="102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1" office:value-type="float" office:value="20.04764" calcext:value-type="float">
            <text:p>20.04764</text:p>
          </table:table-cell>
          <table:table-cell table:number-columns-repeated="102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1" office:value-type="float" office:value="20.89553" calcext:value-type="float">
            <text:p>20.89553</text:p>
          </table:table-cell>
          <table:table-cell table:number-columns-repeated="102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1" office:value-type="float" office:value="21.6381" calcext:value-type="float">
            <text:p>21.63810</text:p>
          </table:table-cell>
          <table:table-cell table:number-columns-repeated="102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1" office:value-type="float" office:value="22.27264" calcext:value-type="float">
            <text:p>22.27264</text:p>
          </table:table-cell>
          <table:table-cell table:number-columns-repeated="102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1" office:value-type="float" office:value="22.79925" calcext:value-type="float">
            <text:p>22.79925</text:p>
          </table:table-cell>
          <table:table-cell table:number-columns-repeated="102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1" office:value-type="float" office:value="23.2208" calcext:value-type="float">
            <text:p>23.22080</text:p>
          </table:table-cell>
          <table:table-cell table:number-columns-repeated="102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1" office:value-type="float" office:value="23.54283" calcext:value-type="float">
            <text:p>23.54283</text:p>
          </table:table-cell>
          <table:table-cell table:number-columns-repeated="102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1" office:value-type="float" office:value="23.77333" calcext:value-type="float">
            <text:p>23.77333</text:p>
          </table:table-cell>
          <table:table-cell table:number-columns-repeated="102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1" office:value-type="float" office:value="23.9224" calcext:value-type="float">
            <text:p>23.92240</text:p>
          </table:table-cell>
          <table:table-cell table:number-columns-repeated="102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1" office:value-type="float" office:value="24.00193" calcext:value-type="float">
            <text:p>24.00193</text:p>
          </table:table-cell>
          <table:table-cell table:number-columns-repeated="102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1" office:value-type="float" office:value="24.02514" calcext:value-type="float">
            <text:p>24.02514</text:p>
          </table:table-cell>
          <table:table-cell table:number-columns-repeated="102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1" office:value-type="float" office:value="24.00614" calcext:value-type="float">
            <text:p>24.00614</text:p>
          </table:table-cell>
          <table:table-cell table:number-columns-repeated="102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1" office:value-type="float" office:value="23.95947" calcext:value-type="float">
            <text:p>23.95947</text:p>
          </table:table-cell>
          <table:table-cell table:number-columns-repeated="102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1" office:value-type="float" office:value="23.89961" calcext:value-type="float">
            <text:p>23.89961</text:p>
          </table:table-cell>
          <table:table-cell table:number-columns-repeated="102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1" office:value-type="float" office:value="23.84051" calcext:value-type="float">
            <text:p>23.84051</text:p>
          </table:table-cell>
          <table:table-cell table:number-columns-repeated="102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1" office:value-type="float" office:value="23.79521" calcext:value-type="float">
            <text:p>23.79521</text:p>
          </table:table-cell>
          <table:table-cell table:number-columns-repeated="102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1" office:value-type="float" office:value="23.77542" calcext:value-type="float">
            <text:p>23.77542</text:p>
          </table:table-cell>
          <table:table-cell table:number-columns-repeated="102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1" office:value-type="float" office:value="23.79119" calcext:value-type="float">
            <text:p>23.79119</text:p>
          </table:table-cell>
          <table:table-cell table:number-columns-repeated="102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1" office:value-type="float" office:value="23.85068" calcext:value-type="float">
            <text:p>23.85068</text:p>
          </table:table-cell>
          <table:table-cell table:number-columns-repeated="102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1" office:value-type="float" office:value="23.95995" calcext:value-type="float">
            <text:p>23.95995</text:p>
          </table:table-cell>
          <table:table-cell table:number-columns-repeated="102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1" office:value-type="float" office:value="24.12282" calcext:value-type="float">
            <text:p>24.12282</text:p>
          </table:table-cell>
          <table:table-cell table:number-columns-repeated="102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1" office:value-type="float" office:value="24.3409" calcext:value-type="float">
            <text:p>24.34090</text:p>
          </table:table-cell>
          <table:table-cell table:number-columns-repeated="102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1" office:value-type="float" office:value="24.61359" calcext:value-type="float">
            <text:p>24.61359</text:p>
          </table:table-cell>
          <table:table-cell table:number-columns-repeated="102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1" office:value-type="float" office:value="24.93823" calcext:value-type="float">
            <text:p>24.93823</text:p>
          </table:table-cell>
          <table:table-cell table:number-columns-repeated="102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1" office:value-type="float" office:value="25.31028" calcext:value-type="float">
            <text:p>25.31028</text:p>
          </table:table-cell>
          <table:table-cell table:number-columns-repeated="102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1" office:value-type="float" office:value="25.72362" calcext:value-type="float">
            <text:p>25.72362</text:p>
          </table:table-cell>
          <table:table-cell table:number-columns-repeated="102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1" office:value-type="float" office:value="26.17086" calcext:value-type="float">
            <text:p>26.17086</text:p>
          </table:table-cell>
          <table:table-cell table:number-columns-repeated="102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1" office:value-type="float" office:value="26.64371" calcext:value-type="float">
            <text:p>26.64371</text:p>
          </table:table-cell>
          <table:table-cell table:number-columns-repeated="102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1" office:value-type="float" office:value="27.13341" calcext:value-type="float">
            <text:p>27.13341</text:p>
          </table:table-cell>
          <table:table-cell table:number-columns-repeated="102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1" office:value-type="float" office:value="27.63116" calcext:value-type="float">
            <text:p>27.63116</text:p>
          </table:table-cell>
          <table:table-cell table:number-columns-repeated="102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1" office:value-type="float" office:value="28.12854" calcext:value-type="float">
            <text:p>28.12854</text:p>
          </table:table-cell>
          <table:table-cell table:number-columns-repeated="102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1" office:value-type="float" office:value="28.61797" calcext:value-type="float">
            <text:p>28.61797</text:p>
          </table:table-cell>
          <table:table-cell table:number-columns-repeated="102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1" office:value-type="float" office:value="29.09307" calcext:value-type="float">
            <text:p>29.09307</text:p>
          </table:table-cell>
          <table:table-cell table:number-columns-repeated="102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1" office:value-type="float" office:value="29.54904" calcext:value-type="float">
            <text:p>29.54904</text:p>
          </table:table-cell>
          <table:table-cell table:number-columns-repeated="102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1" office:value-type="float" office:value="29.98297" calcext:value-type="float">
            <text:p>29.98297</text:p>
          </table:table-cell>
          <table:table-cell table:number-columns-repeated="102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1" office:value-type="float" office:value="30.39402" calcext:value-type="float">
            <text:p>30.39402</text:p>
          </table:table-cell>
          <table:table-cell table:number-columns-repeated="102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1" office:value-type="float" office:value="30.78358" calcext:value-type="float">
            <text:p>30.78358</text:p>
          </table:table-cell>
          <table:table-cell table:number-columns-repeated="102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1" office:value-type="float" office:value="31.07041" calcext:value-type="float">
            <text:p>31.07041</text:p>
          </table:table-cell>
          <table:table-cell table:number-columns-repeated="102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1" office:value-type="float" office:value="31.34453" calcext:value-type="float">
            <text:p>31.34453</text:p>
          </table:table-cell>
          <table:table-cell table:number-columns-repeated="102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1" office:value-type="float" office:value="31.69429" calcext:value-type="float">
            <text:p>31.69429</text:p>
          </table:table-cell>
          <table:table-cell table:number-columns-repeated="102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1" office:value-type="float" office:value="32.16418" calcext:value-type="float">
            <text:p>32.16418</text:p>
          </table:table-cell>
          <table:table-cell table:number-columns-repeated="102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1" office:value-type="float" office:value="32.67954" calcext:value-type="float">
            <text:p>32.67954</text:p>
          </table:table-cell>
          <table:table-cell table:number-columns-repeated="102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1" office:value-type="float" office:value="33.16138" calcext:value-type="float">
            <text:p>33.16138</text:p>
          </table:table-cell>
          <table:table-cell table:number-columns-repeated="102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1" office:value-type="float" office:value="33.58739" calcext:value-type="float">
            <text:p>33.58739</text:p>
          </table:table-cell>
          <table:table-cell table:number-columns-repeated="102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1" office:value-type="float" office:value="33.99732" calcext:value-type="float">
            <text:p>33.99732</text:p>
          </table:table-cell>
          <table:table-cell table:number-columns-repeated="102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1" office:value-type="float" office:value="34.46064" calcext:value-type="float">
            <text:p>34.46064</text:p>
          </table:table-cell>
          <table:table-cell table:number-columns-repeated="102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1" office:value-type="float" office:value="35.03474" calcext:value-type="float">
            <text:p>35.03474</text:p>
          </table:table-cell>
          <table:table-cell table:number-columns-repeated="102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1" office:value-type="float" office:value="35.73728" calcext:value-type="float">
            <text:p>35.73728</text:p>
          </table:table-cell>
          <table:table-cell table:number-columns-repeated="102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1" office:value-type="float" office:value="36.5435" calcext:value-type="float">
            <text:p>36.54350</text:p>
          </table:table-cell>
          <table:table-cell table:number-columns-repeated="102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1" office:value-type="float" office:value="37.40864" calcext:value-type="float">
            <text:p>37.40864</text:p>
          </table:table-cell>
          <table:table-cell table:number-columns-repeated="102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1" office:value-type="float" office:value="38.2987" calcext:value-type="float">
            <text:p>38.29870</text:p>
          </table:table-cell>
          <table:table-cell table:number-columns-repeated="102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1" office:value-type="float" office:value="39.21056" calcext:value-type="float">
            <text:p>39.21056</text:p>
          </table:table-cell>
          <table:table-cell table:number-columns-repeated="102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1" office:value-type="float" office:value="40.16551" calcext:value-type="float">
            <text:p>40.16551</text:p>
          </table:table-cell>
          <table:table-cell table:number-columns-repeated="102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1" office:value-type="float" office:value="41.1751" calcext:value-type="float">
            <text:p>41.17510</text:p>
          </table:table-cell>
          <table:table-cell table:number-columns-repeated="102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4" office:value-type="float" office:value="42.2262975" calcext:value-type="float">
            <text:p>42.2262975</text:p>
          </table:table-cell>
          <table:table-cell table:number-columns-repeated="102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4" office:value-type="float" office:value="43.3724016" calcext:value-type="float">
            <text:p>43.3724016</text:p>
          </table:table-cell>
          <table:table-cell table:number-columns-repeated="102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4" office:value-type="float" office:value="44.4840562" calcext:value-type="float">
            <text:p>44.4840562</text:p>
          </table:table-cell>
          <table:table-cell table:number-columns-repeated="102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4" office:value-type="float" office:value="45.476138" calcext:value-type="float">
            <text:p>45.4761380</text:p>
          </table:table-cell>
          <table:table-cell table:number-columns-repeated="102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4" office:value-type="float" office:value="46.4567207" calcext:value-type="float">
            <text:p>46.4567207</text:p>
          </table:table-cell>
          <table:table-cell table:number-columns-repeated="102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4" office:value-type="float" office:value="47.5213815" calcext:value-type="float">
            <text:p>47.5213815</text:p>
          </table:table-cell>
          <table:table-cell table:number-columns-repeated="102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4" office:value-type="float" office:value="48.5344163" calcext:value-type="float">
            <text:p>48.5344163</text:p>
          </table:table-cell>
          <table:table-cell table:number-columns-repeated="102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4" office:value-type="float" office:value="49.5861495" calcext:value-type="float">
            <text:p>49.5861495</text:p>
          </table:table-cell>
          <table:table-cell table:number-columns-repeated="102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4" office:value-type="float" office:value="50.5387068" calcext:value-type="float">
            <text:p>50.5387068</text:p>
          </table:table-cell>
          <table:table-cell table:number-columns-repeated="102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4" office:value-type="float" office:value="51.3807849" calcext:value-type="float">
            <text:p>51.3807849</text:p>
          </table:table-cell>
          <table:table-cell table:number-columns-repeated="102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4" office:value-type="float" office:value="52.1667826" calcext:value-type="float">
            <text:p>52.1667826</text:p>
          </table:table-cell>
          <table:table-cell table:number-columns-repeated="102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4" office:value-type="float" office:value="52.9564838" calcext:value-type="float">
            <text:p>52.9564838</text:p>
          </table:table-cell>
          <table:table-cell table:number-columns-repeated="102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4" office:value-type="float" office:value="53.7882418" calcext:value-type="float">
            <text:p>53.7882418</text:p>
          </table:table-cell>
          <table:table-cell table:number-columns-repeated="102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4" office:value-type="float" office:value="54.3427024" calcext:value-type="float">
            <text:p>54.3427024</text:p>
          </table:table-cell>
          <table:table-cell table:number-columns-repeated="102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4" office:value-type="float" office:value="54.8712512" calcext:value-type="float">
            <text:p>54.8712512</text:p>
          </table:table-cell>
          <table:table-cell table:number-columns-repeated="102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4" office:value-type="float" office:value="55.3222105" calcext:value-type="float">
            <text:p>55.3222105</text:p>
          </table:table-cell>
          <table:table-cell table:number-columns-repeated="102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4" office:value-type="float" office:value="55.8196609" calcext:value-type="float">
            <text:p>55.8196609</text:p>
          </table:table-cell>
          <table:table-cell table:number-columns-repeated="102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4" office:value-type="float" office:value="56.3000349" calcext:value-type="float">
            <text:p>56.3000349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4" office:value-type="float" office:value="56.8552701" calcext:value-type="float">
            <text:p>56.8552701</text:p>
          </table:table-cell>
          <table:table-cell table:number-columns-repeated="102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4" office:value-type="float" office:value="57.5653127" calcext:value-type="float">
            <text:p>57.5653127</text:p>
          </table:table-cell>
          <table:table-cell table:number-columns-repeated="102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4" office:value-type="float" office:value="58.3091659" calcext:value-type="float">
            <text:p>58.3091659</text:p>
          </table:table-cell>
          <table:table-cell table:number-columns-repeated="102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4" office:value-type="float" office:value="59.1218414" calcext:value-type="float">
            <text:p>59.1218414</text:p>
          </table:table-cell>
          <table:table-cell table:number-columns-repeated="102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4" office:value-type="float" office:value="59.9844537" calcext:value-type="float">
            <text:p>59.9844537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4" office:value-type="float" office:value="60.7853482" calcext:value-type="float">
            <text:p>60.7853482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4" office:value-type="float" office:value="61.6286593" calcext:value-type="float">
            <text:p>61.6286593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4" office:value-type="float" office:value="62.2950486" calcext:value-type="float">
            <text:p>62.2950486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" office:value-type="float" office:value="62.9658689" calcext:value-type="float">
            <text:p>62.9658689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4" office:value-type="float" office:value="63.4673369" calcext:value-type="float">
            <text:p>63.4673369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float" office:value="63.8285221" calcext:value-type="float">
            <text:p>63.8285221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4" office:value-type="float" office:value="64.0907881" calcext:value-type="float">
            <text:p>64.0907881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4" office:value-type="float" office:value="64.2998037" calcext:value-type="float">
            <text:p>64.2998037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4" office:value-type="float" office:value="64.4734276" calcext:value-type="float">
            <text:p>64.4734276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4" office:value-type="float" office:value="64.5736111" calcext:value-type="float">
            <text:p>64.5736111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4" office:value-type="float" office:value="64.6876311" calcext:value-type="float">
            <text:p>64.6876311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4" office:value-type="float" office:value="64.8451826" calcext:value-type="float">
            <text:p>64.8451826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4" office:value-type="float" office:value="65.1464034" calcext:value-type="float">
            <text:p>65.1464034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4" office:value-type="float" office:value="65.4573487" calcext:value-type="float">
            <text:p>65.4573487</text:p>
          </table:table-cell>
          <table:table-cell table:number-columns-repeated="102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4" office:value-type="float" office:value="65.7768362" calcext:value-type="float">
            <text:p>65.7768362</text:p>
          </table:table-cell>
          <table:table-cell table:number-columns-repeated="102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4" office:value-type="float" office:value="66.0699217" calcext:value-type="float">
            <text:p>66.0699217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4" office:value-type="float" office:value="66.3245568" calcext:value-type="float">
            <text:p>66.3245568</text:p>
          </table:table-cell>
          <table:table-cell table:number-columns-repeated="102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4" office:value-type="float" office:value="66.6030198" calcext:value-type="float">
            <text:p>66.6030198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4" office:value-type="float" office:value="66.9069091" calcext:value-type="float">
            <text:p>66.9069091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float" office:value="67.2810383" calcext:value-type="float">
            <text:p>67.2810383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float" office:value="67.6439167" calcext:value-type="float">
            <text:p>67.6439167</text:p>
          </table:table-cell>
          <table:table-cell table:number-columns-repeated="102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8.1024205" calcext:value-type="float">
            <text:p>68.1024205</text:p>
          </table:table-cell>
          <table:table-cell table:number-columns-repeated="102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68.5927179" calcext:value-type="float">
            <text:p>68.5927179</text:p>
          </table:table-cell>
          <table:table-cell table:number-columns-repeated="102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float" office:value="68.9676423" calcext:value-type="float">
            <text:p>68.9676423</text:p>
          </table:table-cell>
          <table:table-cell table:number-columns-repeated="102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float" office:value="69.2201632" calcext:value-type="float">
            <text:p>69.2201632</text:p>
          </table:table-cell>
          <table:table-cell table:number-columns-repeated="102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float" office:value="69.3611599" calcext:value-type="float">
            <text:p>69.3611599</text:p>
          </table:table-cell>
          <table:table-cell table:number-columns-repeated="102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" office:value-type="float" office:value="69.4704179" calcext:value-type="float">
            <text:p>69.4704179</text:p>
          </table:table-cell>
          <table:table-cell table:number-columns-repeated="102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Term" table:style-name="ta1">
        <table:shapes>
          <draw:frame draw:z-index="0" draw:style-name="gr1" draw:text-style-name="P1" svg:width="335.36mm" svg:height="156.98mm" svg:x="69.11mm" svg:y="1.06mm">
            <draw:object draw:notify-on-update-of-ranges="'Long Term'.A2:'Long Term'.A456 'Long Term'.B1:'Long Term'.B1 'Long Term'.B2:'Long Term'.B456 'Long Term'.A2:'Long Term'.A456 'Long Term'.C1:'Long Term'.C1 'Long Term'.C2:'Long Term'.C4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ce2"/>
        <table:table-column table:style-name="co2" table:default-cell-style-name="ce18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7" office:value-type="string" calcext:value-type="string">
            <text:p>Parabola</text:p>
          </table:table-cell>
          <table:table-cell table:style-name="ce1" office:value-type="string" calcext:value-type="string">
            <text:p>DeltaT</text:p>
          </table:table-cell>
          <table:table-cell table:style-name="ce1" table:number-columns-repeated="1020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-20+32*(([.A2]-1820)/100)^2" office:value-type="float" office:value="25427.68" calcext:value-type="float">
            <text:p>25427.68</text:p>
          </table:table-cell>
          <table:table-cell office:value-type="float" office:value="25400" calcext:value-type="float">
            <text:p>25400</text:p>
          </table:table-cell>
          <table:table-cell table:number-columns-repeated="1020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formula="of:=-20+32*(([.A3]-1820)/100)^2" office:value-type="float" office:value="23654.88" calcext:value-type="float">
            <text:p>23654.88</text:p>
          </table:table-cell>
          <table:table-cell office:value-type="float" office:value="23700" calcext:value-type="float">
            <text:p>23700</text:p>
          </table:table-cell>
          <table:table-cell table:number-columns-repeated="1020"/>
        </table:table-row>
        <table:table-row table:style-name="ro1">
          <table:table-cell office:value-type="float" office:value="-800" calcext:value-type="float">
            <text:p>-800</text:p>
          </table:table-cell>
          <table:table-cell table:formula="of:=-20+32*(([.A4]-1820)/100)^2" office:value-type="float" office:value="21946.08" calcext:value-type="float">
            <text:p>21946.08</text:p>
          </table:table-cell>
          <table:table-cell office:value-type="float" office:value="22000" calcext:value-type="float">
            <text:p>22000</text:p>
          </table:table-cell>
          <table:table-cell table:number-columns-repeated="1020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formula="of:=-20+32*(([.A5]-1820)/100)^2" office:value-type="float" office:value="20301.28" calcext:value-type="float">
            <text:p>20301.28</text:p>
          </table:table-cell>
          <table:table-cell office:value-type="float" office:value="20400" calcext:value-type="float">
            <text:p>20400</text:p>
          </table:table-cell>
          <table:table-cell table:number-columns-repeated="1020"/>
        </table:table-row>
        <table:table-row table:style-name="ro1">
          <table:table-cell office:value-type="float" office:value="-600" calcext:value-type="float">
            <text:p>-600</text:p>
          </table:table-cell>
          <table:table-cell table:formula="of:=-20+32*(([.A6]-1820)/100)^2" office:value-type="float" office:value="18720.48" calcext:value-type="float">
            <text:p>18720.48</text:p>
          </table:table-cell>
          <table:table-cell office:value-type="float" office:value="18800" calcext:value-type="float">
            <text:p>18800</text:p>
          </table:table-cell>
          <table:table-cell table:number-columns-repeated="1020"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-20+32*(([.A7]-1820)/100)^2" office:value-type="float" office:value="17203.68" calcext:value-type="float">
            <text:p>17203.68</text:p>
          </table:table-cell>
          <table:table-cell office:value-type="float" office:value="17190" calcext:value-type="float">
            <text:p>17190</text:p>
          </table:table-cell>
          <table:table-cell table:number-columns-repeated="1020"/>
        </table:table-row>
        <table:table-row table:style-name="ro1">
          <table:table-cell office:value-type="float" office:value="-400" calcext:value-type="float">
            <text:p>-400</text:p>
          </table:table-cell>
          <table:table-cell table:formula="of:=-20+32*(([.A8]-1820)/100)^2" office:value-type="float" office:value="15750.88" calcext:value-type="float">
            <text:p>15750.88</text:p>
          </table:table-cell>
          <table:table-cell office:value-type="float" office:value="15530" calcext:value-type="float">
            <text:p>15530</text:p>
          </table:table-cell>
          <table:table-cell table:number-columns-repeated="1020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-20+32*(([.A9]-1820)/100)^2" office:value-type="float" office:value="14362.08" calcext:value-type="float">
            <text:p>14362.08</text:p>
          </table:table-cell>
          <table:table-cell office:value-type="float" office:value="14080" calcext:value-type="float">
            <text:p>14080</text:p>
          </table:table-cell>
          <table:table-cell table:number-columns-repeated="1020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-20+32*(([.A10]-1820)/100)^2" office:value-type="float" office:value="13037.28" calcext:value-type="float">
            <text:p>13037.28</text:p>
          </table:table-cell>
          <table:table-cell office:value-type="float" office:value="12790" calcext:value-type="float">
            <text:p>12790</text:p>
          </table:table-cell>
          <table:table-cell table:number-columns-repeated="102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-20+32*(([.A11]-1820)/100)^2" office:value-type="float" office:value="11776.48" calcext:value-type="float">
            <text:p>11776.48</text:p>
          </table:table-cell>
          <table:table-cell office:value-type="float" office:value="11640" calcext:value-type="float">
            <text:p>11640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20+32*(([.A12]-1820)/100)^2" office:value-type="float" office:value="10579.68" calcext:value-type="float">
            <text:p>10579.68</text:p>
          </table:table-cell>
          <table:table-cell office:value-type="float" office:value="10580" calcext:value-type="float">
            <text:p>1058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20+32*(([.A13]-1820)/100)^2" office:value-type="float" office:value="9446.88" calcext:value-type="float">
            <text:p>9446.88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20+32*(([.A14]-1820)/100)^2" office:value-type="float" office:value="8378.08" calcext:value-type="float">
            <text:p>8378.08</text:p>
          </table:table-cell>
          <table:table-cell office:value-type="float" office:value="8640" calcext:value-type="float">
            <text:p>8640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20+32*(([.A15]-1820)/100)^2" office:value-type="float" office:value="7373.28" calcext:value-type="float">
            <text:p>7373.28</text:p>
          </table:table-cell>
          <table:table-cell office:value-type="float" office:value="7680" calcext:value-type="float">
            <text:p>7680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20+32*(([.A16]-1820)/100)^2" office:value-type="float" office:value="6432.48" calcext:value-type="float">
            <text:p>6432.48</text:p>
          </table:table-cell>
          <table:table-cell office:value-type="float" office:value="6700" calcext:value-type="float">
            <text:p>6700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-20+32*(([.A17]-1820)/100)^2" office:value-type="float" office:value="5555.68" calcext:value-type="float">
            <text:p>5555.68</text:p>
          </table:table-cell>
          <table:table-cell office:value-type="float" office:value="5710" calcext:value-type="float">
            <text:p>5710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20+32*(([.A18]-1820)/100)^2" office:value-type="float" office:value="4742.88" calcext:value-type="float">
            <text:p>4742.88</text:p>
          </table:table-cell>
          <table:table-cell office:value-type="float" office:value="4740" calcext:value-type="float">
            <text:p>4740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-20+32*(([.A19]-1820)/100)^2" office:value-type="float" office:value="3994.08" calcext:value-type="float">
            <text:p>3994.08</text:p>
          </table:table-cell>
          <table:table-cell office:value-type="float" office:value="3810" calcext:value-type="float">
            <text:p>3810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-20+32*(([.A20]-1820)/100)^2" office:value-type="float" office:value="3309.28" calcext:value-type="float">
            <text:p>3309.28</text:p>
          </table:table-cell>
          <table:table-cell office:value-type="float" office:value="2960" calcext:value-type="float">
            <text:p>2960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-20+32*(([.A21]-1820)/100)^2" office:value-type="float" office:value="2688.48" calcext:value-type="float">
            <text:p>2688.48</text:p>
          </table:table-cell>
          <table:table-cell office:value-type="float" office:value="2200" calcext:value-type="float">
            <text:p>2200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-20+32*(([.A22]-1820)/100)^2" office:value-type="float" office:value="2131.68" calcext:value-type="float">
            <text:p>2131.68</text:p>
          </table:table-cell>
          <table:table-cell office:value-type="float" office:value="1570" calcext:value-type="float">
            <text:p>1570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-20+32*(([.A23]-1820)/100)^2" office:value-type="float" office:value="1638.88" calcext:value-type="float">
            <text:p>1638.88</text:p>
          </table:table-cell>
          <table:table-cell office:value-type="float" office:value="1090" calcext:value-type="float">
            <text:p>1090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-20+32*(([.A24]-1820)/100)^2" office:value-type="float" office:value="1210.08" calcext:value-type="float">
            <text:p>1210.08</text:p>
          </table:table-cell>
          <table:table-cell office:value-type="float" office:value="740" calcext:value-type="float">
            <text:p>740</text:p>
          </table:table-cell>
          <table:table-cell table:number-columns-repeated="102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-20+32*(([.A25]-1820)/100)^2" office:value-type="float" office:value="845.28" calcext:value-type="float">
            <text:p>845.28</text:p>
          </table:table-cell>
          <table:table-cell office:value-type="float" office:value="490" calcext:value-type="float">
            <text:p>490</text:p>
          </table:table-cell>
          <table:table-cell table:number-columns-repeated="102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-20+32*(([.A26]-1820)/100)^2" office:value-type="float" office:value="544.48" calcext:value-type="float">
            <text:p>544.48</text:p>
          </table:table-cell>
          <table:table-cell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-20+32*(([.A27]-1820)/100)^2" office:value-type="float" office:value="307.68" calcext:value-type="float">
            <text:p>307.68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-20+32*(([.A28]-1820)/100)^2" office:value-type="float" office:value="134.88" calcext:value-type="float">
            <text:p>134.8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-20+32*(([.A29]-1820)/100)^2" office:value-type="float" office:value="108" calcext:value-type="float">
            <text:p>108.0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-20+32*(([.A30]-1820)/100)^2" office:value-type="float" office:value="106.7232" calcext:value-type="float">
            <text:p>106.72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-20+32*(([.A31]-1820)/100)^2" office:value-type="float" office:value="105.4528" calcext:value-type="float">
            <text:p>105.45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-20+32*(([.A32]-1820)/100)^2" office:value-type="float" office:value="104.1888" calcext:value-type="float">
            <text:p>104.1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-20+32*(([.A33]-1820)/100)^2" office:value-type="float" office:value="102.9312" calcext:value-type="float">
            <text:p>102.93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-20+32*(([.A34]-1820)/100)^2" office:value-type="float" office:value="101.68" calcext:value-type="float">
            <text:p>101.68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-20+32*(([.A35]-1820)/100)^2" office:value-type="float" office:value="100.4352" calcext:value-type="float">
            <text:p>100.44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-20+32*(([.A36]-1820)/100)^2" office:value-type="float" office:value="99.1968" calcext:value-type="float">
            <text:p>99.2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-20+32*(([.A37]-1820)/100)^2" office:value-type="float" office:value="97.9648" calcext:value-type="float">
            <text:p>97.9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-20+32*(([.A38]-1820)/100)^2" office:value-type="float" office:value="96.7392" calcext:value-type="float">
            <text:p>96.74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-20+32*(([.A39]-1820)/100)^2" office:value-type="float" office:value="95.52" calcext:value-type="float">
            <text:p>95.52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-20+32*(([.A40]-1820)/100)^2" office:value-type="float" office:value="94.3072" calcext:value-type="float">
            <text:p>94.31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-20+32*(([.A41]-1820)/100)^2" office:value-type="float" office:value="93.1008" calcext:value-type="float">
            <text:p>93.1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-20+32*(([.A42]-1820)/100)^2" office:value-type="float" office:value="91.9008" calcext:value-type="float">
            <text:p>91.90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-20+32*(([.A43]-1820)/100)^2" office:value-type="float" office:value="90.7072" calcext:value-type="float">
            <text:p>90.71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-20+32*(([.A44]-1820)/100)^2" office:value-type="float" office:value="89.52" calcext:value-type="float">
            <text:p>89.52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-20+32*(([.A45]-1820)/100)^2" office:value-type="float" office:value="88.3392" calcext:value-type="float">
            <text:p>88.3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-20+32*(([.A46]-1820)/100)^2" office:value-type="float" office:value="87.1648" calcext:value-type="float">
            <text:p>87.16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-20+32*(([.A47]-1820)/100)^2" office:value-type="float" office:value="85.9968" calcext:value-type="float">
            <text:p>86.0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-20+32*(([.A48]-1820)/100)^2" office:value-type="float" office:value="84.8352" calcext:value-type="float">
            <text:p>84.84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-20+32*(([.A49]-1820)/100)^2" office:value-type="float" office:value="83.68" calcext:value-type="float">
            <text:p>83.68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-20+32*(([.A50]-1820)/100)^2" office:value-type="float" office:value="82.5312" calcext:value-type="float">
            <text:p>82.5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-20+32*(([.A51]-1820)/100)^2" office:value-type="float" office:value="81.3888" calcext:value-type="float">
            <text:p>81.39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-20+32*(([.A52]-1820)/100)^2" office:value-type="float" office:value="80.2528" calcext:value-type="float">
            <text:p>80.2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-20+32*(([.A53]-1820)/100)^2" office:value-type="float" office:value="79.1232" calcext:value-type="float">
            <text:p>79.12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-20+32*(([.A54]-1820)/100)^2" office:value-type="float" office:value="78" calcext:value-type="float">
            <text:p>78.0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-20+32*(([.A55]-1820)/100)^2" office:value-type="float" office:value="76.8832" calcext:value-type="float">
            <text:p>76.88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-20+32*(([.A56]-1820)/100)^2" office:value-type="float" office:value="75.7728" calcext:value-type="float">
            <text:p>75.77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-20+32*(([.A57]-1820)/100)^2" office:value-type="float" office:value="74.6688" calcext:value-type="float">
            <text:p>74.67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-20+32*(([.A58]-1820)/100)^2" office:value-type="float" office:value="73.5712" calcext:value-type="float">
            <text:p>73.57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-20+32*(([.A59]-1820)/100)^2" office:value-type="float" office:value="72.48" calcext:value-type="float">
            <text:p>72.48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-20+32*(([.A60]-1820)/100)^2" office:value-type="float" office:value="71.3952" calcext:value-type="float">
            <text:p>71.4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-20+32*(([.A61]-1820)/100)^2" office:value-type="float" office:value="70.3168" calcext:value-type="float">
            <text:p>70.32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-20+32*(([.A62]-1820)/100)^2" office:value-type="float" office:value="69.2448" calcext:value-type="float">
            <text:p>69.24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-20+32*(([.A63]-1820)/100)^2" office:value-type="float" office:value="68.1792" calcext:value-type="float">
            <text:p>68.18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-20+32*(([.A64]-1820)/100)^2" office:value-type="float" office:value="67.12" calcext:value-type="float">
            <text:p>67.1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-20+32*(([.A65]-1820)/100)^2" office:value-type="float" office:value="66.0672" calcext:value-type="float">
            <text:p>66.0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-20+32*(([.A66]-1820)/100)^2" office:value-type="float" office:value="65.0208" calcext:value-type="float">
            <text:p>65.02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-20+32*(([.A67]-1820)/100)^2" office:value-type="float" office:value="63.9808" calcext:value-type="float">
            <text:p>63.98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-20+32*(([.A68]-1820)/100)^2" office:value-type="float" office:value="62.9472" calcext:value-type="float">
            <text:p>62.95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-20+32*(([.A69]-1820)/100)^2" office:value-type="float" office:value="61.92" calcext:value-type="float">
            <text:p>61.9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-20+32*(([.A70]-1820)/100)^2" office:value-type="float" office:value="60.8992" calcext:value-type="float">
            <text:p>60.9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-20+32*(([.A71]-1820)/100)^2" office:value-type="float" office:value="59.8848" calcext:value-type="float">
            <text:p>59.8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-20+32*(([.A72]-1820)/100)^2" office:value-type="float" office:value="58.8768" calcext:value-type="float">
            <text:p>58.88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-20+32*(([.A73]-1820)/100)^2" office:value-type="float" office:value="57.8752" calcext:value-type="float">
            <text:p>57.88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-20+32*(([.A74]-1820)/100)^2" office:value-type="float" office:value="56.88" calcext:value-type="float">
            <text:p>56.88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-20+32*(([.A75]-1820)/100)^2" office:value-type="float" office:value="55.8912" calcext:value-type="float">
            <text:p>55.89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-20+32*(([.A76]-1820)/100)^2" office:value-type="float" office:value="54.9088" calcext:value-type="float">
            <text:p>54.9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-20+32*(([.A77]-1820)/100)^2" office:value-type="float" office:value="53.9328" calcext:value-type="float">
            <text:p>53.9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-20+32*(([.A78]-1820)/100)^2" office:value-type="float" office:value="52.9632" calcext:value-type="float">
            <text:p>52.96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-20+32*(([.A79]-1820)/100)^2" office:value-type="float" office:value="52" calcext:value-type="float">
            <text:p>52.0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-20+32*(([.A80]-1820)/100)^2" office:value-type="float" office:value="51.0432" calcext:value-type="float">
            <text:p>51.0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-20+32*(([.A81]-1820)/100)^2" office:value-type="float" office:value="50.0928" calcext:value-type="float">
            <text:p>50.09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-20+32*(([.A82]-1820)/100)^2" office:value-type="float" office:value="49.1488" calcext:value-type="float">
            <text:p>49.15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-20+32*(([.A83]-1820)/100)^2" office:value-type="float" office:value="48.2112" calcext:value-type="float">
            <text:p>48.21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-20+32*(([.A84]-1820)/100)^2" office:value-type="float" office:value="47.28" calcext:value-type="float">
            <text:p>47.2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-20+32*(([.A85]-1820)/100)^2" office:value-type="float" office:value="46.3552" calcext:value-type="float">
            <text:p>46.3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-20+32*(([.A86]-1820)/100)^2" office:value-type="float" office:value="45.4368" calcext:value-type="float">
            <text:p>45.44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-20+32*(([.A87]-1820)/100)^2" office:value-type="float" office:value="44.5248" calcext:value-type="float">
            <text:p>44.5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-20+32*(([.A88]-1820)/100)^2" office:value-type="float" office:value="43.6192" calcext:value-type="float">
            <text:p>43.6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-20+32*(([.A89]-1820)/100)^2" office:value-type="float" office:value="42.72" calcext:value-type="float">
            <text:p>42.7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-20+32*(([.A90]-1820)/100)^2" office:value-type="float" office:value="41.8272" calcext:value-type="float">
            <text:p>41.83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-20+32*(([.A91]-1820)/100)^2" office:value-type="float" office:value="40.9408" calcext:value-type="float">
            <text:p>40.94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-20+32*(([.A92]-1820)/100)^2" office:value-type="float" office:value="40.0608" calcext:value-type="float">
            <text:p>40.0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-20+32*(([.A93]-1820)/100)^2" office:value-type="float" office:value="39.1872" calcext:value-type="float">
            <text:p>39.19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-20+32*(([.A94]-1820)/100)^2" office:value-type="float" office:value="38.32" calcext:value-type="float">
            <text:p>38.3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-20+32*(([.A95]-1820)/100)^2" office:value-type="float" office:value="37.4592" calcext:value-type="float">
            <text:p>37.4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-20+32*(([.A96]-1820)/100)^2" office:value-type="float" office:value="36.6048" calcext:value-type="float">
            <text:p>36.6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-20+32*(([.A97]-1820)/100)^2" office:value-type="float" office:value="35.7568" calcext:value-type="float">
            <text:p>35.7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-20+32*(([.A98]-1820)/100)^2" office:value-type="float" office:value="34.9152" calcext:value-type="float">
            <text:p>34.9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-20+32*(([.A99]-1820)/100)^2" office:value-type="float" office:value="34.08" calcext:value-type="float">
            <text:p>34.0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-20+32*(([.A100]-1820)/100)^2" office:value-type="float" office:value="33.2512" calcext:value-type="float">
            <text:p>33.2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-20+32*(([.A101]-1820)/100)^2" office:value-type="float" office:value="32.4288" calcext:value-type="float">
            <text:p>32.4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-20+32*(([.A102]-1820)/100)^2" office:value-type="float" office:value="31.6128" calcext:value-type="float">
            <text:p>31.6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-20+32*(([.A103]-1820)/100)^2" office:value-type="float" office:value="30.8032" calcext:value-type="float">
            <text:p>30.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-20+32*(([.A104]-1820)/100)^2" office:value-type="float" office:value="30" calcext:value-type="float">
            <text:p>30.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-20+32*(([.A105]-1820)/100)^2" office:value-type="float" office:value="29.2032" calcext:value-type="float">
            <text:p>29.2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-20+32*(([.A106]-1820)/100)^2" office:value-type="float" office:value="28.4128" calcext:value-type="float">
            <text:p>28.4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-20+32*(([.A107]-1820)/100)^2" office:value-type="float" office:value="27.6288" calcext:value-type="float">
            <text:p>27.6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-20+32*(([.A108]-1820)/100)^2" office:value-type="float" office:value="26.8512" calcext:value-type="float">
            <text:p>26.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-20+32*(([.A109]-1820)/100)^2" office:value-type="float" office:value="26.08" calcext:value-type="float">
            <text:p>26.0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-20+32*(([.A110]-1820)/100)^2" office:value-type="float" office:value="25.3152" calcext:value-type="float">
            <text:p>25.3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-20+32*(([.A111]-1820)/100)^2" office:value-type="float" office:value="24.5568" calcext:value-type="float">
            <text:p>24.5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-20+32*(([.A112]-1820)/100)^2" office:value-type="float" office:value="23.8048" calcext:value-type="float">
            <text:p>23.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-20+32*(([.A113]-1820)/100)^2" office:value-type="float" office:value="23.0592" calcext:value-type="float">
            <text:p>23.0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-20+32*(([.A114]-1820)/100)^2"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-20+32*(([.A115]-1820)/100)^2" office:value-type="float" office:value="21.5872" calcext:value-type="float">
            <text:p>21.59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-20+32*(([.A116]-1820)/100)^2" office:value-type="float" office:value="20.8608" calcext:value-type="float">
            <text:p>20.8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-20+32*(([.A117]-1820)/100)^2" office:value-type="float" office:value="20.1408" calcext:value-type="float">
            <text:p>20.1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-20+32*(([.A118]-1820)/100)^2" office:value-type="float" office:value="19.4272" calcext:value-type="float">
            <text:p>19.43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-20+32*(([.A119]-1820)/100)^2" office:value-type="float" office:value="18.72" calcext:value-type="float">
            <text:p>18.7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-20+32*(([.A120]-1820)/100)^2" office:value-type="float" office:value="18.0192" calcext:value-type="float">
            <text:p>18.0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-20+32*(([.A121]-1820)/100)^2" office:value-type="float" office:value="17.3248" calcext:value-type="float">
            <text:p>17.3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-20+32*(([.A122]-1820)/100)^2" office:value-type="float" office:value="16.6368" calcext:value-type="float">
            <text:p>16.6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-20+32*(([.A123]-1820)/100)^2" office:value-type="float" office:value="15.9552" calcext:value-type="float">
            <text:p>15.96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-20+32*(([.A124]-1820)/100)^2" office:value-type="float" office:value="15.28" calcext:value-type="float">
            <text:p>15.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-20+32*(([.A125]-1820)/100)^2" office:value-type="float" office:value="14.6112" calcext:value-type="float">
            <text:p>14.6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-20+32*(([.A126]-1820)/100)^2" office:value-type="float" office:value="13.9488" calcext:value-type="float">
            <text:p>13.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-20+32*(([.A127]-1820)/100)^2" office:value-type="float" office:value="13.2928" calcext:value-type="float">
            <text:p>13.2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-20+32*(([.A128]-1820)/100)^2" office:value-type="float" office:value="12.6432" calcext:value-type="float">
            <text:p>12.64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-20+32*(([.A129]-1820)/100)^2" office:value-type="float" office:value="12" calcext:value-type="float">
            <text:p>12.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-20+32*(([.A130]-1820)/100)^2" office:value-type="float" office:value="11.3632" calcext:value-type="float">
            <text:p>11.3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-20+32*(([.A131]-1820)/100)^2" office:value-type="float" office:value="10.7328" calcext:value-type="float">
            <text:p>10.7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-20+32*(([.A132]-1820)/100)^2" office:value-type="float" office:value="10.1088" calcext:value-type="float">
            <text:p>10.1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-20+32*(([.A133]-1820)/100)^2" office:value-type="float" office:value="9.4912" calcext:value-type="float">
            <text:p>9.4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-20+32*(([.A134]-1820)/100)^2"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-20+32*(([.A135]-1820)/100)^2" office:value-type="float" office:value="8.2752" calcext:value-type="float">
            <text:p>8.2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-20+32*(([.A136]-1820)/100)^2" office:value-type="float" office:value="7.6768" calcext:value-type="float">
            <text:p>7.6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-20+32*(([.A137]-1820)/100)^2" office:value-type="float" office:value="7.0848" calcext:value-type="float">
            <text:p>7.0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-20+32*(([.A138]-1820)/100)^2" office:value-type="float" office:value="6.4992" calcext:value-type="float">
            <text:p>6.5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-20+32*(([.A139]-1820)/100)^2" office:value-type="float" office:value="5.92" calcext:value-type="float">
            <text:p>5.92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-20+32*(([.A140]-1820)/100)^2" office:value-type="float" office:value="5.3472" calcext:value-type="float">
            <text:p>5.3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-20+32*(([.A141]-1820)/100)^2" office:value-type="float" office:value="4.7808" calcext:value-type="float">
            <text:p>4.7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-20+32*(([.A142]-1820)/100)^2" office:value-type="float" office:value="4.2208" calcext:value-type="float">
            <text:p>4.22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-20+32*(([.A143]-1820)/100)^2" office:value-type="float" office:value="3.6672" calcext:value-type="float">
            <text:p>3.6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-20+32*(([.A144]-1820)/100)^2" office:value-type="float" office:value="3.12" calcext:value-type="float">
            <text:p>3.1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-20+32*(([.A145]-1820)/100)^2" office:value-type="float" office:value="2.5792" calcext:value-type="float">
            <text:p>2.5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-20+32*(([.A146]-1820)/100)^2" office:value-type="float" office:value="2.0448" calcext:value-type="float">
            <text:p>2.0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-20+32*(([.A147]-1820)/100)^2" office:value-type="float" office:value="1.5168" calcext:value-type="float">
            <text:p>1.5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-20+32*(([.A148]-1820)/100)^2" office:value-type="float" office:value="0.995200000000004" calcext:value-type="float">
            <text:p>1.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-20+32*(([.A149]-1820)/100)^2" office:value-type="float" office:value="0.480000000000004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-20+32*(([.A150]-1820)/100)^2" office:value-type="float" office:value="-0.0287999999999968" calcext:value-type="float">
            <text:p>-0.0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-20+32*(([.A151]-1820)/100)^2" office:value-type="float" office:value="-0.531199999999998" calcext:value-type="float">
            <text:p>-0.5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-20+32*(([.A152]-1820)/100)^2" office:value-type="float" office:value="-1.0272" calcext:value-type="float">
            <text:p>-1.0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-20+32*(([.A153]-1820)/100)^2" office:value-type="float" office:value="-1.5168" calcext:value-type="float">
            <text:p>-1.5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-20+32*(([.A154]-1820)/100)^2" office:value-type="float" office:value="-2" calcext:value-type="float">
            <text:p>-2.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-20+32*(([.A155]-1820)/100)^2" office:value-type="float" office:value="-2.4768" calcext:value-type="float">
            <text:p>-2.4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-20+32*(([.A156]-1820)/100)^2" office:value-type="float" office:value="-2.9472" calcext:value-type="float">
            <text:p>-2.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-20+32*(([.A157]-1820)/100)^2" office:value-type="float" office:value="-3.4112" calcext:value-type="float">
            <text:p>-3.4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-20+32*(([.A158]-1820)/100)^2" office:value-type="float" office:value="-3.8688" calcext:value-type="float">
            <text:p>-3.87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-20+32*(([.A159]-1820)/100)^2" office:value-type="float" office:value="-4.32" calcext:value-type="float">
            <text:p>-4.3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-20+32*(([.A160]-1820)/100)^2" office:value-type="float" office:value="-4.7648" calcext:value-type="float">
            <text:p>-4.7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-20+32*(([.A161]-1820)/100)^2" office:value-type="float" office:value="-5.2032" calcext:value-type="float">
            <text:p>-5.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-20+32*(([.A162]-1820)/100)^2" office:value-type="float" office:value="-5.6352" calcext:value-type="float">
            <text:p>-5.64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-20+32*(([.A163]-1820)/100)^2" office:value-type="float" office:value="-6.0608" calcext:value-type="float">
            <text:p>-6.0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-20+32*(([.A164]-1820)/100)^2" office:value-type="float" office:value="-6.48" calcext:value-type="float">
            <text:p>-6.4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-20+32*(([.A165]-1820)/100)^2" office:value-type="float" office:value="-6.8928" calcext:value-type="float">
            <text:p>-6.8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-20+32*(([.A166]-1820)/100)^2" office:value-type="float" office:value="-7.2992" calcext:value-type="float">
            <text:p>-7.3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-20+32*(([.A167]-1820)/100)^2" office:value-type="float" office:value="-7.6992" calcext:value-type="float">
            <text:p>-7.7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-20+32*(([.A168]-1820)/100)^2" office:value-type="float" office:value="-8.0928" calcext:value-type="float">
            <text:p>-8.09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-20+32*(([.A169]-1820)/100)^2" office:value-type="float" office:value="-8.48" calcext:value-type="float">
            <text:p>-8.48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-20+32*(([.A170]-1820)/100)^2" office:value-type="float" office:value="-8.8608" calcext:value-type="float">
            <text:p>-8.86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-20+32*(([.A171]-1820)/100)^2" office:value-type="float" office:value="-9.2352" calcext:value-type="float">
            <text:p>-9.2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-20+32*(([.A172]-1820)/100)^2" office:value-type="float" office:value="-9.6032" calcext:value-type="float">
            <text:p>-9.6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-20+32*(([.A173]-1820)/100)^2" office:value-type="float" office:value="-9.9648" calcext:value-type="float">
            <text:p>-9.96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-20+32*(([.A174]-1820)/100)^2" office:value-type="float" office:value="-10.32" calcext:value-type="float">
            <text:p>-10.3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-20+32*(([.A175]-1820)/100)^2" office:value-type="float" office:value="-10.6688" calcext:value-type="float">
            <text:p>-10.6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-20+32*(([.A176]-1820)/100)^2" office:value-type="float" office:value="-11.0112" calcext:value-type="float">
            <text:p>-11.0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-20+32*(([.A177]-1820)/100)^2" office:value-type="float" office:value="-11.3472" calcext:value-type="float">
            <text:p>-11.35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-20+32*(([.A178]-1820)/100)^2" office:value-type="float" office:value="-11.6768" calcext:value-type="float">
            <text:p>-11.6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-20+32*(([.A179]-1820)/100)^2" office:value-type="float" office:value="-12" calcext:value-type="float">
            <text:p>-12.0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-20+32*(([.A180]-1820)/100)^2" office:value-type="float" office:value="-12.3168" calcext:value-type="float">
            <text:p>-12.3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-20+32*(([.A181]-1820)/100)^2" office:value-type="float" office:value="-12.6272" calcext:value-type="float">
            <text:p>-12.6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-20+32*(([.A182]-1820)/100)^2" office:value-type="float" office:value="-12.9312" calcext:value-type="float">
            <text:p>-12.9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-20+32*(([.A183]-1820)/100)^2" office:value-type="float" office:value="-13.2288" calcext:value-type="float">
            <text:p>-13.2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-20+32*(([.A184]-1820)/100)^2" office:value-type="float" office:value="-13.52" calcext:value-type="float">
            <text:p>-13.5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-20+32*(([.A185]-1820)/100)^2" office:value-type="float" office:value="-13.8048" calcext:value-type="float">
            <text:p>-13.8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-20+32*(([.A186]-1820)/100)^2" office:value-type="float" office:value="-14.0832" calcext:value-type="float">
            <text:p>-14.0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-20+32*(([.A187]-1820)/100)^2" office:value-type="float" office:value="-14.3552" calcext:value-type="float">
            <text:p>-14.3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-20+32*(([.A188]-1820)/100)^2" office:value-type="float" office:value="-14.6208" calcext:value-type="float">
            <text:p>-14.6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-20+32*(([.A189]-1820)/100)^2" office:value-type="float" office:value="-14.88" calcext:value-type="float">
            <text:p>-14.8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-20+32*(([.A190]-1820)/100)^2" office:value-type="float" office:value="-15.1328" calcext:value-type="float">
            <text:p>-15.1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-20+32*(([.A191]-1820)/100)^2" office:value-type="float" office:value="-15.3792" calcext:value-type="float">
            <text:p>-15.3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-20+32*(([.A192]-1820)/100)^2" office:value-type="float" office:value="-15.6192" calcext:value-type="float">
            <text:p>-15.6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-20+32*(([.A193]-1820)/100)^2" office:value-type="float" office:value="-15.8528" calcext:value-type="float">
            <text:p>-15.85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-20+32*(([.A194]-1820)/100)^2" office:value-type="float" office:value="-16.08" calcext:value-type="float">
            <text:p>-16.0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-20+32*(([.A195]-1820)/100)^2" office:value-type="float" office:value="-16.3008" calcext:value-type="float">
            <text:p>-16.3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-20+32*(([.A196]-1820)/100)^2" office:value-type="float" office:value="-16.5152" calcext:value-type="float">
            <text:p>-16.5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-20+32*(([.A197]-1820)/100)^2" office:value-type="float" office:value="-16.7232" calcext:value-type="float">
            <text:p>-16.7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-20+32*(([.A198]-1820)/100)^2" office:value-type="float" office:value="-16.9248" calcext:value-type="float">
            <text:p>-16.9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-20+32*(([.A199]-1820)/100)^2" office:value-type="float" office:value="-17.12" calcext:value-type="float">
            <text:p>-17.1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-20+32*(([.A200]-1820)/100)^2" office:value-type="float" office:value="-17.3088" calcext:value-type="float">
            <text:p>-17.3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-20+32*(([.A201]-1820)/100)^2" office:value-type="float" office:value="-17.4912" calcext:value-type="float">
            <text:p>-17.4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-20+32*(([.A202]-1820)/100)^2" office:value-type="float" office:value="-17.6672" calcext:value-type="float">
            <text:p>-17.6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-20+32*(([.A203]-1820)/100)^2" office:value-type="float" office:value="-17.8368" calcext:value-type="float">
            <text:p>-17.84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-20+32*(([.A204]-1820)/100)^2" office:value-type="float" office:value="-18" calcext:value-type="float">
            <text:p>-18.0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-20+32*(([.A205]-1820)/100)^2" office:value-type="float" office:value="-18.1568" calcext:value-type="float">
            <text:p>-18.16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-20+32*(([.A206]-1820)/100)^2" office:value-type="float" office:value="-18.3072" calcext:value-type="float">
            <text:p>-18.3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-20+32*(([.A207]-1820)/100)^2" office:value-type="float" office:value="-18.4512" calcext:value-type="float">
            <text:p>-18.45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-20+32*(([.A208]-1820)/100)^2" office:value-type="float" office:value="-18.5888" calcext:value-type="float">
            <text:p>-18.5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-20+32*(([.A209]-1820)/100)^2" office:value-type="float" office:value="-18.72" calcext:value-type="float">
            <text:p>-18.72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-20+32*(([.A210]-1820)/100)^2" office:value-type="float" office:value="-18.8448" calcext:value-type="float">
            <text:p>-18.84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-20+32*(([.A211]-1820)/100)^2" office:value-type="float" office:value="-18.9632" calcext:value-type="float">
            <text:p>-18.96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-20+32*(([.A212]-1820)/100)^2" office:value-type="float" office:value="-19.0752" calcext:value-type="float">
            <text:p>-19.08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-20+32*(([.A213]-1820)/100)^2" office:value-type="float" office:value="-19.1808" calcext:value-type="float">
            <text:p>-19.18</text:p>
          </table:table-cell>
          <table:table-cell office:value-type="float" office:value="12.7" calcext:value-type="float">
            <text:p>12.7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-20+32*(([.A214]-1820)/100)^2" office:value-type="float" office:value="-19.28" calcext:value-type="float">
            <text:p>-19.28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-20+32*(([.A215]-1820)/100)^2" office:value-type="float" office:value="-19.3728" calcext:value-type="float">
            <text:p>-19.37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-20+32*(([.A216]-1820)/100)^2" office:value-type="float" office:value="-19.4592" calcext:value-type="float">
            <text:p>-19.46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-20+32*(([.A217]-1820)/100)^2" office:value-type="float" office:value="-19.5392" calcext:value-type="float">
            <text:p>-19.54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-20+32*(([.A218]-1820)/100)^2" office:value-type="float" office:value="-19.6128" calcext:value-type="float">
            <text:p>-19.6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-20+32*(([.A219]-1820)/100)^2" office:value-type="float" office:value="-19.68" calcext:value-type="float">
            <text:p>-19.68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-20+32*(([.A220]-1820)/100)^2" office:value-type="float" office:value="-19.7408" calcext:value-type="float">
            <text:p>-19.74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-20+32*(([.A221]-1820)/100)^2" office:value-type="float" office:value="-19.7952" calcext:value-type="float">
            <text:p>-19.80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-20+32*(([.A222]-1820)/100)^2" office:value-type="float" office:value="-19.8432" calcext:value-type="float">
            <text:p>-19.84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-20+32*(([.A223]-1820)/100)^2" office:value-type="float" office:value="-19.8848" calcext:value-type="float">
            <text:p>-19.88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-20+32*(([.A224]-1820)/100)^2" office:value-type="float" office:value="-19.92" calcext:value-type="float">
            <text:p>-19.92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-20+32*(([.A225]-1820)/100)^2" office:value-type="float" office:value="-19.9488" calcext:value-type="float">
            <text:p>-19.95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-20+32*(([.A226]-1820)/100)^2" office:value-type="float" office:value="-19.9712" calcext:value-type="float">
            <text:p>-19.97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-20+32*(([.A227]-1820)/100)^2" office:value-type="float" office:value="-19.9872" calcext:value-type="float">
            <text:p>-19.99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-20+32*(([.A228]-1820)/100)^2" office:value-type="float" office:value="-19.9968" calcext:value-type="float">
            <text:p>-20.00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-20+32*(([.A229]-1820)/100)^2" office:value-type="float" office:value="-20" calcext:value-type="float">
            <text:p>-20.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-20+32*(([.A230]-1820)/100)^2" office:value-type="float" office:value="-19.9968" calcext:value-type="float">
            <text:p>-20.00</text:p>
          </table:table-cell>
          <table:table-cell office:value-type="float" office:value="11.7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-20+32*(([.A231]-1820)/100)^2" office:value-type="float" office:value="-19.9872" calcext:value-type="float">
            <text:p>-19.99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-20+32*(([.A232]-1820)/100)^2" office:value-type="float" office:value="-19.9712" calcext:value-type="float">
            <text:p>-19.97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-20+32*(([.A233]-1820)/100)^2" office:value-type="float" office:value="-19.9488" calcext:value-type="float">
            <text:p>-19.95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-20+32*(([.A234]-1820)/100)^2" office:value-type="float" office:value="-19.92" calcext:value-type="float">
            <text:p>-19.92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-20+32*(([.A235]-1820)/100)^2" office:value-type="float" office:value="-19.8848" calcext:value-type="float">
            <text:p>-19.88</text:p>
          </table:table-cell>
          <table:table-cell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-20+32*(([.A236]-1820)/100)^2" office:value-type="float" office:value="-19.8432" calcext:value-type="float">
            <text:p>-19.84</text:p>
          </table:table-cell>
          <table:table-cell office:value-type="float" office:value="9.1" calcext:value-type="float">
            <text:p>9.1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-20+32*(([.A237]-1820)/100)^2" office:value-type="float" office:value="-19.7952" calcext:value-type="float">
            <text:p>-19.80</text:p>
          </table:table-cell>
          <table:table-cell office:value-type="float" office:value="8.6" calcext:value-type="float">
            <text:p>8.6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-20+32*(([.A238]-1820)/100)^2" office:value-type="float" office:value="-19.7408" calcext:value-type="float">
            <text:p>-19.7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-20+32*(([.A239]-1820)/100)^2" office:value-type="float" office:value="-19.68" calcext:value-type="float">
            <text:p>-19.68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-20+32*(([.A240]-1820)/100)^2" office:value-type="float" office:value="-19.6128" calcext:value-type="float">
            <text:p>-19.6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-20+32*(([.A241]-1820)/100)^2" office:value-type="float" office:value="-19.5392" calcext:value-type="float">
            <text:p>-19.54</text:p>
          </table:table-cell>
          <table:table-cell office:value-type="float" office:value="6.6" calcext:value-type="float">
            <text:p>6.6</text:p>
          </table:table-cell>
          <table:table-cell table:number-columns-repeated="1020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-20+32*(([.A242]-1820)/100)^2" office:value-type="float" office:value="-19.4592" calcext:value-type="float">
            <text:p>-19.46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-20+32*(([.A243]-1820)/100)^2" office:value-type="float" office:value="-19.3728" calcext:value-type="float">
            <text:p>-19.3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-20+32*(([.A244]-1820)/100)^2" office:value-type="float" office:value="-19.28" calcext:value-type="float">
            <text:p>-19.28</text:p>
          </table:table-cell>
          <table:table-cell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-20+32*(([.A245]-1820)/100)^2" office:value-type="float" office:value="-19.1808" calcext:value-type="float">
            <text:p>-19.18</text:p>
          </table:table-cell>
          <table:table-cell office:value-type="float" office:value="5.7" calcext:value-type="float">
            <text:p>5.7</text:p>
          </table:table-cell>
          <table:table-cell table:number-columns-repeated="1020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-20+32*(([.A246]-1820)/100)^2" office:value-type="float" office:value="-19.0752" calcext:value-type="float">
            <text:p>-19.08</text:p>
          </table:table-cell>
          <table:table-cell office:value-type="float" office:value="5.6" calcext:value-type="float">
            <text:p>5.6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-20+32*(([.A247]-1820)/100)^2" office:value-type="float" office:value="-18.9632" calcext:value-type="float">
            <text:p>-18.96</text:p>
          </table:table-cell>
          <table:table-cell office:value-type="float" office:value="5.6" calcext:value-type="float">
            <text:p>5.6</text:p>
          </table:table-cell>
          <table:table-cell table:number-columns-repeated="1020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-20+32*(([.A248]-1820)/100)^2" office:value-type="float" office:value="-18.8448" calcext:value-type="float">
            <text:p>-18.84</text:p>
          </table:table-cell>
          <table:table-cell office:value-type="float" office:value="5.6" calcext:value-type="float">
            <text:p>5.6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-20+32*(([.A249]-1820)/100)^2" office:value-type="float" office:value="-18.72" calcext:value-type="float">
            <text:p>-18.72</text:p>
          </table:table-cell>
          <table:table-cell office:value-type="float" office:value="5.7" calcext:value-type="float">
            <text:p>5.7</text:p>
          </table:table-cell>
          <table:table-cell table:number-columns-repeated="1020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-20+32*(([.A250]-1820)/100)^2" office:value-type="float" office:value="-18.5888" calcext:value-type="float">
            <text:p>-18.59</text:p>
          </table:table-cell>
          <table:table-cell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-20+32*(([.A251]-1820)/100)^2" office:value-type="float" office:value="-18.4512" calcext:value-type="float">
            <text:p>-18.45</text:p>
          </table:table-cell>
          <table:table-cell office:value-type="float" office:value="5.9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-20+32*(([.A252]-1820)/100)^2" office:value-type="float" office:value="-18.3072" calcext:value-type="float">
            <text:p>-18.31</text:p>
          </table:table-cell>
          <table:table-cell office:value-type="float" office:value="6.1" calcext:value-type="float">
            <text:p>6.1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-20+32*(([.A253]-1820)/100)^2" office:value-type="float" office:value="-18.1568" calcext:value-type="float">
            <text:p>-18.16</text:p>
          </table:table-cell>
          <table:table-cell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-20+32*(([.A254]-1820)/100)^2" office:value-type="float" office:value="-18" calcext:value-type="float">
            <text:p>-18.00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-20+32*(([.A255]-1820)/100)^2" office:value-type="float" office:value="-17.8368" calcext:value-type="float">
            <text:p>-17.84</text:p>
          </table:table-cell>
          <table:table-cell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-20+32*(([.A256]-1820)/100)^2" office:value-type="float" office:value="-17.6672" calcext:value-type="float">
            <text:p>-17.67</text:p>
          </table:table-cell>
          <table:table-cell office:value-type="float" office:value="6.6" calcext:value-type="float">
            <text:p>6.6</text:p>
          </table:table-cell>
          <table:table-cell table:number-columns-repeated="1020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-20+32*(([.A257]-1820)/100)^2" office:value-type="float" office:value="-17.4912" calcext:value-type="float">
            <text:p>-17.49</text:p>
          </table:table-cell>
          <table:table-cell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-20+32*(([.A258]-1820)/100)^2" office:value-type="float" office:value="-17.3088" calcext:value-type="float">
            <text:p>-17.31</text:p>
          </table:table-cell>
          <table:table-cell office:value-type="float" office:value="6.9" calcext:value-type="float">
            <text:p>6.9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-20+32*(([.A259]-1820)/100)^2" office:value-type="float" office:value="-17.12" calcext:value-type="float">
            <text:p>-17.12</text:p>
          </table:table-cell>
          <table:table-cell office:value-type="float" office:value="7.1" calcext:value-type="float">
            <text:p>7.1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-20+32*(([.A260]-1820)/100)^2" office:value-type="float" office:value="-16.9248" calcext:value-type="float">
            <text:p>-16.92</text:p>
          </table:table-cell>
          <table:table-cell office:value-type="float" office:value="7.2" calcext:value-type="float">
            <text:p>7.2</text:p>
          </table:table-cell>
          <table:table-cell table:number-columns-repeated="1020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-20+32*(([.A261]-1820)/100)^2" office:value-type="float" office:value="-16.7232" calcext:value-type="float">
            <text:p>-16.72</text:p>
          </table:table-cell>
          <table:table-cell office:value-type="float" office:value="7.3" calcext:value-type="float">
            <text:p>7.3</text:p>
          </table:table-cell>
          <table:table-cell table:number-columns-repeated="1020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-20+32*(([.A262]-1820)/100)^2" office:value-type="float" office:value="-16.5152" calcext:value-type="float">
            <text:p>-16.52</text:p>
          </table:table-cell>
          <table:table-cell office:value-type="float" office:value="7.4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-20+32*(([.A263]-1820)/100)^2" office:value-type="float" office:value="-16.3008" calcext:value-type="float">
            <text:p>-16.30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-20+32*(([.A264]-1820)/100)^2" office:value-type="float" office:value="-16.08" calcext:value-type="float">
            <text:p>-16.08</text:p>
          </table:table-cell>
          <table:table-cell office:value-type="float" office:value="7.6" calcext:value-type="float">
            <text:p>7.6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-20+32*(([.A265]-1820)/100)^2" office:value-type="float" office:value="-15.8528" calcext:value-type="float">
            <text:p>-15.85</text:p>
          </table:table-cell>
          <table:table-cell office:value-type="float" office:value="7.7" calcext:value-type="float">
            <text:p>7.7</text:p>
          </table:table-cell>
          <table:table-cell table:number-columns-repeated="1020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-20+32*(([.A266]-1820)/100)^2" office:value-type="float" office:value="-15.6192" calcext:value-type="float">
            <text:p>-15.62</text:p>
          </table:table-cell>
          <table:table-cell office:value-type="float" office:value="7.7" calcext:value-type="float">
            <text:p>7.7</text:p>
          </table:table-cell>
          <table:table-cell table:number-columns-repeated="1020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-20+32*(([.A267]-1820)/100)^2" office:value-type="float" office:value="-15.3792" calcext:value-type="float">
            <text:p>-15.38</text:p>
          </table:table-cell>
          <table:table-cell office:value-type="float" office:value="7.8" calcext:value-type="float">
            <text:p>7.8</text:p>
          </table:table-cell>
          <table:table-cell table:number-columns-repeated="1020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-20+32*(([.A268]-1820)/100)^2" office:value-type="float" office:value="-15.1328" calcext:value-type="float">
            <text:p>-15.13</text:p>
          </table:table-cell>
          <table:table-cell office:value-type="float" office:value="7.8" calcext:value-type="float">
            <text:p>7.8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-20+32*(([.A269]-1820)/100)^2" office:value-type="float" office:value="-14.88" calcext:value-type="float">
            <text:p>-14.88</text:p>
          </table:table-cell>
          <table:table-cell office:value-type="float" office:value="7.88" calcext:value-type="float">
            <text:p>7.88</text:p>
          </table:table-cell>
          <table:table-cell table:number-columns-repeated="1020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-20+32*(([.A270]-1820)/100)^2" office:value-type="float" office:value="-14.6208" calcext:value-type="float">
            <text:p>-14.62</text:p>
          </table:table-cell>
          <table:table-cell office:value-type="float" office:value="7.82" calcext:value-type="float">
            <text:p>7.82</text:p>
          </table:table-cell>
          <table:table-cell table:number-columns-repeated="1020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-20+32*(([.A271]-1820)/100)^2" office:value-type="float" office:value="-14.3552" calcext:value-type="float">
            <text:p>-14.36</text:p>
          </table:table-cell>
          <table:table-cell office:value-type="float" office:value="7.54" calcext:value-type="float">
            <text:p>7.54</text:p>
          </table:table-cell>
          <table:table-cell table:number-columns-repeated="1020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-20+32*(([.A272]-1820)/100)^2" office:value-type="float" office:value="-14.0832" calcext:value-type="float">
            <text:p>-14.08</text:p>
          </table:table-cell>
          <table:table-cell office:value-type="float" office:value="6.97" calcext:value-type="float">
            <text:p>6.97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-20+32*(([.A273]-1820)/100)^2" office:value-type="float" office:value="-13.8048" calcext:value-type="float">
            <text:p>-13.80</text:p>
          </table:table-cell>
          <table:table-cell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-20+32*(([.A274]-1820)/100)^2" office:value-type="float" office:value="-13.52" calcext:value-type="float">
            <text:p>-13.52</text:p>
          </table:table-cell>
          <table:table-cell office:value-type="float" office:value="6.02" calcext:value-type="float">
            <text:p>6.02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-20+32*(([.A275]-1820)/100)^2" office:value-type="float" office:value="-13.2288" calcext:value-type="float">
            <text:p>-13.23</text:p>
          </table:table-cell>
          <table:table-cell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-20+32*(([.A276]-1820)/100)^2" office:value-type="float" office:value="-12.9312" calcext:value-type="float">
            <text:p>-12.93</text:p>
          </table:table-cell>
          <table:table-cell office:value-type="float" office:value="4.1" calcext:value-type="float">
            <text:p>4.1</text:p>
          </table:table-cell>
          <table:table-cell table:number-columns-repeated="1020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-20+32*(([.A277]-1820)/100)^2" office:value-type="float" office:value="-12.6272" calcext:value-type="float">
            <text:p>-12.63</text:p>
          </table:table-cell>
          <table:table-cell office:value-type="float" office:value="2.92" calcext:value-type="float">
            <text:p>2.92</text:p>
          </table:table-cell>
          <table:table-cell table:number-columns-repeated="1020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-20+32*(([.A278]-1820)/100)^2" office:value-type="float" office:value="-12.3168" calcext:value-type="float">
            <text:p>-12.32</text:p>
          </table:table-cell>
          <table:table-cell office:value-type="float" office:value="1.82" calcext:value-type="float">
            <text:p>1.82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-20+32*(([.A279]-1820)/100)^2" office:value-type="float" office:value="-12" calcext:value-type="float">
            <text:p>-12.00</text:p>
          </table:table-cell>
          <table:table-cell office:value-type="float" office:value="1.61" calcext:value-type="float">
            <text:p>1.61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-20+32*(([.A280]-1820)/100)^2" office:value-type="float" office:value="-11.6768" calcext:value-type="float">
            <text:p>-11.68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-20+32*(([.A281]-1820)/100)^2" office:value-type="float" office:value="-11.3472" calcext:value-type="float">
            <text:p>-11.35</text:p>
          </table:table-cell>
          <table:table-cell office:value-type="float" office:value="-1.02" calcext:value-type="float">
            <text:p>-1.02</text:p>
          </table:table-cell>
          <table:table-cell table:number-columns-repeated="1020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-20+32*(([.A282]-1820)/100)^2" office:value-type="float" office:value="-11.0112" calcext:value-type="float">
            <text:p>-11.01</text:p>
          </table:table-cell>
          <table:table-cell office:value-type="float" office:value="-1.28" calcext:value-type="float">
            <text:p>-1.28</text:p>
          </table:table-cell>
          <table:table-cell table:number-columns-repeated="1020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-20+32*(([.A283]-1820)/100)^2" office:value-type="float" office:value="-10.6688" calcext:value-type="float">
            <text:p>-10.67</text:p>
          </table:table-cell>
          <table:table-cell office:value-type="float" office:value="-2.69" calcext:value-type="float">
            <text:p>-2.69</text:p>
          </table:table-cell>
          <table:table-cell table:number-columns-repeated="1020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-20+32*(([.A284]-1820)/100)^2" office:value-type="float" office:value="-10.32" calcext:value-type="float">
            <text:p>-10.32</text:p>
          </table:table-cell>
          <table:table-cell office:value-type="float" office:value="-3.24" calcext:value-type="float">
            <text:p>-3.24</text:p>
          </table:table-cell>
          <table:table-cell table:number-columns-repeated="1020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-20+32*(([.A285]-1820)/100)^2" office:value-type="float" office:value="-9.9648" calcext:value-type="float">
            <text:p>-9.96</text:p>
          </table:table-cell>
          <table:table-cell office:value-type="float" office:value="-3.64" calcext:value-type="float">
            <text:p>-3.64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-20+32*(([.A286]-1820)/100)^2" office:value-type="float" office:value="-9.6032" calcext:value-type="float">
            <text:p>-9.60</text:p>
          </table:table-cell>
          <table:table-cell office:value-type="float" office:value="-4.54" calcext:value-type="float">
            <text:p>-4.54</text:p>
          </table:table-cell>
          <table:table-cell table:number-columns-repeated="1020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-20+32*(([.A287]-1820)/100)^2" office:value-type="float" office:value="-9.2352" calcext:value-type="float">
            <text:p>-9.24</text:p>
          </table:table-cell>
          <table:table-cell office:value-type="float" office:value="-4.71" calcext:value-type="float">
            <text:p>-4.71</text:p>
          </table:table-cell>
          <table:table-cell table:number-columns-repeated="1020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-20+32*(([.A288]-1820)/100)^2" office:value-type="float" office:value="-8.8608" calcext:value-type="float">
            <text:p>-8.86</text:p>
          </table:table-cell>
          <table:table-cell office:value-type="float" office:value="-5.11" calcext:value-type="float">
            <text:p>-5.11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-20+32*(([.A289]-1820)/100)^2" office:value-type="float" office:value="-8.48" calcext:value-type="float">
            <text:p>-8.48</text:p>
          </table:table-cell>
          <table:table-cell office:value-type="float" office:value="-5.4" calcext:value-type="float">
            <text:p>-5.4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-20+32*(([.A290]-1820)/100)^2" office:value-type="float" office:value="-8.0928" calcext:value-type="float">
            <text:p>-8.09</text:p>
          </table:table-cell>
          <table:table-cell office:value-type="float" office:value="-5.42" calcext:value-type="float">
            <text:p>-5.42</text:p>
          </table:table-cell>
          <table:table-cell table:number-columns-repeated="1020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-20+32*(([.A291]-1820)/100)^2" office:value-type="float" office:value="-7.6992" calcext:value-type="float">
            <text:p>-7.70</text:p>
          </table:table-cell>
          <table:table-cell office:value-type="float" office:value="-5.2" calcext:value-type="float">
            <text:p>-5.2</text:p>
          </table:table-cell>
          <table:table-cell table:number-columns-repeated="1020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-20+32*(([.A292]-1820)/100)^2" office:value-type="float" office:value="-7.2992" calcext:value-type="float">
            <text:p>-7.30</text:p>
          </table:table-cell>
          <table:table-cell office:value-type="float" office:value="-5.46" calcext:value-type="float">
            <text:p>-5.46</text:p>
          </table:table-cell>
          <table:table-cell table:number-columns-repeated="1020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-20+32*(([.A293]-1820)/100)^2" office:value-type="float" office:value="-6.8928" calcext:value-type="float">
            <text:p>-6.89</text:p>
          </table:table-cell>
          <table:table-cell office:value-type="float" office:value="-5.46" calcext:value-type="float">
            <text:p>-5.46</text:p>
          </table:table-cell>
          <table:table-cell table:number-columns-repeated="1020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-20+32*(([.A294]-1820)/100)^2" office:value-type="float" office:value="-6.48" calcext:value-type="float">
            <text:p>-6.48</text:p>
          </table:table-cell>
          <table:table-cell office:value-type="float" office:value="-5.79" calcext:value-type="float">
            <text:p>-5.79</text:p>
          </table:table-cell>
          <table:table-cell table:number-columns-repeated="1020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-20+32*(([.A295]-1820)/100)^2" office:value-type="float" office:value="-6.0608" calcext:value-type="float">
            <text:p>-6.06</text:p>
          </table:table-cell>
          <table:table-cell office:value-type="float" office:value="-5.63" calcext:value-type="float">
            <text:p>-5.63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-20+32*(([.A296]-1820)/100)^2" office:value-type="float" office:value="-5.6352" calcext:value-type="float">
            <text:p>-5.64</text:p>
          </table:table-cell>
          <table:table-cell office:value-type="float" office:value="-5.64" calcext:value-type="float">
            <text:p>-5.64</text:p>
          </table:table-cell>
          <table:table-cell table:number-columns-repeated="102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-20+32*(([.A297]-1820)/100)^2" office:value-type="float" office:value="-5.2032" calcext:value-type="float">
            <text:p>-5.20</text:p>
          </table:table-cell>
          <table:table-cell office:value-type="float" office:value="-5.8" calcext:value-type="float">
            <text:p>-5.8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-20+32*(([.A298]-1820)/100)^2" office:value-type="float" office:value="-4.7648" calcext:value-type="float">
            <text:p>-4.76</text:p>
          </table:table-cell>
          <table:table-cell office:value-type="float" office:value="-5.66" calcext:value-type="float">
            <text:p>-5.66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-20+32*(([.A299]-1820)/100)^2" office:value-type="float" office:value="-4.32" calcext:value-type="float">
            <text:p>-4.32</text:p>
          </table:table-cell>
          <table:table-cell office:value-type="float" office:value="-5.87" calcext:value-type="float">
            <text:p>-5.87</text:p>
          </table:table-cell>
          <table:table-cell table:number-columns-repeated="1020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-20+32*(([.A300]-1820)/100)^2" office:value-type="float" office:value="-3.8688" calcext:value-type="float">
            <text:p>-3.87</text:p>
          </table:table-cell>
          <table:table-cell office:value-type="float" office:value="-6.01" calcext:value-type="float">
            <text:p>-6.01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-20+32*(([.A301]-1820)/100)^2" office:value-type="float" office:value="-3.4112" calcext:value-type="float">
            <text:p>-3.41</text:p>
          </table:table-cell>
          <table:table-cell office:value-type="float" office:value="-6.19" calcext:value-type="float">
            <text:p>-6.19</text:p>
          </table:table-cell>
          <table:table-cell table:number-columns-repeated="1020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-20+32*(([.A302]-1820)/100)^2" office:value-type="float" office:value="-2.9472" calcext:value-type="float">
            <text:p>-2.95</text:p>
          </table:table-cell>
          <table:table-cell office:value-type="float" office:value="-6.64" calcext:value-type="float">
            <text:p>-6.64</text:p>
          </table:table-cell>
          <table:table-cell table:number-columns-repeated="1020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-20+32*(([.A303]-1820)/100)^2" office:value-type="float" office:value="-2.4768" calcext:value-type="float">
            <text:p>-2.48</text:p>
          </table:table-cell>
          <table:table-cell office:value-type="float" office:value="-6.44" calcext:value-type="float">
            <text:p>-6.44</text:p>
          </table:table-cell>
          <table:table-cell table:number-columns-repeated="1020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-20+32*(([.A304]-1820)/100)^2" office:value-type="float" office:value="-2" calcext:value-type="float">
            <text:p>-2.00</text:p>
          </table:table-cell>
          <table:table-cell office:value-type="float" office:value="-6.47" calcext:value-type="float">
            <text:p>-6.47</text:p>
          </table:table-cell>
          <table:table-cell table:number-columns-repeated="1020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-20+32*(([.A305]-1820)/100)^2" office:value-type="float" office:value="-1.5168" calcext:value-type="float">
            <text:p>-1.52</text:p>
          </table:table-cell>
          <table:table-cell office:value-type="float" office:value="-6.09" calcext:value-type="float">
            <text:p>-6.09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-20+32*(([.A306]-1820)/100)^2" office:value-type="float" office:value="-1.0272" calcext:value-type="float">
            <text:p>-1.03</text:p>
          </table:table-cell>
          <table:table-cell office:value-type="float" office:value="-5.76" calcext:value-type="float">
            <text:p>-5.76</text:p>
          </table:table-cell>
          <table:table-cell table:number-columns-repeated="1020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-20+32*(([.A307]-1820)/100)^2" office:value-type="float" office:value="-0.531199999999998" calcext:value-type="float">
            <text:p>-0.53</text:p>
          </table:table-cell>
          <table:table-cell office:value-type="float" office:value="-4.66" calcext:value-type="float">
            <text:p>-4.66</text:p>
          </table:table-cell>
          <table:table-cell table:number-columns-repeated="1020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-20+32*(([.A308]-1820)/100)^2" office:value-type="float" office:value="-0.0287999999999968" calcext:value-type="float">
            <text:p>-0.03</text:p>
          </table:table-cell>
          <table:table-cell office:value-type="float" office:value="-3.74" calcext:value-type="float">
            <text:p>-3.74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-20+32*(([.A309]-1820)/100)^2" office:value-type="float" office:value="0.480000000000004" calcext:value-type="float">
            <text:p>0.48</text:p>
          </table:table-cell>
          <table:table-cell office:value-type="float" office:value="-2.72" calcext:value-type="float">
            <text:p>-2.72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-20+32*(([.A310]-1820)/100)^2" office:value-type="float" office:value="0.995200000000004" calcext:value-type="float">
            <text:p>1.00</text:p>
          </table:table-cell>
          <table:table-cell office:value-type="float" office:value="-1.54" calcext:value-type="float">
            <text:p>-1.54</text:p>
          </table:table-cell>
          <table:table-cell table:number-columns-repeated="1020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-20+32*(([.A311]-1820)/100)^2" office:value-type="float" office:value="1.5168" calcext:value-type="float">
            <text:p>1.52</text:p>
          </table:table-cell>
          <table:table-cell office:value-type="float" office:value="-0.02" calcext:value-type="float">
            <text:p>-0.02</text:p>
          </table:table-cell>
          <table:table-cell table:number-columns-repeated="1020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-20+32*(([.A312]-1820)/100)^2" office:value-type="float" office:value="2.0448" calcext:value-type="float">
            <text:p>2.04</text:p>
          </table:table-cell>
          <table:table-cell office:value-type="float" office:value="1.24" calcext:value-type="float">
            <text:p>1.24</text:p>
          </table:table-cell>
          <table:table-cell table:number-columns-repeated="1020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-20+32*(([.A313]-1820)/100)^2" office:value-type="float" office:value="2.5792" calcext:value-type="float">
            <text:p>2.58</text:p>
          </table:table-cell>
          <table:table-cell office:value-type="float" office:value="2.64" calcext:value-type="float">
            <text:p>2.64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-20+32*(([.A314]-1820)/100)^2" office:value-type="float" office:value="3.12" calcext:value-type="float">
            <text:p>3.12</text:p>
          </table:table-cell>
          <table:table-cell office:value-type="float" office:value="3.86" calcext:value-type="float">
            <text:p>3.86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-20+32*(([.A315]-1820)/100)^2" office:value-type="float" office:value="3.6672" calcext:value-type="float">
            <text:p>3.67</text:p>
          </table:table-cell>
          <table:table-cell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-20+32*(([.A316]-1820)/100)^2" office:value-type="float" office:value="4.2208" calcext:value-type="float">
            <text:p>4.22</text:p>
          </table:table-cell>
          <table:table-cell office:value-type="float" office:value="6.14" calcext:value-type="float">
            <text:p>6.14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-20+32*(([.A317]-1820)/100)^2" office:value-type="float" office:value="4.7808" calcext:value-type="float">
            <text:p>4.78</text:p>
          </table:table-cell>
          <table:table-cell office:value-type="float" office:value="7.75" calcext:value-type="float">
            <text:p>7.75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-20+32*(([.A318]-1820)/100)^2" office:value-type="float" office:value="5.3472" calcext:value-type="float">
            <text:p>5.35</text:p>
          </table:table-cell>
          <table:table-cell office:value-type="float" office:value="9.13" calcext:value-type="float">
            <text:p>9.13</text:p>
          </table:table-cell>
          <table:table-cell table:number-columns-repeated="1020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-20+32*(([.A319]-1820)/100)^2" office:value-type="float" office:value="5.92" calcext:value-type="float">
            <text:p>5.92</text:p>
          </table:table-cell>
          <table:table-cell office:value-type="float" office:value="10.46" calcext:value-type="float">
            <text:p>10.46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-20+32*(([.A320]-1820)/100)^2" office:value-type="float" office:value="6.4992" calcext:value-type="float">
            <text:p>6.50</text:p>
          </table:table-cell>
          <table:table-cell office:value-type="float" office:value="11.53" calcext:value-type="float">
            <text:p>11.53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-20+32*(([.A321]-1820)/100)^2" office:value-type="float" office:value="7.0848" calcext:value-type="float">
            <text:p>7.08</text:p>
          </table:table-cell>
          <table:table-cell office:value-type="float" office:value="13.36" calcext:value-type="float">
            <text:p>13.36</text:p>
          </table:table-cell>
          <table:table-cell table:number-columns-repeated="1020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-20+32*(([.A322]-1820)/100)^2" office:value-type="float" office:value="7.6768" calcext:value-type="float">
            <text:p>7.68</text:p>
          </table:table-cell>
          <table:table-cell office:value-type="float" office:value="14.65" calcext:value-type="float">
            <text:p>14.65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-20+32*(([.A323]-1820)/100)^2" office:value-type="float" office:value="8.2752" calcext:value-type="float">
            <text:p>8.28</text:p>
          </table:table-cell>
          <table:table-cell office:value-type="float" office:value="16.01" calcext:value-type="float">
            <text:p>16.01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-20+32*(([.A324]-1820)/100)^2" office:value-type="float" office:value="8.88" calcext:value-type="float">
            <text:p>8.88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-20+32*(([.A325]-1820)/100)^2" office:value-type="float" office:value="9.4912" calcext:value-type="float">
            <text:p>9.49</text:p>
          </table:table-cell>
          <table:table-cell office:value-type="float" office:value="18.24" calcext:value-type="float">
            <text:p>18.24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-20+32*(([.A326]-1820)/100)^2" office:value-type="float" office:value="10.1088" calcext:value-type="float">
            <text:p>10.11</text:p>
          </table:table-cell>
          <table:table-cell office:value-type="float" office:value="19.06" calcext:value-type="float">
            <text:p>19.06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-20+32*(([.A327]-1820)/100)^2" office:value-type="float" office:value="10.7328" calcext:value-type="float">
            <text:p>10.73</text:p>
          </table:table-cell>
          <table:table-cell office:value-type="float" office:value="20.25" calcext:value-type="float">
            <text:p>20.25</text:p>
          </table:table-cell>
          <table:table-cell table:number-columns-repeated="1020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-20+32*(([.A328]-1820)/100)^2" office:value-type="float" office:value="11.3632" calcext:value-type="float">
            <text:p>11.36</text:p>
          </table:table-cell>
          <table:table-cell office:value-type="float" office:value="20.95" calcext:value-type="float">
            <text:p>20.95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-20+32*(([.A329]-1820)/100)^2" office:value-type="float" office:value="12" calcext:value-type="float">
            <text:p>12.00</text:p>
          </table:table-cell>
          <table:table-cell office:value-type="float" office:value="21.16" calcext:value-type="float">
            <text:p>21.16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-20+32*(([.A330]-1820)/100)^2" office:value-type="float" office:value="12.6432" calcext:value-type="float">
            <text:p>12.64</text:p>
          </table:table-cell>
          <table:table-cell office:value-type="float" office:value="22.25" calcext:value-type="float">
            <text:p>22.25</text:p>
          </table:table-cell>
          <table:table-cell table:number-columns-repeated="1020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-20+32*(([.A331]-1820)/100)^2" office:value-type="float" office:value="13.2928" calcext:value-type="float">
            <text:p>13.29</text:p>
          </table:table-cell>
          <table:table-cell office:value-type="float" office:value="22.41" calcext:value-type="float">
            <text:p>22.41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-20+32*(([.A332]-1820)/100)^2" office:value-type="float" office:value="13.9488" calcext:value-type="float">
            <text:p>13.95</text:p>
          </table:table-cell>
          <table:table-cell office:value-type="float" office:value="23.03" calcext:value-type="float">
            <text:p>23.03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-20+32*(([.A333]-1820)/100)^2" office:value-type="float" office:value="14.6112" calcext:value-type="float">
            <text:p>14.61</text:p>
          </table:table-cell>
          <table:table-cell office:value-type="float" office:value="23.49" calcext:value-type="float">
            <text:p>23.49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-20+32*(([.A334]-1820)/100)^2" office:value-type="float" office:value="15.28" calcext:value-type="float">
            <text:p>15.28</text:p>
          </table:table-cell>
          <table:table-cell office:value-type="float" office:value="23.62" calcext:value-type="float">
            <text:p>23.62</text:p>
          </table:table-cell>
          <table:table-cell table:number-columns-repeated="1020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-20+32*(([.A335]-1820)/100)^2" office:value-type="float" office:value="15.9552" calcext:value-type="float">
            <text:p>15.96</text:p>
          </table:table-cell>
          <table:table-cell office:value-type="float" office:value="23.68" calcext:value-type="float">
            <text:p>23.68</text:p>
          </table:table-cell>
          <table:table-cell table:number-columns-repeated="1020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-20+32*(([.A336]-1820)/100)^2" office:value-type="float" office:value="16.6368" calcext:value-type="float">
            <text:p>16.64</text:p>
          </table:table-cell>
          <table:table-cell office:value-type="float" office:value="24.49" calcext:value-type="float">
            <text:p>24.49</text:p>
          </table:table-cell>
          <table:table-cell table:number-columns-repeated="1020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-20+32*(([.A337]-1820)/100)^2" office:value-type="float" office:value="17.3248" calcext:value-type="float">
            <text:p>17.32</text:p>
          </table:table-cell>
          <table:table-cell office:value-type="float" office:value="24.34" calcext:value-type="float">
            <text:p>24.34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-20+32*(([.A338]-1820)/100)^2" office:value-type="float" office:value="18.0192" calcext:value-type="float">
            <text:p>18.02</text:p>
          </table:table-cell>
          <table:table-cell office:value-type="float" office:value="24.08" calcext:value-type="float">
            <text:p>24.08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-20+32*(([.A339]-1820)/100)^2" office:value-type="float" office:value="18.72" calcext:value-type="float">
            <text:p>18.72</text:p>
          </table:table-cell>
          <table:table-cell office:value-type="float" office:value="24.02" calcext:value-type="float">
            <text:p>24.02</text:p>
          </table:table-cell>
          <table:table-cell table:number-columns-repeated="1020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-20+32*(([.A340]-1820)/100)^2" office:value-type="float" office:value="19.4272" calcext:value-type="float">
            <text:p>19.43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-20+32*(([.A341]-1820)/100)^2" office:value-type="float" office:value="20.1408" calcext:value-type="float">
            <text:p>20.14</text:p>
          </table:table-cell>
          <table:table-cell office:value-type="float" office:value="23.87" calcext:value-type="float">
            <text:p>23.87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-20+32*(([.A342]-1820)/100)^2" office:value-type="float" office:value="20.8608" calcext:value-type="float">
            <text:p>20.86</text:p>
          </table:table-cell>
          <table:table-cell office:value-type="float" office:value="23.95" calcext:value-type="float">
            <text:p>23.95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-20+32*(([.A343]-1820)/100)^2" office:value-type="float" office:value="21.5872" calcext:value-type="float">
            <text:p>21.59</text:p>
          </table:table-cell>
          <table:table-cell office:value-type="float" office:value="23.86" calcext:value-type="float">
            <text:p>23.86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-20+32*(([.A344]-1820)/100)^2" office:value-type="float" office:value="22.32" calcext:value-type="float">
            <text:p>22.32</text:p>
          </table:table-cell>
          <table:table-cell office:value-type="float" office:value="23.93" calcext:value-type="float">
            <text:p>23.93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-20+32*(([.A345]-1820)/100)^2" office:value-type="float" office:value="23.0592" calcext:value-type="float">
            <text:p>23.06</text:p>
          </table:table-cell>
          <table:table-cell office:value-type="float" office:value="23.73" calcext:value-type="float">
            <text:p>23.73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-20+32*(([.A346]-1820)/100)^2" office:value-type="float" office:value="23.8048" calcext:value-type="float">
            <text:p>23.80</text:p>
          </table:table-cell>
          <table:table-cell office:value-type="float" office:value="23.92" calcext:value-type="float">
            <text:p>23.92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-20+32*(([.A347]-1820)/100)^2" office:value-type="float" office:value="24.5568" calcext:value-type="float">
            <text:p>24.56</text:p>
          </table:table-cell>
          <table:table-cell office:value-type="float" office:value="23.96" calcext:value-type="float">
            <text:p>23.96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-20+32*(([.A348]-1820)/100)^2" office:value-type="float" office:value="25.3152" calcext:value-type="float">
            <text:p>25.32</text:p>
          </table:table-cell>
          <table:table-cell office:value-type="float" office:value="24.02" calcext:value-type="float">
            <text:p>24.02</text:p>
          </table:table-cell>
          <table:table-cell table:number-columns-repeated="1020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-20+32*(([.A349]-1820)/100)^2" office:value-type="float" office:value="26.08" calcext:value-type="float">
            <text:p>26.08</text:p>
          </table:table-cell>
          <table:table-cell office:value-type="float" office:value="24.33" calcext:value-type="float">
            <text:p>24.33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-20+32*(([.A350]-1820)/100)^2" office:value-type="float" office:value="26.8512" calcext:value-type="float">
            <text:p>26.85</text:p>
          </table:table-cell>
          <table:table-cell office:value-type="float" office:value="24.83" calcext:value-type="float">
            <text:p>24.83</text:p>
          </table:table-cell>
          <table:table-cell table:number-columns-repeated="1020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-20+32*(([.A351]-1820)/100)^2" office:value-type="float" office:value="27.6288" calcext:value-type="float">
            <text:p>27.63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-20+32*(([.A352]-1820)/100)^2" office:value-type="float" office:value="28.4128" calcext:value-type="float">
            <text:p>28.41</text:p>
          </table:table-cell>
          <table:table-cell office:value-type="float" office:value="25.7" calcext:value-type="float">
            <text:p>25.7</text:p>
          </table:table-cell>
          <table:table-cell table:number-columns-repeated="1020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-20+32*(([.A353]-1820)/100)^2" office:value-type="float" office:value="29.2032" calcext:value-type="float">
            <text:p>29.20</text:p>
          </table:table-cell>
          <table:table-cell office:value-type="float" office:value="26.24" calcext:value-type="float">
            <text:p>26.24</text:p>
          </table:table-cell>
          <table:table-cell table:number-columns-repeated="1020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-20+32*(([.A354]-1820)/100)^2" office:value-type="float" office:value="30" calcext:value-type="float">
            <text:p>30.00</text:p>
          </table:table-cell>
          <table:table-cell office:value-type="float" office:value="26.77" calcext:value-type="float">
            <text:p>26.77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-20+32*(([.A355]-1820)/100)^2" office:value-type="float" office:value="30.8032" calcext:value-type="float">
            <text:p>30.80</text:p>
          </table:table-cell>
          <table:table-cell office:value-type="float" office:value="27.28" calcext:value-type="float">
            <text:p>27.28</text:p>
          </table:table-cell>
          <table:table-cell table:number-columns-repeated="1020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-20+32*(([.A356]-1820)/100)^2" office:value-type="float" office:value="31.6128" calcext:value-type="float">
            <text:p>31.61</text:p>
          </table:table-cell>
          <table:table-cell office:value-type="float" office:value="27.78" calcext:value-type="float">
            <text:p>27.78</text:p>
          </table:table-cell>
          <table:table-cell table:number-columns-repeated="1020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-20+32*(([.A357]-1820)/100)^2" office:value-type="float" office:value="32.4288" calcext:value-type="float">
            <text:p>32.43</text:p>
          </table:table-cell>
          <table:table-cell office:value-type="float" office:value="28.25" calcext:value-type="float">
            <text:p>28.25</text:p>
          </table:table-cell>
          <table:table-cell table:number-columns-repeated="1020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-20+32*(([.A358]-1820)/100)^2" office:value-type="float" office:value="33.2512" calcext:value-type="float">
            <text:p>33.25</text:p>
          </table:table-cell>
          <table:table-cell office:value-type="float" office:value="28.71" calcext:value-type="float">
            <text:p>28.71</text:p>
          </table:table-cell>
          <table:table-cell table:number-columns-repeated="1020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-20+32*(([.A359]-1820)/100)^2" office:value-type="float" office:value="34.08" calcext:value-type="float">
            <text:p>34.08</text:p>
          </table:table-cell>
          <table:table-cell office:value-type="float" office:value="29.15" calcext:value-type="float">
            <text:p>29.15</text:p>
          </table:table-cell>
          <table:table-cell table:number-columns-repeated="102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-20+32*(([.A360]-1820)/100)^2" office:value-type="float" office:value="34.9152" calcext:value-type="float">
            <text:p>34.92</text:p>
          </table:table-cell>
          <table:table-cell office:value-type="float" office:value="29.57" calcext:value-type="float">
            <text:p>29.57</text:p>
          </table:table-cell>
          <table:table-cell table:number-columns-repeated="1020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-20+32*(([.A361]-1820)/100)^2" office:value-type="float" office:value="35.7568" calcext:value-type="float">
            <text:p>35.76</text:p>
          </table:table-cell>
          <table:table-cell office:value-type="float" office:value="29.97" calcext:value-type="float">
            <text:p>29.97</text:p>
          </table:table-cell>
          <table:table-cell table:number-columns-repeated="1020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-20+32*(([.A362]-1820)/100)^2" office:value-type="float" office:value="36.6048" calcext:value-type="float">
            <text:p>36.60</text:p>
          </table:table-cell>
          <table:table-cell office:value-type="float" office:value="30.36" calcext:value-type="float">
            <text:p>30.36</text:p>
          </table:table-cell>
          <table:table-cell table:number-columns-repeated="1020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-20+32*(([.A363]-1820)/100)^2" office:value-type="float" office:value="37.4592" calcext:value-type="float">
            <text:p>37.46</text:p>
          </table:table-cell>
          <table:table-cell office:value-type="float" office:value="30.72" calcext:value-type="float">
            <text:p>30.72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-20+32*(([.A364]-1820)/100)^2" office:value-type="float" office:value="38.32" calcext:value-type="float">
            <text:p>38.32</text:p>
          </table:table-cell>
          <table:table-cell office:value-type="float" office:value="31.07" calcext:value-type="float">
            <text:p>31.07</text:p>
          </table:table-cell>
          <table:table-cell table:number-columns-repeated="1020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-20+32*(([.A365]-1820)/100)^2" office:value-type="float" office:value="39.1872" calcext:value-type="float">
            <text:p>39.19</text:p>
          </table:table-cell>
          <table:table-cell office:value-type="float" office:value="31.35" calcext:value-type="float">
            <text:p>31.35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-20+32*(([.A366]-1820)/100)^2" office:value-type="float" office:value="40.0608" calcext:value-type="float">
            <text:p>40.06</text:p>
          </table:table-cell>
          <table:table-cell office:value-type="float" office:value="31.68" calcext:value-type="float">
            <text:p>31.68</text:p>
          </table:table-cell>
          <table:table-cell table:number-columns-repeated="1020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-20+32*(([.A367]-1820)/100)^2" office:value-type="float" office:value="40.9408" calcext:value-type="float">
            <text:p>40.94</text:p>
          </table:table-cell>
          <table:table-cell office:value-type="float" office:value="32.18" calcext:value-type="float">
            <text:p>32.18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-20+32*(([.A368]-1820)/100)^2" office:value-type="float" office:value="41.8272" calcext:value-type="float">
            <text:p>41.83</text:p>
          </table:table-cell>
          <table:table-cell office:value-type="float" office:value="32.68" calcext:value-type="float">
            <text:p>32.68</text:p>
          </table:table-cell>
          <table:table-cell table:number-columns-repeated="1020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-20+32*(([.A369]-1820)/100)^2" office:value-type="float" office:value="42.72" calcext:value-type="float">
            <text:p>42.72</text:p>
          </table:table-cell>
          <table:table-cell office:value-type="float" office:value="33.15" calcext:value-type="float">
            <text:p>33.15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-20+32*(([.A370]-1820)/100)^2" office:value-type="float" office:value="43.6192" calcext:value-type="float">
            <text:p>43.62</text:p>
          </table:table-cell>
          <table:table-cell office:value-type="float" office:value="33.59" calcext:value-type="float">
            <text:p>33.59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-20+32*(([.A371]-1820)/100)^2" office:value-type="float" office:value="44.5248" calcext:value-type="float">
            <text:p>44.5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-20+32*(([.A372]-1820)/100)^2" office:value-type="float" office:value="45.4368" calcext:value-type="float">
            <text:p>45.44</text:p>
          </table:table-cell>
          <table:table-cell office:value-type="float" office:value="34.47" calcext:value-type="float">
            <text:p>34.47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-20+32*(([.A373]-1820)/100)^2" office:value-type="float" office:value="46.3552" calcext:value-type="float">
            <text:p>46.36</text:p>
          </table:table-cell>
          <table:table-cell office:value-type="float" office:value="35.03" calcext:value-type="float">
            <text:p>35.03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-20+32*(([.A374]-1820)/100)^2" office:value-type="float" office:value="47.28" calcext:value-type="float">
            <text:p>47.28</text:p>
          </table:table-cell>
          <table:table-cell office:value-type="float" office:value="35.73" calcext:value-type="float">
            <text:p>35.73</text:p>
          </table:table-cell>
          <table:table-cell table:number-columns-repeated="1020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-20+32*(([.A375]-1820)/100)^2" office:value-type="float" office:value="48.2112" calcext:value-type="float">
            <text:p>48.21</text:p>
          </table:table-cell>
          <table:table-cell office:value-type="float" office:value="36.54" calcext:value-type="float">
            <text:p>36.54</text:p>
          </table:table-cell>
          <table:table-cell table:number-columns-repeated="1020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-20+32*(([.A376]-1820)/100)^2" office:value-type="float" office:value="49.1488" calcext:value-type="float">
            <text:p>49.15</text:p>
          </table:table-cell>
          <table:table-cell office:value-type="float" office:value="37.43" calcext:value-type="float">
            <text:p>37.43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-20+32*(([.A377]-1820)/100)^2" office:value-type="float" office:value="50.0928" calcext:value-type="float">
            <text:p>50.09</text:p>
          </table:table-cell>
          <table:table-cell office:value-type="float" office:value="38.29" calcext:value-type="float">
            <text:p>38.29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-20+32*(([.A378]-1820)/100)^2" office:value-type="float" office:value="51.0432" calcext:value-type="float">
            <text:p>51.04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-20+32*(([.A379]-1820)/100)^2" office:value-type="float" office:value="52" calcext:value-type="float">
            <text:p>52.00</text:p>
          </table:table-cell>
          <table:table-cell office:value-type="float" office:value="40.18" calcext:value-type="float">
            <text:p>40.18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-20+32*(([.A380]-1820)/100)^2" office:value-type="float" office:value="52.9632" calcext:value-type="float">
            <text:p>52.96</text:p>
          </table:table-cell>
          <table:table-cell office:value-type="float" office:value="41.17" calcext:value-type="float">
            <text:p>41.17</text:p>
          </table:table-cell>
          <table:table-cell table:number-columns-repeated="1020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-20+32*(([.A381]-1820)/100)^2" office:value-type="float" office:value="53.9328" calcext:value-type="float">
            <text:p>53.93</text:p>
          </table:table-cell>
          <table:table-cell office:value-type="float" office:value="42.23" calcext:value-type="float">
            <text:p>42.23</text:p>
          </table:table-cell>
          <table:table-cell table:number-columns-repeated="102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-20+32*(([.A382]-1820)/100)^2" office:value-type="float" office:value="54.9088" calcext:value-type="float">
            <text:p>54.91</text:p>
          </table:table-cell>
          <table:table-cell office:value-type="float" office:value="43.3724016" calcext:value-type="float">
            <text:p>43.3724016</text:p>
          </table:table-cell>
          <table:table-cell table:number-columns-repeated="102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-20+32*(([.A383]-1820)/100)^2" office:value-type="float" office:value="55.8912" calcext:value-type="float">
            <text:p>55.89</text:p>
          </table:table-cell>
          <table:table-cell office:value-type="float" office:value="44.4840562" calcext:value-type="float">
            <text:p>44.4840562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-20+32*(([.A384]-1820)/100)^2" office:value-type="float" office:value="56.88" calcext:value-type="float">
            <text:p>56.88</text:p>
          </table:table-cell>
          <table:table-cell office:value-type="float" office:value="45.476138" calcext:value-type="float">
            <text:p>45.476138</text:p>
          </table:table-cell>
          <table:table-cell table:number-columns-repeated="1020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-20+32*(([.A385]-1820)/100)^2" office:value-type="float" office:value="57.8752" calcext:value-type="float">
            <text:p>57.88</text:p>
          </table:table-cell>
          <table:table-cell office:value-type="float" office:value="46.4567207" calcext:value-type="float">
            <text:p>46.4567207</text:p>
          </table:table-cell>
          <table:table-cell table:number-columns-repeated="102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-20+32*(([.A386]-1820)/100)^2" office:value-type="float" office:value="58.8768" calcext:value-type="float">
            <text:p>58.88</text:p>
          </table:table-cell>
          <table:table-cell office:value-type="float" office:value="47.5213815" calcext:value-type="float">
            <text:p>47.5213815</text:p>
          </table:table-cell>
          <table:table-cell table:number-columns-repeated="1020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-20+32*(([.A387]-1820)/100)^2" office:value-type="float" office:value="59.8848" calcext:value-type="float">
            <text:p>59.88</text:p>
          </table:table-cell>
          <table:table-cell office:value-type="float" office:value="48.5344163" calcext:value-type="float">
            <text:p>48.5344163</text:p>
          </table:table-cell>
          <table:table-cell table:number-columns-repeated="102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-20+32*(([.A388]-1820)/100)^2" office:value-type="float" office:value="60.8992" calcext:value-type="float">
            <text:p>60.90</text:p>
          </table:table-cell>
          <table:table-cell office:value-type="float" office:value="49.5861495" calcext:value-type="float">
            <text:p>49.5861495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-20+32*(([.A389]-1820)/100)^2" office:value-type="float" office:value="61.92" calcext:value-type="float">
            <text:p>61.92</text:p>
          </table:table-cell>
          <table:table-cell office:value-type="float" office:value="50.5387068" calcext:value-type="float">
            <text:p>50.5387068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-20+32*(([.A390]-1820)/100)^2" office:value-type="float" office:value="62.9472" calcext:value-type="float">
            <text:p>62.95</text:p>
          </table:table-cell>
          <table:table-cell office:value-type="float" office:value="51.3807849" calcext:value-type="float">
            <text:p>51.3807849</text:p>
          </table:table-cell>
          <table:table-cell table:number-columns-repeated="1020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-20+32*(([.A391]-1820)/100)^2" office:value-type="float" office:value="63.9808" calcext:value-type="float">
            <text:p>63.98</text:p>
          </table:table-cell>
          <table:table-cell office:value-type="float" office:value="52.1667826" calcext:value-type="float">
            <text:p>52.1667826</text:p>
          </table:table-cell>
          <table:table-cell table:number-columns-repeated="102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-20+32*(([.A392]-1820)/100)^2" office:value-type="float" office:value="65.0208" calcext:value-type="float">
            <text:p>65.02</text:p>
          </table:table-cell>
          <table:table-cell office:value-type="float" office:value="52.9564838" calcext:value-type="float">
            <text:p>52.9564838</text:p>
          </table:table-cell>
          <table:table-cell table:number-columns-repeated="1020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-20+32*(([.A393]-1820)/100)^2" office:value-type="float" office:value="66.0672" calcext:value-type="float">
            <text:p>66.07</text:p>
          </table:table-cell>
          <table:table-cell office:value-type="float" office:value="53.7882418" calcext:value-type="float">
            <text:p>53.7882418</text:p>
          </table:table-cell>
          <table:table-cell table:number-columns-repeated="102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-20+32*(([.A394]-1820)/100)^2" office:value-type="float" office:value="67.12" calcext:value-type="float">
            <text:p>67.12</text:p>
          </table:table-cell>
          <table:table-cell office:value-type="float" office:value="54.3427024" calcext:value-type="float">
            <text:p>54.3427024</text:p>
          </table:table-cell>
          <table:table-cell table:number-columns-repeated="102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-20+32*(([.A395]-1820)/100)^2" office:value-type="float" office:value="68.1792" calcext:value-type="float">
            <text:p>68.18</text:p>
          </table:table-cell>
          <table:table-cell office:value-type="float" office:value="54.8712512" calcext:value-type="float">
            <text:p>54.8712512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-20+32*(([.A396]-1820)/100)^2" office:value-type="float" office:value="69.2448" calcext:value-type="float">
            <text:p>69.24</text:p>
          </table:table-cell>
          <table:table-cell office:value-type="float" office:value="55.3222105" calcext:value-type="float">
            <text:p>55.3222105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-20+32*(([.A397]-1820)/100)^2" office:value-type="float" office:value="70.3168" calcext:value-type="float">
            <text:p>70.32</text:p>
          </table:table-cell>
          <table:table-cell office:value-type="float" office:value="55.8196609" calcext:value-type="float">
            <text:p>55.8196609</text:p>
          </table:table-cell>
          <table:table-cell table:number-columns-repeated="102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-20+32*(([.A398]-1820)/100)^2" office:value-type="float" office:value="71.3952" calcext:value-type="float">
            <text:p>71.40</text:p>
          </table:table-cell>
          <table:table-cell office:value-type="float" office:value="56.3000349" calcext:value-type="float">
            <text:p>56.3000349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-20+32*(([.A399]-1820)/100)^2" office:value-type="float" office:value="72.48" calcext:value-type="float">
            <text:p>72.48</text:p>
          </table:table-cell>
          <table:table-cell office:value-type="float" office:value="56.8552701" calcext:value-type="float">
            <text:p>56.8552701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-20+32*(([.A400]-1820)/100)^2" office:value-type="float" office:value="73.5712" calcext:value-type="float">
            <text:p>73.57</text:p>
          </table:table-cell>
          <table:table-cell office:value-type="float" office:value="57.5653127" calcext:value-type="float">
            <text:p>57.5653127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-20+32*(([.A401]-1820)/100)^2" office:value-type="float" office:value="74.6688" calcext:value-type="float">
            <text:p>74.67</text:p>
          </table:table-cell>
          <table:table-cell office:value-type="float" office:value="58.3091659" calcext:value-type="float">
            <text:p>58.3091659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-20+32*(([.A402]-1820)/100)^2" office:value-type="float" office:value="75.7728" calcext:value-type="float">
            <text:p>75.77</text:p>
          </table:table-cell>
          <table:table-cell office:value-type="float" office:value="59.1218414" calcext:value-type="float">
            <text:p>59.1218414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-20+32*(([.A403]-1820)/100)^2" office:value-type="float" office:value="76.8832" calcext:value-type="float">
            <text:p>76.88</text:p>
          </table:table-cell>
          <table:table-cell office:value-type="float" office:value="59.9844537" calcext:value-type="float">
            <text:p>59.9844537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-20+32*(([.A404]-1820)/100)^2" office:value-type="float" office:value="78" calcext:value-type="float">
            <text:p>78.00</text:p>
          </table:table-cell>
          <table:table-cell office:value-type="float" office:value="60.7853482" calcext:value-type="float">
            <text:p>60.7853482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-20+32*(([.A405]-1820)/100)^2" office:value-type="float" office:value="79.1232" calcext:value-type="float">
            <text:p>79.12</text:p>
          </table:table-cell>
          <table:table-cell office:value-type="float" office:value="61.6286593" calcext:value-type="float">
            <text:p>61.6286593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-20+32*(([.A406]-1820)/100)^2" office:value-type="float" office:value="80.2528" calcext:value-type="float">
            <text:p>80.25</text:p>
          </table:table-cell>
          <table:table-cell office:value-type="float" office:value="62.2950486" calcext:value-type="float">
            <text:p>62.2950486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-20+32*(([.A407]-1820)/100)^2" office:value-type="float" office:value="81.3888" calcext:value-type="float">
            <text:p>81.39</text:p>
          </table:table-cell>
          <table:table-cell office:value-type="float" office:value="62.9658689" calcext:value-type="float">
            <text:p>62.9658689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-20+32*(([.A408]-1820)/100)^2" office:value-type="float" office:value="82.5312" calcext:value-type="float">
            <text:p>82.53</text:p>
          </table:table-cell>
          <table:table-cell office:value-type="float" office:value="63.4673369" calcext:value-type="float">
            <text:p>63.4673369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-20+32*(([.A409]-1820)/100)^2" office:value-type="float" office:value="83.68" calcext:value-type="float">
            <text:p>83.68</text:p>
          </table:table-cell>
          <table:table-cell office:value-type="float" office:value="63.8285221" calcext:value-type="float">
            <text:p>63.8285221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-20+32*(([.A410]-1820)/100)^2" office:value-type="float" office:value="84.8352" calcext:value-type="float">
            <text:p>84.84</text:p>
          </table:table-cell>
          <table:table-cell office:value-type="float" office:value="64.0907881" calcext:value-type="float">
            <text:p>64.0907881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-20+32*(([.A411]-1820)/100)^2" office:value-type="float" office:value="85.9968" calcext:value-type="float">
            <text:p>86.00</text:p>
          </table:table-cell>
          <table:table-cell office:value-type="float" office:value="64.2998037" calcext:value-type="float">
            <text:p>64.2998037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-20+32*(([.A412]-1820)/100)^2" office:value-type="float" office:value="87.1648" calcext:value-type="float">
            <text:p>87.16</text:p>
          </table:table-cell>
          <table:table-cell office:value-type="float" office:value="64.4734276" calcext:value-type="float">
            <text:p>64.4734276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-20+32*(([.A413]-1820)/100)^2" office:value-type="float" office:value="88.3392" calcext:value-type="float">
            <text:p>88.34</text:p>
          </table:table-cell>
          <table:table-cell office:value-type="float" office:value="64.5736111" calcext:value-type="float">
            <text:p>64.573611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-20+32*(([.A414]-1820)/100)^2" office:value-type="float" office:value="89.52" calcext:value-type="float">
            <text:p>89.52</text:p>
          </table:table-cell>
          <table:table-cell office:value-type="float" office:value="64.6876311" calcext:value-type="float">
            <text:p>64.6876311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-20+32*(([.A415]-1820)/100)^2" office:value-type="float" office:value="90.7072" calcext:value-type="float">
            <text:p>90.71</text:p>
          </table:table-cell>
          <table:table-cell office:value-type="float" office:value="64.8451826" calcext:value-type="float">
            <text:p>64.8451826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-20+32*(([.A416]-1820)/100)^2" office:value-type="float" office:value="91.9008" calcext:value-type="float">
            <text:p>91.90</text:p>
          </table:table-cell>
          <table:table-cell office:value-type="float" office:value="65.1464034" calcext:value-type="float">
            <text:p>65.146403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-20+32*(([.A417]-1820)/100)^2" office:value-type="float" office:value="93.1008" calcext:value-type="float">
            <text:p>93.10</text:p>
          </table:table-cell>
          <table:table-cell office:value-type="float" office:value="65.4573487" calcext:value-type="float">
            <text:p>65.4573487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-20+32*(([.A418]-1820)/100)^2" office:value-type="float" office:value="94.3072" calcext:value-type="float">
            <text:p>94.31</text:p>
          </table:table-cell>
          <table:table-cell office:value-type="float" office:value="65.7768362" calcext:value-type="float">
            <text:p>65.7768362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-20+32*(([.A419]-1820)/100)^2" office:value-type="float" office:value="95.52" calcext:value-type="float">
            <text:p>95.52</text:p>
          </table:table-cell>
          <table:table-cell office:value-type="float" office:value="66.0699217" calcext:value-type="float">
            <text:p>66.0699217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-20+32*(([.A420]-1820)/100)^2" office:value-type="float" office:value="96.7392" calcext:value-type="float">
            <text:p>96.74</text:p>
          </table:table-cell>
          <table:table-cell office:value-type="float" office:value="66.3245568" calcext:value-type="float">
            <text:p>66.3245568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-20+32*(([.A421]-1820)/100)^2" office:value-type="float" office:value="97.9648" calcext:value-type="float">
            <text:p>97.96</text:p>
          </table:table-cell>
          <table:table-cell office:value-type="float" office:value="66.6030198" calcext:value-type="float">
            <text:p>66.6030198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-20+32*(([.A422]-1820)/100)^2" office:value-type="float" office:value="99.1968" calcext:value-type="float">
            <text:p>99.20</text:p>
          </table:table-cell>
          <table:table-cell office:value-type="float" office:value="66.9069091" calcext:value-type="float">
            <text:p>66.9069091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-20+32*(([.A423]-1820)/100)^2" office:value-type="float" office:value="100.4352" calcext:value-type="float">
            <text:p>100.44</text:p>
          </table:table-cell>
          <table:table-cell office:value-type="float" office:value="67.2810383" calcext:value-type="float">
            <text:p>67.2810383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-20+32*(([.A424]-1820)/100)^2" office:value-type="float" office:value="101.68" calcext:value-type="float">
            <text:p>101.68</text:p>
          </table:table-cell>
          <table:table-cell office:value-type="float" office:value="67.6439167" calcext:value-type="float">
            <text:p>67.6439167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-20+32*(([.A425]-1820)/100)^2" office:value-type="float" office:value="102.9312" calcext:value-type="float">
            <text:p>102.93</text:p>
          </table:table-cell>
          <table:table-cell office:value-type="float" office:value="68.1024205" calcext:value-type="float">
            <text:p>68.1024205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-20+32*(([.A426]-1820)/100)^2" office:value-type="float" office:value="104.1888" calcext:value-type="float">
            <text:p>104.19</text:p>
          </table:table-cell>
          <table:table-cell office:value-type="float" office:value="68.5927179" calcext:value-type="float">
            <text:p>68.5927179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-20+32*(([.A427]-1820)/100)^2" office:value-type="float" office:value="105.4528" calcext:value-type="float">
            <text:p>105.45</text:p>
          </table:table-cell>
          <table:table-cell office:value-type="float" office:value="68.9676423" calcext:value-type="float">
            <text:p>68.9676423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-20+32*(([.A428]-1820)/100)^2" office:value-type="float" office:value="106.7232" calcext:value-type="float">
            <text:p>106.72</text:p>
          </table:table-cell>
          <table:table-cell office:value-type="float" office:value="69.2201632" calcext:value-type="float">
            <text:p>69.2201632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-20+32*(([.A429]-1820)/100)^2" office:value-type="float" office:value="108" calcext:value-type="float">
            <text:p>108.00</text:p>
          </table:table-cell>
          <table:table-cell office:value-type="float" office:value="69.3611599" calcext:value-type="float">
            <text:p>69.361159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-20+32*(([.A430]-1820)/100)^2" office:value-type="float" office:value="109.2832" calcext:value-type="float">
            <text:p>109.28</text:p>
          </table:table-cell>
          <table:table-cell office:value-type="float" office:value="69.4704179" calcext:value-type="float">
            <text:p>69.4704179</text:p>
          </table:table-cell>
          <table:table-cell table:number-columns-repeated="102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-20+32*(([.A431]-1820)/100)^2" office:value-type="float" office:value="230.88" calcext:value-type="float">
            <text:p>230.88</text:p>
          </table:table-cell>
          <table:table-cell table:number-columns-repeated="1021"/>
        </table:table-row>
        <table:table-row table:style-name="ro1">
          <table:table-cell table:formula="of:=[.A431]+100" office:value-type="float" office:value="2200" calcext:value-type="float">
            <text:p>2200</text:p>
          </table:table-cell>
          <table:table-cell table:formula="of:=-20+32*(([.A432]-1820)/100)^2" office:value-type="float" office:value="442.08" calcext:value-type="float">
            <text:p>442.08</text:p>
          </table:table-cell>
          <table:table-cell table:number-columns-repeated="1021"/>
        </table:table-row>
        <table:table-row table:style-name="ro1">
          <table:table-cell table:formula="of:=[.A432]+100" office:value-type="float" office:value="2300" calcext:value-type="float">
            <text:p>2300</text:p>
          </table:table-cell>
          <table:table-cell table:formula="of:=-20+32*(([.A433]-1820)/100)^2" office:value-type="float" office:value="717.28" calcext:value-type="float">
            <text:p>717.28</text:p>
          </table:table-cell>
          <table:table-cell table:number-columns-repeated="1021"/>
        </table:table-row>
        <table:table-row table:style-name="ro1">
          <table:table-cell table:formula="of:=[.A433]+100" office:value-type="float" office:value="2400" calcext:value-type="float">
            <text:p>2400</text:p>
          </table:table-cell>
          <table:table-cell table:formula="of:=-20+32*(([.A434]-1820)/100)^2" office:value-type="float" office:value="1056.48" calcext:value-type="float">
            <text:p>1056.48</text:p>
          </table:table-cell>
          <table:table-cell table:number-columns-repeated="1021"/>
        </table:table-row>
        <table:table-row table:style-name="ro1">
          <table:table-cell table:formula="of:=[.A434]+100" office:value-type="float" office:value="2500" calcext:value-type="float">
            <text:p>2500</text:p>
          </table:table-cell>
          <table:table-cell table:formula="of:=-20+32*(([.A435]-1820)/100)^2" office:value-type="float" office:value="1459.68" calcext:value-type="float">
            <text:p>1459.68</text:p>
          </table:table-cell>
          <table:table-cell table:number-columns-repeated="1021"/>
        </table:table-row>
        <table:table-row table:style-name="ro1">
          <table:table-cell table:formula="of:=[.A435]+100" office:value-type="float" office:value="2600" calcext:value-type="float">
            <text:p>2600</text:p>
          </table:table-cell>
          <table:table-cell table:formula="of:=-20+32*(([.A436]-1820)/100)^2" office:value-type="float" office:value="1926.88" calcext:value-type="float">
            <text:p>1926.88</text:p>
          </table:table-cell>
          <table:table-cell table:number-columns-repeated="1021"/>
        </table:table-row>
        <table:table-row table:style-name="ro1">
          <table:table-cell table:formula="of:=[.A436]+100" office:value-type="float" office:value="2700" calcext:value-type="float">
            <text:p>2700</text:p>
          </table:table-cell>
          <table:table-cell table:formula="of:=-20+32*(([.A437]-1820)/100)^2" office:value-type="float" office:value="2458.08" calcext:value-type="float">
            <text:p>2458.08</text:p>
          </table:table-cell>
          <table:table-cell table:number-columns-repeated="1021"/>
        </table:table-row>
        <table:table-row table:style-name="ro1">
          <table:table-cell table:formula="of:=[.A437]+100" office:value-type="float" office:value="2800" calcext:value-type="float">
            <text:p>2800</text:p>
          </table:table-cell>
          <table:table-cell table:formula="of:=-20+32*(([.A438]-1820)/100)^2" office:value-type="float" office:value="3053.28" calcext:value-type="float">
            <text:p>3053.28</text:p>
          </table:table-cell>
          <table:table-cell table:number-columns-repeated="1021"/>
        </table:table-row>
        <table:table-row table:style-name="ro1">
          <table:table-cell table:formula="of:=[.A438]+100" office:value-type="float" office:value="2900" calcext:value-type="float">
            <text:p>2900</text:p>
          </table:table-cell>
          <table:table-cell table:formula="of:=-20+32*(([.A439]-1820)/100)^2" office:value-type="float" office:value="3712.48" calcext:value-type="float">
            <text:p>3712.48</text:p>
          </table:table-cell>
          <table:table-cell table:number-columns-repeated="1021"/>
        </table:table-row>
        <table:table-row table:style-name="ro1">
          <table:table-cell table:formula="of:=[.A439]+100" office:value-type="float" office:value="3000" calcext:value-type="float">
            <text:p>3000</text:p>
          </table:table-cell>
          <table:table-cell table:formula="of:=-20+32*(([.A440]-1820)/100)^2" office:value-type="float" office:value="4435.68" calcext:value-type="float">
            <text:p>4435.68</text:p>
          </table:table-cell>
          <table:table-cell table:number-columns-repeated="1021"/>
        </table:table-row>
        <table:table-row table:style-name="ro1">
          <table:table-cell table:formula="of:=[.A440]+100" office:value-type="float" office:value="3100" calcext:value-type="float">
            <text:p>3100</text:p>
          </table:table-cell>
          <table:table-cell table:formula="of:=-20+32*(([.A441]-1820)/100)^2" office:value-type="float" office:value="5222.88" calcext:value-type="float">
            <text:p>5222.88</text:p>
          </table:table-cell>
          <table:table-cell table:number-columns-repeated="1021"/>
        </table:table-row>
        <table:table-row table:style-name="ro1">
          <table:table-cell table:formula="of:=[.A441]+100" office:value-type="float" office:value="3200" calcext:value-type="float">
            <text:p>3200</text:p>
          </table:table-cell>
          <table:table-cell table:formula="of:=-20+32*(([.A442]-1820)/100)^2" office:value-type="float" office:value="6074.08" calcext:value-type="float">
            <text:p>6074.08</text:p>
          </table:table-cell>
          <table:table-cell table:number-columns-repeated="1021"/>
        </table:table-row>
        <table:table-row table:style-name="ro1">
          <table:table-cell table:formula="of:=[.A442]+100" office:value-type="float" office:value="3300" calcext:value-type="float">
            <text:p>3300</text:p>
          </table:table-cell>
          <table:table-cell table:formula="of:=-20+32*(([.A443]-1820)/100)^2" office:value-type="float" office:value="6989.28" calcext:value-type="float">
            <text:p>6989.28</text:p>
          </table:table-cell>
          <table:table-cell table:number-columns-repeated="1021"/>
        </table:table-row>
        <table:table-row table:style-name="ro1">
          <table:table-cell table:formula="of:=[.A443]+100" office:value-type="float" office:value="3400" calcext:value-type="float">
            <text:p>3400</text:p>
          </table:table-cell>
          <table:table-cell table:formula="of:=-20+32*(([.A444]-1820)/100)^2" office:value-type="float" office:value="7968.48" calcext:value-type="float">
            <text:p>7968.48</text:p>
          </table:table-cell>
          <table:table-cell table:number-columns-repeated="1021"/>
        </table:table-row>
        <table:table-row table:style-name="ro1">
          <table:table-cell table:formula="of:=[.A444]+100" office:value-type="float" office:value="3500" calcext:value-type="float">
            <text:p>3500</text:p>
          </table:table-cell>
          <table:table-cell table:formula="of:=-20+32*(([.A445]-1820)/100)^2" office:value-type="float" office:value="9011.68" calcext:value-type="float">
            <text:p>9011.68</text:p>
          </table:table-cell>
          <table:table-cell table:number-columns-repeated="1021"/>
        </table:table-row>
        <table:table-row table:style-name="ro1">
          <table:table-cell table:formula="of:=[.A445]+100" office:value-type="float" office:value="3600" calcext:value-type="float">
            <text:p>3600</text:p>
          </table:table-cell>
          <table:table-cell table:formula="of:=-20+32*(([.A446]-1820)/100)^2" office:value-type="float" office:value="10118.88" calcext:value-type="float">
            <text:p>10118.88</text:p>
          </table:table-cell>
          <table:table-cell table:number-columns-repeated="1021"/>
        </table:table-row>
        <table:table-row table:style-name="ro1">
          <table:table-cell table:formula="of:=[.A446]+100" office:value-type="float" office:value="3700" calcext:value-type="float">
            <text:p>3700</text:p>
          </table:table-cell>
          <table:table-cell table:formula="of:=-20+32*(([.A447]-1820)/100)^2" office:value-type="float" office:value="11290.08" calcext:value-type="float">
            <text:p>11290.08</text:p>
          </table:table-cell>
          <table:table-cell table:number-columns-repeated="1021"/>
        </table:table-row>
        <table:table-row table:style-name="ro1">
          <table:table-cell table:formula="of:=[.A447]+100" office:value-type="float" office:value="3800" calcext:value-type="float">
            <text:p>3800</text:p>
          </table:table-cell>
          <table:table-cell table:formula="of:=-20+32*(([.A448]-1820)/100)^2" office:value-type="float" office:value="12525.28" calcext:value-type="float">
            <text:p>12525.28</text:p>
          </table:table-cell>
          <table:table-cell table:number-columns-repeated="1021"/>
        </table:table-row>
        <table:table-row table:style-name="ro1">
          <table:table-cell table:formula="of:=[.A448]+100" office:value-type="float" office:value="3900" calcext:value-type="float">
            <text:p>3900</text:p>
          </table:table-cell>
          <table:table-cell table:formula="of:=-20+32*(([.A449]-1820)/100)^2" office:value-type="float" office:value="13824.48" calcext:value-type="float">
            <text:p>13824.48</text:p>
          </table:table-cell>
          <table:table-cell table:number-columns-repeated="1021"/>
        </table:table-row>
        <table:table-row table:style-name="ro1">
          <table:table-cell table:formula="of:=[.A449]+100" office:value-type="float" office:value="4000" calcext:value-type="float">
            <text:p>4000</text:p>
          </table:table-cell>
          <table:table-cell table:formula="of:=-20+32*(([.A450]-1820)/100)^2" office:value-type="float" office:value="15187.68" calcext:value-type="float">
            <text:p>15187.68</text:p>
          </table:table-cell>
          <table:table-cell table:number-columns-repeated="1021"/>
        </table:table-row>
        <table:table-row table:style-name="ro1">
          <table:table-cell table:formula="of:=[.A450]+100" office:value-type="float" office:value="4100" calcext:value-type="float">
            <text:p>4100</text:p>
          </table:table-cell>
          <table:table-cell table:formula="of:=-20+32*(([.A451]-1820)/100)^2" office:value-type="float" office:value="16614.88" calcext:value-type="float">
            <text:p>16614.88</text:p>
          </table:table-cell>
          <table:table-cell table:number-columns-repeated="1021"/>
        </table:table-row>
        <table:table-row table:style-name="ro1">
          <table:table-cell table:formula="of:=[.A451]+100" office:value-type="float" office:value="4200" calcext:value-type="float">
            <text:p>4200</text:p>
          </table:table-cell>
          <table:table-cell table:formula="of:=-20+32*(([.A452]-1820)/100)^2" office:value-type="float" office:value="18106.08" calcext:value-type="float">
            <text:p>18106.08</text:p>
          </table:table-cell>
          <table:table-cell table:number-columns-repeated="1021"/>
        </table:table-row>
        <table:table-row table:style-name="ro1">
          <table:table-cell table:formula="of:=[.A452]+100" office:value-type="float" office:value="4300" calcext:value-type="float">
            <text:p>4300</text:p>
          </table:table-cell>
          <table:table-cell table:formula="of:=-20+32*(([.A453]-1820)/100)^2" office:value-type="float" office:value="19661.28" calcext:value-type="float">
            <text:p>19661.28</text:p>
          </table:table-cell>
          <table:table-cell table:number-columns-repeated="1021"/>
        </table:table-row>
        <table:table-row table:style-name="ro1">
          <table:table-cell table:formula="of:=[.A453]+100" office:value-type="float" office:value="4400" calcext:value-type="float">
            <text:p>4400</text:p>
          </table:table-cell>
          <table:table-cell table:formula="of:=-20+32*(([.A454]-1820)/100)^2" office:value-type="float" office:value="21280.48" calcext:value-type="float">
            <text:p>21280.48</text:p>
          </table:table-cell>
          <table:table-cell table:number-columns-repeated="1021"/>
        </table:table-row>
        <table:table-row table:style-name="ro1">
          <table:table-cell table:formula="of:=[.A454]+100" office:value-type="float" office:value="4500" calcext:value-type="float">
            <text:p>4500</text:p>
          </table:table-cell>
          <table:table-cell table:formula="of:=-20+32*(([.A455]-1820)/100)^2" office:value-type="float" office:value="22963.68" calcext:value-type="float">
            <text:p>22963.68</text:p>
          </table:table-cell>
          <table:table-cell table:number-columns-repeated="1021"/>
        </table:table-row>
        <table:table-row table:style-name="ro1">
          <table:table-cell table:formula="of:=[.A455]+100" office:value-type="float" office:value="4600" calcext:value-type="float">
            <text:p>4600</text:p>
          </table:table-cell>
          <table:table-cell table:formula="of:=-20+32*(([.A456]-1820)/100)^2" office:value-type="float" office:value="24710.88" calcext:value-type="float">
            <text:p>24710.88</text:p>
          </table:table-cell>
          <table:table-cell table:number-columns-repeated="1021"/>
        </table:table-row>
        <table:table-row table:style-name="ro1" table:number-rows-repeated="10481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ture" table:style-name="ta1">
        <table:table-column table:style-name="co2" table:default-cell-style-name="ce22"/>
        <table:table-column table:style-name="co4" table:default-cell-style-name="ce2"/>
        <table:table-column table:style-name="co2" table:default-cell-style-name="ce4"/>
        <table:table-column table:style-name="co2" table:default-cell-style-name="ce28"/>
        <table:table-column table:style-name="co2" table:default-cell-style-name="ce4"/>
        <table:table-column table:style-name="co2" table:number-columns-repeated="1012" table:default-cell-style-name="ce2"/>
        <table:table-row table:style-name="ro1">
          <table:table-cell table:style-name="ce21" office:value-type="string" calcext:value-type="string">
            <text:p>Year</text:p>
          </table:table-cell>
          <table:table-cell table:style-name="ce23" office:value-type="string" calcext:value-type="string">
            <text:p>Predicted</text:p>
          </table:table-cell>
          <table:table-cell table:style-name="ce3" office:value-type="string" calcext:value-type="string">
            <text:p>Actual</text:p>
          </table:table-cell>
          <table:table-cell table:style-name="ce26" office:value-type="string" calcext:value-type="string">
            <text:p>DeltaTA</text:p>
          </table:table-cell>
          <table:table-cell table:style-name="ce3" office:value-type="string" calcext:value-type="string">
            <text:p>DUT1</text:p>
          </table:table-cell>
          <table:table-cell table:style-name="ce1" table:number-columns-repeated="1012"/>
        </table:table-row>
        <table:table-row table:style-name="ro1">
          <table:table-cell office:value-type="float" office:value="2017" calcext:value-type="float">
            <text:p>2017.0</text:p>
          </table:table-cell>
          <table:table-cell table:style-name="ce24" table:formula="of:=0.000108761980078*[.A2]^3-0.660620240649402*[.A2]^2+1337.76445004431*[.A2]-903080.868723439" office:value-type="float" office:value="68.3809855943546" calcext:value-type="float">
            <text:p>68.3809855943546</text:p>
          </table:table-cell>
          <table:table-cell office:value-type="float" office:value="68.5927179" calcext:value-type="float">
            <text:p>68.5927179</text:p>
          </table:table-cell>
          <table:table-cell table:style-name="ce27" table:formula="of:=37" office:value-type="float" office:value="37" calcext:value-type="float">
            <text:p>37</text:p>
          </table:table-cell>
          <table:table-cell table:formula="of:=32.184+[.D2]-[.C2]" office:value-type="float" office:value="0.591282100000001" calcext:value-type="float">
            <text:p>0.5912821</text:p>
          </table:table-cell>
          <table:table-cell table:number-columns-repeated="1012"/>
        </table:table-row>
        <table:table-row table:style-name="ro1">
          <table:table-cell office:value-type="float" office:value="2018" calcext:value-type="float">
            <text:p>2018.0</text:p>
          </table:table-cell>
          <table:table-cell table:style-name="ce24" table:formula="of:=0.000108761980078*[.A3]^3-0.660620240649402*[.A3]^2+1337.76445004431*[.A3]-903080.868723439" office:value-type="float" office:value="68.6264936304651" calcext:value-type="float">
            <text:p>68.6264936304651</text:p>
          </table:table-cell>
          <table:table-cell office:value-type="float" office:value="68.9676423" calcext:value-type="float">
            <text:p>68.9676423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3]-[.C3]" office:value-type="float" office:value="0.216357700000003" calcext:value-type="float">
            <text:p>0.2163577</text:p>
          </table:table-cell>
          <table:table-cell table:number-columns-repeated="1012"/>
        </table:table-row>
        <table:table-row table:style-name="ro1">
          <table:table-cell office:value-type="float" office:value="2019" calcext:value-type="float">
            <text:p>2019.0</text:p>
          </table:table-cell>
          <table:table-cell table:style-name="ce24" table:formula="of:=0.000108761980078*[.A4]^3-0.660620240649402*[.A4]^2+1337.76445004431*[.A4]-903080.868723439" office:value-type="float" office:value="68.8676512399688" calcext:value-type="float">
            <text:p>68.8676512399688</text:p>
          </table:table-cell>
          <table:table-cell office:value-type="float" office:value="69.2201632" calcext:value-type="float">
            <text:p>69.2201632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4]-[.C4]" office:value-type="float" office:value="-0.0361632000000043" calcext:value-type="float">
            <text:p>-0.0361632</text:p>
          </table:table-cell>
          <table:table-cell table:number-columns-repeated="1012"/>
        </table:table-row>
        <table:table-row table:style-name="ro1">
          <table:table-cell office:value-type="float" office:value="2020" calcext:value-type="float">
            <text:p>2020.0</text:p>
          </table:table-cell>
          <table:table-cell table:style-name="ce24" table:formula="of:=0.000108761980078*[.A5]^3-0.660620240649402*[.A5]^2+1337.76445004431*[.A5]-903080.868723439" office:value-type="float" office:value="69.1051109950058" calcext:value-type="float">
            <text:p>69.1051109950058</text:p>
          </table:table-cell>
          <table:table-cell office:value-type="float" office:value="69.361159" calcext:value-type="float">
            <text:p>69.3611590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5]-[.C5]" office:value-type="float" office:value="-0.177159000000003" calcext:value-type="float">
            <text:p>-0.1771590</text:p>
          </table:table-cell>
          <table:table-cell table:number-columns-repeated="1012"/>
        </table:table-row>
        <table:table-row table:style-name="ro1">
          <table:table-cell office:value-type="float" office:value="2021" calcext:value-type="float">
            <text:p>2021.0</text:p>
          </table:table-cell>
          <table:table-cell table:style-name="ce24" table:formula="of:=0.000108761980078*[.A6]^3-0.660620240649402*[.A6]^2+1337.76445004431*[.A6]-903080.868723439" office:value-type="float" office:value="69.3395254672505" calcext:value-type="float">
            <text:p>69.3395254672505</text:p>
          </table:table-cell>
          <table:table-cell office:value-type="float" office:value="69.4679741" calcext:value-type="float">
            <text:p>69.4679741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6]-[.C6]" office:value-type="float" office:value="-0.283974100000009" calcext:value-type="float">
            <text:p>-0.2839741</text:p>
          </table:table-cell>
          <table:table-cell table:number-columns-repeated="1012"/>
        </table:table-row>
        <table:table-row table:style-name="ro1">
          <table:table-cell office:value-type="float" office:value="2022" calcext:value-type="float">
            <text:p>2022.0</text:p>
          </table:table-cell>
          <table:table-cell table:style-name="ce24" table:formula="of:=0.000108761980078*[.A7]^3-0.660620240649402*[.A7]^2+1337.76445004431*[.A7]-903080.868723439" office:value-type="float" office:value="69.5715472279117" calcext:value-type="float">
            <text:p>69.5715472279117</text:p>
          </table:table-cell>
          <table:table-cell office:value-type="float" office:value="69.5935056" calcext:value-type="float">
            <text:p>69.5935056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7]-[.C7]" office:value-type="float" office:value="-0.409505600000003" calcext:value-type="float">
            <text:p>-0.4095056</text:p>
          </table:table-cell>
          <table:table-cell table:number-columns-repeated="1012"/>
        </table:table-row>
        <table:table-row table:style-name="ro1">
          <table:table-cell table:formula="of:=[.A7]+0.5" office:value-type="float" office:value="2022.5" calcext:value-type="float">
            <text:p>2022.5</text:p>
          </table:table-cell>
          <table:table-cell table:style-name="ce24" table:formula="of:=0.000108761980078*[.A8]^3-0.660620240649402*[.A8]^2+1337.76445004431*[.A8]-903080.868723439" office:value-type="float" office:value="69.6868647709489" calcext:value-type="float">
            <text:p>69.6868647709489</text:p>
          </table:table-cell>
          <table:table-cell table:style-name="ce25" table:formula="of:=[.B8]" office:value-type="float" office:value="69.6868647709489" calcext:value-type="float">
            <text:p>69.6868648</text:p>
          </table:table-cell>
          <table:table-cell table:formula="of:=37" office:value-type="float" office:value="37" calcext:value-type="float">
            <text:p>37</text:p>
          </table:table-cell>
          <table:table-cell table:formula="of:=32.184+[.D8]-[.C8]" office:value-type="float" office:value="-0.502864770948889" calcext:value-type="float">
            <text:p>-0.5028648</text:p>
          </table:table-cell>
          <table:table-cell table:number-columns-repeated="1012"/>
        </table:table-row>
        <table:table-row table:style-name="ro1">
          <table:table-cell table:formula="of:=[.A8]+0.5" office:value-type="float" office:value="2023" calcext:value-type="float">
            <text:p>2023.0</text:p>
          </table:table-cell>
          <table:table-cell table:style-name="ce24" table:formula="of:=0.000108761980078*[.A9]^3-0.660620240649402*[.A9]^2+1337.76445004431*[.A9]-903080.868723439" office:value-type="float" office:value="69.8018288505264" calcext:value-type="float">
            <text:p>69.8018288505264</text:p>
          </table:table-cell>
          <table:table-cell table:style-name="ce25" table:formula="of:=[.B9]" office:value-type="float" office:value="69.8018288505264" calcext:value-type="float">
            <text:p>69.8018289</text:p>
          </table:table-cell>
          <table:table-cell table:style-name="ce27" table:formula="of:=38" office:value-type="float" office:value="38" calcext:value-type="float">
            <text:p>38</text:p>
          </table:table-cell>
          <table:table-cell table:formula="of:=32.184+[.D9]-[.C9]" office:value-type="float" office:value="0.382171149473635" calcext:value-type="float">
            <text:p>0.3821711</text:p>
          </table:table-cell>
          <table:table-cell table:number-columns-repeated="1012"/>
        </table:table-row>
        <table:table-row table:style-name="ro1">
          <table:table-cell table:formula="of:=[.A9]+0.5" office:value-type="float" office:value="2023.5" calcext:value-type="float">
            <text:p>2023.5</text:p>
          </table:table-cell>
          <table:table-cell table:style-name="ce24" table:formula="of:=0.000108761980078*[.A10]^3-0.660620240649402*[.A10]^2+1337.76445004431*[.A10]-903080.868723439" office:value-type="float" office:value="69.9165210383944" calcext:value-type="float">
            <text:p>69.9165210383944</text:p>
          </table:table-cell>
          <table:table-cell table:style-name="ce25" table:formula="of:=[.B10]" office:value-type="float" office:value="69.9165210383944" calcext:value-type="float">
            <text:p>69.9165210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0]-[.C10]" office:value-type="float" office:value="0.267478961605576" calcext:value-type="float">
            <text:p>0.2674790</text:p>
          </table:table-cell>
          <table:table-cell table:number-columns-repeated="1012"/>
        </table:table-row>
        <table:table-row table:style-name="ro1">
          <table:table-cell table:formula="of:=[.A10]+0.5" office:value-type="float" office:value="2024" calcext:value-type="float">
            <text:p>2024.0</text:p>
          </table:table-cell>
          <table:table-cell table:style-name="ce24" table:formula="of:=0.000108761980078*[.A11]^3-0.660620240649402*[.A11]^2+1337.76445004431*[.A11]-903080.868723439" office:value-type="float" office:value="70.0310229056049" calcext:value-type="float">
            <text:p>70.0310229056049</text:p>
          </table:table-cell>
          <table:table-cell table:style-name="ce25" table:formula="of:=[.B11]" office:value-type="float" office:value="70.0310229056049" calcext:value-type="float">
            <text:p>70.0310229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1]-[.C11]" office:value-type="float" office:value="0.152977094395084" calcext:value-type="float">
            <text:p>0.1529771</text:p>
          </table:table-cell>
          <table:table-cell table:number-columns-repeated="1012"/>
        </table:table-row>
        <table:table-row table:style-name="ro1">
          <table:table-cell table:formula="of:=[.A11]+0.5" office:value-type="float" office:value="2024.5" calcext:value-type="float">
            <text:p>2024.5</text:p>
          </table:table-cell>
          <table:table-cell table:style-name="ce24" table:formula="of:=0.000108761980078*[.A12]^3-0.660620240649402*[.A12]^2+1337.76445004431*[.A12]-903080.868723439" office:value-type="float" office:value="70.145416024141" calcext:value-type="float">
            <text:p>70.1454160241410</text:p>
          </table:table-cell>
          <table:table-cell table:style-name="ce25" table:formula="of:=[.B12]" office:value-type="float" office:value="70.145416024141" calcext:value-type="float">
            <text:p>70.1454160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2]-[.C12]" office:value-type="float" office:value="0.0385839758589839" calcext:value-type="float">
            <text:p>0.0385840</text:p>
          </table:table-cell>
          <table:table-cell table:number-columns-repeated="1012"/>
        </table:table-row>
        <table:table-row table:style-name="ro1">
          <table:table-cell table:formula="of:=[.A12]+0.5" office:value-type="float" office:value="2025" calcext:value-type="float">
            <text:p>2025.0</text:p>
          </table:table-cell>
          <table:table-cell table:style-name="ce24" table:formula="of:=0.000108761980078*[.A13]^3-0.660620240649402*[.A13]^2+1337.76445004431*[.A13]-903080.868723439" office:value-type="float" office:value="70.2597819655202" calcext:value-type="float">
            <text:p>70.2597819655202</text:p>
          </table:table-cell>
          <table:table-cell table:style-name="ce25" table:formula="of:=[.B13]" office:value-type="float" office:value="70.2597819655202" calcext:value-type="float">
            <text:p>70.2597820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3]-[.C13]" office:value-type="float" office:value="-0.0757819655202354" calcext:value-type="float">
            <text:p>-0.0757820</text:p>
          </table:table-cell>
          <table:table-cell table:number-columns-repeated="1012"/>
        </table:table-row>
        <table:table-row table:style-name="ro1">
          <table:table-cell table:formula="of:=[.A13]+0.5" office:value-type="float" office:value="2025.5" calcext:value-type="float">
            <text:p>2025.5</text:p>
          </table:table-cell>
          <table:table-cell table:style-name="ce24" table:formula="of:=0.000108761980078*[.A14]^3-0.660620240649402*[.A14]^2+1337.76445004431*[.A14]-903080.868723439" office:value-type="float" office:value="70.3742023012601" calcext:value-type="float">
            <text:p>70.3742023012601</text:p>
          </table:table-cell>
          <table:table-cell table:style-name="ce25" table:formula="of:=[.B14]" office:value-type="float" office:value="70.3742023012601" calcext:value-type="float">
            <text:p>70.3742023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4]-[.C14]" office:value-type="float" office:value="-0.190202301260086" calcext:value-type="float">
            <text:p>-0.1902023</text:p>
          </table:table-cell>
          <table:table-cell table:number-columns-repeated="1012"/>
        </table:table-row>
        <table:table-row table:style-name="ro1">
          <table:table-cell table:formula="of:=[.A14]+0.5" office:value-type="float" office:value="2026" calcext:value-type="float">
            <text:p>2026.0</text:p>
          </table:table-cell>
          <table:table-cell table:style-name="ce24" table:formula="of:=0.000108761980078*[.A15]^3-0.660620240649402*[.A15]^2+1337.76445004431*[.A15]-903080.868723439" office:value-type="float" office:value="70.4887586026453" calcext:value-type="float">
            <text:p>70.4887586026453</text:p>
          </table:table-cell>
          <table:table-cell table:style-name="ce25" table:formula="of:=[.B15]" office:value-type="float" office:value="70.4887586026453" calcext:value-type="float">
            <text:p>70.4887586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5]-[.C15]" office:value-type="float" office:value="-0.304758602645251" calcext:value-type="float">
            <text:p>-0.3047586</text:p>
          </table:table-cell>
          <table:table-cell table:number-columns-repeated="1012"/>
        </table:table-row>
        <table:table-row table:style-name="ro1">
          <table:table-cell table:formula="of:=[.A15]+0.5" office:value-type="float" office:value="2026.5" calcext:value-type="float">
            <text:p>2026.5</text:p>
          </table:table-cell>
          <table:table-cell table:style-name="ce24" table:formula="of:=0.000108761980078*[.A16]^3-0.660620240649402*[.A16]^2+1337.76445004431*[.A16]-903080.868723439" office:value-type="float" office:value="70.6035324404948" calcext:value-type="float">
            <text:p>70.6035324404948</text:p>
          </table:table-cell>
          <table:table-cell table:style-name="ce25" table:formula="of:=[.B16]" office:value-type="float" office:value="70.6035324404948" calcext:value-type="float">
            <text:p>70.6035324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6]-[.C16]" office:value-type="float" office:value="-0.419532440494749" calcext:value-type="float">
            <text:p>-0.4195324</text:p>
          </table:table-cell>
          <table:table-cell table:number-columns-repeated="1012"/>
        </table:table-row>
        <table:table-row table:style-name="ro1">
          <table:table-cell table:formula="of:=[.A16]+0.5" office:value-type="float" office:value="2027" calcext:value-type="float">
            <text:p>2027.0</text:p>
          </table:table-cell>
          <table:table-cell table:style-name="ce24" table:formula="of:=0.000108761980078*[.A17]^3-0.660620240649402*[.A17]^2+1337.76445004431*[.A17]-903080.868723439" office:value-type="float" office:value="70.7186053874902" calcext:value-type="float">
            <text:p>70.7186053874902</text:p>
          </table:table-cell>
          <table:table-cell table:style-name="ce25" table:formula="of:=[.B17]" office:value-type="float" office:value="70.7186053874902" calcext:value-type="float">
            <text:p>70.7186054</text:p>
          </table:table-cell>
          <table:table-cell table:formula="of:=38" office:value-type="float" office:value="38" calcext:value-type="float">
            <text:p>38</text:p>
          </table:table-cell>
          <table:table-cell table:formula="of:=32.184+[.D17]-[.C17]" office:value-type="float" office:value="-0.534605387490245" calcext:value-type="float">
            <text:p>-0.5346054</text:p>
          </table:table-cell>
          <table:table-cell table:number-columns-repeated="1012"/>
        </table:table-row>
        <table:table-row table:style-name="ro1">
          <table:table-cell table:formula="of:=[.A17]+0.5" office:value-type="float" office:value="2027.5" calcext:value-type="float">
            <text:p>2027.5</text:p>
          </table:table-cell>
          <table:table-cell table:style-name="ce24" table:formula="of:=0.000108761980078*[.A18]^3-0.660620240649402*[.A18]^2+1337.76445004431*[.A18]-903080.868723439" office:value-type="float" office:value="70.8340590146836" calcext:value-type="float">
            <text:p>70.8340590146836</text:p>
          </table:table-cell>
          <table:table-cell table:style-name="ce25" table:formula="of:=[.B18]" office:value-type="float" office:value="70.8340590146836" calcext:value-type="float">
            <text:p>70.8340590</text:p>
          </table:table-cell>
          <table:table-cell table:style-name="ce27" table:formula="of:=39" office:value-type="float" office:value="39" calcext:value-type="float">
            <text:p>39</text:p>
          </table:table-cell>
          <table:table-cell table:formula="of:=32.184+[.D18]-[.C18]" office:value-type="float" office:value="0.349940985316408" calcext:value-type="float">
            <text:p>0.3499410</text:p>
          </table:table-cell>
          <table:table-cell table:number-columns-repeated="1012"/>
        </table:table-row>
        <table:table-row table:style-name="ro1">
          <table:table-cell table:formula="of:=[.A18]+0.5" office:value-type="float" office:value="2028" calcext:value-type="float">
            <text:p>2028.0</text:p>
          </table:table-cell>
          <table:table-cell table:style-name="ce24" table:formula="of:=0.000108761980078*[.A19]^3-0.660620240649402*[.A19]^2+1337.76445004431*[.A19]-903080.868723439" office:value-type="float" office:value="70.9499748933595" calcext:value-type="float">
            <text:p>70.9499748933595</text:p>
          </table:table-cell>
          <table:table-cell table:style-name="ce25" table:formula="of:=[.B19]" office:value-type="float" office:value="70.9499748933595" calcext:value-type="float">
            <text:p>70.9499749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19]-[.C19]" office:value-type="float" office:value="0.23402510664053" calcext:value-type="float">
            <text:p>0.2340251</text:p>
          </table:table-cell>
          <table:table-cell table:number-columns-repeated="1012"/>
        </table:table-row>
        <table:table-row table:style-name="ro1">
          <table:table-cell table:formula="of:=[.A19]+0.5" office:value-type="float" office:value="2028.5" calcext:value-type="float">
            <text:p>2028.5</text:p>
          </table:table-cell>
          <table:table-cell table:style-name="ce24" table:formula="of:=0.000108761980078*[.A20]^3-0.660620240649402*[.A20]^2+1337.76445004431*[.A20]-903080.868723439" office:value-type="float" office:value="71.0664345948026" calcext:value-type="float">
            <text:p>71.0664345948026</text:p>
          </table:table-cell>
          <table:table-cell table:style-name="ce25" table:formula="of:=[.B20]" office:value-type="float" office:value="71.0664345948026" calcext:value-type="float">
            <text:p>71.0664346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0]-[.C20]" office:value-type="float" office:value="0.117565405197439" calcext:value-type="float">
            <text:p>0.1175654</text:p>
          </table:table-cell>
          <table:table-cell table:number-columns-repeated="1012"/>
        </table:table-row>
        <table:table-row table:style-name="ro1">
          <table:table-cell table:formula="of:=[.A20]+0.5" office:value-type="float" office:value="2029" calcext:value-type="float">
            <text:p>2029.0</text:p>
          </table:table-cell>
          <table:table-cell table:style-name="ce24" table:formula="of:=0.000108761980078*[.A21]^3-0.660620240649402*[.A21]^2+1337.76445004431*[.A21]-903080.868723439" office:value-type="float" office:value="71.1835196905304" calcext:value-type="float">
            <text:p>71.1835196905304</text:p>
          </table:table-cell>
          <table:table-cell table:style-name="ce25" table:formula="of:=[.B21]" office:value-type="float" office:value="71.1835196905304" calcext:value-type="float">
            <text:p>71.1835197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1]-[.C21]" office:value-type="float" office:value="0.000480309469622853" calcext:value-type="float">
            <text:p>0.0004803</text:p>
          </table:table-cell>
          <table:table-cell table:number-columns-repeated="1012"/>
        </table:table-row>
        <table:table-row table:style-name="ro1">
          <table:table-cell table:formula="of:=[.A21]+0.5" office:value-type="float" office:value="2029.5" calcext:value-type="float">
            <text:p>2029.5</text:p>
          </table:table-cell>
          <table:table-cell table:style-name="ce24" table:formula="of:=0.000108761980078*[.A22]^3-0.660620240649402*[.A22]^2+1337.76445004431*[.A22]-903080.868723439" office:value-type="float" office:value="71.3013117527589" calcext:value-type="float">
            <text:p>71.3013117527589</text:p>
          </table:table-cell>
          <table:table-cell table:style-name="ce25" table:formula="of:=[.B22]" office:value-type="float" office:value="71.3013117527589" calcext:value-type="float">
            <text:p>71.3013118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2]-[.C22]" office:value-type="float" office:value="-0.117311752758923" calcext:value-type="float">
            <text:p>-0.1173118</text:p>
          </table:table-cell>
          <table:table-cell table:number-columns-repeated="1012"/>
        </table:table-row>
        <table:table-row table:style-name="ro1">
          <table:table-cell table:formula="of:=[.A22]+0.5" office:value-type="float" office:value="2030" calcext:value-type="float">
            <text:p>2030.0</text:p>
          </table:table-cell>
          <table:table-cell table:style-name="ce24" table:formula="of:=0.000108761980078*[.A23]^3-0.660620240649402*[.A23]^2+1337.76445004431*[.A23]-903080.868723439" office:value-type="float" office:value="71.4198923527729" calcext:value-type="float">
            <text:p>71.4198923527729</text:p>
          </table:table-cell>
          <table:table-cell table:style-name="ce25" table:formula="of:=[.B23]" office:value-type="float" office:value="71.4198923527729" calcext:value-type="float">
            <text:p>71.4198924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3]-[.C23]" office:value-type="float" office:value="-0.235892352772879" calcext:value-type="float">
            <text:p>-0.2358924</text:p>
          </table:table-cell>
          <table:table-cell table:number-columns-repeated="1012"/>
        </table:table-row>
        <table:table-row table:style-name="ro1">
          <table:table-cell table:formula="of:=[.A23]+0.5" office:value-type="float" office:value="2030.5" calcext:value-type="float">
            <text:p>2030.5</text:p>
          </table:table-cell>
          <table:table-cell table:style-name="ce24" table:formula="of:=0.000108761980078*[.A24]^3-0.660620240649402*[.A24]^2+1337.76445004431*[.A24]-903080.868723439" office:value-type="float" office:value="71.5393430613913" calcext:value-type="float">
            <text:p>71.5393430613913</text:p>
          </table:table-cell>
          <table:table-cell table:style-name="ce25" table:formula="of:=[.B24]" office:value-type="float" office:value="71.5393430613913" calcext:value-type="float">
            <text:p>71.5393431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4]-[.C24]" office:value-type="float" office:value="-0.355343061391267" calcext:value-type="float">
            <text:p>-0.3553431</text:p>
          </table:table-cell>
          <table:table-cell table:number-columns-repeated="1012"/>
        </table:table-row>
        <table:table-row table:style-name="ro1">
          <table:table-cell table:formula="of:=[.A24]+0.5" office:value-type="float" office:value="2031" calcext:value-type="float">
            <text:p>2031.0</text:p>
          </table:table-cell>
          <table:table-cell table:style-name="ce24" table:formula="of:=0.000108761980078*[.A25]^3-0.660620240649402*[.A25]^2+1337.76445004431*[.A25]-903080.868723439" office:value-type="float" office:value="71.6597454508301" calcext:value-type="float">
            <text:p>71.6597454508301</text:p>
          </table:table-cell>
          <table:table-cell table:style-name="ce25" table:formula="of:=[.B25]" office:value-type="float" office:value="71.6597454508301" calcext:value-type="float">
            <text:p>71.6597455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5]-[.C25]" office:value-type="float" office:value="-0.47574545083009" calcext:value-type="float">
            <text:p>-0.4757455</text:p>
          </table:table-cell>
          <table:table-cell table:number-columns-repeated="1012"/>
        </table:table-row>
        <table:table-row table:style-name="ro1">
          <table:table-cell table:formula="of:=[.A25]+0.5" office:value-type="float" office:value="2031.5" calcext:value-type="float">
            <text:p>2031.5</text:p>
          </table:table-cell>
          <table:table-cell table:style-name="ce24" table:formula="of:=0.000108761980078*[.A26]^3-0.660620240649402*[.A26]^2+1337.76445004431*[.A26]-903080.868723439" office:value-type="float" office:value="71.7811810916755" calcext:value-type="float">
            <text:p>71.7811810916755</text:p>
          </table:table-cell>
          <table:table-cell table:style-name="ce25" table:formula="of:=[.B26]" office:value-type="float" office:value="71.7811810916755" calcext:value-type="float">
            <text:p>71.7811811</text:p>
          </table:table-cell>
          <table:table-cell table:formula="of:=39" office:value-type="float" office:value="39" calcext:value-type="float">
            <text:p>39</text:p>
          </table:table-cell>
          <table:table-cell table:formula="of:=32.184+[.D26]-[.C26]" office:value-type="float" office:value="-0.597181091675537" calcext:value-type="float">
            <text:p>-0.5971811</text:p>
          </table:table-cell>
          <table:table-cell table:number-columns-repeated="1012"/>
        </table:table-row>
        <table:table-row table:style-name="ro1">
          <table:table-cell table:formula="of:=[.A26]+0.5" office:value-type="float" office:value="2032" calcext:value-type="float">
            <text:p>2032.0</text:p>
          </table:table-cell>
          <table:table-cell table:style-name="ce24" table:formula="of:=0.000108761980078*[.A27]^3-0.660620240649402*[.A27]^2+1337.76445004431*[.A27]-903080.868723439" office:value-type="float" office:value="71.9037315566093" calcext:value-type="float">
            <text:p>71.9037315566093</text:p>
          </table:table-cell>
          <table:table-cell table:style-name="ce25" table:formula="of:=[.B27]" office:value-type="float" office:value="71.9037315566093" calcext:value-type="float">
            <text:p>71.9037316</text:p>
          </table:table-cell>
          <table:table-cell table:style-name="ce27" table:formula="of:=40" office:value-type="float" office:value="40" calcext:value-type="float">
            <text:p>40</text:p>
          </table:table-cell>
          <table:table-cell table:formula="of:=32.184+[.D27]-[.C27]" office:value-type="float" office:value="0.280268443390725" calcext:value-type="float">
            <text:p>0.2802684</text:p>
          </table:table-cell>
          <table:table-cell table:number-columns-repeated="1012"/>
        </table:table-row>
        <table:table-row table:style-name="ro1">
          <table:table-cell table:formula="of:=[.A27]+0.5" office:value-type="float" office:value="2032.5" calcext:value-type="float">
            <text:p>2032.5</text:p>
          </table:table-cell>
          <table:table-cell table:style-name="ce24" table:formula="of:=0.000108761980078*[.A28]^3-0.660620240649402*[.A28]^2+1337.76445004431*[.A28]-903080.868723439" office:value-type="float" office:value="72.0274784164503" calcext:value-type="float">
            <text:p>72.0274784164503</text:p>
          </table:table-cell>
          <table:table-cell table:style-name="ce25" table:formula="of:=[.B28]" office:value-type="float" office:value="72.0274784164503" calcext:value-type="float">
            <text:p>72.0274784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28]-[.C28]" office:value-type="float" office:value="0.156521583549676" calcext:value-type="float">
            <text:p>0.1565216</text:p>
          </table:table-cell>
          <table:table-cell table:number-columns-repeated="1012"/>
        </table:table-row>
        <table:table-row table:style-name="ro1">
          <table:table-cell table:formula="of:=[.A28]+0.5" office:value-type="float" office:value="2033" calcext:value-type="float">
            <text:p>2033.0</text:p>
          </table:table-cell>
          <table:table-cell table:style-name="ce24" table:formula="of:=0.000108761980078*[.A29]^3-0.660620240649402*[.A29]^2+1337.76445004431*[.A29]-903080.868723439" office:value-type="float" office:value="72.1525032427162" calcext:value-type="float">
            <text:p>72.1525032427162</text:p>
          </table:table-cell>
          <table:table-cell table:style-name="ce25" table:formula="of:=[.B29]" office:value-type="float" office:value="72.1525032427162" calcext:value-type="float">
            <text:p>72.1525032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29]-[.C29]" office:value-type="float" office:value="0.0314967572838043" calcext:value-type="float">
            <text:p>0.0314968</text:p>
          </table:table-cell>
          <table:table-cell table:number-columns-repeated="1012"/>
        </table:table-row>
        <table:table-row table:style-name="ro1">
          <table:table-cell table:formula="of:=[.A29]+0.5" office:value-type="float" office:value="2033.5" calcext:value-type="float">
            <text:p>2033.5</text:p>
          </table:table-cell>
          <table:table-cell table:style-name="ce24" table:formula="of:=0.000108761980078*[.A30]^3-0.660620240649402*[.A30]^2+1337.76445004431*[.A30]-903080.868723439" office:value-type="float" office:value="72.2788876066916" calcext:value-type="float">
            <text:p>72.2788876066916</text:p>
          </table:table-cell>
          <table:table-cell table:style-name="ce25" table:formula="of:=[.B30]" office:value-type="float" office:value="72.2788876066916" calcext:value-type="float">
            <text:p>72.2788876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0]-[.C30]" office:value-type="float" office:value="-0.0948876066915716" calcext:value-type="float">
            <text:p>-0.0948876</text:p>
          </table:table-cell>
          <table:table-cell table:number-columns-repeated="1012"/>
        </table:table-row>
        <table:table-row table:style-name="ro1">
          <table:table-cell table:formula="of:=[.A30]+0.5" office:value-type="float" office:value="2034" calcext:value-type="float">
            <text:p>2034.0</text:p>
          </table:table-cell>
          <table:table-cell table:style-name="ce24" table:formula="of:=0.000108761980078*[.A31]^3-0.660620240649402*[.A31]^2+1337.76445004431*[.A31]-903080.868723439" office:value-type="float" office:value="72.4067130801268" calcext:value-type="float">
            <text:p>72.4067130801268</text:p>
          </table:table-cell>
          <table:table-cell table:style-name="ce25" table:formula="of:=[.B31]" office:value-type="float" office:value="72.4067130801268" calcext:value-type="float">
            <text:p>72.4067131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1]-[.C31]" office:value-type="float" office:value="-0.222713080126795" calcext:value-type="float">
            <text:p>-0.2227131</text:p>
          </table:table-cell>
          <table:table-cell table:number-columns-repeated="1012"/>
        </table:table-row>
        <table:table-row table:style-name="ro1">
          <table:table-cell table:formula="of:=[.A31]+0.5" office:value-type="float" office:value="2034.5" calcext:value-type="float">
            <text:p>2034.5</text:p>
          </table:table-cell>
          <table:table-cell table:style-name="ce24" table:formula="of:=0.000108761980078*[.A32]^3-0.660620240649402*[.A32]^2+1337.76445004431*[.A32]-903080.868723439" office:value-type="float" office:value="72.5360612345394" calcext:value-type="float">
            <text:p>72.5360612345394</text:p>
          </table:table-cell>
          <table:table-cell table:style-name="ce25" table:formula="of:=[.B32]" office:value-type="float" office:value="72.5360612345394" calcext:value-type="float">
            <text:p>72.5360612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2]-[.C32]" office:value-type="float" office:value="-0.352061234539377" calcext:value-type="float">
            <text:p>-0.3520612</text:p>
          </table:table-cell>
          <table:table-cell table:number-columns-repeated="1012"/>
        </table:table-row>
        <table:table-row table:style-name="ro1">
          <table:table-cell table:formula="of:=[.A32]+0.5" office:value-type="float" office:value="2035" calcext:value-type="float">
            <text:p>2035.0</text:p>
          </table:table-cell>
          <table:table-cell table:style-name="ce24" table:formula="of:=0.000108761980078*[.A33]^3-0.660620240649402*[.A33]^2+1337.76445004431*[.A33]-903080.868723439" office:value-type="float" office:value="72.6670136409812" calcext:value-type="float">
            <text:p>72.6670136409812</text:p>
          </table:table-cell>
          <table:table-cell table:style-name="ce25" table:formula="of:=[.B33]" office:value-type="float" office:value="72.6670136409812" calcext:value-type="float">
            <text:p>72.6670136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3]-[.C33]" office:value-type="float" office:value="-0.48301364098117" calcext:value-type="float">
            <text:p>-0.4830136</text:p>
          </table:table-cell>
          <table:table-cell table:number-columns-repeated="1012"/>
        </table:table-row>
        <table:table-row table:style-name="ro1">
          <table:table-cell table:formula="of:=[.A33]+0.5" office:value-type="float" office:value="2035.5" calcext:value-type="float">
            <text:p>2035.5</text:p>
          </table:table-cell>
          <table:table-cell table:style-name="ce24" table:formula="of:=0.000108761980078*[.A34]^3-0.660620240649402*[.A34]^2+1337.76445004431*[.A34]-903080.868723439" office:value-type="float" office:value="72.799651871901" calcext:value-type="float">
            <text:p>72.7996518719010</text:p>
          </table:table-cell>
          <table:table-cell table:style-name="ce25" table:formula="of:=[.B34]" office:value-type="float" office:value="72.799651871901" calcext:value-type="float">
            <text:p>72.7996519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4]-[.C34]" office:value-type="float" office:value="-0.615651871901008" calcext:value-type="float">
            <text:p>-0.6156519</text:p>
          </table:table-cell>
          <table:table-cell table:number-columns-repeated="1012"/>
        </table:table-row>
        <table:table-row table:style-name="ro1">
          <table:table-cell table:formula="of:=[.A34]+0.5" office:value-type="float" office:value="2036" calcext:value-type="float">
            <text:p>2036.0</text:p>
          </table:table-cell>
          <table:table-cell table:style-name="ce24" table:formula="of:=0.000108761980078*[.A35]^3-0.660620240649402*[.A35]^2+1337.76445004431*[.A35]-903080.868723439" office:value-type="float" office:value="72.9340574978851" calcext:value-type="float">
            <text:p>72.9340574978851</text:p>
          </table:table-cell>
          <table:table-cell table:style-name="ce25" table:formula="of:=[.B35]" office:value-type="float" office:value="72.9340574978851" calcext:value-type="float">
            <text:p>72.9340575</text:p>
          </table:table-cell>
          <table:table-cell table:formula="of:=40" office:value-type="float" office:value="40" calcext:value-type="float">
            <text:p>40</text:p>
          </table:table-cell>
          <table:table-cell table:formula="of:=32.184+[.D35]-[.C35]" office:value-type="float" office:value="-0.750057497885081" calcext:value-type="float">
            <text:p>-0.7500575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'DeltaT Graphs'.M2:'DeltaT Graphs'.M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IERS Era'.M2:'IERS Era'.M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 number:title="User-defined">
      <number:number number:decimal-places="7" loext:min-decimal-places="7" number:min-integer-digits="1"/>
    </number:number-style>
    <number:number-style style:name="N113" number:title="User-defined">
      <number:number number:decimal-places="3" loext:min-decimal-places="3" number:min-integer-digits="1"/>
    </number:number-style>
    <number:number-style style:name="N114" number:title="User-defined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 number:title="User-defined">
      <number:number number:decimal-places="13" loext:min-decimal-places="13" number:min-integer-digits="1"/>
    </number:number-style>
    <number:number-style style:name="N117" number:title="User-defined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-00-0000</text:date>, <text:time style:data-style-name="N2" text:time-value="10:48:47.042203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11:34:04.216151399</dc:date>
    <meta:editing-duration>PT2H32M9S</meta:editing-duration>
    <meta:editing-cycles>59</meta:editing-cycles>
    <meta:generator>LibreOffice/6.2.6.2$Linux_X86_64 LibreOffice_project/684e730861356e74889dfe6dbddd3562aae2e6ad</meta:generator>
    <meta:document-statistic meta:table-count="6" meta:cell-count="31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30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08cm" svg:height="14.212cm" xlink:href=".." xlink:type="simple" chart:class="chart:scatter" chart:style-name="ch1">
        <chart:plot-area chart:style-name="ch2" table:cell-range-address="'DeltaT Graphs'.M2:'DeltaT Graphs'.N102 'DeltaT Graphs'.N1:'DeltaT Graphs'.N1" chart:data-source-has-labels="row" svg:x="0.532cm" svg:y="0.284cm" svg:width="25.544cm" svg:height="13.644cm">
          <chartooo:coordinate-region svg:x="1.34cm" svg:y="0.483cm" svg:width="24.736cm" svg:height="12.79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 Graphs'.N2:'DeltaT Graphs'.N102" chart:label-cell-address="'DeltaT Graphs'.N1:'DeltaT Graphs'.N1" chart:class="chart:scatter">
            <chart:domain table:cell-range-address="'DeltaT Graphs'.M2:'DeltaT Graphs'.M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</text:p>
                <draw:g>
                  <svg:desc>'DeltaT Graphs'.N1:'DeltaT Graph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 Graphs'.M2:'DeltaT Graphs'.M102</svg:desc>
                </draw:g>
              </table:table-cell>
              <table:table-cell office:value-type="float" office:value="42.2262975">
                <text:p>42.2262975</text:p>
                <draw:g>
                  <svg:desc>'DeltaT Graphs'.N2:'DeltaT Graphs'.N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43.3724016">
                <text:p>43.372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69.361159">
                <text:p>69.36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69.4679741">
                <text:p>69.4679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2">
                <text:p>2022</text:p>
              </table:table-cell>
              <table:table-cell office:value-type="float" office:value="69.5935056">
                <text:p>69.593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3">
                <text:p>2023</text:p>
              </table:table-cell>
              <table:table-cell office:value-type="float" office:value="70.71701">
                <text:p>70.71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4">
                <text:p>2024</text:p>
              </table:table-cell>
              <table:table-cell office:value-type="float" office:value="71.91089">
                <text:p>71.9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5">
                <text:p>2025</text:p>
              </table:table-cell>
              <table:table-cell office:value-type="float" office:value="73.117221">
                <text:p>73.117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6">
                <text:p>2026</text:p>
              </table:table-cell>
              <table:table-cell office:value-type="float" office:value="74.32941">
                <text:p>74.32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7">
                <text:p>2027</text:p>
              </table:table-cell>
              <table:table-cell office:value-type="float" office:value="75.550742">
                <text:p>75.550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8">
                <text:p>2028</text:p>
              </table:table-cell>
              <table:table-cell office:value-type="float" office:value="76.781217">
                <text:p>76.781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9">
                <text:p>2029</text:p>
              </table:table-cell>
              <table:table-cell office:value-type="float" office:value="78.024243">
                <text:p>78.024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0">
                <text:p>2030</text:p>
              </table:table-cell>
              <table:table-cell office:value-type="float" office:value="79.273027">
                <text:p>79.273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1">
                <text:p>2031</text:p>
              </table:table-cell>
              <table:table-cell office:value-type="float" office:value="80.53095">
                <text:p>80.53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32">
                <text:p>2032</text:p>
              </table:table-cell>
              <table:table-cell office:value-type="float" office:value="81.79802">
                <text:p>81.79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3">
                <text:p>2033</text:p>
              </table:table-cell>
              <table:table-cell office:value-type="float" office:value="83.07774">
                <text:p>83.07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4">
                <text:p>2034</text:p>
              </table:table-cell>
              <table:table-cell office:value-type="float" office:value="84.36312">
                <text:p>84.36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5">
                <text:p>2035</text:p>
              </table:table-cell>
              <table:table-cell office:value-type="float" office:value="85.65764">
                <text:p>85.657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6">
                <text:p>2036</text:p>
              </table:table-cell>
              <table:table-cell office:value-type="float" office:value="86.96131">
                <text:p>86.96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7">
                <text:p>2037</text:p>
              </table:table-cell>
              <table:table-cell office:value-type="float" office:value="88.27772">
                <text:p>88.277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8">
                <text:p>2038</text:p>
              </table:table-cell>
              <table:table-cell office:value-type="float" office:value="89.5997">
                <text:p>89.5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39">
                <text:p>2039</text:p>
              </table:table-cell>
              <table:table-cell office:value-type="float" office:value="90.93081">
                <text:p>90.93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0">
                <text:p>2040</text:p>
              </table:table-cell>
              <table:table-cell office:value-type="float" office:value="92.27107">
                <text:p>92.27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1">
                <text:p>2041</text:p>
              </table:table-cell>
              <table:table-cell office:value-type="float" office:value="93.62418">
                <text:p>93.62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2">
                <text:p>2042</text:p>
              </table:table-cell>
              <table:table-cell office:value-type="float" office:value="94.98275">
                <text:p>94.98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3">
                <text:p>2043</text:p>
              </table:table-cell>
              <table:table-cell office:value-type="float" office:value="96.35046">
                <text:p>96.35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4">
                <text:p>2044</text:p>
              </table:table-cell>
              <table:table-cell office:value-type="float" office:value="97.72731">
                <text:p>97.727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5">
                <text:p>2045</text:p>
              </table:table-cell>
              <table:table-cell office:value-type="float" office:value="99.11712">
                <text:p>99.11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6">
                <text:p>2046</text:p>
              </table:table-cell>
              <table:table-cell office:value-type="float" office:value="100.51228">
                <text:p>100.51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7">
                <text:p>2047</text:p>
              </table:table-cell>
              <table:table-cell office:value-type="float" office:value="101.91659">
                <text:p>101.916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8">
                <text:p>2048</text:p>
              </table:table-cell>
              <table:table-cell office:value-type="float" office:value="103.33">
                <text:p>103.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9">
                <text:p>2049</text:p>
              </table:table-cell>
              <table:table-cell office:value-type="float" office:value="104.7565">
                <text:p>104.7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0">
                <text:p>2050</text:p>
              </table:table-cell>
              <table:table-cell office:value-type="float" office:value="106.1883">
                <text:p>106.1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51">
                <text:p>2051</text:p>
              </table:table-cell>
              <table:table-cell office:value-type="float" office:value="107.6292">
                <text:p>107.6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52">
                <text:p>2052</text:p>
              </table:table-cell>
              <table:table-cell office:value-type="float" office:value="109.0792">
                <text:p>109.07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3">
                <text:p>2053</text:p>
              </table:table-cell>
              <table:table-cell office:value-type="float" office:value="110.5424">
                <text:p>110.5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4">
                <text:p>2054</text:p>
              </table:table-cell>
              <table:table-cell office:value-type="float" office:value="112.0108">
                <text:p>112.0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5">
                <text:p>2055</text:p>
              </table:table-cell>
              <table:table-cell office:value-type="float" office:value="113.4883">
                <text:p>113.4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6">
                <text:p>2056</text:p>
              </table:table-cell>
              <table:table-cell office:value-type="float" office:value="114.9749">
                <text:p>114.9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7">
                <text:p>2057</text:p>
              </table:table-cell>
              <table:table-cell office:value-type="float" office:value="116.4748">
                <text:p>116.4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58">
                <text:p>2058</text:p>
              </table:table-cell>
              <table:table-cell office:value-type="float" office:value="117.9797">
                <text:p>117.9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9">
                <text:p>2059</text:p>
              </table:table-cell>
              <table:table-cell office:value-type="float" office:value="119.4938">
                <text:p>119.4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121.0171">
                <text:p>121.0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1">
                <text:p>2061</text:p>
              </table:table-cell>
              <table:table-cell office:value-type="float" office:value="122.5536">
                <text:p>122.5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2">
                <text:p>2062</text:p>
              </table:table-cell>
              <table:table-cell office:value-type="float" office:value="124.0952">
                <text:p>124.0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3">
                <text:p>2063</text:p>
              </table:table-cell>
              <table:table-cell office:value-type="float" office:value="125.6459">
                <text:p>125.6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4">
                <text:p>2064</text:p>
              </table:table-cell>
              <table:table-cell office:value-type="float" office:value="127.206">
                <text:p>127.2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5">
                <text:p>2065</text:p>
              </table:table-cell>
              <table:table-cell office:value-type="float" office:value="128.779">
                <text:p>128.7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6">
                <text:p>2066</text:p>
              </table:table-cell>
              <table:table-cell office:value-type="float" office:value="130.357">
                <text:p>130.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7">
                <text:p>2067</text:p>
              </table:table-cell>
              <table:table-cell office:value-type="float" office:value="131.944">
                <text:p>131.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8">
                <text:p>2068</text:p>
              </table:table-cell>
              <table:table-cell office:value-type="float" office:value="133.541">
                <text:p>133.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9">
                <text:p>2069</text:p>
              </table:table-cell>
              <table:table-cell office:value-type="float" office:value="135.151">
                <text:p>135.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0">
                <text:p>2070</text:p>
              </table:table-cell>
              <table:table-cell office:value-type="float" office:value="136.766">
                <text:p>136.7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1">
                <text:p>2071</text:p>
              </table:table-cell>
              <table:table-cell office:value-type="float" office:value="138.389">
                <text:p>138.3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2">
                <text:p>2072</text:p>
              </table:table-cell>
              <table:table-cell office:value-type="float" office:value="140.022">
                <text:p>140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true" chart:axis-position="-0.4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-0.3" chart:maximum="1" chart:origin="-0.4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.05cm" chart:symbol-height="0.05cm" chart:link-data-style-to-source="true"/>
      <style:graphic-properties svg:stroke-color="#006600" draw:fill-color="#0066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34cm" svg:height="10.082cm" xlink:href=".." xlink:type="simple" chart:class="chart:scatter" chart:style-name="ch1">
        <chart:plot-area chart:style-name="ch2" table:cell-range-address="'DeltaT Graphs'.M2:'DeltaT Graphs'.M102 'DeltaT Graphs'.P1:'DeltaT Graphs'.P102" chart:data-source-has-labels="row" svg:x="0.272cm" svg:y="0.201cm" svg:width="13.09cm" svg:height="9.68cm">
          <chartooo:coordinate-region svg:x="1.105cm" svg:y="0.4cm" svg:width="12.126cm" svg:height="8.83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 Graphs'.P2:'DeltaT Graphs'.P102" chart:label-cell-address="'DeltaT Graphs'.P1:'DeltaT Graphs'.P1" chart:class="chart:scatter">
            <chart:domain table:cell-range-address="'DeltaT Graphs'.M2:'DeltaT Graphs'.M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’’</text:p>
                <draw:g>
                  <svg:desc>'DeltaT Graphs'.P1:'DeltaT Graphs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 Graphs'.M2:'DeltaT Graphs'.M102</svg:desc>
                </draw:g>
              </table:table-cell>
              <table:table-cell office:value-type="float" office:value="-0.034449500000008">
                <text:p>-0.034449500000008</text:p>
                <draw:g>
                  <svg:desc>'DeltaT Graphs'.P2:'DeltaT Graphs'.P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-0.119572799999993">
                <text:p>-0.11957279999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-0.0114991000000018">
                <text:p>-0.011499100000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0840780999999993">
                <text:p>0.0840780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-0.0516259999999988">
                <text:p>-0.051625999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0.0386984000000012">
                <text:p>0.0386984000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-0.0991758999999988">
                <text:p>-0.099175899999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-0.1104792">
                <text:p>-0.110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-0.0560804000000061">
                <text:p>-0.0560804000000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00370350000000741">
                <text:p>0.00370350000000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0420567999999975">
                <text:p>0.0420567999999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-0.277297400000002">
                <text:p>-0.2772974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-0.0259117999999958">
                <text:p>-0.0259117999999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-0.0775895000000091">
                <text:p>-0.077589500000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0464911000000114">
                <text:p>0.0464911000000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-0.0170764000000077">
                <text:p>-0.0170764000000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0748612000000009">
                <text:p>0.0748612000000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154807400000003">
                <text:p>0.1548074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0338105999999954">
                <text:p>0.0338105999999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0688223000000079">
                <text:p>0.068822300000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0499367999999976">
                <text:p>0.049936799999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-0.0617178000000038">
                <text:p>-0.0617178000000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0424166000000028">
                <text:p>0.0424166000000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-0.176921800000002">
                <text:p>-0.1769218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00443099999999674">
                <text:p>0.004430999999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-0.169352299999993">
                <text:p>-0.16935229999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-0.140282800000001">
                <text:p>-0.1402828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-0.0989192000000045">
                <text:p>-0.0989192000000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-0.053250399999996">
                <text:p>-0.0532503999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-0.0353917000000052">
                <text:p>-0.0353917000000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-0.0734403999999955">
                <text:p>-0.073440399999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0138365000000107">
                <text:p>0.0138365000000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0435314999999861">
                <text:p>0.0435314999999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143669299999999">
                <text:p>0.1436692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00972450000000435">
                <text:p>0.00972450000000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00854220000000794">
                <text:p>0.00854220000000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-0.0264020000000187">
                <text:p>-0.0264020000000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-0.0384503999999879">
                <text:p>-0.0384503999999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0238279000000006">
                <text:p>0.0238279000000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0254262999999924">
                <text:p>0.0254262999999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0702399000000185">
                <text:p>0.0702399000000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-0.0112508000000133">
                <text:p>-0.0112508000000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0956253999999888">
                <text:p>0.0956253999999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0317936000000145">
                <text:p>0.0317936000000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-0.115373000000005">
                <text:p>-0.115373000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-0.12240349999999">
                <text:p>-0.1224034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-0.111525100000009">
                <text:p>-0.111525100000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-0.0341806999999932">
                <text:p>-0.034180699999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0.0187163999999882">
                <text:p>0.0187163999999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0.997972900000008">
                <text:p>0.997972900000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2">
                <text:p>2022</text:p>
              </table:table-cell>
              <table:table-cell office:value-type="float" office:value="0.0703755999999913">
                <text:p>0.0703755999999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3">
                <text:p>2023</text:p>
              </table:table-cell>
              <table:table-cell office:value-type="float" office:value="0.0124510000000129">
                <text:p>0.0124510000000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4">
                <text:p>2024</text:p>
              </table:table-cell>
              <table:table-cell office:value-type="float" office:value="0.00585799999998926">
                <text:p>0.00585799999998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5">
                <text:p>2025</text:p>
              </table:table-cell>
              <table:table-cell office:value-type="float" office:value="0.00914300000000878">
                <text:p>0.00914300000000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6">
                <text:p>2026</text:p>
              </table:table-cell>
              <table:table-cell office:value-type="float" office:value="0.00914299999999457">
                <text:p>0.00914299999999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7">
                <text:p>2027</text:p>
              </table:table-cell>
              <table:table-cell office:value-type="float" office:value="0.012551000000002">
                <text:p>0.012551000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8">
                <text:p>2028</text:p>
              </table:table-cell>
              <table:table-cell office:value-type="float" office:value="0.00575800000000015">
                <text:p>0.00575800000000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9">
                <text:p>2029</text:p>
              </table:table-cell>
              <table:table-cell office:value-type="float" office:value="0.00913900000000467">
                <text:p>0.00913900000000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0">
                <text:p>2030</text:p>
              </table:table-cell>
              <table:table-cell office:value-type="float" office:value="0.00914699999998447">
                <text:p>0.009146999999984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1">
                <text:p>2031</text:p>
              </table:table-cell>
              <table:table-cell office:value-type="float" office:value="0.012650000000022">
                <text:p>0.012650000000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32">
                <text:p>2032</text:p>
              </table:table-cell>
              <table:table-cell office:value-type="float" office:value="0.00565999999997757">
                <text:p>0.00565999999997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3">
                <text:p>2033</text:p>
              </table:table-cell>
              <table:table-cell office:value-type="float" office:value="0.00914000000001636">
                <text:p>0.00914000000001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4">
                <text:p>2034</text:p>
              </table:table-cell>
              <table:table-cell office:value-type="float" office:value="0.00914999999999111">
                <text:p>0.00914999999999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5">
                <text:p>2035</text:p>
              </table:table-cell>
              <table:table-cell office:value-type="float" office:value="0.012740000000008">
                <text:p>0.01274000000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6">
                <text:p>2036</text:p>
              </table:table-cell>
              <table:table-cell office:value-type="float" office:value="0.00556999999999164">
                <text:p>0.00556999999999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7">
                <text:p>2037</text:p>
              </table:table-cell>
              <table:table-cell office:value-type="float" office:value="0.00912999999999897">
                <text:p>0.0091299999999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8">
                <text:p>2038</text:p>
              </table:table-cell>
              <table:table-cell office:value-type="float" office:value="0.00915000000000532">
                <text:p>0.00915000000000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39">
                <text:p>2039</text:p>
              </table:table-cell>
              <table:table-cell office:value-type="float" office:value="0.0128500000000003">
                <text:p>0.012850000000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0">
                <text:p>2040</text:p>
              </table:table-cell>
              <table:table-cell office:value-type="float" office:value="0.00545999999999935">
                <text:p>0.00545999999999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1">
                <text:p>2041</text:p>
              </table:table-cell>
              <table:table-cell office:value-type="float" office:value="0.00914000000000215">
                <text:p>0.009140000000002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2">
                <text:p>2042</text:p>
              </table:table-cell>
              <table:table-cell office:value-type="float" office:value="0.00914000000000215">
                <text:p>0.00914000000000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3">
                <text:p>2043</text:p>
              </table:table-cell>
              <table:table-cell office:value-type="float" office:value="0.0129599999999925">
                <text:p>0.0129599999999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4">
                <text:p>2044</text:p>
              </table:table-cell>
              <table:table-cell office:value-type="float" office:value="0.00535000000000707">
                <text:p>0.00535000000000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5">
                <text:p>2045</text:p>
              </table:table-cell>
              <table:table-cell office:value-type="float" office:value="0.00914999999999111">
                <text:p>0.00914999999999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6">
                <text:p>2046</text:p>
              </table:table-cell>
              <table:table-cell office:value-type="float" office:value="0.00910000000000366">
                <text:p>0.00910000000000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7">
                <text:p>2047</text:p>
              </table:table-cell>
              <table:table-cell office:value-type="float" office:value="0.0130900000000054">
                <text:p>0.0130900000000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8">
                <text:p>2048</text:p>
              </table:table-cell>
              <table:table-cell office:value-type="float" office:value="0.0052999999999912">
                <text:p>0.0052999999999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9">
                <text:p>2049</text:p>
              </table:table-cell>
              <table:table-cell office:value-type="float" office:value="0.00910000000000366">
                <text:p>0.00910000000000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0">
                <text:p>2050</text:p>
              </table:table-cell>
              <table:table-cell office:value-type="float" office:value="0.00910000000000366">
                <text:p>0.00910000000000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51">
                <text:p>2051</text:p>
              </table:table-cell>
              <table:table-cell office:value-type="float" office:value="0.0131999999999977">
                <text:p>0.0131999999999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52">
                <text:p>2052</text:p>
              </table:table-cell>
              <table:table-cell office:value-type="float" office:value="0.00520000000000209">
                <text:p>0.00520000000000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3">
                <text:p>2053</text:p>
              </table:table-cell>
              <table:table-cell office:value-type="float" office:value="0.00909999999998945">
                <text:p>0.00909999999998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4">
                <text:p>2054</text:p>
              </table:table-cell>
              <table:table-cell office:value-type="float" office:value="0.00910000000001787">
                <text:p>0.00910000000001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5">
                <text:p>2055</text:p>
              </table:table-cell>
              <table:table-cell office:value-type="float" office:value="0.0132999999999868">
                <text:p>0.0132999999999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6">
                <text:p>2056</text:p>
              </table:table-cell>
              <table:table-cell office:value-type="float" office:value="0.00499999999999545">
                <text:p>0.00499999999999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7">
                <text:p>2057</text:p>
              </table:table-cell>
              <table:table-cell office:value-type="float" office:value="0.00920000000000698">
                <text:p>0.0092000000000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58">
                <text:p>2058</text:p>
              </table:table-cell>
              <table:table-cell office:value-type="float" office:value="0.00920000000000698">
                <text:p>0.0092000000000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9">
                <text:p>2059</text:p>
              </table:table-cell>
              <table:table-cell office:value-type="float" office:value="0.0131999999999977">
                <text:p>0.0131999999999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0.00509999999999877">
                <text:p>0.00509999999999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1">
                <text:p>2061</text:p>
              </table:table-cell>
              <table:table-cell office:value-type="float" office:value="0.00909999999998945">
                <text:p>0.00909999999998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2">
                <text:p>2062</text:p>
              </table:table-cell>
              <table:table-cell office:value-type="float" office:value="0.00940000000001362">
                <text:p>0.00940000000001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3">
                <text:p>2063</text:p>
              </table:table-cell>
              <table:table-cell office:value-type="float" office:value="0.0128999999999877">
                <text:p>0.012899999999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4">
                <text:p>2064</text:p>
              </table:table-cell>
              <table:table-cell office:value-type="float" office:value="0.00500000000000966">
                <text:p>0.00500000000000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5">
                <text:p>2065</text:p>
              </table:table-cell>
              <table:table-cell office:value-type="float" office:value="0.00899999999998613">
                <text:p>0.00899999999998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6">
                <text:p>2066</text:p>
              </table:table-cell>
              <table:table-cell office:value-type="float" office:value="0.0100000000000193">
                <text:p>0.0100000000000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7">
                <text:p>2067</text:p>
              </table:table-cell>
              <table:table-cell office:value-type="float" office:value="0.0130000000000052">
                <text:p>0.013000000000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8">
                <text:p>2068</text:p>
              </table:table-cell>
              <table:table-cell office:value-type="float" office:value="0.00499999999996703">
                <text:p>0.004999999999967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9">
                <text:p>2069</text:p>
              </table:table-cell>
              <table:table-cell office:value-type="float" office:value="0.0080000000000382">
                <text:p>0.0080000000000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0">
                <text:p>2070</text:p>
              </table:table-cell>
              <table:table-cell office:value-type="float" office:value="0.00999999999996248">
                <text:p>0.00999999999996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30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08cm" svg:height="14.212cm" xlink:href=".." xlink:type="simple" chart:class="chart:scatter" chart:style-name="ch1">
        <chart:plot-area chart:style-name="ch2" table:cell-range-address="'IERS Era'.M2:'IERS Era'.N51 'IERS Era'.N1:'IERS Era'.N1" chart:data-source-has-labels="row" svg:x="0.532cm" svg:y="0.284cm" svg:width="25.544cm" svg:height="13.644cm">
          <chartooo:coordinate-region svg:x="1.154cm" svg:y="0.483cm" svg:width="24.922cm" svg:height="12.79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IERS Era'.N2:'IERS Era'.N51" chart:label-cell-address="'IERS Era'.N1:'IERS Era'.N1" chart:class="chart:scatter">
            <chart:domain table:cell-range-address="'IERS Era'.M2:'IERS Era'.M51"/>
            <chart:regression-curve chart:style-name="ch8">
              <chart:equation chart:display-equation="true" chart:display-r-square="false" svg:x="5.242cm" svg:y="7.51cm"/>
            </chart:regression-curve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</text:p>
                <draw:g>
                  <svg:desc>'IERS Era'.N1:'IERS Era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IERS Era'.M2:'IERS Era'.M51</svg:desc>
                </draw:g>
              </table:table-cell>
              <table:table-cell office:value-type="float" office:value="42.2262975">
                <text:p>42.2262975</text:p>
                <draw:g>
                  <svg:desc>'IERS Era'.N2:'IERS Era'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43.3724016">
                <text:p>43.372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69.361159">
                <text:p>69.36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69.4679741">
                <text:p>69.4679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.05cm" chart:symbol-height="0.05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2cm" svg:height="10.114cm" xlink:href=".." xlink:type="simple" chart:class="chart:scatter" chart:style-name="ch1">
        <chart:plot-area chart:style-name="ch2" table:cell-range-address="'DeltaT Graphs'.M2:'DeltaT Graphs'.M102 'DeltaT Graphs'.O1:'DeltaT Graphs'.O102" chart:data-source-has-labels="row" svg:x="0.261cm" svg:y="0.202cm" svg:width="12.55cm" svg:height="9.71cm">
          <chartooo:coordinate-region svg:x="0.988cm" svg:y="0.402cm" svg:width="11.682cm" svg:height="8.8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 Graphs'.O2:'DeltaT Graphs'.O102" chart:label-cell-address="'DeltaT Graphs'.O1:'DeltaT Graphs'.O1" chart:class="chart:scatter">
            <chart:domain table:cell-range-address="'DeltaT Graphs'.M2:'DeltaT Graphs'.M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’</text:p>
                <draw:g>
                  <svg:desc>'DeltaT Graphs'.O1:'DeltaT Graph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 Graphs'.M2:'DeltaT Graphs'.M102</svg:desc>
                </draw:g>
              </table:table-cell>
              <table:table-cell office:value-type="float" office:value="1.1461041">
                <text:p>1.1461041</text:p>
                <draw:g>
                  <svg:desc>'DeltaT Graphs'.O2:'DeltaT Graphs'.O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1.11165459999999">
                <text:p>1.1116545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0.992081800000001">
                <text:p>0.9920818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980582699999999">
                <text:p>0.9805826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1.0646608">
                <text:p>1.064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1.0130348">
                <text:p>1.0130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1.0517332">
                <text:p>1.0517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0.952557300000002">
                <text:p>0.9525573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0.842078100000002">
                <text:p>0.8420781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785997699999996">
                <text:p>0.78599769999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789701200000003">
                <text:p>0.7897012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0.831758000000001">
                <text:p>0.831758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0.554460599999999">
                <text:p>0.5544605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0.528548800000003">
                <text:p>0.528548800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450959299999994">
                <text:p>0.4509592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0.497450400000005">
                <text:p>0.497450400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480373999999998">
                <text:p>0.480373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555235199999999">
                <text:p>0.5552351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710042600000001">
                <text:p>0.7100426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743853199999997">
                <text:p>0.7438531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812675500000005">
                <text:p>0.812675500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0.862612300000002">
                <text:p>0.8626123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800894499999998">
                <text:p>0.8008944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843311100000001">
                <text:p>0.8433111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666389299999999">
                <text:p>0.6663892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0.670820299999996">
                <text:p>0.67082029999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0.501468000000003">
                <text:p>0.501468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0.361185200000001">
                <text:p>0.3611852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262265999999997">
                <text:p>0.2622659999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0.209015600000001">
                <text:p>0.2090156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0.173623899999996">
                <text:p>0.17362389999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1001835">
                <text:p>0.10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114020000000011">
                <text:p>0.11402000000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157551499999997">
                <text:p>0.1575514999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301220799999996">
                <text:p>0.30122079999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3109453">
                <text:p>0.3109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0.319487500000008">
                <text:p>0.31948750000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0.293085499999989">
                <text:p>0.29308549999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254635100000002">
                <text:p>0.2546351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278463000000002">
                <text:p>0.278463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303889299999994">
                <text:p>0.30388929999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0.374129200000013">
                <text:p>0.37412920000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3628784">
                <text:p>0.3628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458503799999988">
                <text:p>0.45850379999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0.490297400000003">
                <text:p>0.4902974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0.374924399999998">
                <text:p>0.3749243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0.252520900000007">
                <text:p>0.252520900000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0.140995799999999">
                <text:p>0.1409957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0.106815100000006">
                <text:p>0.106815100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0.125531499999994">
                <text:p>0.125531499999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2">
                <text:p>2022</text:p>
              </table:table-cell>
              <table:table-cell office:value-type="float" office:value="1.1235044">
                <text:p>1.1235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3">
                <text:p>2023</text:p>
              </table:table-cell>
              <table:table-cell office:value-type="float" office:value="1.19387999999999">
                <text:p>1.19387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4">
                <text:p>2024</text:p>
              </table:table-cell>
              <table:table-cell office:value-type="float" office:value="1.20633100000001">
                <text:p>1.206331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5">
                <text:p>2025</text:p>
              </table:table-cell>
              <table:table-cell office:value-type="float" office:value="1.212189">
                <text:p>1.2121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6">
                <text:p>2026</text:p>
              </table:table-cell>
              <table:table-cell office:value-type="float" office:value="1.221332">
                <text:p>1.221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7">
                <text:p>2027</text:p>
              </table:table-cell>
              <table:table-cell office:value-type="float" office:value="1.230475">
                <text:p>1.230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8">
                <text:p>2028</text:p>
              </table:table-cell>
              <table:table-cell office:value-type="float" office:value="1.243026">
                <text:p>1.243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9">
                <text:p>2029</text:p>
              </table:table-cell>
              <table:table-cell office:value-type="float" office:value="1.248784">
                <text:p>1.248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0">
                <text:p>2030</text:p>
              </table:table-cell>
              <table:table-cell office:value-type="float" office:value="1.25792300000001">
                <text:p>1.257923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1">
                <text:p>2031</text:p>
              </table:table-cell>
              <table:table-cell office:value-type="float" office:value="1.26706999999999">
                <text:p>1.26706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32">
                <text:p>2032</text:p>
              </table:table-cell>
              <table:table-cell office:value-type="float" office:value="1.27972000000001">
                <text:p>1.27972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3">
                <text:p>2033</text:p>
              </table:table-cell>
              <table:table-cell office:value-type="float" office:value="1.28537999999999">
                <text:p>1.28537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4">
                <text:p>2034</text:p>
              </table:table-cell>
              <table:table-cell office:value-type="float" office:value="1.29452000000001">
                <text:p>1.29452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5">
                <text:p>2035</text:p>
              </table:table-cell>
              <table:table-cell office:value-type="float" office:value="1.30367">
                <text:p>1.30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6">
                <text:p>2036</text:p>
              </table:table-cell>
              <table:table-cell office:value-type="float" office:value="1.31641">
                <text:p>1.31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7">
                <text:p>2037</text:p>
              </table:table-cell>
              <table:table-cell office:value-type="float" office:value="1.32198">
                <text:p>1.32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8">
                <text:p>2038</text:p>
              </table:table-cell>
              <table:table-cell office:value-type="float" office:value="1.33111">
                <text:p>1.33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39">
                <text:p>2039</text:p>
              </table:table-cell>
              <table:table-cell office:value-type="float" office:value="1.34026">
                <text:p>1.34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0">
                <text:p>2040</text:p>
              </table:table-cell>
              <table:table-cell office:value-type="float" office:value="1.35311">
                <text:p>1.353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1">
                <text:p>2041</text:p>
              </table:table-cell>
              <table:table-cell office:value-type="float" office:value="1.35857">
                <text:p>1.35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2">
                <text:p>2042</text:p>
              </table:table-cell>
              <table:table-cell office:value-type="float" office:value="1.36771">
                <text:p>1.36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3">
                <text:p>2043</text:p>
              </table:table-cell>
              <table:table-cell office:value-type="float" office:value="1.37685">
                <text:p>1.37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4">
                <text:p>2044</text:p>
              </table:table-cell>
              <table:table-cell office:value-type="float" office:value="1.38981">
                <text:p>1.38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5">
                <text:p>2045</text:p>
              </table:table-cell>
              <table:table-cell office:value-type="float" office:value="1.39516">
                <text:p>1.39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6">
                <text:p>2046</text:p>
              </table:table-cell>
              <table:table-cell office:value-type="float" office:value="1.40431">
                <text:p>1.40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7">
                <text:p>2047</text:p>
              </table:table-cell>
              <table:table-cell office:value-type="float" office:value="1.41341">
                <text:p>1.41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8">
                <text:p>2048</text:p>
              </table:table-cell>
              <table:table-cell office:value-type="float" office:value="1.4265">
                <text:p>1.4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9">
                <text:p>2049</text:p>
              </table:table-cell>
              <table:table-cell office:value-type="float" office:value="1.4318">
                <text:p>1.4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0">
                <text:p>2050</text:p>
              </table:table-cell>
              <table:table-cell office:value-type="float" office:value="1.4409">
                <text:p>1.4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51">
                <text:p>205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52">
                <text:p>2052</text:p>
              </table:table-cell>
              <table:table-cell office:value-type="float" office:value="1.4632">
                <text:p>1.4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3">
                <text:p>2053</text:p>
              </table:table-cell>
              <table:table-cell office:value-type="float" office:value="1.4684">
                <text:p>1.4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4">
                <text:p>2054</text:p>
              </table:table-cell>
              <table:table-cell office:value-type="float" office:value="1.47749999999999">
                <text:p>1.4774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5">
                <text:p>2055</text:p>
              </table:table-cell>
              <table:table-cell office:value-type="float" office:value="1.48660000000001">
                <text:p>1.4866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6">
                <text:p>2056</text:p>
              </table:table-cell>
              <table:table-cell office:value-type="float" office:value="1.4999">
                <text:p>1.4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7">
                <text:p>2057</text:p>
              </table:table-cell>
              <table:table-cell office:value-type="float" office:value="1.50489999999999">
                <text:p>1.5048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58">
                <text:p>2058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9">
                <text:p>2059</text:p>
              </table:table-cell>
              <table:table-cell office:value-type="float" office:value="1.52330000000001">
                <text:p>1.5233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1">
                <text:p>2061</text:p>
              </table:table-cell>
              <table:table-cell office:value-type="float" office:value="1.5416">
                <text:p>1.5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2">
                <text:p>2062</text:p>
              </table:table-cell>
              <table:table-cell office:value-type="float" office:value="1.55069999999999">
                <text:p>1.5506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3">
                <text:p>2063</text:p>
              </table:table-cell>
              <table:table-cell office:value-type="float" office:value="1.56010000000001">
                <text:p>1.5601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4">
                <text:p>2064</text:p>
              </table:table-cell>
              <table:table-cell office:value-type="float" office:value="1.57299999999999">
                <text:p>1.572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5">
                <text:p>2065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6">
                <text:p>2066</text:p>
              </table:table-cell>
              <table:table-cell office:value-type="float" office:value="1.58699999999999">
                <text:p>1.586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7">
                <text:p>2067</text:p>
              </table:table-cell>
              <table:table-cell office:value-type="float" office:value="1.59700000000001">
                <text:p>1.597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8">
                <text:p>2068</text:p>
              </table:table-cell>
              <table:table-cell office:value-type="float" office:value="1.61000000000001">
                <text:p>1.61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9">
                <text:p>2069</text:p>
              </table:table-cell>
              <table:table-cell office:value-type="float" office:value="1.61499999999998">
                <text:p>1.61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0">
                <text:p>2070</text:p>
              </table:table-cell>
              <table:table-cell office:value-type="float" office:value="1.62300000000002">
                <text:p>1.623000000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1">
                <text:p>2071</text:p>
              </table:table-cell>
              <table:table-cell office:value-type="float" office:value="1.63299999999998">
                <text:p>1.63299999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-0.5" chart:maximum="1.2" chart:origin="-1" chart:interval-major="0.1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.05cm" chart:symbol-height="0.05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66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8cm" svg:height="13.415cm" xlink:href=".." xlink:type="simple" chart:class="chart:scatter" chart:style-name="ch1">
        <chart:plot-area chart:style-name="ch2" table:cell-range-address="'IERS Era'.M2:'IERS Era'.M51 'IERS Era'.O1:'IERS Era'.O51" chart:data-source-has-labels="row" svg:x="0.261cm" svg:y="0.268cm" svg:width="12.546cm" svg:height="12.879cm">
          <chartooo:coordinate-region svg:x="1.094cm" svg:y="0.468cm" svg:width="11.57cm" svg:height="12.0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IERS Era'.O2:'IERS Era'.O51" chart:label-cell-address="'IERS Era'.O1:'IERS Era'.O1" chart:class="chart:scatter">
            <chart:domain table:cell-range-address="'IERS Era'.M2:'IERS Era'.M51"/>
            <chart:regression-curve chart:style-name="ch8">
              <chart:equation chart:display-equation="true" chart:display-r-square="false"/>
            </chart:regression-curve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’</text:p>
                <draw:g>
                  <svg:desc>'IERS Era'.O1:'IERS Era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IERS Era'.M2:'IERS Era'.M51</svg:desc>
                </draw:g>
              </table:table-cell>
              <table:table-cell office:value-type="float" office:value="1.1461041">
                <text:p>1.1461041</text:p>
                <draw:g>
                  <svg:desc>'IERS Era'.O2:'IERS Era'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1.11165459999999">
                <text:p>1.1116545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0.992081800000001">
                <text:p>0.9920818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980582699999999">
                <text:p>0.9805826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1.0646608">
                <text:p>1.064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1.0130348">
                <text:p>1.0130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1.0517332">
                <text:p>1.0517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0.952557300000002">
                <text:p>0.9525573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0.842078100000002">
                <text:p>0.8420781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785997699999996">
                <text:p>0.78599769999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789701200000003">
                <text:p>0.7897012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0.831758000000001">
                <text:p>0.831758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0.554460599999999">
                <text:p>0.5544605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0.528548800000003">
                <text:p>0.528548800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450959299999994">
                <text:p>0.4509592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0.497450400000005">
                <text:p>0.497450400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480373999999998">
                <text:p>0.480373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555235199999999">
                <text:p>0.5552351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710042600000001">
                <text:p>0.7100426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743853199999997">
                <text:p>0.7438531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812675500000005">
                <text:p>0.812675500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0.862612300000002">
                <text:p>0.8626123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800894499999998">
                <text:p>0.8008944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843311100000001">
                <text:p>0.8433111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666389299999999">
                <text:p>0.6663892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0.670820299999996">
                <text:p>0.67082029999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0.501468000000003">
                <text:p>0.501468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0.361185200000001">
                <text:p>0.3611852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262265999999997">
                <text:p>0.2622659999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0.209015600000001">
                <text:p>0.2090156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0.173623899999996">
                <text:p>0.17362389999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1001835">
                <text:p>0.10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114020000000011">
                <text:p>0.11402000000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157551499999997">
                <text:p>0.1575514999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301220799999996">
                <text:p>0.30122079999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3109453">
                <text:p>0.3109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0.319487500000008">
                <text:p>0.31948750000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0.293085499999989">
                <text:p>0.29308549999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254635100000002">
                <text:p>0.2546351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278463000000002">
                <text:p>0.278463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303889299999994">
                <text:p>0.30388929999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0.374129200000013">
                <text:p>0.37412920000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3628784">
                <text:p>0.3628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458503799999988">
                <text:p>0.45850379999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0.490297400000003">
                <text:p>0.4902974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0.374924399999998">
                <text:p>0.3749243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0.252520900000007">
                <text:p>0.252520900000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0.140995799999999">
                <text:p>0.1409957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0.106815100000006">
                <text:p>0.106815100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70" chart:maximum="2072" chart:origin="0" chart:interval-major="10" chart:interval-minor-divisor="10" chart:reverse-direction="false" text:line-break="false" loext:try-staggering-first="false" chart:link-data-style-to-source="true" chart:axis-position="-0.4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-0.5" chart:maximum="0.5" chart:origin="-0.4" chart:interval-major="0.1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.05cm" chart:symbol-height="0.05cm" chart:link-data-style-to-source="true"/>
      <style:graphic-properties svg:stroke-color="#006600" draw:fill-color="#0066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e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8cm" svg:height="13.427cm" xlink:href=".." xlink:type="simple" chart:class="chart:scatter" chart:style-name="ch1">
        <chart:plot-area chart:style-name="ch2" table:cell-range-address="'IERS Era'.M2:'IERS Era'.M51 'IERS Era'.P1:'IERS Era'.P51" chart:data-source-has-labels="row" svg:x="0.272cm" svg:y="0.268cm" svg:width="13.074cm" svg:height="12.891cm">
          <chartooo:coordinate-region svg:x="1.105cm" svg:y="0.467cm" svg:width="12.11cm" svg:height="12.49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IERS Era'.P2:'IERS Era'.P51" chart:label-cell-address="'IERS Era'.P1:'IERS Era'.P1" chart:class="chart:scatter">
            <chart:domain table:cell-range-address="'IERS Era'.M2:'IERS Era'.M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DeltaT’’</text:p>
                <draw:g>
                  <svg:desc>'IERS Era'.P1:'IERS Era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IERS Era'.M2:'IERS Era'.M51</svg:desc>
                </draw:g>
              </table:table-cell>
              <table:table-cell office:value-type="float" office:value="-0.034449500000008">
                <text:p>-0.034449500000008</text:p>
                <draw:g>
                  <svg:desc>'IERS Era'.P2:'IERS Era'.P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-0.119572799999993">
                <text:p>-0.11957279999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-0.0114991000000018">
                <text:p>-0.011499100000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0840780999999993">
                <text:p>0.0840780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-0.0516259999999988">
                <text:p>-0.051625999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0.0386984000000012">
                <text:p>0.0386984000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-0.0991758999999988">
                <text:p>-0.099175899999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-0.1104792">
                <text:p>-0.110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-0.0560804000000061">
                <text:p>-0.0560804000000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00370350000000741">
                <text:p>0.00370350000000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0420567999999975">
                <text:p>0.0420567999999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-0.277297400000002">
                <text:p>-0.2772974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-0.0259117999999958">
                <text:p>-0.0259117999999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-0.0775895000000091">
                <text:p>-0.077589500000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0464911000000114">
                <text:p>0.0464911000000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-0.0170764000000077">
                <text:p>-0.0170764000000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0748612000000009">
                <text:p>0.0748612000000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154807400000003">
                <text:p>0.1548074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0338105999999954">
                <text:p>0.0338105999999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0688223000000079">
                <text:p>0.068822300000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0499367999999976">
                <text:p>0.049936799999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-0.0617178000000038">
                <text:p>-0.0617178000000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0424166000000028">
                <text:p>0.0424166000000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-0.176921800000002">
                <text:p>-0.1769218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00443099999999674">
                <text:p>0.004430999999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-0.169352299999993">
                <text:p>-0.16935229999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-0.140282800000001">
                <text:p>-0.1402828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-0.0989192000000045">
                <text:p>-0.0989192000000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-0.053250399999996">
                <text:p>-0.0532503999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-0.0353917000000052">
                <text:p>-0.0353917000000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-0.0734403999999955">
                <text:p>-0.073440399999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0138365000000107">
                <text:p>0.0138365000000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0435314999999861">
                <text:p>0.0435314999999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143669299999999">
                <text:p>0.1436692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00972450000000435">
                <text:p>0.00972450000000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00854220000000794">
                <text:p>0.00854220000000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-0.0264020000000187">
                <text:p>-0.0264020000000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-0.0384503999999879">
                <text:p>-0.0384503999999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0238279000000006">
                <text:p>0.0238279000000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0254262999999924">
                <text:p>0.0254262999999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0702399000000185">
                <text:p>0.0702399000000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-0.0112508000000133">
                <text:p>-0.0112508000000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0956253999999888">
                <text:p>0.0956253999999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0317936000000145">
                <text:p>0.0317936000000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-0.115373000000005">
                <text:p>-0.115373000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-0.12240349999999">
                <text:p>-0.1224034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-0.111525100000009">
                <text:p>-0.111525100000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-0.0341806999999932">
                <text:p>-0.034180699999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00" chart:maximum="2030" chart:origin="0" chart:interval-major="50" chart:interval-minor-divisor="5" chart:reverse-direction="false" text:line-break="false" loext:try-staggering-first="false" chart:link-data-style-to-source="true" chart:axis-position="-1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-10" chart:maximum="130" chart:origin="-10" chart:interval-major="1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9cm" svg:height="17.15cm" xlink:href=".." xlink:type="simple" chart:class="chart:scatter" chart:style-name="ch1">
        <chart:plot-area chart:style-name="ch2" table:cell-range-address="'Telescopic Era'.A2:'Telescopic Era'.B403 'Telescopic Era'.B1:'Telescopic Era'.B1" chart:data-source-has-labels="row" svg:x="0.609cm" svg:y="0.343cm" svg:width="29.272cm" svg:height="16.464cm">
          <chartooo:coordinate-region svg:x="1.416cm" svg:y="0.542cm" svg:width="28.465cm" svg:height="15.61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Telescopic Era'.B2:'Telescopic Era'.B403" chart:label-cell-address="'Telescopic Era'.B1:'Telescopic Era'.B1" chart:class="chart:scatter">
            <chart:domain table:cell-range-address="'Telescopic Era'.A2:'Telescopic Era'.A403"/>
            <chart:data-point chart:repeated="4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T</text:p>
                <draw:g>
                  <svg:desc>'Telescopic Era'.B1:'Telescopic Er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0">
                <text:p>1620</text:p>
                <draw:g>
                  <svg:desc>'Telescopic Era'.A2:'Telescopic Era'.A403</svg:desc>
                </draw:g>
              </table:table-cell>
              <table:table-cell office:value-type="float" office:value="123.844">
                <text:p>123.844</text:p>
                <draw:g>
                  <svg:desc>'Telescopic Era'.B2:'Telescopic Era'.B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1">
                <text:p>1621</text:p>
              </table:table-cell>
              <table:table-cell office:value-type="float" office:value="119.133">
                <text:p>119.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2">
                <text:p>1622</text:p>
              </table:table-cell>
              <table:table-cell office:value-type="float" office:value="114.608">
                <text:p>114.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3">
                <text:p>1623</text:p>
              </table:table-cell>
              <table:table-cell office:value-type="float" office:value="110.268">
                <text:p>110.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4">
                <text:p>1624</text:p>
              </table:table-cell>
              <table:table-cell office:value-type="float" office:value="106.112">
                <text:p>106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5">
                <text:p>1625</text:p>
              </table:table-cell>
              <table:table-cell office:value-type="float" office:value="102.138">
                <text:p>102.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">
                <text:p>1626</text:p>
              </table:table-cell>
              <table:table-cell office:value-type="float" office:value="98.344">
                <text:p>98.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">
                <text:p>1627</text:p>
              </table:table-cell>
              <table:table-cell office:value-type="float" office:value="94.727">
                <text:p>94.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8">
                <text:p>1628</text:p>
              </table:table-cell>
              <table:table-cell office:value-type="float" office:value="91.282">
                <text:p>91.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9">
                <text:p>1629</text:p>
              </table:table-cell>
              <table:table-cell office:value-type="float" office:value="88.006">
                <text:p>88.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0">
                <text:p>1630</text:p>
              </table:table-cell>
              <table:table-cell office:value-type="float" office:value="84.895">
                <text:p>84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1">
                <text:p>1631</text:p>
              </table:table-cell>
              <table:table-cell office:value-type="float" office:value="81.944">
                <text:p>81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2">
                <text:p>1632</text:p>
              </table:table-cell>
              <table:table-cell office:value-type="float" office:value="79.147">
                <text:p>79.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">
                <text:p>163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4">
                <text:p>1634</text:p>
              </table:table-cell>
              <table:table-cell office:value-type="float" office:value="73.996">
                <text:p>73.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5">
                <text:p>1635</text:p>
              </table:table-cell>
              <table:table-cell office:value-type="float" office:value="71.629">
                <text:p>71.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">
                <text:p>1636</text:p>
              </table:table-cell>
              <table:table-cell office:value-type="float" office:value="69.393">
                <text:p>69.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7">
                <text:p>1637</text:p>
              </table:table-cell>
              <table:table-cell office:value-type="float" office:value="67.282">
                <text:p>67.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8">
                <text:p>1638</text:p>
              </table:table-cell>
              <table:table-cell office:value-type="float" office:value="65.288">
                <text:p>65.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">
                <text:p>1639</text:p>
              </table:table-cell>
              <table:table-cell office:value-type="float" office:value="63.406">
                <text:p>63.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0">
                <text:p>1640</text:p>
              </table:table-cell>
              <table:table-cell office:value-type="float" office:value="61.627">
                <text:p>61.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1">
                <text:p>1641</text:p>
              </table:table-cell>
              <table:table-cell office:value-type="float" office:value="59.946">
                <text:p>59.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2">
                <text:p>1642</text:p>
              </table:table-cell>
              <table:table-cell office:value-type="float" office:value="58.354">
                <text:p>58.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3">
                <text:p>1643</text:p>
              </table:table-cell>
              <table:table-cell office:value-type="float" office:value="56.845">
                <text:p>56.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4">
                <text:p>1644</text:p>
              </table:table-cell>
              <table:table-cell office:value-type="float" office:value="55.411">
                <text:p>55.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">
                <text:p>1645</text:p>
              </table:table-cell>
              <table:table-cell office:value-type="float" office:value="54.047">
                <text:p>54.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6">
                <text:p>1646</text:p>
              </table:table-cell>
              <table:table-cell office:value-type="float" office:value="52.743">
                <text:p>52.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7">
                <text:p>1647</text:p>
              </table:table-cell>
              <table:table-cell office:value-type="float" office:value="51.494">
                <text:p>51.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8">
                <text:p>1648</text:p>
              </table:table-cell>
              <table:table-cell office:value-type="float" office:value="50.294">
                <text:p>5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9">
                <text:p>1649</text:p>
              </table:table-cell>
              <table:table-cell office:value-type="float" office:value="49.134">
                <text:p>49.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48.009">
                <text:p>48.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1">
                <text:p>1651</text:p>
              </table:table-cell>
              <table:table-cell office:value-type="float" office:value="46.913">
                <text:p>46.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2">
                <text:p>1652</text:p>
              </table:table-cell>
              <table:table-cell office:value-type="float" office:value="45.839">
                <text:p>45.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3">
                <text:p>1653</text:p>
              </table:table-cell>
              <table:table-cell office:value-type="float" office:value="44.782">
                <text:p>44.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4">
                <text:p>1654</text:p>
              </table:table-cell>
              <table:table-cell office:value-type="float" office:value="43.737">
                <text:p>43.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5">
                <text:p>1655</text:p>
              </table:table-cell>
              <table:table-cell office:value-type="float" office:value="42.698">
                <text:p>42.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6">
                <text:p>1656</text:p>
              </table:table-cell>
              <table:table-cell office:value-type="float" office:value="41.662">
                <text:p>41.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7">
                <text:p>1657</text:p>
              </table:table-cell>
              <table:table-cell office:value-type="float" office:value="40.623">
                <text:p>40.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8">
                <text:p>1658</text:p>
              </table:table-cell>
              <table:table-cell office:value-type="float" office:value="39.577">
                <text:p>39.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9">
                <text:p>1659</text:p>
              </table:table-cell>
              <table:table-cell office:value-type="float" office:value="38.523">
                <text:p>38.5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0">
                <text:p>1660</text:p>
              </table:table-cell>
              <table:table-cell office:value-type="float" office:value="37.456">
                <text:p>37.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1">
                <text:p>1661</text:p>
              </table:table-cell>
              <table:table-cell office:value-type="float" office:value="36.375">
                <text:p>36.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2">
                <text:p>1662</text:p>
              </table:table-cell>
              <table:table-cell office:value-type="float" office:value="35.278">
                <text:p>35.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3">
                <text:p>1663</text:p>
              </table:table-cell>
              <table:table-cell office:value-type="float" office:value="34.163">
                <text:p>34.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4">
                <text:p>1664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5">
                <text:p>1665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6">
                <text:p>1666</text:p>
              </table:table-cell>
              <table:table-cell office:value-type="float" office:value="30.712">
                <text:p>30.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7">
                <text:p>1667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8">
                <text:p>1668</text:p>
              </table:table-cell>
              <table:table-cell office:value-type="float" office:value="28.082">
                <text:p>28.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9">
                <text:p>1669</text:p>
              </table:table-cell>
              <table:table-cell office:value-type="float" office:value="27.077">
                <text:p>27.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0">
                <text:p>1670</text:p>
              </table:table-cell>
              <table:table-cell office:value-type="float" office:value="26.019">
                <text:p>26.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1">
                <text:p>1671</text:p>
              </table:table-cell>
              <table:table-cell office:value-type="float" office:value="25.147">
                <text:p>25.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2">
                <text:p>1672</text:p>
              </table:table-cell>
              <table:table-cell office:value-type="float" office:value="24.121">
                <text:p>24.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73">
                <text:p>1673</text:p>
              </table:table-cell>
              <table:table-cell office:value-type="float" office:value="23.065">
                <text:p>23.0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4">
                <text:p>1674</text:p>
              </table:table-cell>
              <table:table-cell office:value-type="float" office:value="21.995">
                <text:p>21.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5">
                <text:p>1675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6">
                <text:p>1676</text:p>
              </table:table-cell>
              <table:table-cell office:value-type="float" office:value="19.873">
                <text:p>19.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7">
                <text:p>1677</text:p>
              </table:table-cell>
              <table:table-cell office:value-type="float" office:value="18.843">
                <text:p>18.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8">
                <text:p>1678</text:p>
              </table:table-cell>
              <table:table-cell office:value-type="float" office:value="17.848">
                <text:p>17.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9">
                <text:p>1679</text:p>
              </table:table-cell>
              <table:table-cell office:value-type="float" office:value="16.894">
                <text:p>16.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0">
                <text:p>1680</text:p>
              </table:table-cell>
              <table:table-cell office:value-type="float" office:value="15.987">
                <text:p>15.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1">
                <text:p>1681</text:p>
              </table:table-cell>
              <table:table-cell office:value-type="float" office:value="15.132">
                <text:p>15.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2">
                <text:p>1682</text:p>
              </table:table-cell>
              <table:table-cell office:value-type="float" office:value="14.331">
                <text:p>14.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83">
                <text:p>1683</text:p>
              </table:table-cell>
              <table:table-cell office:value-type="float" office:value="13.589">
                <text:p>13.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4">
                <text:p>1684</text:p>
              </table:table-cell>
              <table:table-cell office:value-type="float" office:value="12.904">
                <text:p>12.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85">
                <text:p>1685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86">
                <text:p>1686</text:p>
              </table:table-cell>
              <table:table-cell office:value-type="float" office:value="11.714">
                <text:p>11.7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7">
                <text:p>1687</text:p>
              </table:table-cell>
              <table:table-cell office:value-type="float" office:value="11.206">
                <text:p>11.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8">
                <text:p>1688</text:p>
              </table:table-cell>
              <table:table-cell office:value-type="float" office:value="10.756">
                <text:p>10.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9">
                <text:p>1689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0">
                <text:p>1690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1">
                <text:p>1691</text:p>
              </table:table-cell>
              <table:table-cell office:value-type="float" office:value="9.725">
                <text:p>9.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2">
                <text:p>1692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3">
                <text:p>169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">
                <text:p>1694</text:p>
              </table:table-cell>
              <table:table-cell office:value-type="float" office:value="9.122">
                <text:p>9.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5">
                <text:p>1695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6">
                <text:p>1696</text:p>
              </table:table-cell>
              <table:table-cell office:value-type="float" office:value="8.917">
                <text:p>8.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7">
                <text:p>1697</text:p>
              </table:table-cell>
              <table:table-cell office:value-type="float" office:value="8.864">
                <text:p>8.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8">
                <text:p>1698</text:p>
              </table:table-cell>
              <table:table-cell office:value-type="float" office:value="8.839">
                <text:p>8.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9">
                <text:p>1699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0">
                <text:p>1700</text:p>
              </table:table-cell>
              <table:table-cell office:value-type="float" office:value="8.864">
                <text:p>8.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1">
                <text:p>1701</text:p>
              </table:table-cell>
              <table:table-cell office:value-type="float" office:value="8.907">
                <text:p>8.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2">
                <text:p>1702</text:p>
              </table:table-cell>
              <table:table-cell office:value-type="float" office:value="8.967">
                <text:p>8.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3">
                <text:p>1703</text:p>
              </table:table-cell>
              <table:table-cell office:value-type="float" office:value="9.042">
                <text:p>9.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4">
                <text:p>1704</text:p>
              </table:table-cell>
              <table:table-cell office:value-type="float" office:value="9.127">
                <text:p>9.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5">
                <text:p>1705</text:p>
              </table:table-cell>
              <table:table-cell office:value-type="float" office:value="9.223">
                <text:p>9.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6">
                <text:p>1706</text:p>
              </table:table-cell>
              <table:table-cell office:value-type="float" office:value="9.325">
                <text:p>9.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7">
                <text:p>1707</text:p>
              </table:table-cell>
              <table:table-cell office:value-type="float" office:value="9.432">
                <text:p>9.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8">
                <text:p>1708</text:p>
              </table:table-cell>
              <table:table-cell office:value-type="float" office:value="9.543">
                <text:p>9.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9">
                <text:p>1709</text:p>
              </table:table-cell>
              <table:table-cell office:value-type="float" office:value="9.656">
                <text:p>9.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0">
                <text:p>1710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1">
                <text:p>1711</text:p>
              </table:table-cell>
              <table:table-cell office:value-type="float" office:value="9.881">
                <text:p>9.8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2">
                <text:p>1712</text:p>
              </table:table-cell>
              <table:table-cell office:value-type="float" office:value="9.991">
                <text:p>9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3">
                <text:p>1713</text:p>
              </table:table-cell>
              <table:table-cell office:value-type="float" office:value="10.098">
                <text:p>10.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4">
                <text:p>1714</text:p>
              </table:table-cell>
              <table:table-cell office:value-type="float" office:value="10.202">
                <text:p>10.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15">
                <text:p>1715</text:p>
              </table:table-cell>
              <table:table-cell office:value-type="float" office:value="10.302">
                <text:p>10.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6">
                <text:p>1716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17">
                <text:p>1717</text:p>
              </table:table-cell>
              <table:table-cell office:value-type="float" office:value="10.489">
                <text:p>10.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8">
                <text:p>1718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19">
                <text:p>1719</text:p>
              </table:table-cell>
              <table:table-cell office:value-type="float" office:value="10.657">
                <text:p>10.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0">
                <text:p>1720</text:p>
              </table:table-cell>
              <table:table-cell office:value-type="float" office:value="10.734">
                <text:p>10.7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1">
                <text:p>1721</text:p>
              </table:table-cell>
              <table:table-cell office:value-type="float" office:value="10.808">
                <text:p>10.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22">
                <text:p>1722</text:p>
              </table:table-cell>
              <table:table-cell office:value-type="float" office:value="10.877">
                <text:p>10.8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3">
                <text:p>1723</text:p>
              </table:table-cell>
              <table:table-cell office:value-type="float" office:value="10.942">
                <text:p>10.9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4">
                <text:p>1724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25">
                <text:p>1725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26">
                <text:p>1726</text:p>
              </table:table-cell>
              <table:table-cell office:value-type="float" office:value="11.124">
                <text:p>11.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27">
                <text:p>1727</text:p>
              </table:table-cell>
              <table:table-cell office:value-type="float" office:value="11.181">
                <text:p>11.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8">
                <text:p>1728</text:p>
              </table:table-cell>
              <table:table-cell office:value-type="float" office:value="11.237">
                <text:p>11.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9">
                <text:p>1729</text:p>
              </table:table-cell>
              <table:table-cell office:value-type="float" office:value="11.294">
                <text:p>11.2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0">
                <text:p>1730</text:p>
              </table:table-cell>
              <table:table-cell office:value-type="float" office:value="11.351">
                <text:p>11.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1">
                <text:p>1731</text:p>
              </table:table-cell>
              <table:table-cell office:value-type="float" office:value="11.409">
                <text:p>11.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2">
                <text:p>1732</text:p>
              </table:table-cell>
              <table:table-cell office:value-type="float" office:value="11.469">
                <text:p>11.4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3">
                <text:p>1733</text:p>
              </table:table-cell>
              <table:table-cell office:value-type="float" office:value="11.532">
                <text:p>11.5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4">
                <text:p>1734</text:p>
              </table:table-cell>
              <table:table-cell office:value-type="float" office:value="11.598">
                <text:p>11.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5">
                <text:p>1735</text:p>
              </table:table-cell>
              <table:table-cell office:value-type="float" office:value="11.667">
                <text:p>11.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6">
                <text:p>1736</text:p>
              </table:table-cell>
              <table:table-cell office:value-type="float" office:value="11.741">
                <text:p>11.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37">
                <text:p>1737</text:p>
              </table:table-cell>
              <table:table-cell office:value-type="float" office:value="11.819">
                <text:p>11.8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38">
                <text:p>1738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39">
                <text:p>1739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40">
                <text:p>1740</text:p>
              </table:table-cell>
              <table:table-cell office:value-type="float" office:value="12.083">
                <text:p>12.0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1">
                <text:p>1741</text:p>
              </table:table-cell>
              <table:table-cell office:value-type="float" office:value="12.182">
                <text:p>12.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2">
                <text:p>1742</text:p>
              </table:table-cell>
              <table:table-cell office:value-type="float" office:value="12.287">
                <text:p>12.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3">
                <text:p>1743</text:p>
              </table:table-cell>
              <table:table-cell office:value-type="float" office:value="12.397">
                <text:p>12.3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4">
                <text:p>1744</text:p>
              </table:table-cell>
              <table:table-cell office:value-type="float" office:value="12.513">
                <text:p>12.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45">
                <text:p>1745</text:p>
              </table:table-cell>
              <table:table-cell office:value-type="float" office:value="12.635">
                <text:p>12.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46">
                <text:p>1746</text:p>
              </table:table-cell>
              <table:table-cell office:value-type="float" office:value="12.761">
                <text:p>12.7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7">
                <text:p>1747</text:p>
              </table:table-cell>
              <table:table-cell office:value-type="float" office:value="12.893">
                <text:p>12.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8">
                <text:p>174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49">
                <text:p>1749</text:p>
              </table:table-cell>
              <table:table-cell office:value-type="float" office:value="13.172">
                <text:p>13.1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0">
                <text:p>1750</text:p>
              </table:table-cell>
              <table:table-cell office:value-type="float" office:value="13.317">
                <text:p>13.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1">
                <text:p>1751</text:p>
              </table:table-cell>
              <table:table-cell office:value-type="float" office:value="13.466">
                <text:p>13.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2">
                <text:p>1752</text:p>
              </table:table-cell>
              <table:table-cell office:value-type="float" office:value="13.618">
                <text:p>13.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3">
                <text:p>1753</text:p>
              </table:table-cell>
              <table:table-cell office:value-type="float" office:value="13.772">
                <text:p>13.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4">
                <text:p>1754</text:p>
              </table:table-cell>
              <table:table-cell office:value-type="float" office:value="13.929">
                <text:p>13.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5">
                <text:p>1755</text:p>
              </table:table-cell>
              <table:table-cell office:value-type="float" office:value="14.087">
                <text:p>14.0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6">
                <text:p>1756</text:p>
              </table:table-cell>
              <table:table-cell office:value-type="float" office:value="14.245">
                <text:p>14.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7">
                <text:p>1757</text:p>
              </table:table-cell>
              <table:table-cell office:value-type="float" office:value="14.404">
                <text:p>14.4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8">
                <text:p>1758</text:p>
              </table:table-cell>
              <table:table-cell office:value-type="float" office:value="14.562">
                <text:p>14.5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9">
                <text:p>1759</text:p>
              </table:table-cell>
              <table:table-cell office:value-type="float" office:value="14.719">
                <text:p>14.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0">
                <text:p>1760</text:p>
              </table:table-cell>
              <table:table-cell office:value-type="float" office:value="14.874">
                <text:p>14.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1">
                <text:p>1761</text:p>
              </table:table-cell>
              <table:table-cell office:value-type="float" office:value="15.027">
                <text:p>15.0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2">
                <text:p>1762</text:p>
              </table:table-cell>
              <table:table-cell office:value-type="float" office:value="15.176">
                <text:p>15.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3">
                <text:p>1763</text:p>
              </table:table-cell>
              <table:table-cell office:value-type="float" office:value="15.322">
                <text:p>15.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4">
                <text:p>1764</text:p>
              </table:table-cell>
              <table:table-cell office:value-type="float" office:value="15.465">
                <text:p>15.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5">
                <text:p>1765</text:p>
              </table:table-cell>
              <table:table-cell office:value-type="float" office:value="15.602">
                <text:p>15.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6">
                <text:p>1766</text:p>
              </table:table-cell>
              <table:table-cell office:value-type="float" office:value="15.735">
                <text:p>15.7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7">
                <text:p>1767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8">
                <text:p>1768</text:p>
              </table:table-cell>
              <table:table-cell office:value-type="float" office:value="15.983">
                <text:p>15.9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9">
                <text:p>1769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0">
                <text:p>1770</text:p>
              </table:table-cell>
              <table:table-cell office:value-type="float" office:value="16.208">
                <text:p>16.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71">
                <text:p>1771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2">
                <text:p>1772</text:p>
              </table:table-cell>
              <table:table-cell office:value-type="float" office:value="16.406">
                <text:p>16.4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73">
                <text:p>1773</text:p>
              </table:table-cell>
              <table:table-cell office:value-type="float" office:value="16.495">
                <text:p>16.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4">
                <text:p>1774</text:p>
              </table:table-cell>
              <table:table-cell office:value-type="float" office:value="16.577">
                <text:p>16.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75">
                <text:p>1775</text:p>
              </table:table-cell>
              <table:table-cell office:value-type="float" office:value="16.652">
                <text:p>16.6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6">
                <text:p>1776</text:p>
              </table:table-cell>
              <table:table-cell office:value-type="float" office:value="16.721">
                <text:p>16.7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7">
                <text:p>1777</text:p>
              </table:table-cell>
              <table:table-cell office:value-type="float" office:value="16.782">
                <text:p>16.7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8">
                <text:p>1778</text:p>
              </table:table-cell>
              <table:table-cell office:value-type="float" office:value="16.835">
                <text:p>16.8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9">
                <text:p>1779</text:p>
              </table:table-cell>
              <table:table-cell office:value-type="float" office:value="16.882">
                <text:p>16.8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0">
                <text:p>1780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81">
                <text:p>1781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2">
                <text:p>1782</text:p>
              </table:table-cell>
              <table:table-cell office:value-type="float" office:value="16.973">
                <text:p>16.9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3">
                <text:p>1783</text:p>
              </table:table-cell>
              <table:table-cell office:value-type="float" office:value="16.986">
                <text:p>16.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84">
                <text:p>1784</text:p>
              </table:table-cell>
              <table:table-cell office:value-type="float" office:value="16.989">
                <text:p>16.9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5">
                <text:p>1785</text:p>
              </table:table-cell>
              <table:table-cell office:value-type="float" office:value="16.982">
                <text:p>16.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6">
                <text:p>1786</text:p>
              </table:table-cell>
              <table:table-cell office:value-type="float" office:value="16.962">
                <text:p>16.9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7">
                <text:p>1787</text:p>
              </table:table-cell>
              <table:table-cell office:value-type="float" office:value="16.927">
                <text:p>16.9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8">
                <text:p>1788</text:p>
              </table:table-cell>
              <table:table-cell office:value-type="float" office:value="16.877">
                <text:p>16.8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9">
                <text:p>1789</text:p>
              </table:table-cell>
              <table:table-cell office:value-type="float" office:value="16.808">
                <text:p>16.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16.716">
                <text:p>16.7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1">
                <text:p>1791</text:p>
              </table:table-cell>
              <table:table-cell office:value-type="float" office:value="16.599">
                <text:p>16.5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2">
                <text:p>1792</text:p>
              </table:table-cell>
              <table:table-cell office:value-type="float" office:value="16.452">
                <text:p>16.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3">
                <text:p>1793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4">
                <text:p>1794</text:p>
              </table:table-cell>
              <table:table-cell office:value-type="float" office:value="16.046">
                <text:p>16.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5">
                <text:p>1795</text:p>
              </table:table-cell>
              <table:table-cell office:value-type="float" office:value="15.774">
                <text:p>15.7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6">
                <text:p>1796</text:p>
              </table:table-cell>
              <table:table-cell office:value-type="float" office:value="15.445">
                <text:p>15.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7">
                <text:p>1797</text:p>
              </table:table-cell>
              <table:table-cell office:value-type="float" office:value="15.051">
                <text:p>15.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8">
                <text:p>1798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9">
                <text:p>1799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13.68878">
                <text:p>13.688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1">
                <text:p>1801</text:p>
              </table:table-cell>
              <table:table-cell office:value-type="float" office:value="13.42153">
                <text:p>13.421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2">
                <text:p>1802</text:p>
              </table:table-cell>
              <table:table-cell office:value-type="float" office:value="13.11666">
                <text:p>13.11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3">
                <text:p>1803</text:p>
              </table:table-cell>
              <table:table-cell office:value-type="float" office:value="12.8651">
                <text:p>12.8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4">
                <text:p>1804</text:p>
              </table:table-cell>
              <table:table-cell office:value-type="float" office:value="12.69115">
                <text:p>12.691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5">
                <text:p>1805</text:p>
              </table:table-cell>
              <table:table-cell office:value-type="float" office:value="12.58681">
                <text:p>12.586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6">
                <text:p>1806</text:p>
              </table:table-cell>
              <table:table-cell office:value-type="float" office:value="12.53253">
                <text:p>12.532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7">
                <text:p>1807</text:p>
              </table:table-cell>
              <table:table-cell office:value-type="float" office:value="12.50855">
                <text:p>12.508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8">
                <text:p>1808</text:p>
              </table:table-cell>
              <table:table-cell office:value-type="float" office:value="12.49988">
                <text:p>12.49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9">
                <text:p>1809</text:p>
              </table:table-cell>
              <table:table-cell office:value-type="float" office:value="12.4975">
                <text:p>12.4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10">
                <text:p>1810</text:p>
              </table:table-cell>
              <table:table-cell office:value-type="float" office:value="12.49734">
                <text:p>12.497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11">
                <text:p>1811</text:p>
              </table:table-cell>
              <table:table-cell office:value-type="float" office:value="12.49829">
                <text:p>12.49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12">
                <text:p>1812</text:p>
              </table:table-cell>
              <table:table-cell office:value-type="float" office:value="12.50017">
                <text:p>12.50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3">
                <text:p>1813</text:p>
              </table:table-cell>
              <table:table-cell office:value-type="float" office:value="12.50195">
                <text:p>12.50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4">
                <text:p>1814</text:p>
              </table:table-cell>
              <table:table-cell office:value-type="float" office:value="12.50061">
                <text:p>12.500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5">
                <text:p>1815</text:p>
              </table:table-cell>
              <table:table-cell office:value-type="float" office:value="12.49067">
                <text:p>12.49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16">
                <text:p>1816</text:p>
              </table:table-cell>
              <table:table-cell office:value-type="float" office:value="12.46425">
                <text:p>12.464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7">
                <text:p>1817</text:p>
              </table:table-cell>
              <table:table-cell office:value-type="float" office:value="12.41179">
                <text:p>12.411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8">
                <text:p>1818</text:p>
              </table:table-cell>
              <table:table-cell office:value-type="float" office:value="12.32295">
                <text:p>12.322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9">
                <text:p>1819</text:p>
              </table:table-cell>
              <table:table-cell office:value-type="float" office:value="12.18774">
                <text:p>12.187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20">
                <text:p>1820</text:p>
              </table:table-cell>
              <table:table-cell office:value-type="float" office:value="11.99771">
                <text:p>11.997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1">
                <text:p>1821</text:p>
              </table:table-cell>
              <table:table-cell office:value-type="float" office:value="11.74696">
                <text:p>11.74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2">
                <text:p>1822</text:p>
              </table:table-cell>
              <table:table-cell office:value-type="float" office:value="11.43288">
                <text:p>11.432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23">
                <text:p>1823</text:p>
              </table:table-cell>
              <table:table-cell office:value-type="float" office:value="11.05668">
                <text:p>11.056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4">
                <text:p>1824</text:p>
              </table:table-cell>
              <table:table-cell office:value-type="float" office:value="10.62351">
                <text:p>10.62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25">
                <text:p>1825</text:p>
              </table:table-cell>
              <table:table-cell office:value-type="float" office:value="10.14227">
                <text:p>10.142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26">
                <text:p>1826</text:p>
              </table:table-cell>
              <table:table-cell office:value-type="float" office:value="9.62508">
                <text:p>9.62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7">
                <text:p>1827</text:p>
              </table:table-cell>
              <table:table-cell office:value-type="float" office:value="9.08657">
                <text:p>9.08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8">
                <text:p>1828</text:p>
              </table:table-cell>
              <table:table-cell office:value-type="float" office:value="8.54287">
                <text:p>8.542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29">
                <text:p>1829</text:p>
              </table:table-cell>
              <table:table-cell office:value-type="float" office:value="8.01061">
                <text:p>8.01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0">
                <text:p>1830</text:p>
              </table:table-cell>
              <table:table-cell office:value-type="float" office:value="7.50583">
                <text:p>7.505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31">
                <text:p>1831</text:p>
              </table:table-cell>
              <table:table-cell office:value-type="float" office:value="7.04303">
                <text:p>7.04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2">
                <text:p>1832</text:p>
              </table:table-cell>
              <table:table-cell office:value-type="float" office:value="6.63429">
                <text:p>6.634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33">
                <text:p>1833</text:p>
              </table:table-cell>
              <table:table-cell office:value-type="float" office:value="6.28864">
                <text:p>6.288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34">
                <text:p>1834</text:p>
              </table:table-cell>
              <table:table-cell office:value-type="float" office:value="6.01166">
                <text:p>6.01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5">
                <text:p>1835</text:p>
              </table:table-cell>
              <table:table-cell office:value-type="float" office:value="5.80538">
                <text:p>5.80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36">
                <text:p>1836</text:p>
              </table:table-cell>
              <table:table-cell office:value-type="float" office:value="5.66835">
                <text:p>5.668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7">
                <text:p>1837</text:p>
              </table:table-cell>
              <table:table-cell office:value-type="float" office:value="5.5961">
                <text:p>5.59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8">
                <text:p>1838</text:p>
              </table:table-cell>
              <table:table-cell office:value-type="float" office:value="5.58168">
                <text:p>5.581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39">
                <text:p>1839</text:p>
              </table:table-cell>
              <table:table-cell office:value-type="float" office:value="5.6164">
                <text:p>5.61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40">
                <text:p>1840</text:p>
              </table:table-cell>
              <table:table-cell office:value-type="float" office:value="5.69065">
                <text:p>5.690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  <table:table-cell office:value-type="float" office:value="5.79469">
                <text:p>5.79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42">
                <text:p>1842</text:p>
              </table:table-cell>
              <table:table-cell office:value-type="float" office:value="5.91943">
                <text:p>5.91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3">
                <text:p>1843</text:p>
              </table:table-cell>
              <table:table-cell office:value-type="float" office:value="6.05699">
                <text:p>6.056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44">
                <text:p>1844</text:p>
              </table:table-cell>
              <table:table-cell office:value-type="float" office:value="6.20112">
                <text:p>6.20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5">
                <text:p>1845</text:p>
              </table:table-cell>
              <table:table-cell office:value-type="float" office:value="6.34735">
                <text:p>6.347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46">
                <text:p>1846</text:p>
              </table:table-cell>
              <table:table-cell office:value-type="float" office:value="6.49292">
                <text:p>6.4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47">
                <text:p>1847</text:p>
              </table:table-cell>
              <table:table-cell office:value-type="float" office:value="6.63644">
                <text:p>6.63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8">
                <text:p>1848</text:p>
              </table:table-cell>
              <table:table-cell office:value-type="float" office:value="6.77743">
                <text:p>6.777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9">
                <text:p>1849</text:p>
              </table:table-cell>
              <table:table-cell office:value-type="float" office:value="6.91571">
                <text:p>6.915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50">
                <text:p>1850</text:p>
              </table:table-cell>
              <table:table-cell office:value-type="float" office:value="7.05078">
                <text:p>7.050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51">
                <text:p>1851</text:p>
              </table:table-cell>
              <table:table-cell office:value-type="float" office:value="7.18136">
                <text:p>7.18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52">
                <text:p>1852</text:p>
              </table:table-cell>
              <table:table-cell office:value-type="float" office:value="7.30518">
                <text:p>7.305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53">
                <text:p>1853</text:p>
              </table:table-cell>
              <table:table-cell office:value-type="float" office:value="7.41908">
                <text:p>7.419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54">
                <text:p>1854</text:p>
              </table:table-cell>
              <table:table-cell office:value-type="float" office:value="7.51961">
                <text:p>7.519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55">
                <text:p>1855</text:p>
              </table:table-cell>
              <table:table-cell office:value-type="float" office:value="7.60399">
                <text:p>7.603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56">
                <text:p>1856</text:p>
              </table:table-cell>
              <table:table-cell office:value-type="float" office:value="7.67142">
                <text:p>7.671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57">
                <text:p>1857</text:p>
              </table:table-cell>
              <table:table-cell office:value-type="float" office:value="7.72439">
                <text:p>7.724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58">
                <text:p>1858</text:p>
              </table:table-cell>
              <table:table-cell office:value-type="float" office:value="7.76941">
                <text:p>7.769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9">
                <text:p>1859</text:p>
              </table:table-cell>
              <table:table-cell office:value-type="float" office:value="7.81644">
                <text:p>7.816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60">
                <text:p>1860</text:p>
              </table:table-cell>
              <table:table-cell office:value-type="float" office:value="7.88554">
                <text:p>7.88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61">
                <text:p>1861</text:p>
              </table:table-cell>
              <table:table-cell office:value-type="float" office:value="7.77618">
                <text:p>7.776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62">
                <text:p>1862</text:p>
              </table:table-cell>
              <table:table-cell office:value-type="float" office:value="7.50237">
                <text:p>7.50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63">
                <text:p>1863</text:p>
              </table:table-cell>
              <table:table-cell office:value-type="float" office:value="7.0903">
                <text:p>7.09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64">
                <text:p>1864</text:p>
              </table:table-cell>
              <table:table-cell office:value-type="float" office:value="6.54341">
                <text:p>6.543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65">
                <text:p>1865</text:p>
              </table:table-cell>
              <table:table-cell office:value-type="float" office:value="5.8657">
                <text:p>5.86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66">
                <text:p>1866</text:p>
              </table:table-cell>
              <table:table-cell office:value-type="float" office:value="5.06797">
                <text:p>5.06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67">
                <text:p>1867</text:p>
              </table:table-cell>
              <table:table-cell office:value-type="float" office:value="4.16939">
                <text:p>4.1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68">
                <text:p>1868</text:p>
              </table:table-cell>
              <table:table-cell office:value-type="float" office:value="3.19633">
                <text:p>3.19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69">
                <text:p>1869</text:p>
              </table:table-cell>
              <table:table-cell office:value-type="float" office:value="2.17973">
                <text:p>2.179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70">
                <text:p>1870</text:p>
              </table:table-cell>
              <table:table-cell office:value-type="float" office:value="1.15202">
                <text:p>1.152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71">
                <text:p>1871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72">
                <text:p>1872</text:p>
              </table:table-cell>
              <table:table-cell office:value-type="float" office:value="-0.81579">
                <text:p>-0.815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73">
                <text:p>1873</text:p>
              </table:table-cell>
              <table:table-cell office:value-type="float" office:value="-1.70589">
                <text:p>-1.705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74">
                <text:p>1874</text:p>
              </table:table-cell>
              <table:table-cell office:value-type="float" office:value="-2.50935">
                <text:p>-2.509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75">
                <text:p>1875</text:p>
              </table:table-cell>
              <table:table-cell office:value-type="float" office:value="-3.21551">
                <text:p>-3.215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76">
                <text:p>1876</text:p>
              </table:table-cell>
              <table:table-cell office:value-type="float" office:value="-3.81919">
                <text:p>-3.819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77">
                <text:p>1877</text:p>
              </table:table-cell>
              <table:table-cell office:value-type="float" office:value="-4.32005">
                <text:p>-4.32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78">
                <text:p>1878</text:p>
              </table:table-cell>
              <table:table-cell office:value-type="float" office:value="-4.72168">
                <text:p>-4.72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79">
                <text:p>1879</text:p>
              </table:table-cell>
              <table:table-cell office:value-type="float" office:value="-5.03079">
                <text:p>-5.030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80">
                <text:p>1880</text:p>
              </table:table-cell>
              <table:table-cell office:value-type="float" office:value="-5.2565">
                <text:p>-5.25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81">
                <text:p>1881</text:p>
              </table:table-cell>
              <table:table-cell office:value-type="float" office:value="-5.40985">
                <text:p>-5.409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82">
                <text:p>1882</text:p>
              </table:table-cell>
              <table:table-cell office:value-type="float" office:value="-5.5035">
                <text:p>-5.50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83">
                <text:p>1883</text:p>
              </table:table-cell>
              <table:table-cell office:value-type="float" office:value="-5.55154">
                <text:p>-5.551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84">
                <text:p>1884</text:p>
              </table:table-cell>
              <table:table-cell office:value-type="float" office:value="-5.56936">
                <text:p>-5.569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5">
                <text:p>1885</text:p>
              </table:table-cell>
              <table:table-cell office:value-type="float" office:value="-5.5733">
                <text:p>-5.57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86">
                <text:p>1886</text:p>
              </table:table-cell>
              <table:table-cell office:value-type="float" office:value="-5.58012">
                <text:p>-5.580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87">
                <text:p>1887</text:p>
              </table:table-cell>
              <table:table-cell office:value-type="float" office:value="-5.60589">
                <text:p>-5.605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88">
                <text:p>1888</text:p>
              </table:table-cell>
              <table:table-cell office:value-type="float" office:value="-5.66433">
                <text:p>-5.664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9">
                <text:p>1889</text:p>
              </table:table-cell>
              <table:table-cell office:value-type="float" office:value="-5.76455">
                <text:p>-5.76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90">
                <text:p>1890</text:p>
              </table:table-cell>
              <table:table-cell office:value-type="float" office:value="-5.90813">
                <text:p>-5.908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91">
                <text:p>1891</text:p>
              </table:table-cell>
              <table:table-cell office:value-type="float" office:value="-6.08598">
                <text:p>-6.08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92">
                <text:p>1892</text:p>
              </table:table-cell>
              <table:table-cell office:value-type="float" office:value="-6.27531">
                <text:p>-6.27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93">
                <text:p>1893</text:p>
              </table:table-cell>
              <table:table-cell office:value-type="float" office:value="-6.43752">
                <text:p>-6.437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94">
                <text:p>1894</text:p>
              </table:table-cell>
              <table:table-cell office:value-type="float" office:value="-6.51821">
                <text:p>-6.51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5">
                <text:p>1895</text:p>
              </table:table-cell>
              <table:table-cell office:value-type="float" office:value="-6.45073">
                <text:p>-6.450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96">
                <text:p>1896</text:p>
              </table:table-cell>
              <table:table-cell office:value-type="float" office:value="-6.16556">
                <text:p>-6.165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97">
                <text:p>1897</text:p>
              </table:table-cell>
              <table:table-cell office:value-type="float" office:value="-5.60802">
                <text:p>-5.608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98">
                <text:p>1898</text:p>
              </table:table-cell>
              <table:table-cell office:value-type="float" office:value="-4.76778">
                <text:p>-4.767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99">
                <text:p>1899</text:p>
              </table:table-cell>
              <table:table-cell office:value-type="float" office:value="-3.72446">
                <text:p>-3.72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0">
                <text:p>1900</text:p>
              </table:table-cell>
              <table:table-cell office:value-type="float" office:value="-2.71926">
                <text:p>-2.719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1">
                <text:p>1901</text:p>
              </table:table-cell>
              <table:table-cell office:value-type="float" office:value="-1.42037">
                <text:p>-1.42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02">
                <text:p>1902</text:p>
              </table:table-cell>
              <table:table-cell office:value-type="float" office:value="-0.10806">
                <text:p>-0.108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03">
                <text:p>1903</text:p>
              </table:table-cell>
              <table:table-cell office:value-type="float" office:value="1.20521">
                <text:p>1.20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04">
                <text:p>1904</text:p>
              </table:table-cell>
              <table:table-cell office:value-type="float" office:value="2.51907">
                <text:p>2.51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05">
                <text:p>1905</text:p>
              </table:table-cell>
              <table:table-cell office:value-type="float" office:value="3.83642">
                <text:p>3.83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06">
                <text:p>1906</text:p>
              </table:table-cell>
              <table:table-cell office:value-type="float" office:value="5.16079">
                <text:p>5.160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07">
                <text:p>1907</text:p>
              </table:table-cell>
              <table:table-cell office:value-type="float" office:value="6.49448">
                <text:p>6.494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8">
                <text:p>1908</text:p>
              </table:table-cell>
              <table:table-cell office:value-type="float" office:value="7.83749">
                <text:p>7.837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09">
                <text:p>1909</text:p>
              </table:table-cell>
              <table:table-cell office:value-type="float" office:value="9.18698">
                <text:p>9.186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0">
                <text:p>1910</text:p>
              </table:table-cell>
              <table:table-cell office:value-type="float" office:value="10.53717">
                <text:p>10.537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11">
                <text:p>1911</text:p>
              </table:table-cell>
              <table:table-cell office:value-type="float" office:value="11.87962">
                <text:p>11.87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12">
                <text:p>1912</text:p>
              </table:table-cell>
              <table:table-cell office:value-type="float" office:value="13.20362">
                <text:p>13.203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3">
                <text:p>1913</text:p>
              </table:table-cell>
              <table:table-cell office:value-type="float" office:value="14.49689">
                <text:p>14.496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4">
                <text:p>1914</text:p>
              </table:table-cell>
              <table:table-cell office:value-type="float" office:value="15.74622">
                <text:p>15.746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15">
                <text:p>1915</text:p>
              </table:table-cell>
              <table:table-cell office:value-type="float" office:value="16.93823">
                <text:p>16.93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6">
                <text:p>1916</text:p>
              </table:table-cell>
              <table:table-cell office:value-type="float" office:value="18.06001">
                <text:p>18.06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7">
                <text:p>1917</text:p>
              </table:table-cell>
              <table:table-cell office:value-type="float" office:value="19.09983">
                <text:p>19.099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18">
                <text:p>1918</text:p>
              </table:table-cell>
              <table:table-cell office:value-type="float" office:value="20.04764">
                <text:p>20.047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19">
                <text:p>1919</text:p>
              </table:table-cell>
              <table:table-cell office:value-type="float" office:value="20.89553">
                <text:p>20.89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20">
                <text:p>1920</text:p>
              </table:table-cell>
              <table:table-cell office:value-type="float" office:value="21.6381">
                <text:p>21.63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21">
                <text:p>1921</text:p>
              </table:table-cell>
              <table:table-cell office:value-type="float" office:value="22.27264">
                <text:p>22.27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22">
                <text:p>1922</text:p>
              </table:table-cell>
              <table:table-cell office:value-type="float" office:value="22.79925">
                <text:p>22.799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23">
                <text:p>1923</text:p>
              </table:table-cell>
              <table:table-cell office:value-type="float" office:value="23.2208">
                <text:p>23.2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24">
                <text:p>1924</text:p>
              </table:table-cell>
              <table:table-cell office:value-type="float" office:value="23.54283">
                <text:p>23.542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5">
                <text:p>1925</text:p>
              </table:table-cell>
              <table:table-cell office:value-type="float" office:value="23.77333">
                <text:p>23.77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26">
                <text:p>1926</text:p>
              </table:table-cell>
              <table:table-cell office:value-type="float" office:value="23.9224">
                <text:p>23.92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27">
                <text:p>1927</text:p>
              </table:table-cell>
              <table:table-cell office:value-type="float" office:value="24.00193">
                <text:p>24.001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8">
                <text:p>1928</text:p>
              </table:table-cell>
              <table:table-cell office:value-type="float" office:value="24.02514">
                <text:p>24.025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29">
                <text:p>1929</text:p>
              </table:table-cell>
              <table:table-cell office:value-type="float" office:value="24.00614">
                <text:p>24.00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30">
                <text:p>1930</text:p>
              </table:table-cell>
              <table:table-cell office:value-type="float" office:value="23.95947">
                <text:p>23.959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31">
                <text:p>1931</text:p>
              </table:table-cell>
              <table:table-cell office:value-type="float" office:value="23.89961">
                <text:p>23.899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32">
                <text:p>1932</text:p>
              </table:table-cell>
              <table:table-cell office:value-type="float" office:value="23.84051">
                <text:p>23.840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33">
                <text:p>1933</text:p>
              </table:table-cell>
              <table:table-cell office:value-type="float" office:value="23.79521">
                <text:p>23.795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34">
                <text:p>1934</text:p>
              </table:table-cell>
              <table:table-cell office:value-type="float" office:value="23.77542">
                <text:p>23.77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5">
                <text:p>1935</text:p>
              </table:table-cell>
              <table:table-cell office:value-type="float" office:value="23.79119">
                <text:p>23.79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36">
                <text:p>1936</text:p>
              </table:table-cell>
              <table:table-cell office:value-type="float" office:value="23.85068">
                <text:p>23.850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37">
                <text:p>1937</text:p>
              </table:table-cell>
              <table:table-cell office:value-type="float" office:value="23.95995">
                <text:p>23.959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38">
                <text:p>1938</text:p>
              </table:table-cell>
              <table:table-cell office:value-type="float" office:value="24.12282">
                <text:p>24.122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39">
                <text:p>1939</text:p>
              </table:table-cell>
              <table:table-cell office:value-type="float" office:value="24.3409">
                <text:p>24.34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40">
                <text:p>1940</text:p>
              </table:table-cell>
              <table:table-cell office:value-type="float" office:value="24.61359">
                <text:p>24.613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41">
                <text:p>1941</text:p>
              </table:table-cell>
              <table:table-cell office:value-type="float" office:value="24.93823">
                <text:p>24.938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42">
                <text:p>1942</text:p>
              </table:table-cell>
              <table:table-cell office:value-type="float" office:value="25.31028">
                <text:p>25.31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43">
                <text:p>1943</text:p>
              </table:table-cell>
              <table:table-cell office:value-type="float" office:value="25.72362">
                <text:p>25.723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44">
                <text:p>1944</text:p>
              </table:table-cell>
              <table:table-cell office:value-type="float" office:value="26.17086">
                <text:p>26.170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5">
                <text:p>1945</text:p>
              </table:table-cell>
              <table:table-cell office:value-type="float" office:value="26.64371">
                <text:p>26.643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46">
                <text:p>1946</text:p>
              </table:table-cell>
              <table:table-cell office:value-type="float" office:value="27.13341">
                <text:p>27.133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47">
                <text:p>1947</text:p>
              </table:table-cell>
              <table:table-cell office:value-type="float" office:value="27.63116">
                <text:p>27.631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48">
                <text:p>1948</text:p>
              </table:table-cell>
              <table:table-cell office:value-type="float" office:value="28.12854">
                <text:p>28.128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">
                <text:p>1949</text:p>
              </table:table-cell>
              <table:table-cell office:value-type="float" office:value="28.61797">
                <text:p>28.617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0">
                <text:p>1950</text:p>
              </table:table-cell>
              <table:table-cell office:value-type="float" office:value="29.09307">
                <text:p>29.09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51">
                <text:p>1951</text:p>
              </table:table-cell>
              <table:table-cell office:value-type="float" office:value="29.54904">
                <text:p>29.549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52">
                <text:p>1952</text:p>
              </table:table-cell>
              <table:table-cell office:value-type="float" office:value="29.98297">
                <text:p>29.982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53">
                <text:p>1953</text:p>
              </table:table-cell>
              <table:table-cell office:value-type="float" office:value="30.39402">
                <text:p>30.39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54">
                <text:p>1954</text:p>
              </table:table-cell>
              <table:table-cell office:value-type="float" office:value="30.78358">
                <text:p>30.78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55">
                <text:p>1955</text:p>
              </table:table-cell>
              <table:table-cell office:value-type="float" office:value="31.07041">
                <text:p>31.070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56">
                <text:p>1956</text:p>
              </table:table-cell>
              <table:table-cell office:value-type="float" office:value="31.34453">
                <text:p>31.344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57">
                <text:p>1957</text:p>
              </table:table-cell>
              <table:table-cell office:value-type="float" office:value="31.69429">
                <text:p>31.694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58">
                <text:p>1958</text:p>
              </table:table-cell>
              <table:table-cell office:value-type="float" office:value="32.16418">
                <text:p>32.164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59">
                <text:p>1959</text:p>
              </table:table-cell>
              <table:table-cell office:value-type="float" office:value="32.67954">
                <text:p>32.679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60">
                <text:p>1960</text:p>
              </table:table-cell>
              <table:table-cell office:value-type="float" office:value="33.16138">
                <text:p>33.161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61">
                <text:p>1961</text:p>
              </table:table-cell>
              <table:table-cell office:value-type="float" office:value="33.58739">
                <text:p>33.587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62">
                <text:p>1962</text:p>
              </table:table-cell>
              <table:table-cell office:value-type="float" office:value="33.99732">
                <text:p>33.997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63">
                <text:p>1963</text:p>
              </table:table-cell>
              <table:table-cell office:value-type="float" office:value="34.46064">
                <text:p>34.46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64">
                <text:p>1964</text:p>
              </table:table-cell>
              <table:table-cell office:value-type="float" office:value="35.03474">
                <text:p>35.034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65">
                <text:p>1965</text:p>
              </table:table-cell>
              <table:table-cell office:value-type="float" office:value="35.73728">
                <text:p>35.737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66">
                <text:p>1966</text:p>
              </table:table-cell>
              <table:table-cell office:value-type="float" office:value="36.5435">
                <text:p>36.54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67">
                <text:p>1967</text:p>
              </table:table-cell>
              <table:table-cell office:value-type="float" office:value="37.40864">
                <text:p>37.408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68">
                <text:p>1968</text:p>
              </table:table-cell>
              <table:table-cell office:value-type="float" office:value="38.2987">
                <text:p>38.29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9">
                <text:p>1969</text:p>
              </table:table-cell>
              <table:table-cell office:value-type="float" office:value="39.21056">
                <text:p>39.210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70">
                <text:p>1970</text:p>
              </table:table-cell>
              <table:table-cell office:value-type="float" office:value="40.16551">
                <text:p>40.165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71">
                <text:p>1971</text:p>
              </table:table-cell>
              <table:table-cell office:value-type="float" office:value="41.1751">
                <text:p>41.17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72">
                <text:p>1972</text:p>
              </table:table-cell>
              <table:table-cell office:value-type="float" office:value="42.2262975">
                <text:p>42.22629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3">
                <text:p>1973</text:p>
              </table:table-cell>
              <table:table-cell office:value-type="float" office:value="43.3724016">
                <text:p>43.3724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4">
                <text:p>1974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5">
                <text:p>1975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6">
                <text:p>1976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77">
                <text:p>1977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78">
                <text:p>197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9">
                <text:p>1979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0">
                <text:p>1980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81">
                <text:p>1981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82">
                <text:p>1982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83">
                <text:p>1983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84">
                <text:p>1984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85">
                <text:p>1985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86">
                <text:p>1986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87">
                <text:p>1987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88">
                <text:p>198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89">
                <text:p>1989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90">
                <text:p>1990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1">
                <text:p>1991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92">
                <text:p>1992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3">
                <text:p>1993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4">
                <text:p>1994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95">
                <text:p>1995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6">
                <text:p>1996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97">
                <text:p>1997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8">
                <text:p>199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99">
                <text:p>1999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">
                <text:p>2000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20">
                <text:p>2020</text:p>
              </table:table-cell>
              <table:table-cell office:value-type="float" office:value="69.3611599">
                <text:p>69.36115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21">
                <text:p>2021</text:p>
              </table:table-cell>
              <table:table-cell office:value-type="float" office:value="69.4704179">
                <text:p>69.47041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890" chart:maximum="2030" chart:origin="0" chart:interval-major="10" chart:interval-minor-divisor="10" chart:reverse-direction="false" text:line-break="false" loext:try-staggering-first="false" chart:link-data-style-to-source="true" chart:axis-position="-1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-10" chart:maximum="130" chart:origin="-10" chart:interval-major="1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9cm" svg:height="17.15cm" xlink:href=".." xlink:type="simple" chart:class="chart:scatter" chart:style-name="ch1">
        <chart:plot-area chart:style-name="ch2" table:cell-range-address="'From 1893'.A2:'From 1893'.B130 'From 1893'.B1:'From 1893'.B1" chart:data-source-has-labels="row" svg:x="0.609cm" svg:y="0.343cm" svg:width="29.272cm" svg:height="16.464cm">
          <chartooo:coordinate-region svg:x="1.336cm" svg:y="0.542cm" svg:width="28.093cm" svg:height="15.61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From 1893'.B2:'From 1893'.B130" chart:label-cell-address="'From 1893'.B1:'From 1893'.B1" chart:class="chart:scatter">
            <chart:domain table:cell-range-address="'From 1893'.A2:'From 1893'.A130"/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T</text:p>
                <draw:g>
                  <svg:desc>'From 1893'.B1:'From 189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3">
                <text:p>1893</text:p>
                <draw:g>
                  <svg:desc>'From 1893'.A2:'From 1893'.A130</svg:desc>
                </draw:g>
              </table:table-cell>
              <table:table-cell office:value-type="float" office:value="-6.43752">
                <text:p>-6.43752</text:p>
                <draw:g>
                  <svg:desc>'From 1893'.B2:'From 1893'.B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4">
                <text:p>1894</text:p>
              </table:table-cell>
              <table:table-cell office:value-type="float" office:value="-6.51821">
                <text:p>-6.5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5">
                <text:p>1895</text:p>
              </table:table-cell>
              <table:table-cell office:value-type="float" office:value="-6.45073">
                <text:p>-6.45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6">
                <text:p>1896</text:p>
              </table:table-cell>
              <table:table-cell office:value-type="float" office:value="-6.16556">
                <text:p>-6.16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7">
                <text:p>1897</text:p>
              </table:table-cell>
              <table:table-cell office:value-type="float" office:value="-5.60802">
                <text:p>-5.60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8">
                <text:p>1898</text:p>
              </table:table-cell>
              <table:table-cell office:value-type="float" office:value="-4.76778">
                <text:p>-4.76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9">
                <text:p>1899</text:p>
              </table:table-cell>
              <table:table-cell office:value-type="float" office:value="-3.72446">
                <text:p>-3.72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">
                <text:p>1900</text:p>
              </table:table-cell>
              <table:table-cell office:value-type="float" office:value="-2.71926">
                <text:p>-2.71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1">
                <text:p>1901</text:p>
              </table:table-cell>
              <table:table-cell office:value-type="float" office:value="-1.42037">
                <text:p>-1.4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2">
                <text:p>1902</text:p>
              </table:table-cell>
              <table:table-cell office:value-type="float" office:value="-0.10806">
                <text:p>-0.10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3">
                <text:p>1903</text:p>
              </table:table-cell>
              <table:table-cell office:value-type="float" office:value="1.20521">
                <text:p>1.20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">
                <text:p>1904</text:p>
              </table:table-cell>
              <table:table-cell office:value-type="float" office:value="2.51907">
                <text:p>2.51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5">
                <text:p>1905</text:p>
              </table:table-cell>
              <table:table-cell office:value-type="float" office:value="3.83642">
                <text:p>3.83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6">
                <text:p>1906</text:p>
              </table:table-cell>
              <table:table-cell office:value-type="float" office:value="5.16079">
                <text:p>5.16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7">
                <text:p>1907</text:p>
              </table:table-cell>
              <table:table-cell office:value-type="float" office:value="6.49448">
                <text:p>6.49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8">
                <text:p>1908</text:p>
              </table:table-cell>
              <table:table-cell office:value-type="float" office:value="7.83749">
                <text:p>7.83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9">
                <text:p>1909</text:p>
              </table:table-cell>
              <table:table-cell office:value-type="float" office:value="9.18698">
                <text:p>9.18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0">
                <text:p>1910</text:p>
              </table:table-cell>
              <table:table-cell office:value-type="float" office:value="10.53717">
                <text:p>10.53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1">
                <text:p>1911</text:p>
              </table:table-cell>
              <table:table-cell office:value-type="float" office:value="11.87962">
                <text:p>11.87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2">
                <text:p>1912</text:p>
              </table:table-cell>
              <table:table-cell office:value-type="float" office:value="13.20362">
                <text:p>13.20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3">
                <text:p>1913</text:p>
              </table:table-cell>
              <table:table-cell office:value-type="float" office:value="14.49689">
                <text:p>14.49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4">
                <text:p>1914</text:p>
              </table:table-cell>
              <table:table-cell office:value-type="float" office:value="15.74622">
                <text:p>15.7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5">
                <text:p>1915</text:p>
              </table:table-cell>
              <table:table-cell office:value-type="float" office:value="16.93823">
                <text:p>16.93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6">
                <text:p>1916</text:p>
              </table:table-cell>
              <table:table-cell office:value-type="float" office:value="18.06001">
                <text:p>18.06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19.09983">
                <text:p>19.09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8">
                <text:p>1918</text:p>
              </table:table-cell>
              <table:table-cell office:value-type="float" office:value="20.04764">
                <text:p>20.04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9">
                <text:p>1919</text:p>
              </table:table-cell>
              <table:table-cell office:value-type="float" office:value="20.89553">
                <text:p>20.895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0">
                <text:p>1920</text:p>
              </table:table-cell>
              <table:table-cell office:value-type="float" office:value="21.6381">
                <text:p>21.6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1">
                <text:p>1921</text:p>
              </table:table-cell>
              <table:table-cell office:value-type="float" office:value="22.27264">
                <text:p>22.27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2">
                <text:p>1922</text:p>
              </table:table-cell>
              <table:table-cell office:value-type="float" office:value="22.79925">
                <text:p>22.79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3">
                <text:p>1923</text:p>
              </table:table-cell>
              <table:table-cell office:value-type="float" office:value="23.2208">
                <text:p>23.2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4">
                <text:p>1924</text:p>
              </table:table-cell>
              <table:table-cell office:value-type="float" office:value="23.54283">
                <text:p>23.54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5">
                <text:p>1925</text:p>
              </table:table-cell>
              <table:table-cell office:value-type="float" office:value="23.77333">
                <text:p>23.77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6">
                <text:p>1926</text:p>
              </table:table-cell>
              <table:table-cell office:value-type="float" office:value="23.9224">
                <text:p>23.9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7">
                <text:p>1927</text:p>
              </table:table-cell>
              <table:table-cell office:value-type="float" office:value="24.00193">
                <text:p>24.00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8">
                <text:p>1928</text:p>
              </table:table-cell>
              <table:table-cell office:value-type="float" office:value="24.02514">
                <text:p>24.02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9">
                <text:p>1929</text:p>
              </table:table-cell>
              <table:table-cell office:value-type="float" office:value="24.00614">
                <text:p>24.00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0">
                <text:p>1930</text:p>
              </table:table-cell>
              <table:table-cell office:value-type="float" office:value="23.95947">
                <text:p>23.95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1">
                <text:p>1931</text:p>
              </table:table-cell>
              <table:table-cell office:value-type="float" office:value="23.89961">
                <text:p>23.89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2">
                <text:p>1932</text:p>
              </table:table-cell>
              <table:table-cell office:value-type="float" office:value="23.84051">
                <text:p>23.84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3">
                <text:p>1933</text:p>
              </table:table-cell>
              <table:table-cell office:value-type="float" office:value="23.79521">
                <text:p>23.79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4">
                <text:p>1934</text:p>
              </table:table-cell>
              <table:table-cell office:value-type="float" office:value="23.77542">
                <text:p>23.77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5">
                <text:p>1935</text:p>
              </table:table-cell>
              <table:table-cell office:value-type="float" office:value="23.79119">
                <text:p>23.79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6">
                <text:p>1936</text:p>
              </table:table-cell>
              <table:table-cell office:value-type="float" office:value="23.85068">
                <text:p>23.85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7">
                <text:p>1937</text:p>
              </table:table-cell>
              <table:table-cell office:value-type="float" office:value="23.95995">
                <text:p>23.95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8">
                <text:p>1938</text:p>
              </table:table-cell>
              <table:table-cell office:value-type="float" office:value="24.12282">
                <text:p>24.12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9">
                <text:p>1939</text:p>
              </table:table-cell>
              <table:table-cell office:value-type="float" office:value="24.3409">
                <text:p>24.3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0">
                <text:p>1940</text:p>
              </table:table-cell>
              <table:table-cell office:value-type="float" office:value="24.61359">
                <text:p>24.61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1">
                <text:p>1941</text:p>
              </table:table-cell>
              <table:table-cell office:value-type="float" office:value="24.93823">
                <text:p>24.93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2">
                <text:p>1942</text:p>
              </table:table-cell>
              <table:table-cell office:value-type="float" office:value="25.31028">
                <text:p>25.31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3">
                <text:p>1943</text:p>
              </table:table-cell>
              <table:table-cell office:value-type="float" office:value="25.72362">
                <text:p>25.72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4">
                <text:p>1944</text:p>
              </table:table-cell>
              <table:table-cell office:value-type="float" office:value="26.17086">
                <text:p>26.17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5">
                <text:p>1945</text:p>
              </table:table-cell>
              <table:table-cell office:value-type="float" office:value="26.64371">
                <text:p>26.64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6">
                <text:p>1946</text:p>
              </table:table-cell>
              <table:table-cell office:value-type="float" office:value="27.13341">
                <text:p>27.133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7">
                <text:p>1947</text:p>
              </table:table-cell>
              <table:table-cell office:value-type="float" office:value="27.63116">
                <text:p>27.63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8">
                <text:p>1948</text:p>
              </table:table-cell>
              <table:table-cell office:value-type="float" office:value="28.12854">
                <text:p>28.12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9">
                <text:p>1949</text:p>
              </table:table-cell>
              <table:table-cell office:value-type="float" office:value="28.61797">
                <text:p>28.61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0">
                <text:p>1950</text:p>
              </table:table-cell>
              <table:table-cell office:value-type="float" office:value="29.09307">
                <text:p>29.09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1">
                <text:p>1951</text:p>
              </table:table-cell>
              <table:table-cell office:value-type="float" office:value="29.54904">
                <text:p>29.54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2">
                <text:p>1952</text:p>
              </table:table-cell>
              <table:table-cell office:value-type="float" office:value="29.98297">
                <text:p>29.98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3">
                <text:p>1953</text:p>
              </table:table-cell>
              <table:table-cell office:value-type="float" office:value="30.39402">
                <text:p>30.39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4">
                <text:p>1954</text:p>
              </table:table-cell>
              <table:table-cell office:value-type="float" office:value="30.78358">
                <text:p>30.78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5">
                <text:p>1955</text:p>
              </table:table-cell>
              <table:table-cell office:value-type="float" office:value="31.07041">
                <text:p>31.07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6">
                <text:p>1956</text:p>
              </table:table-cell>
              <table:table-cell office:value-type="float" office:value="31.34453">
                <text:p>31.34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7">
                <text:p>1957</text:p>
              </table:table-cell>
              <table:table-cell office:value-type="float" office:value="31.69429">
                <text:p>31.69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8">
                <text:p>1958</text:p>
              </table:table-cell>
              <table:table-cell office:value-type="float" office:value="32.16418">
                <text:p>32.16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9">
                <text:p>1959</text:p>
              </table:table-cell>
              <table:table-cell office:value-type="float" office:value="32.67954">
                <text:p>32.67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0">
                <text:p>1960</text:p>
              </table:table-cell>
              <table:table-cell office:value-type="float" office:value="33.16138">
                <text:p>33.16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1">
                <text:p>1961</text:p>
              </table:table-cell>
              <table:table-cell office:value-type="float" office:value="33.58739">
                <text:p>33.58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2">
                <text:p>1962</text:p>
              </table:table-cell>
              <table:table-cell office:value-type="float" office:value="33.99732">
                <text:p>33.997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3">
                <text:p>1963</text:p>
              </table:table-cell>
              <table:table-cell office:value-type="float" office:value="34.46064">
                <text:p>34.46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4">
                <text:p>1964</text:p>
              </table:table-cell>
              <table:table-cell office:value-type="float" office:value="35.03474">
                <text:p>35.03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5">
                <text:p>1965</text:p>
              </table:table-cell>
              <table:table-cell office:value-type="float" office:value="35.73728">
                <text:p>35.73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66">
                <text:p>1966</text:p>
              </table:table-cell>
              <table:table-cell office:value-type="float" office:value="36.5435">
                <text:p>36.5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7">
                <text:p>1967</text:p>
              </table:table-cell>
              <table:table-cell office:value-type="float" office:value="37.40864">
                <text:p>37.40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8">
                <text:p>1968</text:p>
              </table:table-cell>
              <table:table-cell office:value-type="float" office:value="38.2987">
                <text:p>38.2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9">
                <text:p>1969</text:p>
              </table:table-cell>
              <table:table-cell office:value-type="float" office:value="39.21056">
                <text:p>39.21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0">
                <text:p>1970</text:p>
              </table:table-cell>
              <table:table-cell office:value-type="float" office:value="40.16551">
                <text:p>40.16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1">
                <text:p>1971</text:p>
              </table:table-cell>
              <table:table-cell office:value-type="float" office:value="41.1751">
                <text:p>41.1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2">
                <text:p>1972</text:p>
              </table:table-cell>
              <table:table-cell office:value-type="float" office:value="42.2262975">
                <text:p>42.2262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73">
                <text:p>1973</text:p>
              </table:table-cell>
              <table:table-cell office:value-type="float" office:value="43.3724016">
                <text:p>43.3724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74">
                <text:p>1974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5">
                <text:p>1975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6">
                <text:p>1976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7">
                <text:p>1977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78">
                <text:p>197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9">
                <text:p>1979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0">
                <text:p>1980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1">
                <text:p>1981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3">
                <text:p>1983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4">
                <text:p>1984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5">
                <text:p>1985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86">
                <text:p>1986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87">
                <text:p>1987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8">
                <text:p>198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9">
                <text:p>1989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0">
                <text:p>1990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1">
                <text:p>1991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2">
                <text:p>1992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3">
                <text:p>1993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4">
                <text:p>1994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5">
                <text:p>1995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6">
                <text:p>1996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7">
                <text:p>1997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8">
                <text:p>199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9">
                <text:p>1999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">
                <text:p>2000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0">
                <text:p>2020</text:p>
              </table:table-cell>
              <table:table-cell office:value-type="float" office:value="69.3611599">
                <text:p>69.36115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">
                <text:p>2021</text:p>
              </table:table-cell>
              <table:table-cell office:value-type="float" office:value="69.4704179">
                <text:p>69.47041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500" chart:maximum="5000" chart:origin="-1500" chart:interval-major="500" chart:interval-minor-divisor="5" chart:reverse-direction="false" text:line-break="false" loext:try-staggering-first="false" chart:link-data-style-to-source="true" chart:axis-position="-500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5000" chart:maximum="30000" chart:origin="-5000" chart:interval-major="5000" chart:interval-minor-divisor="5" chart:reverse-direction="false" text:line-break="false" loext:try-staggering-first="false" chart:link-data-style-to-source="true" chart:axis-position="-150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cm" chart:symbol-height="0cm" chart:link-data-style-to-source="true"/>
      <style:graphic-properties svg:stroke-color="#c0c0c0" draw:fill-color="#c0c0c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37cm" svg:height="15.699cm" xlink:href=".." xlink:type="simple" chart:class="chart:scatter" chart:style-name="ch1">
        <chart:plot-area chart:style-name="ch2" table:cell-range-address="'Long Term'.A2:'Long Term'.C456 'Long Term'.B1:'Long Term'.C1" chart:data-source-has-labels="row" svg:x="0.67cm" svg:y="0.313cm" svg:width="32.197cm" svg:height="15.073cm">
          <chartooo:coordinate-region svg:x="1.768cm" svg:y="0.512cm" svg:width="30.648cm" svg:height="14.22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Long Term'.B2:'Long Term'.B456" chart:label-cell-address="'Long Term'.B1:'Long Term'.B1" chart:class="chart:scatter">
            <chart:domain table:cell-range-address="'Long Term'.A2:'Long Term'.A456"/>
            <chart:data-point chart:repeated="455"/>
          </chart:series>
          <chart:series chart:style-name="ch8" chart:values-cell-range-address="'Long Term'.C2:'Long Term'.C456" chart:label-cell-address="'Long Term'.C1:'Long Term'.C1" chart:class="chart:scatter">
            <chart:data-point chart:repeated="4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bola</text:p>
                <draw:g>
                  <svg:desc>'Long Term'.B1:'Long Term'.B1</svg:desc>
                </draw:g>
              </table:table-cell>
              <table:table-cell office:value-type="string">
                <text:p>DeltaT</text:p>
                <draw:g>
                  <svg:desc>'Long Term'.C1:'Long Ter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'Long Term'.A2:'Long Term'.A456</svg:desc>
                </draw:g>
              </table:table-cell>
              <table:table-cell office:value-type="float" office:value="25427.68">
                <text:p>25427.68</text:p>
                <draw:g>
                  <svg:desc>'Long Term'.B2:'Long Term'.B456</svg:desc>
                </draw:g>
              </table:table-cell>
              <table:table-cell office:value-type="float" office:value="25400">
                <text:p>25400</text:p>
                <draw:g>
                  <svg:desc>'Long Term'.C2:'Long Term'.C4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654.88">
                <text:p>23654.88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1946.08">
                <text:p>21946.0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0301.28">
                <text:p>20301.28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18720.48">
                <text:p>18720.48</text:p>
              </table:table-cell>
              <table:table-cell office:value-type="float" office:value="18800">
                <text:p>18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17203.68">
                <text:p>17203.68</text:p>
              </table:table-cell>
              <table:table-cell office:value-type="float" office:value="17190">
                <text:p>17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15750.88">
                <text:p>15750.88</text:p>
              </table:table-cell>
              <table:table-cell office:value-type="float" office:value="15530">
                <text:p>15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14362.08">
                <text:p>14362.08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13037.28">
                <text:p>13037.28</text:p>
              </table:table-cell>
              <table:table-cell office:value-type="float" office:value="12790">
                <text:p>127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11776.48">
                <text:p>11776.48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579.68">
                <text:p>10579.68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9446.88">
                <text:p>9446.8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378.08">
                <text:p>8378.08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7373.28">
                <text:p>7373.28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6432.48">
                <text:p>6432.48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5555.68">
                <text:p>5555.68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4742.88">
                <text:p>4742.88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3994.08">
                <text:p>3994.08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3309.28">
                <text:p>3309.28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2688.48">
                <text:p>2688.4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131.68">
                <text:p>2131.6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638.88">
                <text:p>1638.8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1210.08">
                <text:p>1210.0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845.28">
                <text:p>845.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544.48">
                <text:p>544.4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307.68">
                <text:p>307.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134.88">
                <text:p>134.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0">
                <text:p>1620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1">
                <text:p>1621</text:p>
              </table:table-cell>
              <table:table-cell office:value-type="float" office:value="106.7232">
                <text:p>106.72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2">
                <text:p>1622</text:p>
              </table:table-cell>
              <table:table-cell office:value-type="float" office:value="105.4528">
                <text:p>105.45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3">
                <text:p>1623</text:p>
              </table:table-cell>
              <table:table-cell office:value-type="float" office:value="104.1888">
                <text:p>104.18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4">
                <text:p>1624</text:p>
              </table:table-cell>
              <table:table-cell office:value-type="float" office:value="102.9312">
                <text:p>102.93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5">
                <text:p>1625</text:p>
              </table:table-cell>
              <table:table-cell office:value-type="float" office:value="101.68">
                <text:p>101.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6">
                <text:p>1626</text:p>
              </table:table-cell>
              <table:table-cell office:value-type="float" office:value="100.4352">
                <text:p>100.43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7">
                <text:p>1627</text:p>
              </table:table-cell>
              <table:table-cell office:value-type="float" office:value="99.1968">
                <text:p>99.19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8">
                <text:p>1628</text:p>
              </table:table-cell>
              <table:table-cell office:value-type="float" office:value="97.9648">
                <text:p>97.96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9">
                <text:p>1629</text:p>
              </table:table-cell>
              <table:table-cell office:value-type="float" office:value="96.7392">
                <text:p>96.73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0">
                <text:p>1630</text:p>
              </table:table-cell>
              <table:table-cell office:value-type="float" office:value="95.52">
                <text:p>95.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1">
                <text:p>1631</text:p>
              </table:table-cell>
              <table:table-cell office:value-type="float" office:value="94.3072">
                <text:p>94.30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2">
                <text:p>1632</text:p>
              </table:table-cell>
              <table:table-cell office:value-type="float" office:value="93.1008">
                <text:p>93.10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3">
                <text:p>1633</text:p>
              </table:table-cell>
              <table:table-cell office:value-type="float" office:value="91.9008">
                <text:p>91.9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34">
                <text:p>1634</text:p>
              </table:table-cell>
              <table:table-cell office:value-type="float" office:value="90.7072">
                <text:p>90.70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5">
                <text:p>1635</text:p>
              </table:table-cell>
              <table:table-cell office:value-type="float" office:value="89.52">
                <text:p>89.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6">
                <text:p>1636</text:p>
              </table:table-cell>
              <table:table-cell office:value-type="float" office:value="88.3392">
                <text:p>88.33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37">
                <text:p>1637</text:p>
              </table:table-cell>
              <table:table-cell office:value-type="float" office:value="87.1648">
                <text:p>87.16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8">
                <text:p>1638</text:p>
              </table:table-cell>
              <table:table-cell office:value-type="float" office:value="85.9968">
                <text:p>85.99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9">
                <text:p>1639</text:p>
              </table:table-cell>
              <table:table-cell office:value-type="float" office:value="84.8352">
                <text:p>84.83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0">
                <text:p>1640</text:p>
              </table:table-cell>
              <table:table-cell office:value-type="float" office:value="83.68">
                <text:p>83.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1">
                <text:p>1641</text:p>
              </table:table-cell>
              <table:table-cell office:value-type="float" office:value="82.5312">
                <text:p>82.5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2">
                <text:p>1642</text:p>
              </table:table-cell>
              <table:table-cell office:value-type="float" office:value="81.3888">
                <text:p>81.38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3">
                <text:p>1643</text:p>
              </table:table-cell>
              <table:table-cell office:value-type="float" office:value="80.2528">
                <text:p>80.25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4">
                <text:p>1644</text:p>
              </table:table-cell>
              <table:table-cell office:value-type="float" office:value="79.1232">
                <text:p>79.12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5">
                <text:p>1645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6">
                <text:p>1646</text:p>
              </table:table-cell>
              <table:table-cell office:value-type="float" office:value="76.8832">
                <text:p>76.88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7">
                <text:p>1647</text:p>
              </table:table-cell>
              <table:table-cell office:value-type="float" office:value="75.7728">
                <text:p>75.77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8">
                <text:p>1648</text:p>
              </table:table-cell>
              <table:table-cell office:value-type="float" office:value="74.6688">
                <text:p>74.66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9">
                <text:p>1649</text:p>
              </table:table-cell>
              <table:table-cell office:value-type="float" office:value="73.5712">
                <text:p>73.57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0">
                <text:p>1650</text:p>
              </table:table-cell>
              <table:table-cell office:value-type="float" office:value="72.48">
                <text:p>72.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1">
                <text:p>1651</text:p>
              </table:table-cell>
              <table:table-cell office:value-type="float" office:value="71.3952">
                <text:p>71.39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2">
                <text:p>1652</text:p>
              </table:table-cell>
              <table:table-cell office:value-type="float" office:value="70.3168">
                <text:p>70.3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3">
                <text:p>1653</text:p>
              </table:table-cell>
              <table:table-cell office:value-type="float" office:value="69.2448">
                <text:p>69.24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4">
                <text:p>1654</text:p>
              </table:table-cell>
              <table:table-cell office:value-type="float" office:value="68.1792">
                <text:p>68.17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5">
                <text:p>1655</text:p>
              </table:table-cell>
              <table:table-cell office:value-type="float" office:value="67.12">
                <text:p>67.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6">
                <text:p>1656</text:p>
              </table:table-cell>
              <table:table-cell office:value-type="float" office:value="66.0672">
                <text:p>66.06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7">
                <text:p>1657</text:p>
              </table:table-cell>
              <table:table-cell office:value-type="float" office:value="65.0208">
                <text:p>65.02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8">
                <text:p>1658</text:p>
              </table:table-cell>
              <table:table-cell office:value-type="float" office:value="63.9808">
                <text:p>63.98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9">
                <text:p>1659</text:p>
              </table:table-cell>
              <table:table-cell office:value-type="float" office:value="62.9472">
                <text:p>62.94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0">
                <text:p>1660</text:p>
              </table:table-cell>
              <table:table-cell office:value-type="float" office:value="61.92">
                <text:p>61.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1">
                <text:p>1661</text:p>
              </table:table-cell>
              <table:table-cell office:value-type="float" office:value="60.8992">
                <text:p>60.89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2">
                <text:p>1662</text:p>
              </table:table-cell>
              <table:table-cell office:value-type="float" office:value="59.8848">
                <text:p>59.88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3">
                <text:p>1663</text:p>
              </table:table-cell>
              <table:table-cell office:value-type="float" office:value="58.8768">
                <text:p>58.87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4">
                <text:p>1664</text:p>
              </table:table-cell>
              <table:table-cell office:value-type="float" office:value="57.8752">
                <text:p>57.87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5">
                <text:p>1665</text:p>
              </table:table-cell>
              <table:table-cell office:value-type="float" office:value="56.88">
                <text:p>56.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6">
                <text:p>1666</text:p>
              </table:table-cell>
              <table:table-cell office:value-type="float" office:value="55.8912">
                <text:p>55.8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7">
                <text:p>1667</text:p>
              </table:table-cell>
              <table:table-cell office:value-type="float" office:value="54.9088">
                <text:p>54.9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8">
                <text:p>1668</text:p>
              </table:table-cell>
              <table:table-cell office:value-type="float" office:value="53.9328">
                <text:p>53.93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9">
                <text:p>1669</text:p>
              </table:table-cell>
              <table:table-cell office:value-type="float" office:value="52.9632">
                <text:p>52.9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0">
                <text:p>1670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1">
                <text:p>1671</text:p>
              </table:table-cell>
              <table:table-cell office:value-type="float" office:value="51.0432">
                <text:p>51.0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2">
                <text:p>1672</text:p>
              </table:table-cell>
              <table:table-cell office:value-type="float" office:value="50.0928">
                <text:p>50.0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3">
                <text:p>1673</text:p>
              </table:table-cell>
              <table:table-cell office:value-type="float" office:value="49.1488">
                <text:p>49.14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4">
                <text:p>1674</text:p>
              </table:table-cell>
              <table:table-cell office:value-type="float" office:value="48.2112">
                <text:p>48.2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5">
                <text:p>1675</text:p>
              </table:table-cell>
              <table:table-cell office:value-type="float" office:value="47.28">
                <text:p>47.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6">
                <text:p>1676</text:p>
              </table:table-cell>
              <table:table-cell office:value-type="float" office:value="46.3552">
                <text:p>46.3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7">
                <text:p>1677</text:p>
              </table:table-cell>
              <table:table-cell office:value-type="float" office:value="45.4368">
                <text:p>45.4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8">
                <text:p>1678</text:p>
              </table:table-cell>
              <table:table-cell office:value-type="float" office:value="44.5248">
                <text:p>44.52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9">
                <text:p>1679</text:p>
              </table:table-cell>
              <table:table-cell office:value-type="float" office:value="43.6192">
                <text:p>43.61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0">
                <text:p>1680</text:p>
              </table:table-cell>
              <table:table-cell office:value-type="float" office:value="42.72">
                <text:p>42.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1">
                <text:p>1681</text:p>
              </table:table-cell>
              <table:table-cell office:value-type="float" office:value="41.8272">
                <text:p>41.8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2">
                <text:p>1682</text:p>
              </table:table-cell>
              <table:table-cell office:value-type="float" office:value="40.9408">
                <text:p>40.9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83">
                <text:p>1683</text:p>
              </table:table-cell>
              <table:table-cell office:value-type="float" office:value="40.0608">
                <text:p>40.0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4">
                <text:p>1684</text:p>
              </table:table-cell>
              <table:table-cell office:value-type="float" office:value="39.1872">
                <text:p>39.1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5">
                <text:p>1685</text:p>
              </table:table-cell>
              <table:table-cell office:value-type="float" office:value="38.32">
                <text:p>38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6">
                <text:p>1686</text:p>
              </table:table-cell>
              <table:table-cell office:value-type="float" office:value="37.4592">
                <text:p>37.45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7">
                <text:p>1687</text:p>
              </table:table-cell>
              <table:table-cell office:value-type="float" office:value="36.6048">
                <text:p>36.60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8">
                <text:p>1688</text:p>
              </table:table-cell>
              <table:table-cell office:value-type="float" office:value="35.7568">
                <text:p>35.7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89">
                <text:p>1689</text:p>
              </table:table-cell>
              <table:table-cell office:value-type="float" office:value="34.9152">
                <text:p>34.9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0">
                <text:p>1690</text:p>
              </table:table-cell>
              <table:table-cell office:value-type="float" office:value="34.08">
                <text:p>34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1">
                <text:p>1691</text:p>
              </table:table-cell>
              <table:table-cell office:value-type="float" office:value="33.2512">
                <text:p>33.2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2">
                <text:p>1692</text:p>
              </table:table-cell>
              <table:table-cell office:value-type="float" office:value="32.4288">
                <text:p>32.42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3">
                <text:p>1693</text:p>
              </table:table-cell>
              <table:table-cell office:value-type="float" office:value="31.6128">
                <text:p>31.6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4">
                <text:p>1694</text:p>
              </table:table-cell>
              <table:table-cell office:value-type="float" office:value="30.8032">
                <text:p>30.80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5">
                <text:p>1695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6">
                <text:p>1696</text:p>
              </table:table-cell>
              <table:table-cell office:value-type="float" office:value="29.2032">
                <text:p>29.20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7">
                <text:p>1697</text:p>
              </table:table-cell>
              <table:table-cell office:value-type="float" office:value="28.4128">
                <text:p>28.4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8">
                <text:p>1698</text:p>
              </table:table-cell>
              <table:table-cell office:value-type="float" office:value="27.6288">
                <text:p>27.62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9">
                <text:p>1699</text:p>
              </table:table-cell>
              <table:table-cell office:value-type="float" office:value="26.8512">
                <text:p>26.8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0">
                <text:p>1700</text:p>
              </table:table-cell>
              <table:table-cell office:value-type="float" office:value="26.08">
                <text:p>26.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1">
                <text:p>1701</text:p>
              </table:table-cell>
              <table:table-cell office:value-type="float" office:value="25.3152">
                <text:p>25.3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2">
                <text:p>1702</text:p>
              </table:table-cell>
              <table:table-cell office:value-type="float" office:value="24.5568">
                <text:p>24.5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3">
                <text:p>1703</text:p>
              </table:table-cell>
              <table:table-cell office:value-type="float" office:value="23.8048">
                <text:p>23.8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4">
                <text:p>1704</text:p>
              </table:table-cell>
              <table:table-cell office:value-type="float" office:value="23.0592">
                <text:p>23.05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5">
                <text:p>1705</text:p>
              </table:table-cell>
              <table:table-cell office:value-type="float" office:value="22.32">
                <text:p>22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6">
                <text:p>1706</text:p>
              </table:table-cell>
              <table:table-cell office:value-type="float" office:value="21.5872">
                <text:p>21.5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7">
                <text:p>1707</text:p>
              </table:table-cell>
              <table:table-cell office:value-type="float" office:value="20.8608">
                <text:p>20.86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8">
                <text:p>1708</text:p>
              </table:table-cell>
              <table:table-cell office:value-type="float" office:value="20.1408">
                <text:p>20.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9">
                <text:p>1709</text:p>
              </table:table-cell>
              <table:table-cell office:value-type="float" office:value="19.4272">
                <text:p>19.4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10">
                <text:p>1710</text:p>
              </table:table-cell>
              <table:table-cell office:value-type="float" office:value="18.72">
                <text:p>18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1">
                <text:p>1711</text:p>
              </table:table-cell>
              <table:table-cell office:value-type="float" office:value="18.0192">
                <text:p>18.0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2">
                <text:p>1712</text:p>
              </table:table-cell>
              <table:table-cell office:value-type="float" office:value="17.3248">
                <text:p>17.3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3">
                <text:p>1713</text:p>
              </table:table-cell>
              <table:table-cell office:value-type="float" office:value="16.6368">
                <text:p>16.6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4">
                <text:p>1714</text:p>
              </table:table-cell>
              <table:table-cell office:value-type="float" office:value="15.9552">
                <text:p>15.9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5">
                <text:p>1715</text:p>
              </table:table-cell>
              <table:table-cell office:value-type="float" office:value="15.28">
                <text:p>15.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6">
                <text:p>1716</text:p>
              </table:table-cell>
              <table:table-cell office:value-type="float" office:value="14.6112">
                <text:p>14.6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7">
                <text:p>1717</text:p>
              </table:table-cell>
              <table:table-cell office:value-type="float" office:value="13.9488">
                <text:p>13.94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8">
                <text:p>1718</text:p>
              </table:table-cell>
              <table:table-cell office:value-type="float" office:value="13.2928">
                <text:p>13.2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9">
                <text:p>1719</text:p>
              </table:table-cell>
              <table:table-cell office:value-type="float" office:value="12.6432">
                <text:p>12.6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20">
                <text:p>172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1">
                <text:p>1721</text:p>
              </table:table-cell>
              <table:table-cell office:value-type="float" office:value="11.3632">
                <text:p>11.3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22">
                <text:p>1722</text:p>
              </table:table-cell>
              <table:table-cell office:value-type="float" office:value="10.7328">
                <text:p>10.73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3">
                <text:p>1723</text:p>
              </table:table-cell>
              <table:table-cell office:value-type="float" office:value="10.1088">
                <text:p>10.10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4">
                <text:p>1724</text:p>
              </table:table-cell>
              <table:table-cell office:value-type="float" office:value="9.4912">
                <text:p>9.49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25">
                <text:p>1725</text:p>
              </table:table-cell>
              <table:table-cell office:value-type="float" office:value="8.88">
                <text:p>8.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6">
                <text:p>1726</text:p>
              </table:table-cell>
              <table:table-cell office:value-type="float" office:value="8.2752">
                <text:p>8.27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7">
                <text:p>1727</text:p>
              </table:table-cell>
              <table:table-cell office:value-type="float" office:value="7.6768">
                <text:p>7.67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28">
                <text:p>1728</text:p>
              </table:table-cell>
              <table:table-cell office:value-type="float" office:value="7.0848">
                <text:p>7.0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9">
                <text:p>1729</text:p>
              </table:table-cell>
              <table:table-cell office:value-type="float" office:value="6.4992">
                <text:p>6.4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30">
                <text:p>1730</text:p>
              </table:table-cell>
              <table:table-cell office:value-type="float" office:value="5.92">
                <text:p>5.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31">
                <text:p>1731</text:p>
              </table:table-cell>
              <table:table-cell office:value-type="float" office:value="5.3472">
                <text:p>5.34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32">
                <text:p>1732</text:p>
              </table:table-cell>
              <table:table-cell office:value-type="float" office:value="4.7808">
                <text:p>4.7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33">
                <text:p>1733</text:p>
              </table:table-cell>
              <table:table-cell office:value-type="float" office:value="4.2208">
                <text:p>4.22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4">
                <text:p>1734</text:p>
              </table:table-cell>
              <table:table-cell office:value-type="float" office:value="3.6672">
                <text:p>3.66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35">
                <text:p>1735</text:p>
              </table:table-cell>
              <table:table-cell office:value-type="float" office:value="3.12">
                <text:p>3.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36">
                <text:p>1736</text:p>
              </table:table-cell>
              <table:table-cell office:value-type="float" office:value="2.5792">
                <text:p>2.5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37">
                <text:p>1737</text:p>
              </table:table-cell>
              <table:table-cell office:value-type="float" office:value="2.0448">
                <text:p>2.04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8">
                <text:p>1738</text:p>
              </table:table-cell>
              <table:table-cell office:value-type="float" office:value="1.5168">
                <text:p>1.5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9">
                <text:p>1739</text:p>
              </table:table-cell>
              <table:table-cell office:value-type="float" office:value="0.995200000000004">
                <text:p>0.9952000000000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0">
                <text:p>1740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1">
                <text:p>1741</text:p>
              </table:table-cell>
              <table:table-cell office:value-type="float" office:value="-0.0287999999999968">
                <text:p>-0.02879999999999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2">
                <text:p>1742</text:p>
              </table:table-cell>
              <table:table-cell office:value-type="float" office:value="-0.531199999999998">
                <text:p>-0.5311999999999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3">
                <text:p>1743</text:p>
              </table:table-cell>
              <table:table-cell office:value-type="float" office:value="-1.0272">
                <text:p>-1.0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44">
                <text:p>1744</text:p>
              </table:table-cell>
              <table:table-cell office:value-type="float" office:value="-1.5168">
                <text:p>-1.5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5">
                <text:p>1745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6">
                <text:p>1746</text:p>
              </table:table-cell>
              <table:table-cell office:value-type="float" office:value="-2.4768">
                <text:p>-2.4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7">
                <text:p>1747</text:p>
              </table:table-cell>
              <table:table-cell office:value-type="float" office:value="-2.9472">
                <text:p>-2.94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8">
                <text:p>1748</text:p>
              </table:table-cell>
              <table:table-cell office:value-type="float" office:value="-3.4112">
                <text:p>-3.4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9">
                <text:p>1749</text:p>
              </table:table-cell>
              <table:table-cell office:value-type="float" office:value="-3.8688">
                <text:p>-3.86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0">
                <text:p>1750</text:p>
              </table:table-cell>
              <table:table-cell office:value-type="float" office:value="-4.32">
                <text:p>-4.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51">
                <text:p>1751</text:p>
              </table:table-cell>
              <table:table-cell office:value-type="float" office:value="-4.7648">
                <text:p>-4.7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2">
                <text:p>1752</text:p>
              </table:table-cell>
              <table:table-cell office:value-type="float" office:value="-5.2032">
                <text:p>-5.20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3">
                <text:p>1753</text:p>
              </table:table-cell>
              <table:table-cell office:value-type="float" office:value="-5.6352">
                <text:p>-5.6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4">
                <text:p>1754</text:p>
              </table:table-cell>
              <table:table-cell office:value-type="float" office:value="-6.0608">
                <text:p>-6.0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5">
                <text:p>1755</text:p>
              </table:table-cell>
              <table:table-cell office:value-type="float" office:value="-6.48">
                <text:p>-6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6">
                <text:p>1756</text:p>
              </table:table-cell>
              <table:table-cell office:value-type="float" office:value="-6.8928">
                <text:p>-6.89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7">
                <text:p>1757</text:p>
              </table:table-cell>
              <table:table-cell office:value-type="float" office:value="-7.2992">
                <text:p>-7.2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8">
                <text:p>1758</text:p>
              </table:table-cell>
              <table:table-cell office:value-type="float" office:value="-7.6992">
                <text:p>-7.6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9">
                <text:p>1759</text:p>
              </table:table-cell>
              <table:table-cell office:value-type="float" office:value="-8.0928">
                <text:p>-8.09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0">
                <text:p>1760</text:p>
              </table:table-cell>
              <table:table-cell office:value-type="float" office:value="-8.48">
                <text:p>-8.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1">
                <text:p>1761</text:p>
              </table:table-cell>
              <table:table-cell office:value-type="float" office:value="-8.8608">
                <text:p>-8.86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2">
                <text:p>1762</text:p>
              </table:table-cell>
              <table:table-cell office:value-type="float" office:value="-9.2352">
                <text:p>-9.2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3">
                <text:p>1763</text:p>
              </table:table-cell>
              <table:table-cell office:value-type="float" office:value="-9.6032">
                <text:p>-9.6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4">
                <text:p>1764</text:p>
              </table:table-cell>
              <table:table-cell office:value-type="float" office:value="-9.9648">
                <text:p>-9.96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5">
                <text:p>1765</text:p>
              </table:table-cell>
              <table:table-cell office:value-type="float" office:value="-10.32">
                <text:p>-10.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6">
                <text:p>1766</text:p>
              </table:table-cell>
              <table:table-cell office:value-type="float" office:value="-10.6688">
                <text:p>-10.66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7">
                <text:p>1767</text:p>
              </table:table-cell>
              <table:table-cell office:value-type="float" office:value="-11.0112">
                <text:p>-11.0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8">
                <text:p>1768</text:p>
              </table:table-cell>
              <table:table-cell office:value-type="float" office:value="-11.3472">
                <text:p>-11.34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9">
                <text:p>1769</text:p>
              </table:table-cell>
              <table:table-cell office:value-type="float" office:value="-11.6768">
                <text:p>-11.67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1">
                <text:p>1771</text:p>
              </table:table-cell>
              <table:table-cell office:value-type="float" office:value="-12.3168">
                <text:p>-12.3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2">
                <text:p>1772</text:p>
              </table:table-cell>
              <table:table-cell office:value-type="float" office:value="-12.6272">
                <text:p>-12.6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3">
                <text:p>1773</text:p>
              </table:table-cell>
              <table:table-cell office:value-type="float" office:value="-12.9312">
                <text:p>-12.9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4">
                <text:p>1774</text:p>
              </table:table-cell>
              <table:table-cell office:value-type="float" office:value="-13.2288">
                <text:p>-13.2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5">
                <text:p>1775</text:p>
              </table:table-cell>
              <table:table-cell office:value-type="float" office:value="-13.52">
                <text:p>-13.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6">
                <text:p>1776</text:p>
              </table:table-cell>
              <table:table-cell office:value-type="float" office:value="-13.8048">
                <text:p>-13.80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77">
                <text:p>1777</text:p>
              </table:table-cell>
              <table:table-cell office:value-type="float" office:value="-14.0832">
                <text:p>-14.0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8">
                <text:p>1778</text:p>
              </table:table-cell>
              <table:table-cell office:value-type="float" office:value="-14.3552">
                <text:p>-14.35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79">
                <text:p>1779</text:p>
              </table:table-cell>
              <table:table-cell office:value-type="float" office:value="-14.6208">
                <text:p>-14.6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0">
                <text:p>1780</text:p>
              </table:table-cell>
              <table:table-cell office:value-type="float" office:value="-14.88">
                <text:p>-14.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81">
                <text:p>1781</text:p>
              </table:table-cell>
              <table:table-cell office:value-type="float" office:value="-15.1328">
                <text:p>-15.1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82">
                <text:p>1782</text:p>
              </table:table-cell>
              <table:table-cell office:value-type="float" office:value="-15.3792">
                <text:p>-15.37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83">
                <text:p>1783</text:p>
              </table:table-cell>
              <table:table-cell office:value-type="float" office:value="-15.6192">
                <text:p>-15.61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4">
                <text:p>1784</text:p>
              </table:table-cell>
              <table:table-cell office:value-type="float" office:value="-15.8528">
                <text:p>-15.85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85">
                <text:p>1785</text:p>
              </table:table-cell>
              <table:table-cell office:value-type="float" office:value="-16.08">
                <text:p>-16.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86">
                <text:p>1786</text:p>
              </table:table-cell>
              <table:table-cell office:value-type="float" office:value="-16.3008">
                <text:p>-16.30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7">
                <text:p>1787</text:p>
              </table:table-cell>
              <table:table-cell office:value-type="float" office:value="-16.5152">
                <text:p>-16.51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8">
                <text:p>1788</text:p>
              </table:table-cell>
              <table:table-cell office:value-type="float" office:value="-16.7232">
                <text:p>-16.7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89">
                <text:p>1789</text:p>
              </table:table-cell>
              <table:table-cell office:value-type="float" office:value="-16.9248">
                <text:p>-16.92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0">
                <text:p>1790</text:p>
              </table:table-cell>
              <table:table-cell office:value-type="float" office:value="-17.12">
                <text:p>-17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1">
                <text:p>1791</text:p>
              </table:table-cell>
              <table:table-cell office:value-type="float" office:value="-17.3088">
                <text:p>-17.30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2">
                <text:p>1792</text:p>
              </table:table-cell>
              <table:table-cell office:value-type="float" office:value="-17.4912">
                <text:p>-17.4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3">
                <text:p>1793</text:p>
              </table:table-cell>
              <table:table-cell office:value-type="float" office:value="-17.6672">
                <text:p>-17.66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94">
                <text:p>1794</text:p>
              </table:table-cell>
              <table:table-cell office:value-type="float" office:value="-17.8368">
                <text:p>-17.83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95">
                <text:p>1795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6">
                <text:p>1796</text:p>
              </table:table-cell>
              <table:table-cell office:value-type="float" office:value="-18.1568">
                <text:p>-18.1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7">
                <text:p>1797</text:p>
              </table:table-cell>
              <table:table-cell office:value-type="float" office:value="-18.3072">
                <text:p>-18.3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8">
                <text:p>1798</text:p>
              </table:table-cell>
              <table:table-cell office:value-type="float" office:value="-18.4512">
                <text:p>-18.45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99">
                <text:p>1799</text:p>
              </table:table-cell>
              <table:table-cell office:value-type="float" office:value="-18.5888">
                <text:p>-18.58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0">
                <text:p>1800</text:p>
              </table:table-cell>
              <table:table-cell office:value-type="float" office:value="-18.72">
                <text:p>-18.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1">
                <text:p>1801</text:p>
              </table:table-cell>
              <table:table-cell office:value-type="float" office:value="-18.8448">
                <text:p>-18.844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02">
                <text:p>1802</text:p>
              </table:table-cell>
              <table:table-cell office:value-type="float" office:value="-18.9632">
                <text:p>-18.963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">
                <text:p>1803</text:p>
              </table:table-cell>
              <table:table-cell office:value-type="float" office:value="-19.0752">
                <text:p>-19.075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4">
                <text:p>1804</text:p>
              </table:table-cell>
              <table:table-cell office:value-type="float" office:value="-19.1808">
                <text:p>-19.180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05">
                <text:p>1805</text:p>
              </table:table-cell>
              <table:table-cell office:value-type="float" office:value="-19.28">
                <text:p>-19.2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6">
                <text:p>1806</text:p>
              </table:table-cell>
              <table:table-cell office:value-type="float" office:value="-19.3728">
                <text:p>-19.372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07">
                <text:p>1807</text:p>
              </table:table-cell>
              <table:table-cell office:value-type="float" office:value="-19.4592">
                <text:p>-19.459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08">
                <text:p>1808</text:p>
              </table:table-cell>
              <table:table-cell office:value-type="float" office:value="-19.5392">
                <text:p>-19.539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9">
                <text:p>1809</text:p>
              </table:table-cell>
              <table:table-cell office:value-type="float" office:value="-19.6128">
                <text:p>-19.612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0">
                <text:p>1810</text:p>
              </table:table-cell>
              <table:table-cell office:value-type="float" office:value="-19.68">
                <text:p>-19.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1">
                <text:p>1811</text:p>
              </table:table-cell>
              <table:table-cell office:value-type="float" office:value="-19.7408">
                <text:p>-19.740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12">
                <text:p>1812</text:p>
              </table:table-cell>
              <table:table-cell office:value-type="float" office:value="-19.7952">
                <text:p>-19.795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13">
                <text:p>1813</text:p>
              </table:table-cell>
              <table:table-cell office:value-type="float" office:value="-19.8432">
                <text:p>-19.843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4">
                <text:p>1814</text:p>
              </table:table-cell>
              <table:table-cell office:value-type="float" office:value="-19.8848">
                <text:p>-19.88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15">
                <text:p>1815</text:p>
              </table:table-cell>
              <table:table-cell office:value-type="float" office:value="-19.92">
                <text:p>-19.9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6">
                <text:p>1816</text:p>
              </table:table-cell>
              <table:table-cell office:value-type="float" office:value="-19.9488">
                <text:p>-19.948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7">
                <text:p>1817</text:p>
              </table:table-cell>
              <table:table-cell office:value-type="float" office:value="-19.9712">
                <text:p>-19.971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18">
                <text:p>1818</text:p>
              </table:table-cell>
              <table:table-cell office:value-type="float" office:value="-19.9872">
                <text:p>-19.987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9">
                <text:p>1819</text:p>
              </table:table-cell>
              <table:table-cell office:value-type="float" office:value="-19.9968">
                <text:p>-19.996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20">
                <text:p>1820</text:p>
              </table:table-cell>
              <table:table-cell office:value-type="float" office:value="-20">
                <text:p>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1">
                <text:p>1821</text:p>
              </table:table-cell>
              <table:table-cell office:value-type="float" office:value="-19.9968">
                <text:p>-19.996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22">
                <text:p>1822</text:p>
              </table:table-cell>
              <table:table-cell office:value-type="float" office:value="-19.9872">
                <text:p>-19.987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23">
                <text:p>1823</text:p>
              </table:table-cell>
              <table:table-cell office:value-type="float" office:value="-19.9712">
                <text:p>-19.971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24">
                <text:p>1824</text:p>
              </table:table-cell>
              <table:table-cell office:value-type="float" office:value="-19.9488">
                <text:p>-19.948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25">
                <text:p>1825</text:p>
              </table:table-cell>
              <table:table-cell office:value-type="float" office:value="-19.92">
                <text:p>-19.9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26">
                <text:p>1826</text:p>
              </table:table-cell>
              <table:table-cell office:value-type="float" office:value="-19.8848">
                <text:p>-19.884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27">
                <text:p>1827</text:p>
              </table:table-cell>
              <table:table-cell office:value-type="float" office:value="-19.8432">
                <text:p>-19.843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28">
                <text:p>1828</text:p>
              </table:table-cell>
              <table:table-cell office:value-type="float" office:value="-19.7952">
                <text:p>-19.79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29">
                <text:p>1829</text:p>
              </table:table-cell>
              <table:table-cell office:value-type="float" office:value="-19.7408">
                <text:p>-19.74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0">
                <text:p>1830</text:p>
              </table:table-cell>
              <table:table-cell office:value-type="float" office:value="-19.68">
                <text:p>-19.6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31">
                <text:p>1831</text:p>
              </table:table-cell>
              <table:table-cell office:value-type="float" office:value="-19.6128">
                <text:p>-19.6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32">
                <text:p>1832</text:p>
              </table:table-cell>
              <table:table-cell office:value-type="float" office:value="-19.5392">
                <text:p>-19.539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33">
                <text:p>1833</text:p>
              </table:table-cell>
              <table:table-cell office:value-type="float" office:value="-19.4592">
                <text:p>-19.459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34">
                <text:p>1834</text:p>
              </table:table-cell>
              <table:table-cell office:value-type="float" office:value="-19.3728">
                <text:p>-19.37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5">
                <text:p>1835</text:p>
              </table:table-cell>
              <table:table-cell office:value-type="float" office:value="-19.28">
                <text:p>-19.2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36">
                <text:p>1836</text:p>
              </table:table-cell>
              <table:table-cell office:value-type="float" office:value="-19.1808">
                <text:p>-19.180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37">
                <text:p>1837</text:p>
              </table:table-cell>
              <table:table-cell office:value-type="float" office:value="-19.0752">
                <text:p>-19.075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38">
                <text:p>1838</text:p>
              </table:table-cell>
              <table:table-cell office:value-type="float" office:value="-18.9632">
                <text:p>-18.963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39">
                <text:p>1839</text:p>
              </table:table-cell>
              <table:table-cell office:value-type="float" office:value="-18.8448">
                <text:p>-18.844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40">
                <text:p>1840</text:p>
              </table:table-cell>
              <table:table-cell office:value-type="float" office:value="-18.72">
                <text:p>-18.7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41">
                <text:p>1841</text:p>
              </table:table-cell>
              <table:table-cell office:value-type="float" office:value="-18.5888">
                <text:p>-18.588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42">
                <text:p>1842</text:p>
              </table:table-cell>
              <table:table-cell office:value-type="float" office:value="-18.4512">
                <text:p>-18.451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43">
                <text:p>1843</text:p>
              </table:table-cell>
              <table:table-cell office:value-type="float" office:value="-18.3072">
                <text:p>-18.307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44">
                <text:p>1844</text:p>
              </table:table-cell>
              <table:table-cell office:value-type="float" office:value="-18.1568">
                <text:p>-18.156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45">
                <text:p>1845</text:p>
              </table:table-cell>
              <table:table-cell office:value-type="float" office:value="-18">
                <text:p>-1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46">
                <text:p>1846</text:p>
              </table:table-cell>
              <table:table-cell office:value-type="float" office:value="-17.8368">
                <text:p>-17.836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47">
                <text:p>1847</text:p>
              </table:table-cell>
              <table:table-cell office:value-type="float" office:value="-17.6672">
                <text:p>-17.66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48">
                <text:p>1848</text:p>
              </table:table-cell>
              <table:table-cell office:value-type="float" office:value="-17.4912">
                <text:p>-17.49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49">
                <text:p>1849</text:p>
              </table:table-cell>
              <table:table-cell office:value-type="float" office:value="-17.3088">
                <text:p>-17.308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50">
                <text:p>1850</text:p>
              </table:table-cell>
              <table:table-cell office:value-type="float" office:value="-17.12">
                <text:p>-17.1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51">
                <text:p>1851</text:p>
              </table:table-cell>
              <table:table-cell office:value-type="float" office:value="-16.9248">
                <text:p>-16.924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52">
                <text:p>1852</text:p>
              </table:table-cell>
              <table:table-cell office:value-type="float" office:value="-16.7232">
                <text:p>-16.723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53">
                <text:p>1853</text:p>
              </table:table-cell>
              <table:table-cell office:value-type="float" office:value="-16.5152">
                <text:p>-16.51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54">
                <text:p>1854</text:p>
              </table:table-cell>
              <table:table-cell office:value-type="float" office:value="-16.3008">
                <text:p>-16.300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55">
                <text:p>1855</text:p>
              </table:table-cell>
              <table:table-cell office:value-type="float" office:value="-16.08">
                <text:p>-16.0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56">
                <text:p>1856</text:p>
              </table:table-cell>
              <table:table-cell office:value-type="float" office:value="-15.8528">
                <text:p>-15.852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57">
                <text:p>1857</text:p>
              </table:table-cell>
              <table:table-cell office:value-type="float" office:value="-15.6192">
                <text:p>-15.61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58">
                <text:p>1858</text:p>
              </table:table-cell>
              <table:table-cell office:value-type="float" office:value="-15.3792">
                <text:p>-15.37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59">
                <text:p>1859</text:p>
              </table:table-cell>
              <table:table-cell office:value-type="float" office:value="-15.1328">
                <text:p>-15.13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60">
                <text:p>1860</text:p>
              </table:table-cell>
              <table:table-cell office:value-type="float" office:value="-14.88">
                <text:p>-14.8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61">
                <text:p>1861</text:p>
              </table:table-cell>
              <table:table-cell office:value-type="float" office:value="-14.6208">
                <text:p>-14.620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62">
                <text:p>1862</text:p>
              </table:table-cell>
              <table:table-cell office:value-type="float" office:value="-14.3552">
                <text:p>-14.355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3">
                <text:p>1863</text:p>
              </table:table-cell>
              <table:table-cell office:value-type="float" office:value="-14.0832">
                <text:p>-14.083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64">
                <text:p>1864</text:p>
              </table:table-cell>
              <table:table-cell office:value-type="float" office:value="-13.8048">
                <text:p>-13.804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5">
                <text:p>1865</text:p>
              </table:table-cell>
              <table:table-cell office:value-type="float" office:value="-13.52">
                <text:p>-13.52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66">
                <text:p>1866</text:p>
              </table:table-cell>
              <table:table-cell office:value-type="float" office:value="-13.2288">
                <text:p>-13.228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67">
                <text:p>1867</text:p>
              </table:table-cell>
              <table:table-cell office:value-type="float" office:value="-12.9312">
                <text:p>-12.93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68">
                <text:p>1868</text:p>
              </table:table-cell>
              <table:table-cell office:value-type="float" office:value="-12.6272">
                <text:p>-12.627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9">
                <text:p>1869</text:p>
              </table:table-cell>
              <table:table-cell office:value-type="float" office:value="-12.3168">
                <text:p>-12.316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70">
                <text:p>1870</text:p>
              </table:table-cell>
              <table:table-cell office:value-type="float" office:value="-12">
                <text:p>-1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71">
                <text:p>1871</text:p>
              </table:table-cell>
              <table:table-cell office:value-type="float" office:value="-11.6768">
                <text:p>-11.67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72">
                <text:p>1872</text:p>
              </table:table-cell>
              <table:table-cell office:value-type="float" office:value="-11.3472">
                <text:p>-11.347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73">
                <text:p>1873</text:p>
              </table:table-cell>
              <table:table-cell office:value-type="float" office:value="-11.0112">
                <text:p>-11.011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74">
                <text:p>1874</text:p>
              </table:table-cell>
              <table:table-cell office:value-type="float" office:value="-10.6688">
                <text:p>-10.6688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75">
                <text:p>1875</text:p>
              </table:table-cell>
              <table:table-cell office:value-type="float" office:value="-10.32">
                <text:p>-10.32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76">
                <text:p>1876</text:p>
              </table:table-cell>
              <table:table-cell office:value-type="float" office:value="-9.9648">
                <text:p>-9.9648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7">
                <text:p>1877</text:p>
              </table:table-cell>
              <table:table-cell office:value-type="float" office:value="-9.6032">
                <text:p>-9.6032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78">
                <text:p>1878</text:p>
              </table:table-cell>
              <table:table-cell office:value-type="float" office:value="-9.2352">
                <text:p>-9.2352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79">
                <text:p>1879</text:p>
              </table:table-cell>
              <table:table-cell office:value-type="float" office:value="-8.8608">
                <text:p>-8.8608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80">
                <text:p>1880</text:p>
              </table:table-cell>
              <table:table-cell office:value-type="float" office:value="-8.48">
                <text:p>-8.4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81">
                <text:p>1881</text:p>
              </table:table-cell>
              <table:table-cell office:value-type="float" office:value="-8.0928">
                <text:p>-8.0928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82">
                <text:p>1882</text:p>
              </table:table-cell>
              <table:table-cell office:value-type="float" office:value="-7.6992">
                <text:p>-7.699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83">
                <text:p>1883</text:p>
              </table:table-cell>
              <table:table-cell office:value-type="float" office:value="-7.2992">
                <text:p>-7.2992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84">
                <text:p>1884</text:p>
              </table:table-cell>
              <table:table-cell office:value-type="float" office:value="-6.8928">
                <text:p>-6.8928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85">
                <text:p>1885</text:p>
              </table:table-cell>
              <table:table-cell office:value-type="float" office:value="-6.48">
                <text:p>-6.48</text:p>
              </table:table-cell>
              <table:table-cell office:value-type="float" office:value="-5.79">
                <text:p>-5.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86">
                <text:p>1886</text:p>
              </table:table-cell>
              <table:table-cell office:value-type="float" office:value="-6.0608">
                <text:p>-6.0608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87">
                <text:p>1887</text:p>
              </table:table-cell>
              <table:table-cell office:value-type="float" office:value="-5.6352">
                <text:p>-5.6352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88">
                <text:p>1888</text:p>
              </table:table-cell>
              <table:table-cell office:value-type="float" office:value="-5.2032">
                <text:p>-5.2032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89">
                <text:p>1889</text:p>
              </table:table-cell>
              <table:table-cell office:value-type="float" office:value="-4.7648">
                <text:p>-4.7648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90">
                <text:p>1890</text:p>
              </table:table-cell>
              <table:table-cell office:value-type="float" office:value="-4.32">
                <text:p>-4.32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91">
                <text:p>1891</text:p>
              </table:table-cell>
              <table:table-cell office:value-type="float" office:value="-3.8688">
                <text:p>-3.8688</text:p>
              </table:table-cell>
              <table:table-cell office:value-type="float" office:value="-6.01">
                <text:p>-6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92">
                <text:p>1892</text:p>
              </table:table-cell>
              <table:table-cell office:value-type="float" office:value="-3.4112">
                <text:p>-3.4112</text:p>
              </table:table-cell>
              <table:table-cell office:value-type="float" office:value="-6.19">
                <text:p>-6.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93">
                <text:p>1893</text:p>
              </table:table-cell>
              <table:table-cell office:value-type="float" office:value="-2.9472">
                <text:p>-2.9472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94">
                <text:p>1894</text:p>
              </table:table-cell>
              <table:table-cell office:value-type="float" office:value="-2.4768">
                <text:p>-2.4768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5">
                <text:p>1895</text:p>
              </table:table-cell>
              <table:table-cell office:value-type="float" office:value="-2">
                <text:p>-2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6">
                <text:p>1896</text:p>
              </table:table-cell>
              <table:table-cell office:value-type="float" office:value="-1.5168">
                <text:p>-1.5168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7">
                <text:p>1897</text:p>
              </table:table-cell>
              <table:table-cell office:value-type="float" office:value="-1.0272">
                <text:p>-1.0272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98">
                <text:p>1898</text:p>
              </table:table-cell>
              <table:table-cell office:value-type="float" office:value="-0.531199999999998">
                <text:p>-0.531199999999998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99">
                <text:p>1899</text:p>
              </table:table-cell>
              <table:table-cell office:value-type="float" office:value="-0.0287999999999968">
                <text:p>-0.0287999999999968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0">
                <text:p>1900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1">
                <text:p>1901</text:p>
              </table:table-cell>
              <table:table-cell office:value-type="float" office:value="0.995200000000004">
                <text:p>0.995200000000004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02">
                <text:p>1902</text:p>
              </table:table-cell>
              <table:table-cell office:value-type="float" office:value="1.5168">
                <text:p>1.516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03">
                <text:p>1903</text:p>
              </table:table-cell>
              <table:table-cell office:value-type="float" office:value="2.0448">
                <text:p>2.04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04">
                <text:p>1904</text:p>
              </table:table-cell>
              <table:table-cell office:value-type="float" office:value="2.5792">
                <text:p>2.579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05">
                <text:p>1905</text:p>
              </table:table-cell>
              <table:table-cell office:value-type="float" office:value="3.12">
                <text:p>3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06">
                <text:p>1906</text:p>
              </table:table-cell>
              <table:table-cell office:value-type="float" office:value="3.6672">
                <text:p>3.667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07">
                <text:p>1907</text:p>
              </table:table-cell>
              <table:table-cell office:value-type="float" office:value="4.2208">
                <text:p>4.2208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8">
                <text:p>1908</text:p>
              </table:table-cell>
              <table:table-cell office:value-type="float" office:value="4.7808">
                <text:p>4.780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09">
                <text:p>1909</text:p>
              </table:table-cell>
              <table:table-cell office:value-type="float" office:value="5.3472">
                <text:p>5.347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10">
                <text:p>1910</text:p>
              </table:table-cell>
              <table:table-cell office:value-type="float" office:value="5.92">
                <text:p>5.9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11">
                <text:p>1911</text:p>
              </table:table-cell>
              <table:table-cell office:value-type="float" office:value="6.4992">
                <text:p>6.4992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12">
                <text:p>1912</text:p>
              </table:table-cell>
              <table:table-cell office:value-type="float" office:value="7.0848">
                <text:p>7.0848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13">
                <text:p>1913</text:p>
              </table:table-cell>
              <table:table-cell office:value-type="float" office:value="7.6768">
                <text:p>7.6768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14">
                <text:p>1914</text:p>
              </table:table-cell>
              <table:table-cell office:value-type="float" office:value="8.2752">
                <text:p>8.2752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15">
                <text:p>1915</text:p>
              </table:table-cell>
              <table:table-cell office:value-type="float" office:value="8.88">
                <text:p>8.8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16">
                <text:p>1916</text:p>
              </table:table-cell>
              <table:table-cell office:value-type="float" office:value="9.4912">
                <text:p>9.4912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17">
                <text:p>1917</text:p>
              </table:table-cell>
              <table:table-cell office:value-type="float" office:value="10.1088">
                <text:p>10.108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18">
                <text:p>1918</text:p>
              </table:table-cell>
              <table:table-cell office:value-type="float" office:value="10.7328">
                <text:p>10.7328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19">
                <text:p>1919</text:p>
              </table:table-cell>
              <table:table-cell office:value-type="float" office:value="11.3632">
                <text:p>11.3632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0">
                <text:p>1920</text:p>
              </table:table-cell>
              <table:table-cell office:value-type="float" office:value="12">
                <text:p>12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21">
                <text:p>1921</text:p>
              </table:table-cell>
              <table:table-cell office:value-type="float" office:value="12.6432">
                <text:p>12.6432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22">
                <text:p>1922</text:p>
              </table:table-cell>
              <table:table-cell office:value-type="float" office:value="13.2928">
                <text:p>13.2928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23">
                <text:p>1923</text:p>
              </table:table-cell>
              <table:table-cell office:value-type="float" office:value="13.9488">
                <text:p>13.9488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24">
                <text:p>1924</text:p>
              </table:table-cell>
              <table:table-cell office:value-type="float" office:value="14.6112">
                <text:p>14.6112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25">
                <text:p>1925</text:p>
              </table:table-cell>
              <table:table-cell office:value-type="float" office:value="15.28">
                <text:p>15.28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26">
                <text:p>1926</text:p>
              </table:table-cell>
              <table:table-cell office:value-type="float" office:value="15.9552">
                <text:p>15.955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27">
                <text:p>1927</text:p>
              </table:table-cell>
              <table:table-cell office:value-type="float" office:value="16.6368">
                <text:p>16.6368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28">
                <text:p>1928</text:p>
              </table:table-cell>
              <table:table-cell office:value-type="float" office:value="17.3248">
                <text:p>17.3248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29">
                <text:p>1929</text:p>
              </table:table-cell>
              <table:table-cell office:value-type="float" office:value="18.0192">
                <text:p>18.019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30">
                <text:p>1930</text:p>
              </table:table-cell>
              <table:table-cell office:value-type="float" office:value="18.72">
                <text:p>18.7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31">
                <text:p>1931</text:p>
              </table:table-cell>
              <table:table-cell office:value-type="float" office:value="19.4272">
                <text:p>19.4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32">
                <text:p>1932</text:p>
              </table:table-cell>
              <table:table-cell office:value-type="float" office:value="20.1408">
                <text:p>20.1408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33">
                <text:p>1933</text:p>
              </table:table-cell>
              <table:table-cell office:value-type="float" office:value="20.8608">
                <text:p>20.860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34">
                <text:p>1934</text:p>
              </table:table-cell>
              <table:table-cell office:value-type="float" office:value="21.5872">
                <text:p>21.5872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35">
                <text:p>1935</text:p>
              </table:table-cell>
              <table:table-cell office:value-type="float" office:value="22.32">
                <text:p>22.32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36">
                <text:p>1936</text:p>
              </table:table-cell>
              <table:table-cell office:value-type="float" office:value="23.0592">
                <text:p>23.059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37">
                <text:p>1937</text:p>
              </table:table-cell>
              <table:table-cell office:value-type="float" office:value="23.8048">
                <text:p>23.8048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8">
                <text:p>1938</text:p>
              </table:table-cell>
              <table:table-cell office:value-type="float" office:value="24.5568">
                <text:p>24.5568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9">
                <text:p>1939</text:p>
              </table:table-cell>
              <table:table-cell office:value-type="float" office:value="25.3152">
                <text:p>25.315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40">
                <text:p>1940</text:p>
              </table:table-cell>
              <table:table-cell office:value-type="float" office:value="26.08">
                <text:p>26.08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1">
                <text:p>1941</text:p>
              </table:table-cell>
              <table:table-cell office:value-type="float" office:value="26.8512">
                <text:p>26.8512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42">
                <text:p>1942</text:p>
              </table:table-cell>
              <table:table-cell office:value-type="float" office:value="27.6288">
                <text:p>27.628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43">
                <text:p>1943</text:p>
              </table:table-cell>
              <table:table-cell office:value-type="float" office:value="28.4128">
                <text:p>28.4128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44">
                <text:p>1944</text:p>
              </table:table-cell>
              <table:table-cell office:value-type="float" office:value="29.2032">
                <text:p>29.203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45">
                <text:p>1945</text:p>
              </table:table-cell>
              <table:table-cell office:value-type="float" office:value="30">
                <text:p>30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6">
                <text:p>1946</text:p>
              </table:table-cell>
              <table:table-cell office:value-type="float" office:value="30.8032">
                <text:p>30.8032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47">
                <text:p>1947</text:p>
              </table:table-cell>
              <table:table-cell office:value-type="float" office:value="31.6128">
                <text:p>31.6128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48">
                <text:p>1948</text:p>
              </table:table-cell>
              <table:table-cell office:value-type="float" office:value="32.4288">
                <text:p>32.4288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49">
                <text:p>1949</text:p>
              </table:table-cell>
              <table:table-cell office:value-type="float" office:value="33.2512">
                <text:p>33.2512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50">
                <text:p>1950</text:p>
              </table:table-cell>
              <table:table-cell office:value-type="float" office:value="34.08">
                <text:p>34.08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51">
                <text:p>1951</text:p>
              </table:table-cell>
              <table:table-cell office:value-type="float" office:value="34.9152">
                <text:p>34.9152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52">
                <text:p>1952</text:p>
              </table:table-cell>
              <table:table-cell office:value-type="float" office:value="35.7568">
                <text:p>35.7568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53">
                <text:p>1953</text:p>
              </table:table-cell>
              <table:table-cell office:value-type="float" office:value="36.6048">
                <text:p>36.6048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4">
                <text:p>1954</text:p>
              </table:table-cell>
              <table:table-cell office:value-type="float" office:value="37.4592">
                <text:p>37.4592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55">
                <text:p>1955</text:p>
              </table:table-cell>
              <table:table-cell office:value-type="float" office:value="38.32">
                <text:p>38.32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56">
                <text:p>1956</text:p>
              </table:table-cell>
              <table:table-cell office:value-type="float" office:value="39.1872">
                <text:p>39.1872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57">
                <text:p>1957</text:p>
              </table:table-cell>
              <table:table-cell office:value-type="float" office:value="40.0608">
                <text:p>40.0608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58">
                <text:p>1958</text:p>
              </table:table-cell>
              <table:table-cell office:value-type="float" office:value="40.9408">
                <text:p>40.9408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59">
                <text:p>1959</text:p>
              </table:table-cell>
              <table:table-cell office:value-type="float" office:value="41.8272">
                <text:p>41.827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60">
                <text:p>1960</text:p>
              </table:table-cell>
              <table:table-cell office:value-type="float" office:value="42.72">
                <text:p>42.72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61">
                <text:p>1961</text:p>
              </table:table-cell>
              <table:table-cell office:value-type="float" office:value="43.6192">
                <text:p>43.6192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62">
                <text:p>1962</text:p>
              </table:table-cell>
              <table:table-cell office:value-type="float" office:value="44.5248">
                <text:p>44.5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63">
                <text:p>1963</text:p>
              </table:table-cell>
              <table:table-cell office:value-type="float" office:value="45.4368">
                <text:p>45.4368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64">
                <text:p>1964</text:p>
              </table:table-cell>
              <table:table-cell office:value-type="float" office:value="46.3552">
                <text:p>46.3552</text:p>
              </table:table-cell>
              <table:table-cell office:value-type="float" office:value="35.03">
                <text:p>35.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65">
                <text:p>1965</text:p>
              </table:table-cell>
              <table:table-cell office:value-type="float" office:value="47.28">
                <text:p>47.2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66">
                <text:p>1966</text:p>
              </table:table-cell>
              <table:table-cell office:value-type="float" office:value="48.2112">
                <text:p>48.2112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67">
                <text:p>1967</text:p>
              </table:table-cell>
              <table:table-cell office:value-type="float" office:value="49.1488">
                <text:p>49.1488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68">
                <text:p>1968</text:p>
              </table:table-cell>
              <table:table-cell office:value-type="float" office:value="50.0928">
                <text:p>50.0928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69">
                <text:p>1969</text:p>
              </table:table-cell>
              <table:table-cell office:value-type="float" office:value="51.0432">
                <text:p>51.043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70">
                <text:p>1970</text:p>
              </table:table-cell>
              <table:table-cell office:value-type="float" office:value="52">
                <text:p>52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71">
                <text:p>1971</text:p>
              </table:table-cell>
              <table:table-cell office:value-type="float" office:value="52.9632">
                <text:p>52.9632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72">
                <text:p>1972</text:p>
              </table:table-cell>
              <table:table-cell office:value-type="float" office:value="53.9328">
                <text:p>53.9328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73">
                <text:p>1973</text:p>
              </table:table-cell>
              <table:table-cell office:value-type="float" office:value="54.9088">
                <text:p>54.9088</text:p>
              </table:table-cell>
              <table:table-cell office:value-type="float" office:value="43.3724016">
                <text:p>43.37240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74">
                <text:p>1974</text:p>
              </table:table-cell>
              <table:table-cell office:value-type="float" office:value="55.8912">
                <text:p>55.8912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75">
                <text:p>1975</text:p>
              </table:table-cell>
              <table:table-cell office:value-type="float" office:value="56.88">
                <text:p>56.88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76">
                <text:p>1976</text:p>
              </table:table-cell>
              <table:table-cell office:value-type="float" office:value="57.8752">
                <text:p>57.8752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7">
                <text:p>1977</text:p>
              </table:table-cell>
              <table:table-cell office:value-type="float" office:value="58.8768">
                <text:p>58.8768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78">
                <text:p>1978</text:p>
              </table:table-cell>
              <table:table-cell office:value-type="float" office:value="59.8848">
                <text:p>59.884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79">
                <text:p>1979</text:p>
              </table:table-cell>
              <table:table-cell office:value-type="float" office:value="60.8992">
                <text:p>60.8992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80">
                <text:p>1980</text:p>
              </table:table-cell>
              <table:table-cell office:value-type="float" office:value="61.92">
                <text:p>61.92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81">
                <text:p>1981</text:p>
              </table:table-cell>
              <table:table-cell office:value-type="float" office:value="62.9472">
                <text:p>62.9472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2">
                <text:p>1982</text:p>
              </table:table-cell>
              <table:table-cell office:value-type="float" office:value="63.9808">
                <text:p>63.9808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83">
                <text:p>1983</text:p>
              </table:table-cell>
              <table:table-cell office:value-type="float" office:value="65.0208">
                <text:p>65.0208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4">
                <text:p>1984</text:p>
              </table:table-cell>
              <table:table-cell office:value-type="float" office:value="66.0672">
                <text:p>66.0672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85">
                <text:p>1985</text:p>
              </table:table-cell>
              <table:table-cell office:value-type="float" office:value="67.12">
                <text:p>67.12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86">
                <text:p>1986</text:p>
              </table:table-cell>
              <table:table-cell office:value-type="float" office:value="68.1792">
                <text:p>68.1792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87">
                <text:p>1987</text:p>
              </table:table-cell>
              <table:table-cell office:value-type="float" office:value="69.2448">
                <text:p>69.2448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8">
                <text:p>1988</text:p>
              </table:table-cell>
              <table:table-cell office:value-type="float" office:value="70.3168">
                <text:p>70.316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9">
                <text:p>1989</text:p>
              </table:table-cell>
              <table:table-cell office:value-type="float" office:value="71.3952">
                <text:p>71.3952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72.48">
                <text:p>72.48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1">
                <text:p>1991</text:p>
              </table:table-cell>
              <table:table-cell office:value-type="float" office:value="73.5712">
                <text:p>73.5712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2">
                <text:p>1992</text:p>
              </table:table-cell>
              <table:table-cell office:value-type="float" office:value="74.6688">
                <text:p>74.6688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3">
                <text:p>1993</text:p>
              </table:table-cell>
              <table:table-cell office:value-type="float" office:value="75.7728">
                <text:p>75.7728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94">
                <text:p>1994</text:p>
              </table:table-cell>
              <table:table-cell office:value-type="float" office:value="76.8832">
                <text:p>76.8832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5">
                <text:p>1995</text:p>
              </table:table-cell>
              <table:table-cell office:value-type="float" office:value="78">
                <text:p>78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96">
                <text:p>1996</text:p>
              </table:table-cell>
              <table:table-cell office:value-type="float" office:value="79.1232">
                <text:p>79.1232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97">
                <text:p>1997</text:p>
              </table:table-cell>
              <table:table-cell office:value-type="float" office:value="80.2528">
                <text:p>80.2528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98">
                <text:p>1998</text:p>
              </table:table-cell>
              <table:table-cell office:value-type="float" office:value="81.3888">
                <text:p>81.388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99">
                <text:p>1999</text:p>
              </table:table-cell>
              <table:table-cell office:value-type="float" office:value="82.5312">
                <text:p>82.5312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">
                <text:p>2000</text:p>
              </table:table-cell>
              <table:table-cell office:value-type="float" office:value="83.68">
                <text:p>83.68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1">
                <text:p>2001</text:p>
              </table:table-cell>
              <table:table-cell office:value-type="float" office:value="84.8352">
                <text:p>84.8352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2">
                <text:p>2002</text:p>
              </table:table-cell>
              <table:table-cell office:value-type="float" office:value="85.9968">
                <text:p>85.9968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3">
                <text:p>2003</text:p>
              </table:table-cell>
              <table:table-cell office:value-type="float" office:value="87.1648">
                <text:p>87.1648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4">
                <text:p>2004</text:p>
              </table:table-cell>
              <table:table-cell office:value-type="float" office:value="88.3392">
                <text:p>88.3392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5">
                <text:p>2005</text:p>
              </table:table-cell>
              <table:table-cell office:value-type="float" office:value="89.52">
                <text:p>89.52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6">
                <text:p>2006</text:p>
              </table:table-cell>
              <table:table-cell office:value-type="float" office:value="90.7072">
                <text:p>90.7072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7">
                <text:p>2007</text:p>
              </table:table-cell>
              <table:table-cell office:value-type="float" office:value="91.9008">
                <text:p>91.9008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8">
                <text:p>2008</text:p>
              </table:table-cell>
              <table:table-cell office:value-type="float" office:value="93.1008">
                <text:p>93.1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9">
                <text:p>2009</text:p>
              </table:table-cell>
              <table:table-cell office:value-type="float" office:value="94.3072">
                <text:p>94.3072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10">
                <text:p>2010</text:p>
              </table:table-cell>
              <table:table-cell office:value-type="float" office:value="95.52">
                <text:p>95.52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11">
                <text:p>2011</text:p>
              </table:table-cell>
              <table:table-cell office:value-type="float" office:value="96.7392">
                <text:p>96.7392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12">
                <text:p>2012</text:p>
              </table:table-cell>
              <table:table-cell office:value-type="float" office:value="97.9648">
                <text:p>97.9648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13">
                <text:p>2013</text:p>
              </table:table-cell>
              <table:table-cell office:value-type="float" office:value="99.1968">
                <text:p>99.1968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14">
                <text:p>2014</text:p>
              </table:table-cell>
              <table:table-cell office:value-type="float" office:value="100.4352">
                <text:p>100.4352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15">
                <text:p>2015</text:p>
              </table:table-cell>
              <table:table-cell office:value-type="float" office:value="101.68">
                <text:p>101.68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16">
                <text:p>2016</text:p>
              </table:table-cell>
              <table:table-cell office:value-type="float" office:value="102.9312">
                <text:p>102.9312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17">
                <text:p>2017</text:p>
              </table:table-cell>
              <table:table-cell office:value-type="float" office:value="104.1888">
                <text:p>104.1888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18">
                <text:p>2018</text:p>
              </table:table-cell>
              <table:table-cell office:value-type="float" office:value="105.4528">
                <text:p>105.452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19">
                <text:p>2019</text:p>
              </table:table-cell>
              <table:table-cell office:value-type="float" office:value="106.7232">
                <text:p>106.7232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20">
                <text:p>2020</text:p>
              </table:table-cell>
              <table:table-cell office:value-type="float" office:value="108">
                <text:p>108</text:p>
              </table:table-cell>
              <table:table-cell office:value-type="float" office:value="69.3611599">
                <text:p>69.36115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21">
                <text:p>2021</text:p>
              </table:table-cell>
              <table:table-cell office:value-type="float" office:value="109.2832">
                <text:p>109.2832</text:p>
              </table:table-cell>
              <table:table-cell office:value-type="float" office:value="69.4704179">
                <text:p>69.47041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00">
                <text:p>2100</text:p>
              </table:table-cell>
              <table:table-cell office:value-type="float" office:value="230.88">
                <text:p>23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00">
                <text:p>2200</text:p>
              </table:table-cell>
              <table:table-cell office:value-type="float" office:value="442.08">
                <text:p>44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00">
                <text:p>2300</text:p>
              </table:table-cell>
              <table:table-cell office:value-type="float" office:value="717.28">
                <text:p>71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00">
                <text:p>2400</text:p>
              </table:table-cell>
              <table:table-cell office:value-type="float" office:value="1056.48">
                <text:p>105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00">
                <text:p>2500</text:p>
              </table:table-cell>
              <table:table-cell office:value-type="float" office:value="1459.68">
                <text:p>145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00">
                <text:p>2600</text:p>
              </table:table-cell>
              <table:table-cell office:value-type="float" office:value="1926.88">
                <text:p>192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00">
                <text:p>2700</text:p>
              </table:table-cell>
              <table:table-cell office:value-type="float" office:value="2458.08">
                <text:p>245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00">
                <text:p>2800</text:p>
              </table:table-cell>
              <table:table-cell office:value-type="float" office:value="3053.28">
                <text:p>3053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00">
                <text:p>2900</text:p>
              </table:table-cell>
              <table:table-cell office:value-type="float" office:value="3712.48">
                <text:p>371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00">
                <text:p>3000</text:p>
              </table:table-cell>
              <table:table-cell office:value-type="float" office:value="4435.68">
                <text:p>443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00">
                <text:p>3100</text:p>
              </table:table-cell>
              <table:table-cell office:value-type="float" office:value="5222.88">
                <text:p>522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00">
                <text:p>3200</text:p>
              </table:table-cell>
              <table:table-cell office:value-type="float" office:value="6074.08">
                <text:p>607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300">
                <text:p>3300</text:p>
              </table:table-cell>
              <table:table-cell office:value-type="float" office:value="6989.28">
                <text:p>698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00">
                <text:p>3400</text:p>
              </table:table-cell>
              <table:table-cell office:value-type="float" office:value="7968.48">
                <text:p>796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00">
                <text:p>3500</text:p>
              </table:table-cell>
              <table:table-cell office:value-type="float" office:value="9011.68">
                <text:p>901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00">
                <text:p>3600</text:p>
              </table:table-cell>
              <table:table-cell office:value-type="float" office:value="10118.88">
                <text:p>1011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00">
                <text:p>3700</text:p>
              </table:table-cell>
              <table:table-cell office:value-type="float" office:value="11290.08">
                <text:p>1129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00">
                <text:p>3800</text:p>
              </table:table-cell>
              <table:table-cell office:value-type="float" office:value="12525.28">
                <text:p>1252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0">
                <text:p>3900</text:p>
              </table:table-cell>
              <table:table-cell office:value-type="float" office:value="13824.48">
                <text:p>1382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00">
                <text:p>4000</text:p>
              </table:table-cell>
              <table:table-cell office:value-type="float" office:value="15187.68">
                <text:p>1518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00">
                <text:p>4100</text:p>
              </table:table-cell>
              <table:table-cell office:value-type="float" office:value="16614.88">
                <text:p>1661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00">
                <text:p>4200</text:p>
              </table:table-cell>
              <table:table-cell office:value-type="float" office:value="18106.08">
                <text:p>1810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300">
                <text:p>4300</text:p>
              </table:table-cell>
              <table:table-cell office:value-type="float" office:value="19661.28">
                <text:p>1966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00">
                <text:p>4400</text:p>
              </table:table-cell>
              <table:table-cell office:value-type="float" office:value="21280.48">
                <text:p>2128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00">
                <text:p>4500</text:p>
              </table:table-cell>
              <table:table-cell office:value-type="float" office:value="22963.68">
                <text:p>2296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00">
                <text:p>4600</text:p>
              </table:table-cell>
              <table:table-cell office:value-type="float" office:value="24710.88">
                <text:p>24710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